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pitch="variable"/>
    <style:font-face style:name="Verdana" svg:font-family="Verdana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61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font-size-asian="9pt" style:font-style-asian="normal" style:font-weight-asian="normal" style:font-name-complex="Verdana1" style:font-size-complex="9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font-size-asian="9pt" style:font-style-asian="normal" style:font-weight-asian="normal" style:font-name-complex="Verdana1" style:font-size-complex="9pt" style:font-style-complex="normal" style:font-weight-complex="normal"/>
    </style:style>
    <style:style style:name="ce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font-size-asian="9pt" style:font-style-asian="normal" style:font-weight-asian="normal" style:font-name-complex="Verdana1" style:font-size-complex="9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font-size-asian="9pt" style:font-style-asian="normal" style:font-weight-asian="normal" style:font-name-complex="Verdana1" style:font-size-complex="9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font-size-asian="9pt" style:font-style-asian="normal" style:font-weight-asian="normal" style:font-name-complex="Verdana1" style:font-size-complex="9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font-size-asian="9pt" style:font-style-asian="normal" style:font-weight-asian="normal" style:font-name-complex="Verdana1" style:font-size-complex="9pt" style:font-style-complex="normal" style:font-weight-complex="normal"/>
    </style:style>
    <style:style style:name="ce9" style:family="table-cell" style:parent-style-name="Excel_20_Built-in_20_Normal" style:data-style-name="N116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font-size-asian="9pt" style:font-style-asian="normal" style:font-weight-asian="normal" style:font-name-complex="Verdana1" style:font-size-complex="9pt" style:font-style-complex="normal" style:font-weight-complex="normal"/>
    </style:style>
    <style:style style:name="ce10" style:family="table-cell" style:parent-style-name="Excel_20_Built-in_20_Normal" style:data-style-name="N116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font-size-asian="9pt" style:font-style-asian="normal" style:font-weight-asian="normal" style:font-name-complex="Verdana1" style:font-size-complex="9pt" style:font-style-complex="normal" style:font-weight-complex="normal"/>
    </style:style>
    <style:style style:name="ce11" style:family="table-cell" style:parent-style-name="Excel_20_Built-in_20_Normal" style:data-style-name="N116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font-size-asian="9pt" style:font-style-asian="normal" style:font-weight-asian="normal" style:font-name-complex="Verdana1" style:font-size-complex="9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font-size-asian="9pt" style:font-style-asian="normal" style:font-weight-asian="normal" style:font-name-complex="Verdana1" style:font-size-complex="9pt" style:font-style-complex="normal" style:font-weight-complex="normal"/>
    </style:style>
    <style:style style:name="ce13" style:family="table-cell" style:parent-style-name="Excel_20_Built-in_20_Normal" style:data-style-name="N8100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font-size-asian="9pt" style:font-style-asian="normal" style:font-weight-asian="normal" style:font-name-complex="Verdana1" style:font-size-complex="9pt" style:font-style-complex="normal" style:font-weight-complex="normal"/>
    </style:style>
    <style:style style:name="ce14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font-size-asian="9pt" style:font-style-asian="normal" style:font-weight-asian="normal" style:font-name-complex="Verdana1" style:font-size-complex="9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1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18" style:family="table-cell" style:parent-style-name="Excel_20_Built-in_20_Normal" style:data-style-name="N800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font-size-asian="9pt" style:font-style-asian="normal" style:font-weight-asian="normal" style:font-name-complex="Verdana1" style:font-size-complex="9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ce8"/>
        <table:table-column table:style-name="co1" table:default-cell-style-name="ce2"/>
        <table:table-row table:style-name="ro1">
          <table:table-cell/>
          <table:table-cell table:style-name="Default" table:number-columns-repeated="4"/>
        </table:table-row>
        <table:table-row table:style-name="ro1">
          <table:table-cell office:value-type="string">
            <text:p>AUTO ID</text:p>
          </table:table-cell>
          <table:table-cell table:style-name="Default" office:value-type="string">
            <text:p>STUDENT NAME</text:p>
          </table:table-cell>
          <table:table-cell table:style-name="Default" office:value-type="string">
            <text:p>DOB</text:p>
          </table:table-cell>
          <table:table-cell table:style-name="Default" office:value-type="string">
            <text:p>STD</text:p>
          </table:table-cell>
          <table:table-cell table:style-name="Default" office:value-type="string">
            <text:p>GENDER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KOLADIYA YASH BAHRATBHAI</text:p>
          </table:table-cell>
          <table:table-cell table:style-name="ce7" office:value-type="string">
            <text:p>26-11-2008</text:p>
          </table:table-cell>
          <table:table-cell table:style-name="ce7" office:value-type="float" office:value="1">
            <text:p>1</text:p>
          </table:table-cell>
          <table:table-cell table:style-name="ce1" office:value-type="string">
            <text:p>MA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LADIYA SANKET ASHOKBHAI</text:p>
          </table:table-cell>
          <table:table-cell office:value-type="string">
            <text:p>02-04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LADIYA KHUSHI BHARATBHAI</text:p>
          </table:table-cell>
          <table:table-cell office:value-type="string">
            <text:p>24-02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LADIYA VAIDIK RAMBHAI</text:p>
          </table:table-cell>
          <table:table-cell office:value-type="string">
            <text:p>25-05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TADIYA PRAKASHKUMAR ASHOKBHAI</text:p>
          </table:table-cell>
          <table:table-cell office:value-type="string">
            <text:p>17-05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LADIYA MEETKUMAR MUKESHBHAI</text:p>
          </table:table-cell>
          <table:table-cell office:value-type="string">
            <text:p>23-11-2005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BARIYA KRINABEN JAYANTIBHAI</text:p>
          </table:table-cell>
          <table:table-cell office:value-type="string">
            <text:p>15-03-2006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BARIYA NIKUNJ JAYANTIBHAI</text:p>
          </table:table-cell>
          <table:table-cell office:value-type="string">
            <text:p>30-06-2004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IIPARA MAHESH NANJIBHAI</text:p>
          </table:table-cell>
          <table:table-cell office:value-type="string">
            <text:p>23-03-2004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string">
            <text:p>CHAUHAN SHIVAM DANABHAI</text:p>
          </table:table-cell>
          <table:table-cell table:style-name="ce7" office:value-type="string">
            <text:p>22-07-2008</text:p>
          </table:table-cell>
          <table:table-cell table:style-name="ce7" office:value-type="float" office:value="1">
            <text:p>1</text:p>
          </table:table-cell>
          <table:table-cell table:style-name="ce1"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NGROLIYA TUSHAR ASWINBHAI</text:p>
          </table:table-cell>
          <table:table-cell office:value-type="string">
            <text:p>03-09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RMAR KRUNAL SANTIBHAI</text:p>
          </table:table-cell>
          <table:table-cell office:value-type="string">
            <text:p>11-01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RVAIYA SUJAN MUKESHBHAI</text:p>
          </table:table-cell>
          <table:table-cell office:value-type="string">
            <text:p>31-01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VALIYA JAYDEEP PARVINBHAI</text:p>
          </table:table-cell>
          <table:table-cell office:value-type="string">
            <text:p>22-02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KWANA SANJAY VIRAMMBHAI</text:p>
          </table:table-cell>
          <table:table-cell office:value-type="string">
            <text:p>02-02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AIYA KRISH NARESHBHAI</text:p>
          </table:table-cell>
          <table:table-cell office:value-type="string">
            <text:p>06-03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ANTARIYA VISHWAS DEVCHANDBHAI</text:p>
          </table:table-cell>
          <table:table-cell office:value-type="string">
            <text:p>21-10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ANTARIYA DHAVAL LALJIBHAI</text:p>
          </table:table-cell>
          <table:table-cell office:value-type="string">
            <text:p>14-04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ONDALIYA ANJALI TRIBHUVANBHAI</text:p>
          </table:table-cell>
          <table:table-cell office:value-type="string">
            <text:p>15-01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KWANA GOPI GEMABHAI</text:p>
          </table:table-cell>
          <table:table-cell office:value-type="string">
            <text:p>15-10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AIYA HARSHITA ASWINBHAI</text:p>
          </table:table-cell>
          <table:table-cell office:value-type="string">
            <text:p>19-11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KWANA ANISHA BAVCHANDBHAI</text:p>
          </table:table-cell>
          <table:table-cell office:value-type="string">
            <text:p>09-01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KWANA SUHANI HARESHBHAI</text:p>
          </table:table-cell>
          <table:table-cell office:value-type="string">
            <text:p>25-03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KWANA MEET ASHOKBHAI</text:p>
          </table:table-cell>
          <table:table-cell office:value-type="string">
            <text:p>02-12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VALIYA CHIRAG MUKESHBHAI</text:p>
          </table:table-cell>
          <table:table-cell office:value-type="string">
            <text:p>11-02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KWANA DARSHAN LABHUBHAI</text:p>
          </table:table-cell>
          <table:table-cell office:value-type="string">
            <text:p>06-04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RVAIYA CHANDRESH RAHUBHAI</text:p>
          </table:table-cell>
          <table:table-cell office:value-type="string">
            <text:p>18-12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HETA JANVI ASWINBHAI</text:p>
          </table:table-cell>
          <table:table-cell office:value-type="string">
            <text:p>31-03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AIYA JANVI RAMESHBHAI</text:p>
          </table:table-cell>
          <table:table-cell office:value-type="string">
            <text:p>19-10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OLANKI BHUMIKA RAMJIBHAI</text:p>
          </table:table-cell>
          <table:table-cell office:value-type="string">
            <text:p>05-10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RVAIYA CHAYA RAJUBHAI</text:p>
          </table:table-cell>
          <table:table-cell office:value-type="string">
            <text:p>28-11-2006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KWANA KUNJAN JAYSUKHBHAI</text:p>
          </table:table-cell>
          <table:table-cell office:value-type="string">
            <text:p>15-08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HADUK HEET DILIPBHAI</text:p>
          </table:table-cell>
          <table:table-cell office:value-type="string">
            <text:p>12-11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KWANA RAHUL DINESHBHAI</text:p>
          </table:table-cell>
          <table:table-cell office:value-type="string">
            <text:p>09-05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AIYA DEEP ASWINBHAI</text:p>
          </table:table-cell>
          <table:table-cell office:value-type="string">
            <text:p>29-11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KWANA HARDIK HIMMATBHAI</text:p>
          </table:table-cell>
          <table:table-cell office:value-type="string">
            <text:p>02-08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ANTALIYA RAHUL JAYNTIBHAI</text:p>
          </table:table-cell>
          <table:table-cell office:value-type="string">
            <text:p>23-10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ADADIYA BANSI PARESHBHAI</text:p>
          </table:table-cell>
          <table:table-cell office:value-type="string">
            <text:p>05-12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OLADIYA JINAKSHI JAGDISHBHAI</text:p>
          </table:table-cell>
          <table:table-cell office:value-type="string">
            <text:p>03-07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AIYA ISHA NARESHBHAI</text:p>
          </table:table-cell>
          <table:table-cell office:value-type="string">
            <text:p>12-07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AIYA KALA RAJUBHAI</text:p>
          </table:table-cell>
          <table:table-cell office:value-type="string">
            <text:p>13-08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KWANA DHAKU BAVCHANDBHAI\</text:p>
          </table:table-cell>
          <table:table-cell office:value-type="string">
            <text:p>17-11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AVE ARCHNA DEVENDRABHAI</text:p>
          </table:table-cell>
          <table:table-cell office:value-type="string">
            <text:p>15-05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ITRODA MINAKSHI PARESHBHAI</text:p>
          </table:table-cell>
          <table:table-cell office:value-type="string">
            <text:p>19-07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KWANA MANSI HIMMATBHAI</text:p>
          </table:table-cell>
          <table:table-cell office:value-type="string">
            <text:p>08-06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KWANA AKSHA DILAVARBHAI</text:p>
          </table:table-cell>
          <table:table-cell office:value-type="string">
            <text:p>14-08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KWANA AAFIYA USMANBHAI</text:p>
          </table:table-cell>
          <table:table-cell office:value-type="string">
            <text:p>18-07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ANTARIYA DAYA BABUBHAI</text:p>
          </table:table-cell>
          <table:table-cell office:value-type="string">
            <text:p>25-02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NGROLIYA RAVI ASWINBHAI</text:p>
          </table:table-cell>
          <table:table-cell office:value-type="string">
            <text:p>21-03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AIYA CHENIL BAVCHANDBHAI</text:p>
          </table:table-cell>
          <table:table-cell office:value-type="string">
            <text:p>19-09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KWANA HARSHAD BHARATBHAI</text:p>
          </table:table-cell>
          <table:table-cell office:value-type="string">
            <text:p>10-02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VALIYA KEVAL SURESHBHAI</text:p>
          </table:table-cell>
          <table:table-cell office:value-type="string">
            <text:p>22-01-2007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KWANA ARMAN MEHBUBBHAI</text:p>
          </table:table-cell>
          <table:table-cell office:value-type="string">
            <text:p>08-06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KWANA VISHAL SUKHDEVBHAI</text:p>
          </table:table-cell>
          <table:table-cell office:value-type="string">
            <text:p>21-08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ANTARIYA KRISH RAJUBHAI</text:p>
          </table:table-cell>
          <table:table-cell office:value-type="string">
            <text:p>20-05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ANTARIYA BHAVESH SAVJIBHAI</text:p>
          </table:table-cell>
          <table:table-cell office:value-type="string">
            <text:p>22-02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GAR AMIT DEVCHANDBHAI</text:p>
          </table:table-cell>
          <table:table-cell office:value-type="string">
            <text:p>29-04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AIYA CHAYA RAJUBHAI</text:p>
          </table:table-cell>
          <table:table-cell office:value-type="string">
            <text:p>13-01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KWANA MANISHA VINUBHAI</text:p>
          </table:table-cell>
          <table:table-cell office:value-type="string">
            <text:p>13-01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DAYA HITAKSHI JAYANTIBHAI</text:p>
          </table:table-cell>
          <table:table-cell office:value-type="string">
            <text:p>19-12-2005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ANTARIYA PARUL DEVCHANDBHAI</text:p>
          </table:table-cell>
          <table:table-cell office:value-type="string">
            <text:p>19-03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HADESHWAR AMIT MAHENDRABHAI</text:p>
          </table:table-cell>
          <table:table-cell office:value-type="string">
            <text:p>28-02-2001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OLANKI TUSHAR RAMJIBHAI</text:p>
          </table:table-cell>
          <table:table-cell office:value-type="string">
            <text:p>24-04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KWANA AARYAN BHAGWANBHAI</text:p>
          </table:table-cell>
          <table:table-cell office:value-type="string">
            <text:p>12-06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ANTARIYA VIHSAL NARESHBHAI</text:p>
          </table:table-cell>
          <table:table-cell office:value-type="string">
            <text:p>17-03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ADADIYA KENISHA UMESHBHAI</text:p>
          </table:table-cell>
          <table:table-cell office:value-type="string">
            <text:p>19-05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AIYA RADHA RAMESHBHAI</text:p>
          </table:table-cell>
          <table:table-cell office:value-type="string">
            <text:p>10-04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AIYA KIRAN ASWINBHAI</text:p>
          </table:table-cell>
          <table:table-cell office:value-type="string">
            <text:p>02-01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HAVALIYA MONIKA MUKESHBHAI</text:p>
          </table:table-cell>
          <table:table-cell office:value-type="string">
            <text:p>16-06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RVAIYA DHARA RAJESHBHAI</text:p>
          </table:table-cell>
          <table:table-cell office:value-type="string">
            <text:p>02-04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HAMBHALIYA POONAM NAGJIBHAI</text:p>
          </table:table-cell>
          <table:table-cell office:value-type="string">
            <text:p>10-07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KWANA AASHIYANA DILAWARBHAI</text:p>
          </table:table-cell>
          <table:table-cell office:value-type="string">
            <text:p>05-04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GAR KOMAL DEVCHANDBHAI</text:p>
          </table:table-cell>
          <table:table-cell office:value-type="string">
            <text:p>27-12-2003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ANTARIYA NIKITA BABUBHAI</text:p>
          </table:table-cell>
          <table:table-cell office:value-type="string">
            <text:p>24-08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HADUK HAPPY DILIPBHAI</text:p>
          </table:table-cell>
          <table:table-cell office:value-type="string">
            <text:p>29-07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KWANA PRATIK BAVCHANDBHAI</text:p>
          </table:table-cell>
          <table:table-cell office:value-type="string">
            <text:p>29-11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KWANA DILIP VINUBHAI</text:p>
          </table:table-cell>
          <table:table-cell office:value-type="string">
            <text:p>04-08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AIYA BHAUTIK BHARATBHAI</text:p>
          </table:table-cell>
          <table:table-cell office:value-type="string">
            <text:p>14-11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LDHIYA KISHAN BHOLABHAI</text:p>
          </table:table-cell>
          <table:table-cell office:value-type="string">
            <text:p>31-03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VALIYA CHIRAG SURESHBHAI</text:p>
          </table:table-cell>
          <table:table-cell office:value-type="string">
            <text:p>07-08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KWANA ASRAF MEHBUBBHAI</text:p>
          </table:table-cell>
          <table:table-cell office:value-type="string">
            <text:p>25-03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LVAYA AMIT SUNILLALBHAI</text:p>
          </table:table-cell>
          <table:table-cell office:value-type="string">
            <text:p>15-06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NGAD VINOD SANABHAI</text:p>
          </table:table-cell>
          <table:table-cell office:value-type="string">
            <text:p>20-06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NGROLIYA KRISHNA ASVINBHAI</text:p>
          </table:table-cell>
          <table:table-cell office:value-type="string">
            <text:p>01-01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KWANA KOMAL GEMABHAI</text:p>
          </table:table-cell>
          <table:table-cell office:value-type="string">
            <text:p>02-10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KWANA USHA ASHOKBHAI</text:p>
          </table:table-cell>
          <table:table-cell office:value-type="string">
            <text:p>14-11-2001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OLANKI KIRAN LABHUBHAI</text:p>
          </table:table-cell>
          <table:table-cell office:value-type="string">
            <text:p>15-02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VALIYA RUTIKA MUKESHBHAI</text:p>
          </table:table-cell>
          <table:table-cell office:value-type="string">
            <text:p>30-06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RANI KIRAN VIRAMBHAI</text:p>
          </table:table-cell>
          <table:table-cell office:value-type="string">
            <text:p>01-03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RANI SANTINI VIRAMBHAI</text:p>
          </table:table-cell>
          <table:table-cell office:value-type="string">
            <text:p>01-07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RVAIYA SHITAL BHIKHUBHAI</text:p>
          </table:table-cell>
          <table:table-cell office:value-type="string">
            <text:p>25-05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KWANA SUHANA USMANBHAI</text:p>
          </table:table-cell>
          <table:table-cell office:value-type="string">
            <text:p>04-06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ANTARIYA SONAL DEVCHANDBHAI</text:p>
          </table:table-cell>
          <table:table-cell office:value-type="string">
            <text:p>14-09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OLADIYA ISHIKA JAGDISHBHAI</text:p>
          </table:table-cell>
          <table:table-cell office:value-type="string">
            <text:p>15-10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ADADIYA JATIN KALUBHAI</text:p>
          </table:table-cell>
          <table:table-cell office:value-type="string">
            <text:p>21-03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AIYA ANIL KANTIBHAI</text:p>
          </table:table-cell>
          <table:table-cell office:value-type="string">
            <text:p>03-08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VALIYA ANIL BADHABHAI</text:p>
          </table:table-cell>
          <table:table-cell office:value-type="string">
            <text:p>13-09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KEWANA DARSHAK BHARATBHAI</text:p>
          </table:table-cell>
          <table:table-cell office:value-type="string">
            <text:p>25-08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ANATARIYA GIRISH BAVCHANDBHAI</text:p>
          </table:table-cell>
          <table:table-cell office:value-type="string">
            <text:p>17-07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ANTARIYA ABHISHEK DINESHBHAI</text:p>
          </table:table-cell>
          <table:table-cell office:value-type="string">
            <text:p>18-08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AGHELA LALJIBHAI GOVINDBHAI</text:p>
          </table:table-cell>
          <table:table-cell office:value-type="string">
            <text:p>10-06-1999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UDASMA JAYDEEP ASHOKBHAI</text:p>
          </table:table-cell>
          <table:table-cell office:value-type="string">
            <text:p>01-06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ADADIYA TRUSHTI PARESHBHAI</text:p>
          </table:table-cell>
          <table:table-cell office:value-type="string">
            <text:p>09-07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ACHHI DIGISHA LALITBHAI</text:p>
          </table:table-cell>
          <table:table-cell office:value-type="string">
            <text:p>15-04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NGROLIYA ICHHA MAGANBHAI</text:p>
          </table:table-cell>
          <table:table-cell office:value-type="string">
            <text:p>10-04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HETA VISHWA ASWINBHAI</text:p>
          </table:table-cell>
          <table:table-cell office:value-type="string">
            <text:p>07-04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OLANKI KRISHNA DAMJIBHAI</text:p>
          </table:table-cell>
          <table:table-cell office:value-type="string">
            <text:p>16-03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OLANKI JYOTI LABHUBHAI</text:p>
          </table:table-cell>
          <table:table-cell office:value-type="string">
            <text:p>01-06-2002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KWANA NAMIRABANU USMANBHAI</text:p>
          </table:table-cell>
          <table:table-cell office:value-type="string">
            <text:p>05-08-2002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ANTARIYA PAYAL JAYANTIBHAI</text:p>
          </table:table-cell>
          <table:table-cell office:value-type="string">
            <text:p>26-08-2002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APOPRA LALJIBHAI DEVCHANDBHAI</text:p>
          </table:table-cell>
          <table:table-cell office:value-type="string">
            <text:p>24-05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AIYA VISHAL MANSUKHBHAI</text:p>
          </table:table-cell>
          <table:table-cell office:value-type="string">
            <text:p>14-12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KWANA RAVI BHOLABHAI</text:p>
          </table:table-cell>
          <table:table-cell office:value-type="string">
            <text:p>27-05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KWANA GOPAL GOBARBHAI</text:p>
          </table:table-cell>
          <table:table-cell office:value-type="string">
            <text:p>21-05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WANA SUKHDEV GOBARBHAI</text:p>
          </table:table-cell>
          <table:table-cell office:value-type="string">
            <text:p>19-11-1998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OLANKI KISHAN LABHUBHAI</text:p>
          </table:table-cell>
          <table:table-cell office:value-type="string">
            <text:p>01-06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KWANA RAVI RAMESHBHAI</text:p>
          </table:table-cell>
          <table:table-cell office:value-type="string">
            <text:p>24-09-2000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KWANA MILAN RAMESHBHAI</text:p>
          </table:table-cell>
          <table:table-cell office:value-type="string">
            <text:p>18-09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KWANA HARDIK DHIRUBHAI</text:p>
          </table:table-cell>
          <table:table-cell office:value-type="string">
            <text:p>19-08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RVAIYA PRADIP BHIKHUBHAI</text:p>
          </table:table-cell>
          <table:table-cell office:value-type="string">
            <text:p>12-11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KWANA ANISH DILAVARBHAI</text:p>
          </table:table-cell>
          <table:table-cell office:value-type="string">
            <text:p>04-03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UDASMA RAHUL ASKHOKBHAI</text:p>
          </table:table-cell>
          <table:table-cell office:value-type="string">
            <text:p>26-11-2000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BARIYA KHAMMA JAYNTIBHAI</text:p>
          </table:table-cell>
          <table:table-cell office:value-type="string">
            <text:p>15-04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OGHRA MITALI JITENDRABHAI</text:p>
          </table:table-cell>
          <table:table-cell office:value-type="string">
            <text:p>06-12-2001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ACHHI BHUMIKA PARESHBHAI</text:p>
          </table:table-cell>
          <table:table-cell office:value-type="string">
            <text:p>25-06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LDHIYA KOMAL BHOLABHAI</text:p>
          </table:table-cell>
          <table:table-cell office:value-type="string">
            <text:p>04-11-2001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OLANKI PARITA DAMJIBHAI</text:p>
          </table:table-cell>
          <table:table-cell office:value-type="string">
            <text:p>19-01-2001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ADVA SONAL VINUBHAI</text:p>
          </table:table-cell>
          <table:table-cell office:value-type="string">
            <text:p>02-02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ITRODA DAYA PRAVINBHAI</text:p>
          </table:table-cell>
          <table:table-cell office:value-type="string">
            <text:p>06-05-2001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LVAYA KALPA CHUNILALBHAI</text:p>
          </table:table-cell>
          <table:table-cell office:value-type="string">
            <text:p>08-05-1999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ANTARIYA NISHA BABUBHAI</text:p>
          </table:table-cell>
          <table:table-cell office:value-type="string">
            <text:p>14-07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string">
            <text:p>KALANIYA AJAY BHAGVANBHAI</text:p>
          </table:table-cell>
          <table:table-cell table:style-name="ce9" office:value-type="string">
            <text:p>29-11-2008</text:p>
          </table:table-cell>
          <table:table-cell table:style-name="ce7" office:value-type="float" office:value="1">
            <text:p>1</text:p>
          </table:table-cell>
          <table:table-cell table:style-name="ce1"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VICHIYA ANIRRUDDH KESHUBHAI</text:p>
          </table:table-cell>
          <table:table-cell table:style-name="ce10" office:value-type="date" office:date-value="2008-09-12">
            <text:p>09-12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MAKWANA PARTH DINESHBHAI</text:p>
          </table:table-cell>
          <table:table-cell table:style-name="ce10" office:value-type="date" office:date-value="2009-06-01">
            <text:p>06-01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MAKWANA JIGAR VIPULBHAI</text:p>
          </table:table-cell>
          <table:table-cell table:style-name="ce10" office:value-type="string">
            <text:p>28-01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SOLANKI DIPAK HAKABHAI</text:p>
          </table:table-cell>
          <table:table-cell table:style-name="ce10" office:value-type="string">
            <text:p>16-11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BHAROLA VISHAL HIMMATBHAI</text:p>
          </table:table-cell>
          <table:table-cell table:style-name="ce10" office:value-type="string">
            <text:p>29-11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MANSURIYA HIMESH KANUBHAI</text:p>
          </table:table-cell>
          <table:table-cell table:style-name="ce10" office:value-type="date" office:date-value="2009-07-03">
            <text:p>07-03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VEGDA MANISH RAGHAVBHAI</text:p>
          </table:table-cell>
          <table:table-cell table:style-name="ce10" office:value-type="date" office:date-value="2008-02-09">
            <text:p>02-09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MANSURIYA DIPAK DINESHBHAI</text:p>
          </table:table-cell>
          <table:table-cell table:style-name="ce10" office:value-type="string">
            <text:p>26-02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KALANIYA DARSHIT KANUBHAI</text:p>
          </table:table-cell>
          <table:table-cell table:style-name="ce10" office:value-type="string">
            <text:p>13-10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MANSURIYA RAKSHITA ARVINDBHAI</text:p>
          </table:table-cell>
          <table:table-cell office:value-type="string">
            <text:p>15-02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DABHI RIDDHI DHIRUBHAI</text:p>
          </table:table-cell>
          <table:table-cell office:value-type="string">
            <text:p>28-02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ROJASARA PRIYA RAJUBHAI</text:p>
          </table:table-cell>
          <table:table-cell table:style-name="ce10" office:value-type="date" office:date-value="2008-04-09">
            <text:p>04-09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ROJASARA VANDANA VIPULBHAI</text:p>
          </table:table-cell>
          <table:table-cell office:value-type="string">
            <text:p>16-03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KHANTELA HETAL KANJIBHAI</text:p>
          </table:table-cell>
          <table:table-cell table:style-name="ce10" office:value-type="date" office:date-value="2009-02-02">
            <text:p>02-02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ZINZVADIYA PAYAL MUKESHBHAI</text:p>
          </table:table-cell>
          <table:table-cell table:style-name="ce10" office:value-type="date" office:date-value="2009-07-05">
            <text:p>07-05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KHANTELA KIRAN MUNNABHAI</text:p>
          </table:table-cell>
          <table:table-cell office:value-type="string">
            <text:p>13-04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VECKRIYA DAKSHA RAJUBHAI</text:p>
          </table:table-cell>
          <table:table-cell office:value-type="string">
            <text:p>26-03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MAKWANA JANKI ASHOKBHAI</text:p>
          </table:table-cell>
          <table:table-cell table:style-name="ce10" office:value-type="string">
            <text:p>19-12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CHAVDA CHIRAG KADUBHAI</text:p>
          </table:table-cell>
          <table:table-cell table:style-name="ce10" office:value-type="date" office:date-value="2003-04-12">
            <text:p>04-12-2003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MAKWANA HITESH MUKESHBHAI</text:p>
          </table:table-cell>
          <table:table-cell table:style-name="ce10" office:value-type="date" office:date-value="2009-11-05">
            <text:p>11-05-2009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MANSURIYA SAGAR DINESHBHAI</text:p>
          </table:table-cell>
          <table:table-cell office:value-type="string">
            <text:p>18-09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CHAUHAN GAURAV JAYSUKHBHAI</text:p>
          </table:table-cell>
          <table:table-cell table:style-name="ce10" office:value-type="date" office:date-value="2008-12-01">
            <text:p>12-01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KHUMAN SATYAJEET AANAKBHAI</text:p>
          </table:table-cell>
          <table:table-cell office:value-type="string">
            <text:p>15-03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ZINZVADIYA DARSHAN HARESHBHAI</text:p>
          </table:table-cell>
          <table:table-cell office:value-type="string">
            <text:p>23-08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MANSURIYA VIPUL HIMMATBHAI</text:p>
          </table:table-cell>
          <table:table-cell table:style-name="ce10" office:value-type="date" office:date-value="2008-01-07">
            <text:p>01-07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KHANTELA ROHIT MUNNABHAI</text:p>
          </table:table-cell>
          <table:table-cell table:style-name="ce10" office:value-type="string">
            <text:p>24-11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NAGVADIYA KARAN GHANSHYAMBHAI</text:p>
          </table:table-cell>
          <table:table-cell office:value-type="string">
            <text:p>30-01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ROJASARA JANAK SURESHBHAI</text:p>
          </table:table-cell>
          <table:table-cell table:style-name="ce10" office:value-type="date" office:date-value="2008-06-02">
            <text:p>06-02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BHAROLA AJAY CHATURBHAI</text:p>
          </table:table-cell>
          <table:table-cell office:value-type="string">
            <text:p>19-07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MAKWANA ABHAY MUKESHBHAI</text:p>
          </table:table-cell>
          <table:table-cell office:value-type="string">
            <text:p>14-08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DABHI GAUTAM JAYANTIBHAI</text:p>
          </table:table-cell>
          <table:table-cell office:value-type="string">
            <text:p>13-07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KAKLOTAR UMANG PRAFFULBHAI</text:p>
          </table:table-cell>
          <table:table-cell table:style-name="ce10" office:value-type="date" office:date-value="2008-03-06">
            <text:p>03-06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DABHI VIKRAM MUNNABHAI</text:p>
          </table:table-cell>
          <table:table-cell office:value-type="string">
            <text:p>20-06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MANSURIYA GOPI SANJAYBHAI</text:p>
          </table:table-cell>
          <table:table-cell table:style-name="ce10" office:value-type="date" office:date-value="2007-02-09">
            <text:p>02-09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BHAROLA HETAL VINUBHAI</text:p>
          </table:table-cell>
          <table:table-cell table:style-name="ce10" office:value-type="date" office:date-value="2007-05-10">
            <text:p>05-10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ROJASARA GOPI RASHIKBHAI</text:p>
          </table:table-cell>
          <table:table-cell office:value-type="string">
            <text:p>21-01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ZINZVADIYA KINJAL MUKESHBHAI</text:p>
          </table:table-cell>
          <table:table-cell table:style-name="ce10" office:value-type="date" office:date-value="2008-01-04">
            <text:p>01-04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ZINZVADIYA PAYAL GHANSHYAMBHAI</text:p>
          </table:table-cell>
          <table:table-cell table:style-name="ce10" office:value-type="date" office:date-value="2008-01-06">
            <text:p>01-06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ZINZVADIYA PRIYANKA PRAKASHBHAI</text:p>
          </table:table-cell>
          <table:table-cell table:style-name="ce10" office:value-type="date" office:date-value="2008-01-06">
            <text:p>01-06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KHANTELA SEJAL DULABHAI</text:p>
          </table:table-cell>
          <table:table-cell office:value-type="string">
            <text:p>21-06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GOHIL RIDDHI PARSOTAMBHAI</text:p>
          </table:table-cell>
          <table:table-cell table:style-name="ce10" office:value-type="date" office:date-value="2007-02-09">
            <text:p>02-09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SINDHOTARIYA KHUSALI GORDHANBHAI</text:p>
          </table:table-cell>
          <table:table-cell table:style-name="ce10" office:value-type="string">
            <text:p>21-10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GODAKIYA REENA ARVINDBHAI</text:p>
          </table:table-cell>
          <table:table-cell office:value-type="string">
            <text:p>27-09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ROJASARA JALPA SURESHBHAI</text:p>
          </table:table-cell>
          <table:table-cell table:style-name="ce10" office:value-type="string">
            <text:p>15-12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CHAVDA SUMITRA KISHORBHAI</text:p>
          </table:table-cell>
          <table:table-cell office:value-type="string">
            <text:p>21-03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GOHIL RINKAL MUKESHBHAI</text:p>
          </table:table-cell>
          <table:table-cell table:style-name="ce10" office:value-type="date" office:date-value="2008-09-08">
            <text:p>09-08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BHAROLA KRISHNA CHANDUBHAI</text:p>
          </table:table-cell>
          <table:table-cell office:value-type="string">
            <text:p>29-03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MAKWANA MANISHA CHANDUBHAI</text:p>
          </table:table-cell>
          <table:table-cell table:style-name="ce10" office:value-type="date" office:date-value="2005-06-06">
            <text:p>06-06-2005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KHUMAN PRUTHVIRAJ HAKUBHAI</text:p>
          </table:table-cell>
          <table:table-cell office:value-type="string">
            <text:p>22-01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KHUMAN AJAY CHAMPUBHAI</text:p>
          </table:table-cell>
          <table:table-cell office:value-type="string">
            <text:p>14-06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VICHIYA INDRAJEET KESHUBHAI</text:p>
          </table:table-cell>
          <table:table-cell table:style-name="ce10" office:value-type="date" office:date-value="2009-10-05">
            <text:p>10-05-2009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ZINZVADIYA NITESH BHAVESHBHAI</text:p>
          </table:table-cell>
          <table:table-cell office:value-type="string">
            <text:p>29-06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VEKARIYA NITESH BHAVESHBHAI</text:p>
          </table:table-cell>
          <table:table-cell table:style-name="ce10" office:value-type="date" office:date-value="2007-11-05">
            <text:p>11-05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KHANTELA ALPESH CHANDUBHAI</text:p>
          </table:table-cell>
          <table:table-cell office:value-type="string">
            <text:p>20-06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BHAROLA PIYUSH CHATURBHAI</text:p>
          </table:table-cell>
          <table:table-cell table:style-name="ce10" office:value-type="date" office:date-value="2007-10-03">
            <text:p>10-03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BHAROLA TUSHAR HIMMATBHAI</text:p>
          </table:table-cell>
          <table:table-cell office:value-type="string">
            <text:p>13-06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MANSURIYA DIPAK AJAYBHAI</text:p>
          </table:table-cell>
          <table:table-cell office:value-type="string">
            <text:p>23-01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DABHI PARAS DHIRUBHAI</text:p>
          </table:table-cell>
          <table:table-cell table:style-name="ce10" office:value-type="date" office:date-value="2007-03-04">
            <text:p>03-04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MAKWANA RAMESH RAVJIBHAI</text:p>
          </table:table-cell>
          <table:table-cell table:style-name="ce10" office:value-type="date" office:date-value="2007-06-06">
            <text:p>06-06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ROJASARA NAYANA HIMMATBHAI</text:p>
          </table:table-cell>
          <table:table-cell table:style-name="ce10" office:value-type="date" office:date-value="2006-08-11">
            <text:p>08-11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ROJASARA BHUMIKA MUKESHBHAI</text:p>
          </table:table-cell>
          <table:table-cell table:style-name="ce10" office:value-type="date" office:date-value="2007-11-08">
            <text:p>11-08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KALANIYA KINJAL SHAMUBHUBHAI</text:p>
          </table:table-cell>
          <table:table-cell office:value-type="string">
            <text:p>22-03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GHOSNADA REKHA DINESHBHAI</text:p>
          </table:table-cell>
          <table:table-cell table:style-name="ce10" office:value-type="string">
            <text:p>31-12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DABHI BHUMIKA DHIRUBHAI</text:p>
          </table:table-cell>
          <table:table-cell table:style-name="ce10" office:value-type="string">
            <text:p>26-10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DABHI JAGRUTI BUDHABHAI</text:p>
          </table:table-cell>
          <table:table-cell table:style-name="ce10" office:value-type="string">
            <text:p>31-10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MAKWANA SUMITA VIPULBHAI</text:p>
          </table:table-cell>
          <table:table-cell table:style-name="ce10" office:value-type="date" office:date-value="2007-08-02">
            <text:p>08-02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ZINAVADIYA AARTI PRAKASHBHAI</text:p>
          </table:table-cell>
          <table:table-cell table:style-name="ce10" office:value-type="string">
            <text:p>18-02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DEGAMA BHUMIKA KRANTIBHAI</text:p>
          </table:table-cell>
          <table:table-cell table:style-name="ce10" office:value-type="string">
            <text:p>13-04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MAKWANA SHITAL DINESHBHAI</text:p>
          </table:table-cell>
          <table:table-cell table:style-name="ce10" office:value-type="string">
            <text:p>14-05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GOHIL CHETANA GORDHANBHAI</text:p>
          </table:table-cell>
          <table:table-cell table:style-name="ce10" office:value-type="date" office:date-value="2007-09-07">
            <text:p>09-07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BARAD HETAL GOVINDBHAI</text:p>
          </table:table-cell>
          <table:table-cell table:style-name="ce10" office:value-type="string">
            <text:p>28-08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CHOTIYA JAYA SUKHABHAI</text:p>
          </table:table-cell>
          <table:table-cell table:style-name="ce10" office:value-type="date" office:date-value="2007-01-06">
            <text:p>01-06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MAKWANA AARTI CHANDUBHAI</text:p>
          </table:table-cell>
          <table:table-cell table:style-name="ce10" office:value-type="date" office:date-value="2006-07-07">
            <text:p>07-07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DABHI MONIKA JYANTIBHAI</text:p>
          </table:table-cell>
          <table:table-cell office:value-type="string">
            <text:p>13-05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ROHIT HEMALI KAMLESHBHAI</text:p>
          </table:table-cell>
          <table:table-cell office:value-type="string">
            <text:p>31-08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MAKWANA DHRUVIKA KALYANBHAI</text:p>
          </table:table-cell>
          <table:table-cell office:value-type="string">
            <text:p>29-01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VEGDA PINAL VIRABHAI</text:p>
          </table:table-cell>
          <table:table-cell table:style-name="ce10" office:value-type="date" office:date-value="2007-08-02">
            <text:p>08-02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GOHIL TUSHAR VINUBHAI</text:p>
          </table:table-cell>
          <table:table-cell table:style-name="ce10" office:value-type="date" office:date-value="2006-11-02">
            <text:p>11-02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MAKWANA DARSHAN RAMESHBHAI</text:p>
          </table:table-cell>
          <table:table-cell table:style-name="ce10" office:value-type="date" office:date-value="2006-06-10">
            <text:p>06-10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DABHI KARAN JAYSUKHBHAI</text:p>
          </table:table-cell>
          <table:table-cell table:style-name="ce10" office:value-type="date" office:date-value="2006-10-08">
            <text:p>10-08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NAROLA MAHESH RAJUBHAI</text:p>
          </table:table-cell>
          <table:table-cell office:value-type="string">
            <text:p>21-05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BHI SUJAL GORDHANBHAI</text:p>
          </table:table-cell>
          <table:table-cell table:style-name="ce10" office:value-type="date" office:date-value="2006-04-01">
            <text:p>04-01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INZVADIYA MEHUL GHANSHYAMBHAI</text:p>
          </table:table-cell>
          <table:table-cell table:style-name="ce10" office:value-type="date" office:date-value="2006-10-03">
            <text:p>10-03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NSURIYA BHAVESH ARVINDBHAI</text:p>
          </table:table-cell>
          <table:table-cell table:style-name="ce10" office:value-type="date" office:date-value="2006-10-07">
            <text:p>10-07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BHI HRUTVIK SURESHBHAI</text:p>
          </table:table-cell>
          <table:table-cell table:style-name="ce10" office:value-type="date" office:date-value="2006-11-04">
            <text:p>11-04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AUHAN KARAN DEVSIBHAI</text:p>
          </table:table-cell>
          <table:table-cell table:style-name="ce10" office:value-type="date" office:date-value="2006-03-08">
            <text:p>03-08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HAROLA BHAVIN CHANDUBHAI</text:p>
          </table:table-cell>
          <table:table-cell office:value-type="string">
            <text:p>15-08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AUHAN KAUSHIK KISHORBHAI</text:p>
          </table:table-cell>
          <table:table-cell office:value-type="string">
            <text:p>30-04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CHIYA MAHAVIR BHUPATBHAI</text:p>
          </table:table-cell>
          <table:table-cell table:style-name="ce10" office:value-type="date" office:date-value="2006-07-05">
            <text:p>07-05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OJASARA SIDDHARTH RAJUBHAI</text:p>
          </table:table-cell>
          <table:table-cell table:style-name="ce10" office:value-type="date" office:date-value="2006-10-08">
            <text:p>10-08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ALANIYA ALPESH KANUBHAI</text:p>
          </table:table-cell>
          <table:table-cell office:value-type="string">
            <text:p>28-06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OHIL DAKSHA BABUBHAI</text:p>
          </table:table-cell>
          <table:table-cell table:style-name="ce10" office:value-type="string">
            <text:p>18-12-2005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KWANA DAYA ASHOKBHAI</text:p>
          </table:table-cell>
          <table:table-cell office:value-type="string">
            <text:p>23-03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KWANA CHETNA RAMESHBHAI</text:p>
          </table:table-cell>
          <table:table-cell office:value-type="string">
            <text:p>15-04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AVDA AARTI KISHORBHAI</text:p>
          </table:table-cell>
          <table:table-cell table:style-name="ce10" office:value-type="date" office:date-value="2006-10-05">
            <text:p>10-05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CHAVDA BALI GHABHRUBHAI</text:p>
          </table:table-cell>
          <table:table-cell table:style-name="ce11" office:value-type="date" office:date-value="2005-12-06">
            <text:p>12-06-2005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NSURIYA DAYA HIMMATBHAI</text:p>
          </table:table-cell>
          <table:table-cell table:style-name="ce12" office:value-type="string">
            <text:p>14-09-2005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ANJANA DINESHBHAI</text:p>
          </table:table-cell>
          <table:table-cell table:style-name="ce10" office:value-type="date" office:date-value="2006-11-06">
            <text:p>11-06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INZVADIYA RINKAL PRAKASHBHAI</text:p>
          </table:table-cell>
          <table:table-cell table:style-name="ce10" office:value-type="date" office:date-value="2007-06-03">
            <text:p>06-03-2007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NSURIYA JANKI SANJAYBHAI</text:p>
          </table:table-cell>
          <table:table-cell office:value-type="string">
            <text:p>21-01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ALAKIYA DAYA SURESHBHAI</text:p>
          </table:table-cell>
          <table:table-cell table:style-name="ce10" office:value-type="date" office:date-value="2006-07-07">
            <text:p>07-07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EKARIYA SANJANA RAJUBHAI</text:p>
          </table:table-cell>
          <table:table-cell office:value-type="string">
            <text:p>16-08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ALANIYA RUPAL BHAGVANBHAI</text:p>
          </table:table-cell>
          <table:table-cell office:value-type="string">
            <text:p>14-08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OJASARA CHETNA ARVINDBHAI</text:p>
          </table:table-cell>
          <table:table-cell table:style-name="ce10" office:value-type="string">
            <text:p>30-01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GVADIYA MANSI GHANSHYAMBHAI</text:p>
          </table:table-cell>
          <table:table-cell office:value-type="string">
            <text:p>23-08-2005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HANTELA RAHUL DULABHAI</text:p>
          </table:table-cell>
          <table:table-cell table:style-name="ce10" office:value-type="date" office:date-value="2004-01-06">
            <text:p>01-06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INZVADIYA BAVCHAND MANSUKHBHAI</text:p>
          </table:table-cell>
          <table:table-cell office:value-type="string">
            <text:p>19-02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HOSNADA NANJI RAMESHBHAI</text:p>
          </table:table-cell>
          <table:table-cell table:style-name="ce10" office:value-type="date" office:date-value="2004-12-08">
            <text:p>12-08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BHI NIKUL BUDHABHAI</text:p>
          </table:table-cell>
          <table:table-cell table:style-name="ce10" office:value-type="date" office:date-value="2005-01-05">
            <text:p>01-05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HAROLA NARESH VINUBHAI</text:p>
          </table:table-cell>
          <table:table-cell office:value-type="string">
            <text:p>19-08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OJASARA ALPESH VINUBHAI</text:p>
          </table:table-cell>
          <table:table-cell office:value-type="string">
            <text:p>18-06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EKARIYA KALPESH MAVJIBHAI</text:p>
          </table:table-cell>
          <table:table-cell office:value-type="string">
            <text:p>21-08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AUHAN BHAVESH RAMESHBHAI</text:p>
          </table:table-cell>
          <table:table-cell table:style-name="ce10" office:value-type="date" office:date-value="2004-01-02">
            <text:p>01-02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AUHAN SAGAR RAMESHBHAI</text:p>
          </table:table-cell>
          <table:table-cell office:value-type="string">
            <text:p>31-08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BHI VIPUL MUNNABHAI</text:p>
          </table:table-cell>
          <table:table-cell table:style-name="ce10" office:value-type="date" office:date-value="2005-08-08">
            <text:p>08-08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KWANA ANKIT KANTIBHAI</text:p>
          </table:table-cell>
          <table:table-cell office:value-type="string">
            <text:p>18-06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KWANA MANISH MUKESHBHAI</text:p>
          </table:table-cell>
          <table:table-cell office:value-type="string">
            <text:p>21-08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HUMAN GAUTAM HAKUBHAI</text:p>
          </table:table-cell>
          <table:table-cell table:style-name="ce10" office:value-type="date" office:date-value="2004-02-12">
            <text:p>02-12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EGDA PARTH RAGHAVBHAI</text:p>
          </table:table-cell>
          <table:table-cell office:value-type="string">
            <text:p>26-08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RMAR AJAY BHUPATBHAI</text:p>
          </table:table-cell>
          <table:table-cell office:value-type="string">
            <text:p>24-08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BSARA VIJAY RAJUBHAI</text:p>
          </table:table-cell>
          <table:table-cell table:style-name="ce10" office:value-type="string">
            <text:p>29-12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ALANIYA AARTI SAMBHUBHAI</text:p>
          </table:table-cell>
          <table:table-cell table:style-name="ce10" office:value-type="date" office:date-value="2005-10-07">
            <text:p>10-07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HANTELA KOMAL DULABHAI</text:p>
          </table:table-cell>
          <table:table-cell office:value-type="string">
            <text:p>13-07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INZVADIYA VAISHALI HARESHBHAI</text:p>
          </table:table-cell>
          <table:table-cell office:value-type="string">
            <text:p>29-02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INZVADIYA SEJAL GHANSHYAMBHAI</text:p>
          </table:table-cell>
          <table:table-cell office:value-type="string">
            <text:p>20-04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KWANA PUJA MUKESHBHAI</text:p>
          </table:table-cell>
          <table:table-cell table:style-name="ce10" office:value-type="date" office:date-value="2005-12-08">
            <text:p>12-08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KWANA SOBHA RAMESHBHAI</text:p>
          </table:table-cell>
          <table:table-cell office:value-type="string">
            <text:p>24-05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NSURIYA JANKI DINESHBHAI</text:p>
          </table:table-cell>
          <table:table-cell office:value-type="string">
            <text:p>23-06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AUHAN KOMAL RAMESHBHAI</text:p>
          </table:table-cell>
          <table:table-cell table:style-name="ce10" office:value-type="date" office:date-value="2005-05-10">
            <text:p>05-10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EGAMA BINDIYA KANTIBHAI</text:p>
          </table:table-cell>
          <table:table-cell office:value-type="string">
            <text:p>24-02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ARAD PUJA JAYANTIBHAI</text:p>
          </table:table-cell>
          <table:table-cell table:style-name="ce10" office:value-type="date" office:date-value="2005-09-01">
            <text:p>09-01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KWANA TRUSHNA DINESHBHAI</text:p>
          </table:table-cell>
          <table:table-cell office:value-type="string">
            <text:p>23-03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OLANKI KAJAL HAKABHAI</text:p>
          </table:table-cell>
          <table:table-cell office:value-type="string">
            <text:p>23-03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RMAR RADHA BHAGABHAI</text:p>
          </table:table-cell>
          <table:table-cell table:style-name="ce10" office:value-type="date" office:date-value="2005-01-03">
            <text:p>01-03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KWANA AARTI KALYANBHAI</text:p>
          </table:table-cell>
          <table:table-cell office:value-type="string">
            <text:p>20-04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EGDA TAMMANNA VIRJIBHAI</text:p>
          </table:table-cell>
          <table:table-cell office:value-type="string">
            <text:p>20-08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BHI AVDHISHA MANSUKHBHAI</text:p>
          </table:table-cell>
          <table:table-cell office:value-type="string">
            <text:p>16-01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OHIL GOPAL BABUBHAI</text:p>
          </table:table-cell>
          <table:table-cell table:style-name="ce10" office:value-type="string">
            <text:p>28-12-2002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KWANA NIKUNJ JADAVBHAI</text:p>
          </table:table-cell>
          <table:table-cell table:style-name="ce10" office:value-type="string">
            <text:p>31-08-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KWANA ROHIT MUKESHBHAI</text:p>
          </table:table-cell>
          <table:table-cell table:style-name="ce10" office:value-type="string">
            <text:p>15-10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BHI RAVI JAYSUKHBHAI</text:p>
          </table:table-cell>
          <table:table-cell table:style-name="ce10" office:value-type="date" office:date-value="2004-07-04">
            <text:p>07-04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AUHAN CHIRAG KISHORBHAI</text:p>
          </table:table-cell>
          <table:table-cell table:style-name="ce10" office:value-type="date" office:date-value="2003-12-12">
            <text:p>12-12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BHI GOPAL MANSUKHBHAI</text:p>
          </table:table-cell>
          <table:table-cell table:style-name="ce10" office:value-type="date" office:date-value="2003-02-09">
            <text:p>02-09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BHI PARAS GORDHANBHAI</text:p>
          </table:table-cell>
          <table:table-cell table:style-name="ce10" office:value-type="string">
            <text:p>29-12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OJASARA PRAKASH GOBARBHAI</text:p>
          </table:table-cell>
          <table:table-cell table:style-name="ce10" office:value-type="date" office:date-value="2004-01-07">
            <text:p>01-07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HOKANADA KARAN DINESHBHAI</text:p>
          </table:table-cell>
          <table:table-cell office:value-type="string">
            <text:p>25-09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NIDHARIYA PRAVIN MUKESHBHAI</text:p>
          </table:table-cell>
          <table:table-cell table:style-name="ce10" office:value-type="date" office:date-value="2003-07-06">
            <text:p>07-06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BHI UMANG MADHUBHAI</text:p>
          </table:table-cell>
          <table:table-cell office:value-type="string">
            <text:p>13-07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BHI SANJAY BHAGVANBHAI</text:p>
          </table:table-cell>
          <table:table-cell office:value-type="string">
            <text:p>19-01-2002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BHI GOPAL SURESHBHAI</text:p>
          </table:table-cell>
          <table:table-cell office:value-type="string">
            <text:p>15-06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EKARIYA DARSHAN CHANDUBHAI</text:p>
          </table:table-cell>
          <table:table-cell office:value-type="string">
            <text:p>19-04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ARAD PINAL GOVINDBHAI</text:p>
          </table:table-cell>
          <table:table-cell office:value-type="string">
            <text:p>26-02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KWANA CHANDNI ASHOKBHAI</text:p>
          </table:table-cell>
          <table:table-cell table:style-name="ce10" office:value-type="date" office:date-value="2004-05-06">
            <text:p>05-06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BHI KRISHNA RAMESHBHAI</text:p>
          </table:table-cell>
          <table:table-cell table:style-name="ce10" office:value-type="date" office:date-value="2004-12-02">
            <text:p>12-02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BHI MONIKA DHIRUBHAI</text:p>
          </table:table-cell>
          <table:table-cell table:style-name="ce10" office:value-type="date" office:date-value="2003-11-09">
            <text:p>11-09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ODAKIYA RUPAL ARVINDBHAI</text:p>
          </table:table-cell>
          <table:table-cell table:style-name="ce10" office:value-type="date" office:date-value="2003-06-06">
            <text:p>06-06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ALANIYA HIRAL BHAGVANBHAI</text:p>
          </table:table-cell>
          <table:table-cell table:style-name="ce10" office:value-type="date" office:date-value="2004-06-01">
            <text:p>06-01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INZUVADIYA MAYURI HARESHBHAI</text:p>
          </table:table-cell>
          <table:table-cell office:value-type="string">
            <text:p>22-03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INZUVADIYA SEJAL CHANDUBHAI</text:p>
          </table:table-cell>
          <table:table-cell table:style-name="ce10" office:value-type="date" office:date-value="2004-01-06">
            <text:p>01-06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BHI KINJAL DHIRUBHAI</text:p>
          </table:table-cell>
          <table:table-cell table:style-name="ce10" office:value-type="date" office:date-value="2004-02-03">
            <text:p>02-03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HAROLA KIRAN HIMMATBHAI</text:p>
          </table:table-cell>
          <table:table-cell table:style-name="ce10" office:value-type="date" office:date-value="2004-01-07">
            <text:p>01-07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NSURIYA VAISHALI DINESHBHAI</text:p>
          </table:table-cell>
          <table:table-cell office:value-type="string">
            <text:p>13-06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NSURIYA SEJAL DINESHBHAI</text:p>
          </table:table-cell>
          <table:table-cell table:style-name="ce10" office:value-type="string">
            <text:p>20-4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OJASARA VANITA ARVINDBHAI</text:p>
          </table:table-cell>
          <table:table-cell table:style-name="ce10" office:value-type="date" office:date-value="2004-01-06">
            <text:p>01-06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HANTELA AARTI KANTIBHAI</text:p>
          </table:table-cell>
          <table:table-cell table:style-name="ce10" office:value-type="date" office:date-value="2004-01-06">
            <text:p>01-06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RMAR KOMAL MANUBHAI</text:p>
          </table:table-cell>
          <table:table-cell table:style-name="ce10" office:value-type="date" office:date-value="2004-01-06">
            <text:p>01-06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BHI JIGNASHA MANSUKHBHAI</text:p>
          </table:table-cell>
          <table:table-cell table:style-name="ce10" office:value-type="date" office:date-value="2004-11-06">
            <text:p>11-06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HANTELA SHAILESH DEVSIBHAI</text:p>
          </table:table-cell>
          <table:table-cell table:style-name="ce10" office:value-type="date" office:date-value="2003-04-12">
            <text:p>04-12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OJASARA DIPAK ARVINDBHAI</text:p>
          </table:table-cell>
          <table:table-cell office:value-type="string">
            <text:p>23-09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HANTELA CHIRAG KADUBHAI</text:p>
          </table:table-cell>
          <table:table-cell table:style-name="ce10" office:value-type="string">
            <text:p>13-12-2001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AUHAN DIPAK RAMESHBHAI</text:p>
          </table:table-cell>
          <table:table-cell table:style-name="ce10" office:value-type="date" office:date-value="2003-01-06">
            <text:p>01-06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AVDA ASHVIN BHUPATBHAI</text:p>
          </table:table-cell>
          <table:table-cell table:style-name="ce10" office:value-type="string">
            <text:p>30-12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ALANIYA ARVIND BHIKHABHAI</text:p>
          </table:table-cell>
          <table:table-cell table:style-name="ce10" office:value-type="date" office:date-value="2003-12-04">
            <text:p>12-04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KWANA MAHESH VIJUBHAI</text:p>
          </table:table-cell>
          <table:table-cell table:style-name="ce10" office:value-type="date" office:date-value="2003-01-06">
            <text:p>01-06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KWANA KANA DULABHAI</text:p>
          </table:table-cell>
          <table:table-cell table:style-name="ce10" office:value-type="date" office:date-value="2002-01-08">
            <text:p>01-08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AUHAN ASHVIN NARESHBHAI</text:p>
          </table:table-cell>
          <table:table-cell table:style-name="ce10" office:value-type="date" office:date-value="2002-08-02">
            <text:p>08-02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INZUVADIYA BHAVESH HIMMATBHAI</text:p>
          </table:table-cell>
          <table:table-cell table:style-name="ce10" office:value-type="date" office:date-value="2003-04-06">
            <text:p>04-06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BESARA VISHAL RAJUBHAI</text:p>
          </table:table-cell>
          <table:table-cell office:value-type="string">
            <text:p>15-07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ARAIYA JIGNESH JAYSUKHBHAI</text:p>
          </table:table-cell>
          <table:table-cell table:style-name="ce10" office:value-type="date" office:date-value="2003-11-07">
            <text:p>11-07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BHI ROHIT PREMJIBHAI</text:p>
          </table:table-cell>
          <table:table-cell office:value-type="string">
            <text:p>26-03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BHI DIVYESH RAMESHBHAI</text:p>
          </table:table-cell>
          <table:table-cell table:style-name="ce10" office:value-type="date" office:date-value="2002-02-10">
            <text:p>02-10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EGDA VISHAL RAGHAVBHAI</text:p>
          </table:table-cell>
          <table:table-cell table:style-name="ce10" office:value-type="date" office:date-value="2003-01-06">
            <text:p>01-06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BHI JAY PRAVINBHAI</text:p>
          </table:table-cell>
          <table:table-cell table:style-name="ce10" office:value-type="date" office:date-value="2003-10-06">
            <text:p>10-06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OJASARA BHARTI VINUBHAI</text:p>
          </table:table-cell>
          <table:table-cell table:style-name="ce10" office:value-type="date" office:date-value="2001-01-06">
            <text:p>01-06-2001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HOSNADA RINKU DINESHBHAI</text:p>
          </table:table-cell>
          <table:table-cell table:style-name="ce10" office:value-type="date" office:date-value="2002-01-06">
            <text:p>01-06-2002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HOSNADA KAILASH DINESHBHAI</text:p>
          </table:table-cell>
          <table:table-cell office:value-type="string">
            <text:p>25-05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OJASARA BHAVNA BHUPATBHAI</text:p>
          </table:table-cell>
          <table:table-cell table:style-name="ce10" office:value-type="date" office:date-value="2003-01-06">
            <text:p>01-06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AVDA MANISHA GABRUBHAI</text:p>
          </table:table-cell>
          <table:table-cell office:value-type="string">
            <text:p>26-01-2001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HAROLA AARTI BHUPATBHAI</text:p>
          </table:table-cell>
          <table:table-cell table:style-name="ce10" office:value-type="date" office:date-value="2002-01-06">
            <text:p>01-06-2002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KWANA NISHA VIPULBHAI</text:p>
          </table:table-cell>
          <table:table-cell office:value-type="string">
            <text:p>17-05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HAROLA DAYA VINUBHAI</text:p>
          </table:table-cell>
          <table:table-cell table:style-name="ce10" office:value-type="date" office:date-value="2003-01-06">
            <text:p>01-06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NSURIYA SEJAL HIMMATBHAI</text:p>
          </table:table-cell>
          <table:table-cell office:value-type="string">
            <text:p>17-06-2002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OHIL MANISHA VINUBHAI</text:p>
          </table:table-cell>
          <table:table-cell table:style-name="ce10" office:value-type="date" office:date-value="2002-05-08">
            <text:p>05-08-2002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IKWANA HIRAL ASHOKBHAI</text:p>
          </table:table-cell>
          <table:table-cell table:style-name="ce10" office:value-type="date" office:date-value="2003-01-06">
            <text:p>01-06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NCHIYA DHARMISTHA BHUPATBHAI</text:p>
          </table:table-cell>
          <table:table-cell table:style-name="ce10" office:value-type="date" office:date-value="2003-01-06">
            <text:p>01-06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NCHIYA RAJESHVARI BACHUBHAI</text:p>
          </table:table-cell>
          <table:table-cell office:value-type="string">
            <text:p>30-03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HUMAN UMA HAKUBHAI</text:p>
          </table:table-cell>
          <table:table-cell table:style-name="ce10" office:value-type="date" office:date-value="2003-12-06">
            <text:p>12-06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INZUVADIYA LALJI CHANDUBHAI</text:p>
          </table:table-cell>
          <table:table-cell office:value-type="string">
            <text:p>26-07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OJASARA CHETAN SHAMBHUBHAI</text:p>
          </table:table-cell>
          <table:table-cell table:style-name="ce10" office:value-type="date" office:date-value="2002-05-06">
            <text:p>05-06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OJASARA CHIRAG GOBARBHAI</text:p>
          </table:table-cell>
          <table:table-cell table:style-name="ce10" office:value-type="date" office:date-value="2002-01-06">
            <text:p>01-06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ALANIYA PRADIP SHAMBHUBHAI</text:p>
          </table:table-cell>
          <table:table-cell table:style-name="ce10" office:value-type="date" office:date-value="2002-05-09">
            <text:p>05-09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EKARIYA UDAY CHANDUBHAI</text:p>
          </table:table-cell>
          <table:table-cell office:value-type="string">
            <text:p>15-04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OJASARA GOPAL MADHUBHAI</text:p>
          </table:table-cell>
          <table:table-cell table:style-name="ce10" office:value-type="date" office:date-value="2001-01-06">
            <text:p>01-06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AVDA LALJI BHUPATBHAI</text:p>
          </table:table-cell>
          <table:table-cell table:style-name="ce10" office:value-type="date" office:date-value="2001-02-08">
            <text:p>02-08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BHI MEHUL BUDHABHAI</text:p>
          </table:table-cell>
          <table:table-cell table:style-name="ce10" office:value-type="date" office:date-value="2002-01-06">
            <text:p>01-06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ROLA BHAVESH RAJUBHAI</text:p>
          </table:table-cell>
          <table:table-cell table:style-name="ce10" office:value-type="date" office:date-value="2002-01-06">
            <text:p>01-06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OJASARA HITEN RAMESHBHAI</text:p>
          </table:table-cell>
          <table:table-cell table:style-name="ce10" office:value-type="date" office:date-value="2000-08-11">
            <text:p>08-11-2000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BHI AJAY HIMMATBHAI</text:p>
          </table:table-cell>
          <table:table-cell office:value-type="string">
            <text:p>28-09-2000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BHI HITESH JAYANTIBHAI</text:p>
          </table:table-cell>
          <table:table-cell table:style-name="ce10" office:value-type="date" office:date-value="2002-01-06">
            <text:p>01-06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ARAD MAHIPAT TAKHUBHAI</text:p>
          </table:table-cell>
          <table:table-cell office:value-type="string">
            <text:p>18-05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BHI DARSHAN MANGABHAI</text:p>
          </table:table-cell>
          <table:table-cell table:style-name="ce10" office:value-type="date" office:date-value="2000-01-06">
            <text:p>01-06-2000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KWANA AJAY JAYANTIBHAI</text:p>
          </table:table-cell>
          <table:table-cell office:value-type="string">
            <text:p>22-05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MKWANA VIJAY JAYANTIBHAI</text:p>
          </table:table-cell>
          <table:table-cell table:style-name="ce10" office:value-type="date" office:date-value="2002-01-06">
            <text:p>01-06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KWANA BHAVIN BHARATBHAI</text:p>
          </table:table-cell>
          <table:table-cell table:style-name="ce10" office:value-type="date" office:date-value="2002-08-02">
            <text:p>08-02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HUMAN SHIVRAJ MERAMBHAI</text:p>
          </table:table-cell>
          <table:table-cell table:style-name="ce10" office:value-type="date" office:date-value="2002-01-06">
            <text:p>01-06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HANTELA GEETA NARSINHBHAI</text:p>
          </table:table-cell>
          <table:table-cell table:style-name="ce10" office:value-type="string">
            <text:p>15-12-2001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HANTELA KINJAL MAGANBHAI</text:p>
          </table:table-cell>
          <table:table-cell table:style-name="ce10" office:value-type="date" office:date-value="2002-01-06">
            <text:p>01-06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NSURIYA KOMAL BHARATBHAI</text:p>
          </table:table-cell>
          <table:table-cell table:style-name="ce10" office:value-type="date" office:date-value="2001-01-06">
            <text:p>01-06-2001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NSURIYA SANGITA DINESHBHAI</text:p>
          </table:table-cell>
          <table:table-cell table:style-name="ce10" office:value-type="date" office:date-value="2002-01-06">
            <text:p>01-06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NSURIYA KINJAL RAMESHBHAI</text:p>
          </table:table-cell>
          <table:table-cell office:value-type="string">
            <text:p>13-08-2001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OJASARA NISHA HIMMATBHAI</text:p>
          </table:table-cell>
          <table:table-cell office:value-type="string">
            <text:p>30-01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HAROLA DAYA BHUPATBHAI</text:p>
          </table:table-cell>
          <table:table-cell table:style-name="ce10" office:value-type="date" office:date-value="2002-01-06">
            <text:p>01-06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HAROLA PAYAL GHANSHYAMBHAI</text:p>
          </table:table-cell>
          <table:table-cell table:style-name="ce10" office:value-type="date" office:date-value="2002-05-07">
            <text:p>05-07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KWANA FENCY PREMJIBHAI</text:p>
          </table:table-cell>
          <table:table-cell table:style-name="ce10" office:value-type="date" office:date-value="2002-01-06">
            <text:p>01-06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NSURIYA DAKSHA BHARATBHAI</text:p>
          </table:table-cell>
          <table:table-cell table:style-name="ce10" office:value-type="date" office:date-value="2002-01-06">
            <text:p>01-06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ARAD RENUKA JAYSUKHBHAI</text:p>
          </table:table-cell>
          <table:table-cell office:value-type="string">
            <text:p>27-08-2001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ARAD CHETNA JAYANTIBHAI</text:p>
          </table:table-cell>
          <table:table-cell table:style-name="ce10" office:value-type="date" office:date-value="2001-01-06">
            <text:p>01-06-2001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BHI BHUMIKA DHIRUBHAI</text:p>
          </table:table-cell>
          <table:table-cell table:style-name="ce10" office:value-type="string">
            <text:p>19-11-2001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BHI RUPAL JAYSUKHBHAI</text:p>
          </table:table-cell>
          <table:table-cell table:style-name="ce10" office:value-type="date" office:date-value="2001-10-09">
            <text:p>10-09-2001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ARAIYA KINJAL JAYSUKHBHAI</text:p>
          </table:table-cell>
          <table:table-cell table:style-name="ce10" office:value-type="date" office:date-value="2002-05-02">
            <text:p>05-02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HUMAL KAJAL JORUBHAI</text:p>
          </table:table-cell>
          <table:table-cell table:style-name="ce10" office:value-type="date" office:date-value="2001-04-03">
            <text:p>04-03-2001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HUMAN DHARMISTHA JORUBHAI</text:p>
          </table:table-cell>
          <table:table-cell table:style-name="ce10" office:value-type="date" office:date-value="2002-01-06">
            <text:p>01-06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CHIYA MAHESHVARI KANUBHAI</text:p>
          </table:table-cell>
          <table:table-cell table:style-name="ce10" office:value-type="date" office:date-value="2002-04-04">
            <text:p>04-04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CHIAY BHAGVATI BACHUBHAI</text:p>
          </table:table-cell>
          <table:table-cell office:value-type="string">
            <text:p>27-03-2001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RMAR DAYA JAGABHAI</text:p>
          </table:table-cell>
          <table:table-cell table:style-name="ce10" office:value-type="date" office:date-value="2002-12-06">
            <text:p>12-06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RMAR DAHI BHODABHAI</text:p>
          </table:table-cell>
          <table:table-cell table:style-name="ce10" office:value-type="date" office:date-value="2001-01-06">
            <text:p>01-06-2001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RMAR BHAVNA ANANDBHAI</text:p>
          </table:table-cell>
          <table:table-cell table:style-name="ce10" office:value-type="date" office:date-value="2002-01-06">
            <text:p>01-06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KWANA ARUNA CHANDUBHAI</text:p>
          </table:table-cell>
          <table:table-cell table:style-name="ce10" office:value-type="date" office:date-value="2002-01-06">
            <text:p>01-06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BHI PRIT MADHUBHAI</text:p>
          </table:table-cell>
          <table:table-cell table:style-name="ce10" office:value-type="date" office:date-value="2002-02-05">
            <text:p>02-05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KWANA TRIVENI KARSHANBHAI</text:p>
          </table:table-cell>
          <table:table-cell table:style-name="ce10" office:value-type="date" office:date-value="2002-01-06">
            <text:p>01-06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KWANA KINJAL RAMESHBHAI</text:p>
          </table:table-cell>
          <table:table-cell table:style-name="ce10" office:value-type="date" office:date-value="2002-01-06">
            <text:p>01-06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KWANA SEJAL KANTIBHAI</text:p>
          </table:table-cell>
          <table:table-cell table:style-name="ce10" office:value-type="date" office:date-value="2002-01-06">
            <text:p>01-06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EGDA PAYAL VIRABHAI</text:p>
          </table:table-cell>
          <table:table-cell office:value-type="string">
            <text:p>13-04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BHI JYOTI MANSUKHBHAI</text:p>
          </table:table-cell>
          <table:table-cell table:style-name="ce10" office:value-type="date" office:date-value="2001-01-02">
            <text:p>01-02-2001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VAIBHAV MUKESHBHAI MAHIDA</text:p>
          </table:table-cell>
          <table:table-cell table:style-name="ce7" office:value-type="string">
            <text:p>14-12-2008</text:p>
          </table:table-cell>
          <table:table-cell table:style-name="ce7" office:value-type="float" office:value="1">
            <text:p>1</text:p>
          </table:table-cell>
          <table:table-cell table:style-name="ce1"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AYVEER BALUBHAI JADAV</text:p>
          </table:table-cell>
          <table:table-cell office:value-type="string">
            <text:p>22-03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AYDIP MADHUBHAI PARMAR</text:p>
          </table:table-cell>
          <table:table-cell office:value-type="string">
            <text:p>11-9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AVI GORDHANBHAI SAVALIYA</text:p>
          </table:table-cell>
          <table:table-cell office:value-type="string">
            <text:p>14-02-2006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OMIL ASHOKBHAI MAKVANA</text:p>
          </table:table-cell>
          <table:table-cell office:value-type="string">
            <text:p>8-9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ACHNA VIJAYGIRI GOSAI</text:p>
          </table:table-cell>
          <table:table-cell office:value-type="string">
            <text:p>3-10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IRALI VITTHALBHAI SATHLA</text:p>
          </table:table-cell>
          <table:table-cell office:value-type="string">
            <text:p>23-03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UMIKA VIPULBHAI CHAUHAN</text:p>
          </table:table-cell>
          <table:table-cell office:value-type="string">
            <text:p>20-01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RISHNA BHAGWANBHAI CHAUHAN</text:p>
          </table:table-cell>
          <table:table-cell office:value-type="string">
            <text:p>16-09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HANDRIKA ASHOKBHAI CHAUHAN</text:p>
          </table:table-cell>
          <table:table-cell office:value-type="string">
            <text:p>26-12-2007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YAL LALJIBHAI PARMAR</text:p>
          </table:table-cell>
          <table:table-cell office:value-type="string">
            <text:p>4-7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ONIKA HIMMATBHAI MAKWANA</text:p>
          </table:table-cell>
          <table:table-cell office:value-type="string">
            <text:p>22-05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ARTI ARVINDBHAI DHOSHNADA</text:p>
          </table:table-cell>
          <table:table-cell office:value-type="string">
            <text:p>16-10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KSHITA ASHVINBHAI DHOSHNADA</text:p>
          </table:table-cell>
          <table:table-cell office:value-type="string">
            <text:p>24-01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AJAL KALUBHAI CHAUHAN</text:p>
          </table:table-cell>
          <table:table-cell office:value-type="string">
            <text:p>8-9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SHRAF AMINBHAI BILAKHIYA</text:p>
          </table:table-cell>
          <table:table-cell office:value-type="string">
            <text:p>04-01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ANJAY BHANUBHAI PATADIYA</text:p>
          </table:table-cell>
          <table:table-cell office:value-type="string">
            <text:p>09-03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AM DINESHBHAI GOHIL</text:p>
          </table:table-cell>
          <table:table-cell office:value-type="string">
            <text:p>12-02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ILAN POPATBHAI PATADIYA</text:p>
          </table:table-cell>
          <table:table-cell office:value-type="string">
            <text:p>27-05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NKIT ASHVINBHAI PARMAR</text:p>
          </table:table-cell>
          <table:table-cell office:value-type="string">
            <text:p>05-03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IYUSHGIRI SHUBHASHGIRI GOSAI</text:p>
          </table:table-cell>
          <table:table-cell office:value-type="string">
            <text:p>12-09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RESH RAMESHBHAI PARMAR</text:p>
          </table:table-cell>
          <table:table-cell office:value-type="string">
            <text:p>10-01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HUBHAM MERABHAI KAMANI</text:p>
          </table:table-cell>
          <table:table-cell office:value-type="string">
            <text:p>21-03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IRAN HIMMATBHAI MAKWANA</text:p>
          </table:table-cell>
          <table:table-cell office:value-type="string">
            <text:p>29-11-2004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HAUTIK MUKESHBHAI MAHIDA</text:p>
          </table:table-cell>
          <table:table-cell office:value-type="string">
            <text:p>07-01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AYDEVI RATNABHAI AAL</text:p>
          </table:table-cell>
          <table:table-cell office:value-type="string">
            <text:p>29-07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RIYANKA JAYSUKHBHAI CHAUHAN</text:p>
          </table:table-cell>
          <table:table-cell office:value-type="string">
            <text:p>27-11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EMANGI BHARATBHAI GOSAI</text:p>
          </table:table-cell>
          <table:table-cell office:value-type="string">
            <text:p>26-11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IDDHI ARVINDBHAI PATADIYA</text:p>
          </table:table-cell>
          <table:table-cell office:value-type="string">
            <text:p>15-05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ARTI MERABHAI JOGRANA</text:p>
          </table:table-cell>
          <table:table-cell office:value-type="string">
            <text:p>24-11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ETAL RAJUBHAI KAMANI</text:p>
          </table:table-cell>
          <table:table-cell office:value-type="string">
            <text:p>18-03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IRAN BHAGWANBHAI CHAUHAN</text:p>
          </table:table-cell>
          <table:table-cell office:value-type="string">
            <text:p>13-07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RVASHI NAVINBHAI GOHIL</text:p>
          </table:table-cell>
          <table:table-cell office:value-type="string">
            <text:p>22-02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IRAN BHUPATBHAI PARMAR</text:p>
          </table:table-cell>
          <table:table-cell office:value-type="string">
            <text:p>27-02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SHITA BHAVESHBHAI DHADUK</text:p>
          </table:table-cell>
          <table:table-cell office:value-type="string">
            <text:p>17-01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HUSHAL UDESHBHAI DHADUK</text:p>
          </table:table-cell>
          <table:table-cell office:value-type="string">
            <text:p>06-04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AY SHAILESHBHAI SAVALIYA</text:p>
          </table:table-cell>
          <table:table-cell office:value-type="string">
            <text:p>26-06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ANDIP HIMMATBHAI PARMAR</text:p>
          </table:table-cell>
          <table:table-cell office:value-type="string">
            <text:p>02-01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RINCE NAVGHANBHAI KHASIYA</text:p>
          </table:table-cell>
          <table:table-cell office:value-type="string">
            <text:p>20-05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AYPAL BALUBHAI JADAV</text:p>
          </table:table-cell>
          <table:table-cell office:value-type="string">
            <text:p>12-07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HUL BHARATBHAI MOLADIYA</text:p>
          </table:table-cell>
          <table:table-cell office:value-type="string">
            <text:p>12-07-2005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AUTAM GORDHANBHAI PARMAR</text:p>
          </table:table-cell>
          <table:table-cell office:value-type="string">
            <text:p>19-01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RUPALI BHAGWANBHAI KAMANI</text:p>
          </table:table-cell>
          <table:table-cell office:value-type="string">
            <text:p>03-07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NSI VIJAYBHAI KAMANI</text:p>
          </table:table-cell>
          <table:table-cell office:value-type="string">
            <text:p>26-06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HUMIKA PANCHABHAI NANGAS</text:p>
          </table:table-cell>
          <table:table-cell office:value-type="string">
            <text:p>15-07-2005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IRAL BHAGWANBHAI NANGAS</text:p>
          </table:table-cell>
          <table:table-cell office:value-type="string">
            <text:p>28-07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ASHA BHOLABHAI CHAHUAN</text:p>
          </table:table-cell>
          <table:table-cell office:value-type="string">
            <text:p>03-05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INKAL RAMABHAI BAMBA</text:p>
          </table:table-cell>
          <table:table-cell office:value-type="string">
            <text:p>19-04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IDHI VIJAYBHAI GOSAI</text:p>
          </table:table-cell>
          <table:table-cell office:value-type="string">
            <text:p>27-05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EKHA KALUBHAI CHAUHAN</text:p>
          </table:table-cell>
          <table:table-cell office:value-type="string">
            <text:p>25-02-2005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ERA KISHORBHAI PARMAR</text:p>
          </table:table-cell>
          <table:table-cell office:value-type="string">
            <text:p>10-06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HARMISHTA BAVCHANDBHAI GHOSHNADA</text:p>
          </table:table-cell>
          <table:table-cell office:value-type="string">
            <text:p>03-06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INA JITUBHAI GHOSHNADA</text:p>
          </table:table-cell>
          <table:table-cell office:value-type="string">
            <text:p>14-05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ARASWATI POPATBHAI PATADIYA</text:p>
          </table:table-cell>
          <table:table-cell office:value-type="string">
            <text:p>21-07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IRAL MANISHBHAI GOHIL</text:p>
          </table:table-cell>
          <table:table-cell office:value-type="string">
            <text:p>22-04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ONAL DEVJIBHAI SARVAIYA</text:p>
          </table:table-cell>
          <table:table-cell office:value-type="string">
            <text:p>20-05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ARTI CHANDUBHAI SARVAIYA</text:p>
          </table:table-cell>
          <table:table-cell office:value-type="string">
            <text:p>21-06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AYPAL JAYSHUKHBHAI PARMAR</text:p>
          </table:table-cell>
          <table:table-cell office:value-type="string">
            <text:p>24-02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AMJI KALUBHAI CHAUHAN</text:p>
          </table:table-cell>
          <table:table-cell office:value-type="string">
            <text:p>09-11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NKIT MAGANBHAI CHAUHAN</text:p>
          </table:table-cell>
          <table:table-cell office:value-type="string">
            <text:p>02-08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LPESH DEVJIBHAI SARVAIYA</text:p>
          </table:table-cell>
          <table:table-cell office:value-type="string">
            <text:p>02-06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ILAN RAMESHBHAI SARVAIYA</text:p>
          </table:table-cell>
          <table:table-cell office:value-type="string">
            <text:p>15-02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IREN BHUPATBHAI CHAUHAN</text:p>
          </table:table-cell>
          <table:table-cell office:value-type="string">
            <text:p>01-09-2004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AJESH BHAGWANBHAI CHAUHAN</text:p>
          </table:table-cell>
          <table:table-cell office:value-type="string">
            <text:p>15-06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EENA MERABHAI JOGRANA</text:p>
          </table:table-cell>
          <table:table-cell office:value-type="string">
            <text:p>05-05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IPALI DINESHBHAI GOHIL</text:p>
          </table:table-cell>
          <table:table-cell office:value-type="string">
            <text:p>25-05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ISHA RAMESHBHAI SAVALIYA</text:p>
          </table:table-cell>
          <table:table-cell office:value-type="string">
            <text:p>13-04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AILASH NATUBHAI PARMAR</text:p>
          </table:table-cell>
          <table:table-cell office:value-type="string">
            <text:p>10-04-2005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IDDHI RAKESHBHAI CHAUHAN</text:p>
          </table:table-cell>
          <table:table-cell office:value-type="string">
            <text:p>13-07-2004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ARSHA BHARATBHAI RAHUSA</text:p>
          </table:table-cell>
          <table:table-cell office:value-type="string">
            <text:p>05-09-2005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HUMIKA CHANDUBHAI SARVAIYA</text:p>
          </table:table-cell>
          <table:table-cell office:value-type="string">
            <text:p>16-07-2005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HARTI LALJIBHAI PARMAR</text:p>
          </table:table-cell>
          <table:table-cell office:value-type="string">
            <text:p>13-06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RUL MANISHBHAI GOHIL</text:p>
          </table:table-cell>
          <table:table-cell office:value-type="string">
            <text:p>13-07-2005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SHMITA BHAGWANBHAI CHAUHAN</text:p>
          </table:table-cell>
          <table:table-cell office:value-type="string">
            <text:p>08-05-2005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USHITA ARVINDBHAI CHAUHAN</text:p>
          </table:table-cell>
          <table:table-cell office:value-type="string">
            <text:p>29-06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IRAN ATULBHAI CHAUHAN</text:p>
          </table:table-cell>
          <table:table-cell office:value-type="string">
            <text:p>21-03-2005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IVYANG GHANSHYAMBHAI KACHADIYA</text:p>
          </table:table-cell>
          <table:table-cell office:value-type="string">
            <text:p>11-06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ULIK NAVDHANBHAI KHASIYA</text:p>
          </table:table-cell>
          <table:table-cell office:value-type="string">
            <text:p>07-02-2006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ULIK MERABHAI KAMANI</text:p>
          </table:table-cell>
          <table:table-cell office:value-type="string">
            <text:p>27-01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ASIK HAMABHAI VAGHELA</text:p>
          </table:table-cell>
          <table:table-cell office:value-type="string">
            <text:p>24-01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VEK BHANUBHAI CHAUHAN</text:p>
          </table:table-cell>
          <table:table-cell office:value-type="string">
            <text:p>01-11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ANSH NAVINBHAI GOHIL</text:p>
          </table:table-cell>
          <table:table-cell office:value-type="string">
            <text:p>12-05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RUPA RAJESHBHAI DHADUK</text:p>
          </table:table-cell>
          <table:table-cell office:value-type="string">
            <text:p>27-06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ETAL BHUPATBHAI PARMAR</text:p>
          </table:table-cell>
          <table:table-cell office:value-type="string">
            <text:p>27-02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HRADDHA BAVSANBHAI DHOSNADA</text:p>
          </table:table-cell>
          <table:table-cell office:value-type="string">
            <text:p>02-08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IDDHI BALABHAI JADAV</text:p>
          </table:table-cell>
          <table:table-cell office:value-type="string">
            <text:p>13-01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NISHA MANOJBHAI BAGDA</text:p>
          </table:table-cell>
          <table:table-cell office:value-type="string">
            <text:p>10-04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INKAL MERABHAI JOGRANA</text:p>
          </table:table-cell>
          <table:table-cell office:value-type="string">
            <text:p>21-05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HILPA KISHORBHAI PARMAR</text:p>
          </table:table-cell>
          <table:table-cell office:value-type="string">
            <text:p>21-01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INKAL BHOLABHAI CHAUHAN</text:p>
          </table:table-cell>
          <table:table-cell office:value-type="string">
            <text:p>28-04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AKADIYA RAVI HARJIBHAI</text:p>
          </table:table-cell>
          <table:table-cell office:value-type="string">
            <text:p>15-01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AMANI BHAUTIK BHAGWANBHAI</text:p>
          </table:table-cell>
          <table:table-cell office:value-type="string">
            <text:p>15-06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HOSNADA SAHIL LALJIBHAI</text:p>
          </table:table-cell>
          <table:table-cell office:value-type="string">
            <text:p>15-02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RMAR JAYDIP JAYSUKHBHAI</text:p>
          </table:table-cell>
          <table:table-cell office:value-type="string">
            <text:p>08-05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AGDA RAJESH DEVJIBHAI</text:p>
          </table:table-cell>
          <table:table-cell office:value-type="string">
            <text:p>01-01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AJAN PARTH ASHOKBHAI</text:p>
          </table:table-cell>
          <table:table-cell office:value-type="string">
            <text:p>26-09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AGDA CHIRAG ARVINDBHAI</text:p>
          </table:table-cell>
          <table:table-cell office:value-type="string">
            <text:p>24-08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ASAVA RAHUL VINODBHAI</text:p>
          </table:table-cell>
          <table:table-cell office:value-type="string">
            <text:p>10-09-2002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HADUK JANKI UDDESHBHAI</text:p>
          </table:table-cell>
          <table:table-cell office:value-type="string">
            <text:p>10-10-2005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OSAI VIBHUTI SHUBHASHGIRI</text:p>
          </table:table-cell>
          <table:table-cell office:value-type="string">
            <text:p>21-08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OGRANA MANU HAMABHAI</text:p>
          </table:table-cell>
          <table:table-cell office:value-type="string">
            <text:p>17-04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OLIYA RINKU RAMESHBHAI</text:p>
          </table:table-cell>
          <table:table-cell office:value-type="string">
            <text:p>06-10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HOSHNADA KAILASH LALJIBHAI</text:p>
          </table:table-cell>
          <table:table-cell office:value-type="string">
            <text:p>20-01-2002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RMAR AMISHA RAMESHBHAI</text:p>
          </table:table-cell>
          <table:table-cell office:value-type="string">
            <text:p>13-01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RMAR DARSHNA HIMMATBHAI</text:p>
          </table:table-cell>
          <table:table-cell office:value-type="string">
            <text:p>12-07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OLADIYA MAYA BHARATBHAI</text:p>
          </table:table-cell>
          <table:table-cell office:value-type="string">
            <text:p>22-03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AJAN MEERA ASHOKBHAI</text:p>
          </table:table-cell>
          <table:table-cell office:value-type="string">
            <text:p>12-08-2002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OSAI VIVEK SURESHGIRI</text:p>
          </table:table-cell>
          <table:table-cell office:value-type="string">
            <text:p>11-05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TADIYA RANJIT DEVSHIBHAI</text:p>
          </table:table-cell>
          <table:table-cell office:value-type="string">
            <text:p>13-12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HAUHAN MANISH BHAGWANBHAI</text:p>
          </table:table-cell>
          <table:table-cell office:value-type="string">
            <text:p>15-03-2000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HAUHAN RAJNI MAGANBHAI</text:p>
          </table:table-cell>
          <table:table-cell office:value-type="string">
            <text:p>12-06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ARVAIYA MAHESH DHIRUBHAI</text:p>
          </table:table-cell>
          <table:table-cell office:value-type="string">
            <text:p>12-06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AL VIKRAM MANGABHAI</text:p>
          </table:table-cell>
          <table:table-cell office:value-type="string">
            <text:p>01-06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OLADIYA RAHUL BHARATBHAI</text:p>
          </table:table-cell>
          <table:table-cell office:value-type="string">
            <text:p>03-12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ANANI GORAL JAYSHUKHBHAI</text:p>
          </table:table-cell>
          <table:table-cell office:value-type="string">
            <text:p>24-08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OHIL MITTAL DINESHBHAI</text:p>
          </table:table-cell>
          <table:table-cell office:value-type="string">
            <text:p>24-12-2000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RMAR MANISHA KISHORBHAI</text:p>
          </table:table-cell>
          <table:table-cell office:value-type="string">
            <text:p>25-04-2000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HAUHAN GOPI BHAGWANBHAI</text:p>
          </table:table-cell>
          <table:table-cell office:value-type="string">
            <text:p>27-12-2001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OLIYA ANKITA RAMESHBHAI</text:p>
          </table:table-cell>
          <table:table-cell office:value-type="string">
            <text:p>25-12-2001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ARVAIYA DIPALI CHANDUBHAI</text:p>
          </table:table-cell>
          <table:table-cell office:value-type="string">
            <text:p>01-04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HADUK DHARA RAMESHBHAI</text:p>
          </table:table-cell>
          <table:table-cell office:value-type="string">
            <text:p>24-02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RMAR MAYUR BABUBHAI</text:p>
          </table:table-cell>
          <table:table-cell office:value-type="string">
            <text:p>01-06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RMAR HARESH CHHAGANBHAI</text:p>
          </table:table-cell>
          <table:table-cell office:value-type="string">
            <text:p>05-06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AJAN DHARMESH ASHOKBHAI</text:p>
          </table:table-cell>
          <table:table-cell office:value-type="string">
            <text:p>14-07-2000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AGDA KIRIT DANABHAI</text:p>
          </table:table-cell>
          <table:table-cell office:value-type="string">
            <text:p>11-09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AL RAMESH MANGABHAI</text:p>
          </table:table-cell>
          <table:table-cell office:value-type="string">
            <text:p>10-08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ACHHADIYA RANJAN GHANSHYAMBHAI</text:p>
          </table:table-cell>
          <table:table-cell office:value-type="string">
            <text:p>17-07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HADUK VIDISHA RAJESHBHAI</text:p>
          </table:table-cell>
          <table:table-cell office:value-type="string">
            <text:p>14-05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AVE POOJA NATUBHAI</text:p>
          </table:table-cell>
          <table:table-cell office:value-type="string">
            <text:p>18-09-2001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OGRANA SONAL HAMABHAI</text:p>
          </table:table-cell>
          <table:table-cell office:value-type="string">
            <text:p>11-08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RMAR JAYSHREE JAYSHUKHBHAI</text:p>
          </table:table-cell>
          <table:table-cell office:value-type="string">
            <text:p>15-04-2001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HADUK AKSHITA SHAILASHBHAI</text:p>
          </table:table-cell>
          <table:table-cell office:value-type="string">
            <text:p>24-03-2001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string">
            <text:p>GAHA MOIN CHIRABHAI</text:p>
          </table:table-cell>
          <table:table-cell table:style-name="ce7" office:value-type="string">
            <text:p>31-03-2009</text:p>
          </table:table-cell>
          <table:table-cell table:style-name="ce7" office:value-type="float" office:value="1">
            <text:p>1</text:p>
          </table:table-cell>
          <table:table-cell table:style-name="ce1" office:value-type="string">
            <text:p>MAL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LORA ARMAAN YUNUSHKHA</text:p>
          </table:table-cell>
          <table:table-cell office:value-type="string">
            <text:p>15-04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ADADIYA HELIBEN PRAVEENBHAI</text:p>
          </table:table-cell>
          <table:table-cell office:value-type="string">
            <text:p>30-05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AGDA ABHAY BAVCHANDBHAI</text:p>
          </table:table-cell>
          <table:table-cell office:value-type="string">
            <text:p>29-07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HUVA RAJDEEPKUMAR RANABHAI</text:p>
          </table:table-cell>
          <table:table-cell office:value-type="string">
            <text:p>03-06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HUDASACHA PAYALBEN DHIRUBHAI</text:p>
          </table:table-cell>
          <table:table-cell office:value-type="string">
            <text:p>21-07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AGDA HELIBEN VINUBHAI</text:p>
          </table:table-cell>
          <table:table-cell office:value-type="string">
            <text:p>16-06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HUVA GOPALBHAI RANABHAI</text:p>
          </table:table-cell>
          <table:table-cell office:value-type="string">
            <text:p>28-07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AGDA SARUBEN VINUBHAI</text:p>
          </table:table-cell>
          <table:table-cell office:value-type="string">
            <text:p>14-07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ADADIYA HAPPYBEN PRAVEENBHAI</text:p>
          </table:table-cell>
          <table:table-cell office:value-type="string">
            <text:p>12-04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LORA ZAKIRKHAN RIMKHA</text:p>
          </table:table-cell>
          <table:table-cell office:value-type="string">
            <text:p>09-06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LORA NAASIRKHAN USMAANKHA</text:p>
          </table:table-cell>
          <table:table-cell office:value-type="string">
            <text:p>10-06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LORA SABANABEN YUNUSKHA</text:p>
          </table:table-cell>
          <table:table-cell office:value-type="string">
            <text:p>12-05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HEKH SOHILKUMAR UGARBHAI</text:p>
          </table:table-cell>
          <table:table-cell office:value-type="string">
            <text:p>01-12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LORA SAMIRABEN YUNUSKHA</text:p>
          </table:table-cell>
          <table:table-cell office:value-type="string">
            <text:p>10-08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LORA TAMANNABEN YUNUSKHA</text:p>
          </table:table-cell>
          <table:table-cell office:value-type="string">
            <text:p>12-09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LORA MUKTAK RIMKHA</text:p>
          </table:table-cell>
          <table:table-cell office:value-type="string">
            <text:p>28-10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AGDA SAGAR RAMESHBHAI</text:p>
          </table:table-cell>
          <table:table-cell office:value-type="string">
            <text:p>17-08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AGDA KAJALBEN BHEPABHAI</text:p>
          </table:table-cell>
          <table:table-cell office:value-type="string">
            <text:p>23-03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AGDA NIRALIBEN VIJAYBHAI</text:p>
          </table:table-cell>
          <table:table-cell office:value-type="string">
            <text:p>01-02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LORA HUMIDABEN RIMKHA</text:p>
          </table:table-cell>
          <table:table-cell office:value-type="string">
            <text:p>07-04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LORA ARCHABEN USMAANKHA</text:p>
          </table:table-cell>
          <table:table-cell office:value-type="string">
            <text:p>12-12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HAMELIYA HARSHIDABEN NARESHBHAI</text:p>
          </table:table-cell>
          <table:table-cell office:value-type="string">
            <text:p>27-02-2002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string">
            <text:p>NIKITA GHABHABHAI KHATANA</text:p>
          </table:table-cell>
          <table:table-cell table:style-name="ce7" office:value-type="string">
            <text:p>01-06-2009</text:p>
          </table:table-cell>
          <table:table-cell table:style-name="ce7" office:value-type="float" office:value="1">
            <text:p>1</text:p>
          </table:table-cell>
          <table:table-cell table:style-name="ce1"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ANIYA SADIKBHAI KHOKHAR</text:p>
          </table:table-cell>
          <table:table-cell office:value-type="string">
            <text:p>26-01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ERBANU MEHBUBKHAN PATHAN</text:p>
          </table:table-cell>
          <table:table-cell office:value-type="string">
            <text:p>15-02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KSHARDIP GOVINDBHAI DHAGAL</text:p>
          </table:table-cell>
          <table:table-cell office:value-type="string">
            <text:p>16-11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NKIT MANSHUKHBHAI MAKWANA</text:p>
          </table:table-cell>
          <table:table-cell office:value-type="string">
            <text:p>09-11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MRUT BHIMJIBHAI BARAIYA</text:p>
          </table:table-cell>
          <table:table-cell office:value-type="string">
            <text:p>24-01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ANRAJ KARSHANBHAI KHATANA</text:p>
          </table:table-cell>
          <table:table-cell office:value-type="string">
            <text:p>04-03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ARSHIL ASHOKBHAI DOBARIYA</text:p>
          </table:table-cell>
          <table:table-cell office:value-type="string">
            <text:p>26-04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YUVRAJ MADHUBHAI SANDSUR</text:p>
          </table:table-cell>
          <table:table-cell office:value-type="string">
            <text:p>27-03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AYAN BAVKUBHAI DANGAR</text:p>
          </table:table-cell>
          <table:table-cell office:value-type="string">
            <text:p>24-01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KSHARDIP VANRAJBHAI SANDSUR</text:p>
          </table:table-cell>
          <table:table-cell office:value-type="string">
            <text:p>28-09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AVI DHARMESHBHAI JAMOD</text:p>
          </table:table-cell>
          <table:table-cell office:value-type="string">
            <text:p>13-10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SHVIN JODHABHAI KHATANA</text:p>
          </table:table-cell>
          <table:table-cell office:value-type="string">
            <text:p>10-03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ARSH PRAVINBHAI DOBARIYA</text:p>
          </table:table-cell>
          <table:table-cell office:value-type="string">
            <text:p>13-04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AVI MUKESHBHAI VAGHELA</text:p>
          </table:table-cell>
          <table:table-cell office:value-type="string">
            <text:p>24-02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OHIT ASHVINBHAI GOHIL</text:p>
          </table:table-cell>
          <table:table-cell office:value-type="string">
            <text:p>31-08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ILAN DHANRAJ BHARTHI</text:p>
          </table:table-cell>
          <table:table-cell office:value-type="string">
            <text:p>10-06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JIGNESH DEVSHIBHAI KHAMBLA</text:p>
          </table:table-cell>
          <table:table-cell office:value-type="string">
            <text:p>21-06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VINASH PRAVINBHAI VAGHELA</text:p>
          </table:table-cell>
          <table:table-cell office:value-type="string">
            <text:p>23-07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UMAL INUSHBHAI DODIYA</text:p>
          </table:table-cell>
          <table:table-cell office:value-type="string">
            <text:p>18-03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ARSHA JODHABHAI KHATANA</text:p>
          </table:table-cell>
          <table:table-cell office:value-type="string">
            <text:p>10-03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IRALI LAKSHMANBHAI KHATANA</text:p>
          </table:table-cell>
          <table:table-cell office:value-type="string">
            <text:p>01-04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AHEK SHABBIRBHAI PATHAN</text:p>
          </table:table-cell>
          <table:table-cell office:value-type="string">
            <text:p>07-05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RUSHTI SANDIPBHAI MALVI</text:p>
          </table:table-cell>
          <table:table-cell office:value-type="string">
            <text:p>31-05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PEKSHA DINESHGIRI GOSAI</text:p>
          </table:table-cell>
          <table:table-cell office:value-type="string">
            <text:p>28-06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HETAL MANSHUKHBHAI MAKWANA</text:p>
          </table:table-cell>
          <table:table-cell office:value-type="string">
            <text:p>25-09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HILPA GHANSHYAMBHAI VAGHELA</text:p>
          </table:table-cell>
          <table:table-cell office:value-type="string">
            <text:p>03-11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AYAL RAJESHBHAI GOHIL</text:p>
          </table:table-cell>
          <table:table-cell office:value-type="string">
            <text:p>22-03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USKAN DILUBHAI KHOKHAR</text:p>
          </table:table-cell>
          <table:table-cell office:value-type="string">
            <text:p>26-03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HRADDHA GHORDHANBHAI BARAIYA</text:p>
          </table:table-cell>
          <table:table-cell office:value-type="string">
            <text:p>20-08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ALI LALJIBHAI SOLANKI</text:p>
          </table:table-cell>
          <table:table-cell office:value-type="string">
            <text:p>16-07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ET RAMBHAI SODHIYA</text:p>
          </table:table-cell>
          <table:table-cell office:value-type="string">
            <text:p>15-11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ARDIK UNADBHAI BORIYA</text:p>
          </table:table-cell>
          <table:table-cell office:value-type="string">
            <text:p>20-03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HAKTIRAJ MADHUBHAI SANDSUR</text:p>
          </table:table-cell>
          <table:table-cell office:value-type="string">
            <text:p>06-07-2003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ANRAJ AMRUBHAI SANDSUR</text:p>
          </table:table-cell>
          <table:table-cell office:value-type="string">
            <text:p>12-05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HAUTIK MUKESHBHAI CHAUHAN</text:p>
          </table:table-cell>
          <table:table-cell office:value-type="string">
            <text:p>06-05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HAVIK GABHABHAI KHATANA</text:p>
          </table:table-cell>
          <table:table-cell office:value-type="string">
            <text:p>09-04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ARESH BHAGWANBHAI KHAMBLA</text:p>
          </table:table-cell>
          <table:table-cell office:value-type="string">
            <text:p>21-11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TSAV ASHOKBHAI GONDALIYA</text:p>
          </table:table-cell>
          <table:table-cell office:value-type="string">
            <text:p>24-10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RISHGIRI HITESHGIRI GOSAI</text:p>
          </table:table-cell>
          <table:table-cell office:value-type="string">
            <text:p>03-01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UJAL DINESHGIRI GOSAI</text:p>
          </table:table-cell>
          <table:table-cell office:value-type="string">
            <text:p>18-06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HAVESH PRAVINBHAI DODIYA</text:p>
          </table:table-cell>
          <table:table-cell office:value-type="string">
            <text:p>20-04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RUN MUKESHBHAI KANTARIYA</text:p>
          </table:table-cell>
          <table:table-cell office:value-type="string">
            <text:p>07-11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IYUSH HARESHBHAI BARAIYA</text:p>
          </table:table-cell>
          <table:table-cell office:value-type="string">
            <text:p>06-12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JAYDIP RAMESHBHAI PARMAR</text:p>
          </table:table-cell>
          <table:table-cell office:value-type="string">
            <text:p>11-04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NISHA ASHOKBHAI DOBARIYA</text:p>
          </table:table-cell>
          <table:table-cell office:value-type="string">
            <text:p>18-04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PASANA MANGLUBHAI BORIYA</text:p>
          </table:table-cell>
          <table:table-cell office:value-type="string">
            <text:p>21-04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HARMISHTA MADHUBHAI SANDSUR</text:p>
          </table:table-cell>
          <table:table-cell office:value-type="string">
            <text:p>10-04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JAYSHREE ASHOKBHAI BARAIYA</text:p>
          </table:table-cell>
          <table:table-cell office:value-type="string">
            <text:p>10-05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INJAL DEVSIBHAI KHAMBLA</text:p>
          </table:table-cell>
          <table:table-cell office:value-type="string">
            <text:p>19-04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ARJANA AKBARBHAI KHOKKHAR</text:p>
          </table:table-cell>
          <table:table-cell office:value-type="string">
            <text:p>15-01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RMILA MAGANBHAI VAGHELA</text:p>
          </table:table-cell>
          <table:table-cell office:value-type="string">
            <text:p>09-01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INJAL CHANDUBHAI VAGHELA</text:p>
          </table:table-cell>
          <table:table-cell office:value-type="string">
            <text:p>07-04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IDHI KESHUBHAI SOLANKI</text:p>
          </table:table-cell>
          <table:table-cell office:value-type="string">
            <text:p>11-04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ISHTHA ASHOKBHAI PANCHANI</text:p>
          </table:table-cell>
          <table:table-cell office:value-type="string">
            <text:p>22-11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AUFIK ASINBHAI KHOKHAR</text:p>
          </table:table-cell>
          <table:table-cell office:value-type="string">
            <text:p>26-03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MAN JAHANGIRBHAI PATHAN</text:p>
          </table:table-cell>
          <table:table-cell office:value-type="string">
            <text:p>15-05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JAY KARSHANBHAI VAGHELA</text:p>
          </table:table-cell>
          <table:table-cell office:value-type="string">
            <text:p>29-07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IDDHI MUKESHBHAI CHAUHAN</text:p>
          </table:table-cell>
          <table:table-cell office:value-type="string">
            <text:p>05-01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RVISHA DHARMESHBHAI JAMOD</text:p>
          </table:table-cell>
          <table:table-cell office:value-type="string">
            <text:p>29-04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ITTAL NATHABHAI JAMOD</text:p>
          </table:table-cell>
          <table:table-cell office:value-type="string">
            <text:p>01-01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AYA BHIMJIBHAI BARAIYA</text:p>
          </table:table-cell>
          <table:table-cell office:value-type="string">
            <text:p>08-04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RISHNA RAJESHBHAI GONDALIYA</text:p>
          </table:table-cell>
          <table:table-cell office:value-type="string">
            <text:p>18-11-2005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IRUPA JILUBHAI BORIYA</text:p>
          </table:table-cell>
          <table:table-cell office:value-type="string">
            <text:p>01-06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AMRATA JAYRAJBHAI SODHIYA</text:p>
          </table:table-cell>
          <table:table-cell office:value-type="string">
            <text:p>01-06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RISHNA DEVSIBHAI KHAMBLA</text:p>
          </table:table-cell>
          <table:table-cell office:value-type="string">
            <text:p>27-07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JALPA LALJIBHAI SOLANKI</text:p>
          </table:table-cell>
          <table:table-cell office:value-type="string">
            <text:p>23-01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AYAL ASHVINBHAI VAGHELA</text:p>
          </table:table-cell>
          <table:table-cell office:value-type="string">
            <text:p>03-02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ANDNA PRAVINBHAI VAGHELA</text:p>
          </table:table-cell>
          <table:table-cell office:value-type="string">
            <text:p>27-07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OHA VIPULBHAI SUHAGIYA</text:p>
          </table:table-cell>
          <table:table-cell office:value-type="string">
            <text:p>07-09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ARSHA NATUBHAI VAGHELA</text:p>
          </table:table-cell>
          <table:table-cell office:value-type="string">
            <text:p>10-06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YUVRAJ AMRUBHAI SANDSUR</text:p>
          </table:table-cell>
          <table:table-cell office:value-type="string">
            <text:p>14-08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RATAP RAVATBHAI SANDSUR</text:p>
          </table:table-cell>
          <table:table-cell office:value-type="string">
            <text:p>05-01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DIL RAHIMBHAI GAURI</text:p>
          </table:table-cell>
          <table:table-cell office:value-type="string">
            <text:p>15-01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IRFAN AKBARBHAI PATHAN</text:p>
          </table:table-cell>
          <table:table-cell office:value-type="string">
            <text:p>22-08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LFEZ SADIKBHAI KHOKHAR</text:p>
          </table:table-cell>
          <table:table-cell office:value-type="string">
            <text:p>22-08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ADIM SIKANDARBHAI GAURI</text:p>
          </table:table-cell>
          <table:table-cell office:value-type="string">
            <text:p>24-08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IYUSH GOVINDBHAI DHAGAL</text:p>
          </table:table-cell>
          <table:table-cell office:value-type="string">
            <text:p>07-07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OPAL GORDHANBHAI BARAIYA</text:p>
          </table:table-cell>
          <table:table-cell office:value-type="string">
            <text:p>04-07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AGAR NARESHBHAI JAMOD</text:p>
          </table:table-cell>
          <table:table-cell office:value-type="string">
            <text:p>12-01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ARESH KESUBHAI SOLANKI</text:p>
          </table:table-cell>
          <table:table-cell office:value-type="string">
            <text:p>30-01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OHIT MOHANBHAI KANTARIYA</text:p>
          </table:table-cell>
          <table:table-cell office:value-type="string">
            <text:p>02-07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ANOJ GHAYBHAI VAGHELA</text:p>
          </table:table-cell>
          <table:table-cell office:value-type="string">
            <text:p>04-03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JAY MAGANBHAI VAGHELA</text:p>
          </table:table-cell>
          <table:table-cell office:value-type="string">
            <text:p>02-04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ENCY PRAVINBHAI DOBARIYA</text:p>
          </table:table-cell>
          <table:table-cell office:value-type="string">
            <text:p>31-08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OPI HIMMATBHAI THUMMAR</text:p>
          </table:table-cell>
          <table:table-cell office:value-type="string">
            <text:p>20-08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EJAL LAKSHMANBHAI GOHIL</text:p>
          </table:table-cell>
          <table:table-cell office:value-type="string">
            <text:p>19-09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JAHANVI ASHOKBHAI BARAIYA</text:p>
          </table:table-cell>
          <table:table-cell office:value-type="string">
            <text:p>28-05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IDDHI MANSUKHBHAI MAKVANA</text:p>
          </table:table-cell>
          <table:table-cell office:value-type="string">
            <text:p>27-05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ANJANI ASHVINBHAI GOHIL</text:p>
          </table:table-cell>
          <table:table-cell office:value-type="string">
            <text:p>15-08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HUSHI LAKSHMANBHAI KHATANA</text:p>
          </table:table-cell>
          <table:table-cell office:value-type="string">
            <text:p>17-02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HANU BHAGWANBHAI KHAMBLA</text:p>
          </table:table-cell>
          <table:table-cell office:value-type="string">
            <text:p>24-04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EJAL MADHUBHAI SANDSUR</text:p>
          </table:table-cell>
          <table:table-cell office:value-type="string">
            <text:p>20-08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IRAL RAMESHBHAI PARMAR</text:p>
          </table:table-cell>
          <table:table-cell office:value-type="string">
            <text:p>01-08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INA AKBARBHAI KHOKHAR</text:p>
          </table:table-cell>
          <table:table-cell office:value-type="string">
            <text:p>20-11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USKAN JAHANGIRBHAI PATAHN</text:p>
          </table:table-cell>
          <table:table-cell office:value-type="string">
            <text:p>10-05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MISHA GHOHABHAI VAGHELA</text:p>
          </table:table-cell>
          <table:table-cell office:value-type="string">
            <text:p>08-08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AYNA KARSHANBHAI VAGHELA</text:p>
          </table:table-cell>
          <table:table-cell office:value-type="string">
            <text:p>13-01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HUMIKA ASHVINBHAI VAGHELA</text:p>
          </table:table-cell>
          <table:table-cell office:value-type="string">
            <text:p>01-11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HODU DILUBHAI SANDSUR</text:p>
          </table:table-cell>
          <table:table-cell office:value-type="string">
            <text:p>02-12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ARPAL TAKHUBHAI SANDSUR</text:p>
          </table:table-cell>
          <table:table-cell office:value-type="string">
            <text:p>29-08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JANAK RAMKUBHAI SANDSUR</text:p>
          </table:table-cell>
          <table:table-cell office:value-type="string">
            <text:p>05-02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EJAD AADIKBHAI KHOKHAR</text:p>
          </table:table-cell>
          <table:table-cell office:value-type="string">
            <text:p>10-12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JISAN JAMALBHAI PATHAN</text:p>
          </table:table-cell>
          <table:table-cell office:value-type="string">
            <text:p>20-12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ALA JODHABHAI KHATANA</text:p>
          </table:table-cell>
          <table:table-cell office:value-type="string">
            <text:p>17-05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IYUSH MEHURBHAI KHATANA</text:p>
          </table:table-cell>
          <table:table-cell office:value-type="string">
            <text:p>18-12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ARSAD RAJESHBHAI GONDALIYA</text:p>
          </table:table-cell>
          <table:table-cell office:value-type="string">
            <text:p>16-06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AKASH ASHOKBHAI GONDALIYA</text:p>
          </table:table-cell>
          <table:table-cell office:value-type="string">
            <text:p>12-07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IKUNJ RAMESHBHAI GONDALIYA</text:p>
          </table:table-cell>
          <table:table-cell office:value-type="string">
            <text:p>03-09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ILAN HIMMATBHAI KANTARIYA</text:p>
          </table:table-cell>
          <table:table-cell office:value-type="string">
            <text:p>30-04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UMIT MOHANBHAI KANTARIYA</text:p>
          </table:table-cell>
          <table:table-cell office:value-type="string">
            <text:p>03-10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AHUL LAKHMANBHAI SOLANKI</text:p>
          </table:table-cell>
          <table:table-cell office:value-type="string">
            <text:p>02-11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ITESH DAHYABHAI VAGHELA</text:p>
          </table:table-cell>
          <table:table-cell office:value-type="string">
            <text:p>05-08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HHATRUPA JILUBHAI BORIYA</text:p>
          </table:table-cell>
          <table:table-cell office:value-type="string">
            <text:p>20-02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HHATRUPA JORUBHAI SANDSUR</text:p>
          </table:table-cell>
          <table:table-cell office:value-type="string">
            <text:p>15-08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AJAL JODHABHAI KHATANA</text:p>
          </table:table-cell>
          <table:table-cell office:value-type="string">
            <text:p>17-05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RUPA LAKHMANBHAI KHATANA</text:p>
          </table:table-cell>
          <table:table-cell office:value-type="string">
            <text:p>10-07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AMANNA ASINBHAI KHOKHAR</text:p>
          </table:table-cell>
          <table:table-cell office:value-type="string">
            <text:p>20-08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AHINABANU DILUBHAI KHOKHAR</text:p>
          </table:table-cell>
          <table:table-cell office:value-type="string">
            <text:p>12-05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INJAL PRAVINBHAI DODIYA</text:p>
          </table:table-cell>
          <table:table-cell office:value-type="string">
            <text:p>09-08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IDDHI RAMESHBHAI PARMAR</text:p>
          </table:table-cell>
          <table:table-cell office:value-type="string">
            <text:p>07-01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AYA BHIMJIBHAI BARAIYA</text:p>
          </table:table-cell>
          <table:table-cell office:value-type="string">
            <text:p>08-02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HARA HIMMATBHAI KANTARIYA</text:p>
          </table:table-cell>
          <table:table-cell office:value-type="string">
            <text:p>21-11-2001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HILPA LALJIBHAI SOLANKI</text:p>
          </table:table-cell>
          <table:table-cell office:value-type="string">
            <text:p>07-07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AILASH NARESHBHAI VAGHELA</text:p>
          </table:table-cell>
          <table:table-cell office:value-type="string">
            <text:p>15-06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ISHTHA PRAVINBHAI DOBARIYA</text:p>
          </table:table-cell>
          <table:table-cell office:value-type="string">
            <text:p>06-07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JALPA GOVINDBHAI DHAGAL</text:p>
          </table:table-cell>
          <table:table-cell office:value-type="string">
            <text:p>01-04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ARTI VALABHAI DHAGAL</text:p>
          </table:table-cell>
          <table:table-cell office:value-type="string">
            <text:p>24-06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ABANA AKBARBHAI KHOKHAR</text:p>
          </table:table-cell>
          <table:table-cell office:value-type="string">
            <text:p>15-07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INA JAHANGIRBHAI PATHAN</text:p>
          </table:table-cell>
          <table:table-cell office:value-type="string">
            <text:p>23-06-2001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UBINA HAJIBHAI RAFAI</text:p>
          </table:table-cell>
          <table:table-cell office:value-type="string">
            <text:p>03-07-2000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BHILASHA ANAKBHAI SANDSUR</text:p>
          </table:table-cell>
          <table:table-cell office:value-type="string">
            <text:p>23-08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INAL ASHOKBHAI BARAIYA</text:p>
          </table:table-cell>
          <table:table-cell office:value-type="string">
            <text:p>31-07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ALITA DAHYABHAI VAGHELA</text:p>
          </table:table-cell>
          <table:table-cell office:value-type="string">
            <text:p>10-10-2002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JOTI KESUBHAI SOLANKI</text:p>
          </table:table-cell>
          <table:table-cell office:value-type="string">
            <text:p>02-04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HARAT DEVSIBHAI KHATANA</text:p>
          </table:table-cell>
          <table:table-cell office:value-type="string">
            <text:p>09-07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AGAR JODHABHAI KHATANA</text:p>
          </table:table-cell>
          <table:table-cell office:value-type="string">
            <text:p>09-12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UTVIK JAYSUKHBHAI MEHTA</text:p>
          </table:table-cell>
          <table:table-cell office:value-type="string">
            <text:p>04-11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AYAN GIRISHBHAI MEHTA</text:p>
          </table:table-cell>
          <table:table-cell office:value-type="string">
            <text:p>07-08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MIN SIKANDARBHAI GORI</text:p>
          </table:table-cell>
          <table:table-cell office:value-type="string">
            <text:p>26-06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NIL BHUPATBHAI PARMAR</text:p>
          </table:table-cell>
          <table:table-cell office:value-type="string">
            <text:p>06-11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OPAL MOHANBHAI VAGHELA</text:p>
          </table:table-cell>
          <table:table-cell office:value-type="string">
            <text:p>28-06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ALPESH KARSANBHAI VAGHELA</text:p>
          </table:table-cell>
          <table:table-cell office:value-type="string">
            <text:p>20-07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ARESH LALJIBHAI SOLANKI</text:p>
          </table:table-cell>
          <table:table-cell office:value-type="string">
            <text:p>01-01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ISHAN RAMESHBHAI KANTARIYA</text:p>
          </table:table-cell>
          <table:table-cell office:value-type="string">
            <text:p>25-11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ANJAY NAJABHAI SOLANKI</text:p>
          </table:table-cell>
          <table:table-cell office:value-type="string">
            <text:p>02-01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ISHNU ASHVINBHAI VAGHELA</text:p>
          </table:table-cell>
          <table:table-cell office:value-type="string">
            <text:p>15-10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JALPA LAKSHMANBHAI KHATANA</text:p>
          </table:table-cell>
          <table:table-cell office:value-type="string">
            <text:p>22-08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IRAL MEHARBHAI KHATANA</text:p>
          </table:table-cell>
          <table:table-cell office:value-type="string">
            <text:p>04-05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RVISHA BABUBHAI SANDSUR</text:p>
          </table:table-cell>
          <table:table-cell office:value-type="string">
            <text:p>28-06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HARA ASHOKBHAI GONDALIYA</text:p>
          </table:table-cell>
          <table:table-cell office:value-type="string">
            <text:p>02-08-2001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ISHA MOHANBHAI KANTARIYA</text:p>
          </table:table-cell>
          <table:table-cell office:value-type="string">
            <text:p>14-12-2001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ARUL RAMESHBHAI PARMAR</text:p>
          </table:table-cell>
          <table:table-cell office:value-type="string">
            <text:p>30-07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IKUNJ JAGDISHBHAI DHADUK</text:p>
          </table:table-cell>
          <table:table-cell office:value-type="string">
            <text:p>02-04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AWAN SURESHBHAI DHADUK</text:p>
          </table:table-cell>
          <table:table-cell office:value-type="string">
            <text:p>24-04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HAVDIP SELARBHAI SANDSUR</text:p>
          </table:table-cell>
          <table:table-cell office:value-type="string">
            <text:p>14-08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ARDEV RAMKUBHAI SANDSUR</text:p>
          </table:table-cell>
          <table:table-cell office:value-type="string">
            <text:p>01-08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AHAVIR BHAYKUBHAI BORIYA</text:p>
          </table:table-cell>
          <table:table-cell office:value-type="string">
            <text:p>11-03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AGRAJ RAWATBHAI SANDSUR</text:p>
          </table:table-cell>
          <table:table-cell office:value-type="string">
            <text:p>11-03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ARMAN DILUBHAI KHOKHAR</text:p>
          </table:table-cell>
          <table:table-cell office:value-type="string">
            <text:p>15-11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FZAL RAHIMBHAI GORI</text:p>
          </table:table-cell>
          <table:table-cell office:value-type="string">
            <text:p>10-08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ARESH RANABHAI KHAMBHLA</text:p>
          </table:table-cell>
          <table:table-cell office:value-type="string">
            <text:p>10-08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HAVESH MUKESHBHAI KANTARIYA</text:p>
          </table:table-cell>
          <table:table-cell office:value-type="string">
            <text:p>18-08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string">
            <text:p>VARIYA ARUNBHAI MANSUKHBHAI</text:p>
          </table:table-cell>
          <table:table-cell table:style-name="ce7" office:value-type="string">
            <text:p>22-05-2009</text:p>
          </table:table-cell>
          <table:table-cell table:style-name="ce7" office:value-type="float" office:value="1">
            <text:p>1</text:p>
          </table:table-cell>
          <table:table-cell table:style-name="ce1"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RVIYA JAYRAAJ VIRAMDAYSINH</text:p>
          </table:table-cell>
          <table:table-cell office:value-type="string">
            <text:p>22-02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RIYA SAGARBHAI DHARAMSINHBHAI</text:p>
          </table:table-cell>
          <table:table-cell office:value-type="string">
            <text:p>29-01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RIYA JASMEENBHAI DINESHBHAI</text:p>
          </table:table-cell>
          <table:table-cell office:value-type="string">
            <text:p>06-11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RVIYA BRIJRAAJ DEEPSINH</text:p>
          </table:table-cell>
          <table:table-cell office:value-type="string">
            <text:p>08-01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AKWANA VAIKUNTHBHAI ARVINDBHAI</text:p>
          </table:table-cell>
          <table:table-cell office:value-type="string">
            <text:p>28-12-2007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RVIYA KRUSHANPAL DHARMENDRASINH</text:p>
          </table:table-cell>
          <table:table-cell office:value-type="string">
            <text:p>17-01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RVIYA PADYUMAN HUKAMSINH</text:p>
          </table:table-cell>
          <table:table-cell office:value-type="string">
            <text:p>30-05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HAUHAN JANKIBEN BHUPATBHAI</text:p>
          </table:table-cell>
          <table:table-cell office:value-type="string">
            <text:p>24-08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ATHOD PAYALBEN DARJIBHAI</text:p>
          </table:table-cell>
          <table:table-cell office:value-type="string">
            <text:p>31-03-2007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ONDALIYA NENSIBEN MUKESHBHAI</text:p>
          </table:table-cell>
          <table:table-cell office:value-type="string">
            <text:p>22-01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RIYA PRIYANKABEN GORDHANBHAI</text:p>
          </table:table-cell>
          <table:table-cell office:value-type="string">
            <text:p>14-05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MADIYA MANSIBEN RAJUBHAI</text:p>
          </table:table-cell>
          <table:table-cell office:value-type="string">
            <text:p>17-08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VARIYA PRATIKSHABEN JAYSUKHBHAI</text:p>
          </table:table-cell>
          <table:table-cell office:value-type="string">
            <text:p>01-09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RVIYA RIDDHIBAA RAJENDRASINH</text:p>
          </table:table-cell>
          <table:table-cell office:value-type="string">
            <text:p>02-11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HUDASAMA BHUMIBEN BHARATBHAI</text:p>
          </table:table-cell>
          <table:table-cell office:value-type="string">
            <text:p>20-02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HUDASAMA SHARMISTHA ROHITBHAI</text:p>
          </table:table-cell>
          <table:table-cell office:value-type="string">
            <text:p>16-09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MADIYA SONALBEN KHATAATA</text:p>
          </table:table-cell>
          <table:table-cell office:value-type="string">
            <text:p>06-08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VAGHELA PUJABEN BATUKBHAI</text:p>
          </table:table-cell>
          <table:table-cell office:value-type="string">
            <text:p>11-12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RIYA MONIKABEN BHARATBHAI</text:p>
          </table:table-cell>
          <table:table-cell office:value-type="string">
            <text:p>15-03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ONDALIYA GUJANBEN DAYABHAI</text:p>
          </table:table-cell>
          <table:table-cell office:value-type="string">
            <text:p>14-09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RVIYA DIVYARAAJ NIRMALSINH</text:p>
          </table:table-cell>
          <table:table-cell office:value-type="string">
            <text:p>31-05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AGAR BIPINBHAI KANJIBHAI</text:p>
          </table:table-cell>
          <table:table-cell office:value-type="string">
            <text:p>06-06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AIYARAN GANPAT SURESHBHAI</text:p>
          </table:table-cell>
          <table:table-cell office:value-type="string">
            <text:p>28-05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VARIYA VIVEKBHAI RAGHAVBHAI</text:p>
          </table:table-cell>
          <table:table-cell office:value-type="string">
            <text:p>22-01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ROLA MILANBHAI MANJIBHAI</text:p>
          </table:table-cell>
          <table:table-cell office:value-type="string">
            <text:p>28-12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SAI DARSHANBHAI MUKESHBHAI</text:p>
          </table:table-cell>
          <table:table-cell office:value-type="string">
            <text:p>20-08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MADIYA BHARATBHAI DEHURBHAI</text:p>
          </table:table-cell>
          <table:table-cell office:value-type="string">
            <text:p>17-10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OLANKI VISHALBHAI BABUBHAI</text:p>
          </table:table-cell>
          <table:table-cell office:value-type="string">
            <text:p>07-05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ITHAPARA JAYDEEPBHAI BABUBHAI</text:p>
          </table:table-cell>
          <table:table-cell office:value-type="string">
            <text:p>04-03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VARIYA SUJALBHAI HIMMATBHAI</text:p>
          </table:table-cell>
          <table:table-cell office:value-type="string">
            <text:p>24-09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ONDALIYA NITYAMBHAI DEVSHIBHAI</text:p>
          </table:table-cell>
          <table:table-cell office:value-type="string">
            <text:p>24-06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AKWANA RAHULBHAI GHANSHYAMBHAI</text:p>
          </table:table-cell>
          <table:table-cell office:value-type="string">
            <text:p>10-01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RVIYA RAJESHVARI HUKAMSINH</text:p>
          </table:table-cell>
          <table:table-cell office:value-type="string">
            <text:p>16-08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RIYA NEHABEN DEVRAJBHAI</text:p>
          </table:table-cell>
          <table:table-cell office:value-type="string">
            <text:p>15-07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RIYA DHRUVIBEN GHANSHYAMBHAI</text:p>
          </table:table-cell>
          <table:table-cell office:value-type="string">
            <text:p>02-02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ROLA MONICA RAMESHBHAI</text:p>
          </table:table-cell>
          <table:table-cell office:value-type="string">
            <text:p>01-06-2006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NADIYA DIPALIBEN NATUBHAI</text:p>
          </table:table-cell>
          <table:table-cell office:value-type="string">
            <text:p>25-10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RVIYA KAJALBEN BUPATBHAI</text:p>
          </table:table-cell>
          <table:table-cell office:value-type="string">
            <text:p>08-08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VARIYA CHETNABEN LALUBHAI</text:p>
          </table:table-cell>
          <table:table-cell office:value-type="string">
            <text:p>28-05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ROLA HIRALBEN GANPATBHAI</text:p>
          </table:table-cell>
          <table:table-cell office:value-type="string">
            <text:p>21-01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HAUHAN KOMALBEN ARVINDBHAI</text:p>
          </table:table-cell>
          <table:table-cell office:value-type="string">
            <text:p>24-09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ITHAPARA PRIYANKABEN DAMJIBHAI</text:p>
          </table:table-cell>
          <table:table-cell office:value-type="string">
            <text:p>06-06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VAGHELA SONALBEN CHINUBHAI</text:p>
          </table:table-cell>
          <table:table-cell office:value-type="string">
            <text:p>01-06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EHUL BATUKBHAI VAGHELA</text:p>
          </table:table-cell>
          <table:table-cell office:value-type="string">
            <text:p>18-10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USHIK BHIKHABHAI VAGHELA</text:p>
          </table:table-cell>
          <table:table-cell office:value-type="string">
            <text:p>09-11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OPAL BHUPATBHAI CHAUHAN</text:p>
          </table:table-cell>
          <table:table-cell office:value-type="string">
            <text:p>18-03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ARDIK VINUBHAI SARVIYA</text:p>
          </table:table-cell>
          <table:table-cell office:value-type="string">
            <text:p>18-10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ARESH BHARATBHAI KASHELA</text:p>
          </table:table-cell>
          <table:table-cell office:value-type="string">
            <text:p>07-10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AUTAM PRAVEENBHAI KASHELA</text:p>
          </table:table-cell>
          <table:table-cell office:value-type="string">
            <text:p>16-03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USHIK VINUBHAI KASHELA</text:p>
          </table:table-cell>
          <table:table-cell office:value-type="string">
            <text:p>30-03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MIT JAVERBHAI KASHELA</text:p>
          </table:table-cell>
          <table:table-cell office:value-type="string">
            <text:p>22-04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ARDIK KASHUBHAI KASHELA</text:p>
          </table:table-cell>
          <table:table-cell office:value-type="string">
            <text:p>18-03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TSAV RAJUBHAI DESAI</text:p>
          </table:table-cell>
          <table:table-cell office:value-type="string">
            <text:p>07-10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V GHANSHYAMBHAI DESAI</text:p>
          </table:table-cell>
          <table:table-cell office:value-type="string">
            <text:p>31-12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ARTH JAYUBA SARVIYA</text:p>
          </table:table-cell>
          <table:table-cell office:value-type="string">
            <text:p>09-06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VISHVARAAJ PRAVEENSINH SARVIYA</text:p>
          </table:table-cell>
          <table:table-cell office:value-type="string">
            <text:p>17-07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YOGIT MUKESHBHAI GONDALIYA</text:p>
          </table:table-cell>
          <table:table-cell office:value-type="string">
            <text:p>14-07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ATU RAGHAVATA KAMADIYA</text:p>
          </table:table-cell>
          <table:table-cell office:value-type="string">
            <text:p>08-04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HARAT ZALAATA KAMADIYA</text:p>
          </table:table-cell>
          <table:table-cell office:value-type="string">
            <text:p>10-01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NA KHATAATA KAMADIYA</text:p>
          </table:table-cell>
          <table:table-cell office:value-type="string">
            <text:p>18-06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ANNU CHINUBHAI VAGHELA</text:p>
          </table:table-cell>
          <table:table-cell office:value-type="string">
            <text:p>18-08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VISHAL BHIKHBHAI NAGAR</text:p>
          </table:table-cell>
          <table:table-cell office:value-type="string">
            <text:p>05-05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AVI MUKESHBHAI NAIYARAN</text:p>
          </table:table-cell>
          <table:table-cell office:value-type="string">
            <text:p>05-12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USHANG ATULBHAI BAGDA</text:p>
          </table:table-cell>
          <table:table-cell office:value-type="string">
            <text:p>19-08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SHABEN MANSUKHBHAI BARIYA</text:p>
          </table:table-cell>
          <table:table-cell office:value-type="string">
            <text:p>22-12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OMAL DHARAMSINHBHAI BARIYA</text:p>
          </table:table-cell>
          <table:table-cell office:value-type="string">
            <text:p>16-07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JANVI BHARATBHAI BARIYA</text:p>
          </table:table-cell>
          <table:table-cell office:value-type="string">
            <text:p>12-04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IVYA ZAVERBHAI KASELA</text:p>
          </table:table-cell>
          <table:table-cell office:value-type="string">
            <text:p>10-12-2005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JANVI VINUBHAI MITHAPADA</text:p>
          </table:table-cell>
          <table:table-cell office:value-type="string">
            <text:p>22-12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RUPTI BALDEVBHAI KASELA</text:p>
          </table:table-cell>
          <table:table-cell office:value-type="string">
            <text:p>30-05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HRADDHA LAKHMANBHAI BARIYA</text:p>
          </table:table-cell>
          <table:table-cell office:value-type="string">
            <text:p>08-06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HARTI DEVABHAI TOTA</text:p>
          </table:table-cell>
          <table:table-cell office:value-type="string">
            <text:p>08-08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NITA RUDABHAI TOTA</text:p>
          </table:table-cell>
          <table:table-cell office:value-type="string">
            <text:p>02-11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OOJA RAJUBHAI KAMADIYA</text:p>
          </table:table-cell>
          <table:table-cell office:value-type="string">
            <text:p>18-08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HARTI ZALAATA KAMADIYA</text:p>
          </table:table-cell>
          <table:table-cell office:value-type="string">
            <text:p>14-11-2005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ONU KHODAATA KAMADIYA</text:p>
          </table:table-cell>
          <table:table-cell office:value-type="string">
            <text:p>10-05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ITYA GHANSHYAMBHAI GONDALIYA</text:p>
          </table:table-cell>
          <table:table-cell office:value-type="string">
            <text:p>09-08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AJESHWARI RAJENDRASINH SARVIYA</text:p>
          </table:table-cell>
          <table:table-cell office:value-type="string">
            <text:p>06-01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USHIKA KAMLESHBHAI DESAI</text:p>
          </table:table-cell>
          <table:table-cell office:value-type="string">
            <text:p>22-07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HRUVI HITESHBHAI PANDYA</text:p>
          </table:table-cell>
          <table:table-cell office:value-type="string">
            <text:p>22-02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ARTI NAGJIBHAI KATAKIYA</text:p>
          </table:table-cell>
          <table:table-cell office:value-type="string">
            <text:p>11-12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JAL BAHADURBHAI VAGHELA</text:p>
          </table:table-cell>
          <table:table-cell office:value-type="string">
            <text:p>01-06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VAGHELA RAVI BATUKBHAI</text:p>
          </table:table-cell>
          <table:table-cell office:value-type="string">
            <text:p>01-06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ITHAPARA JAY ARVINDBHAI</text:p>
          </table:table-cell>
          <table:table-cell office:value-type="string">
            <text:p>08-11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RIYA TUSHAR MANJIBHAI</text:p>
          </table:table-cell>
          <table:table-cell office:value-type="string">
            <text:p>07-04-2007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RVIYA AAKASH BHIKHABHAI</text:p>
          </table:table-cell>
          <table:table-cell office:value-type="string">
            <text:p>15-08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SELA CHIRAG VINUBHAI</text:p>
          </table:table-cell>
          <table:table-cell office:value-type="string">
            <text:p>30-03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VARIYA VISHAL JAYSUKHBHAI</text:p>
          </table:table-cell>
          <table:table-cell office:value-type="string">
            <text:p>27-05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VARIYA RONAK BHUPATBHAI</text:p>
          </table:table-cell>
          <table:table-cell office:value-type="string">
            <text:p>24-04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ONDALIYA PRASHANT HASHMUKHBHAI</text:p>
          </table:table-cell>
          <table:table-cell office:value-type="string">
            <text:p>30-12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VARIYA KISHAN MANSUKHBHAI</text:p>
          </table:table-cell>
          <table:table-cell office:value-type="string">
            <text:p>29-05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MADIYA JAYAN RAJUBHAI</text:p>
          </table:table-cell>
          <table:table-cell office:value-type="string">
            <text:p>06-01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MADIYA MAYUR DEHURAATA</text:p>
          </table:table-cell>
          <table:table-cell office:value-type="string">
            <text:p>03-09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MADIYA KULDEEP KANAATA</text:p>
          </table:table-cell>
          <table:table-cell office:value-type="string">
            <text:p>22-07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ONDALIYA DISHANT HITESHBHAI</text:p>
          </table:table-cell>
          <table:table-cell office:value-type="string">
            <text:p>05-01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SAI PARESH DINESHBHAI</text:p>
          </table:table-cell>
          <table:table-cell office:value-type="string">
            <text:p>20-01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RVIYA SURYDEEP BHAGIRATHSINH</text:p>
          </table:table-cell>
          <table:table-cell office:value-type="string">
            <text:p>04-01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OTA MANISH CHOTHABHAI</text:p>
          </table:table-cell>
          <table:table-cell office:value-type="string">
            <text:p>19-01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SAI ROMIL CHIMANBHAI</text:p>
          </table:table-cell>
          <table:table-cell office:value-type="string">
            <text:p>16-07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HUDASAMA MILAN BHARATBHAI</text:p>
          </table:table-cell>
          <table:table-cell office:value-type="string">
            <text:p>24-12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MADIYA KAJAL BOGHABHAI</text:p>
          </table:table-cell>
          <table:table-cell office:value-type="string">
            <text:p>29-01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SAI GUNJAN LALITBHAI</text:p>
          </table:table-cell>
          <table:table-cell office:value-type="string">
            <text:p>15-10-2005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SAI PALAVI KAMLESHBHAI</text:p>
          </table:table-cell>
          <table:table-cell office:value-type="string">
            <text:p>29-10-2005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UJITRA JENI BHARATBHAI</text:p>
          </table:table-cell>
          <table:table-cell office:value-type="string">
            <text:p>09-08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ONDALIYA DHARA DEVSHIBHAI</text:p>
          </table:table-cell>
          <table:table-cell office:value-type="string">
            <text:p>23-03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VARAIYA KINJAL HIMMATBHAI</text:p>
          </table:table-cell>
          <table:table-cell office:value-type="string">
            <text:p>22-10-2005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HANDSURYA MAVU MAKABHAI</text:p>
          </table:table-cell>
          <table:table-cell office:value-type="string">
            <text:p>18-06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HANDSURYA HEERA MAKABHAI</text:p>
          </table:table-cell>
          <table:table-cell office:value-type="string">
            <text:p>28-04-2005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RAIYA ASHMITA GORDHANBHAI</text:p>
          </table:table-cell>
          <table:table-cell office:value-type="string">
            <text:p>11-09-2005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RAIYA BHAVIKA DHARMISHBHAI</text:p>
          </table:table-cell>
          <table:table-cell office:value-type="string">
            <text:p>26-10-2005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ITHAPARA SUNITA MUKESHBHAI</text:p>
          </table:table-cell>
          <table:table-cell office:value-type="string">
            <text:p>15-07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MBHANIYA SANGEETA HIMMATBHAI</text:p>
          </table:table-cell>
          <table:table-cell office:value-type="string">
            <text:p>01-02-2004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OLANKI PAYAL BABUBHAI</text:p>
          </table:table-cell>
          <table:table-cell office:value-type="string">
            <text:p>22-12-2004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AGAR RINKAL KANJIBHAI</text:p>
          </table:table-cell>
          <table:table-cell office:value-type="string">
            <text:p>14-02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VAGHELA VIMLA BALABHAI</text:p>
          </table:table-cell>
          <table:table-cell office:value-type="string">
            <text:p>28-05-2005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HAMBHANIYA RUTVIK RAMESHBHAI</text:p>
          </table:table-cell>
          <table:table-cell office:value-type="string">
            <text:p>27-07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SHELA PRADIP BHARATBHAI</text:p>
          </table:table-cell>
          <table:table-cell office:value-type="string">
            <text:p>24-04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SHELA RAMESH RAVJIBHAI</text:p>
          </table:table-cell>
          <table:table-cell office:value-type="string">
            <text:p>01-06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SHELA AKSHAY BALDEVBHAI</text:p>
          </table:table-cell>
          <table:table-cell office:value-type="string">
            <text:p>09-04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RAIYA JASMIN RAMESHBHAI</text:p>
          </table:table-cell>
          <table:table-cell office:value-type="string">
            <text:p>18-08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RAIYA AKSHAY GHANSHYAMBHAI</text:p>
          </table:table-cell>
          <table:table-cell office:value-type="string">
            <text:p>19-08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ITHAPARA VISHAL VINUBHAI</text:p>
          </table:table-cell>
          <table:table-cell office:value-type="string">
            <text:p>06-06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ITHAPARA MANISH MUKESHBHAI</text:p>
          </table:table-cell>
          <table:table-cell office:value-type="string">
            <text:p>30-05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RVAIYA SUJAN JAMBHA</text:p>
          </table:table-cell>
          <table:table-cell office:value-type="string">
            <text:p>01-12-2003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RVIYA YUVRAJ JAYUBAA</text:p>
          </table:table-cell>
          <table:table-cell office:value-type="string">
            <text:p>16-10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RVIYA MANDEEP PRAVINSINH</text:p>
          </table:table-cell>
          <table:table-cell office:value-type="string">
            <text:p>08-04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RVAIYA ANIRUDDH BHUPATSINH</text:p>
          </table:table-cell>
          <table:table-cell office:value-type="string">
            <text:p>05-11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SAI HARIKRISHNA SURESHBHAI</text:p>
          </table:table-cell>
          <table:table-cell office:value-type="string">
            <text:p>28-12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VARAIYA RAJAN LABHUBHAI</text:p>
          </table:table-cell>
          <table:table-cell office:value-type="string">
            <text:p>29-03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OTA BHUPAT MAKABHAI</text:p>
          </table:table-cell>
          <table:table-cell office:value-type="string">
            <text:p>27-08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AGAR NIKHIL BHIKHBHAI</text:p>
          </table:table-cell>
          <table:table-cell office:value-type="string">
            <text:p>08-01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ONDALIYA KRISHNA GHANSHYAMBHAI</text:p>
          </table:table-cell>
          <table:table-cell office:value-type="string">
            <text:p>21-12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AGAR PRIYA BHIKHBHAI</text:p>
          </table:table-cell>
          <table:table-cell office:value-type="string">
            <text:p>17-03-2003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SAI MAITRI JAGDISHBHAI</text:p>
          </table:table-cell>
          <table:table-cell office:value-type="string">
            <text:p>03-08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SAI NILAM NAGJIBHAI</text:p>
          </table:table-cell>
          <table:table-cell office:value-type="string">
            <text:p>15-01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RAIYA EKTA BHARATBHAI</text:p>
          </table:table-cell>
          <table:table-cell office:value-type="string">
            <text:p>21-12-2003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RAIYA PRIYANKA MANJIBHAI</text:p>
          </table:table-cell>
          <table:table-cell office:value-type="string">
            <text:p>06-12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HAUHAN NAYNA BHUPATBHAI</text:p>
          </table:table-cell>
          <table:table-cell office:value-type="string">
            <text:p>21-12-2003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SELA MEHULI HASMUKHBHAI</text:p>
          </table:table-cell>
          <table:table-cell office:value-type="string">
            <text:p>09-09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MADIYA AARTI RAGHAVBHAI</text:p>
          </table:table-cell>
          <table:table-cell office:value-type="string">
            <text:p>24-04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MADIYA JANKI KANJIBHAI</text:p>
          </table:table-cell>
          <table:table-cell office:value-type="string">
            <text:p>08-03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OTA RADHA RUDABHAI</text:p>
          </table:table-cell>
          <table:table-cell office:value-type="string">
            <text:p>15-02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HERALA KARTIK BOLABHAI</text:p>
          </table:table-cell>
          <table:table-cell office:value-type="string">
            <text:p>11-11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THELA AAKASH MANSUKHBHAI</text:p>
          </table:table-cell>
          <table:table-cell office:value-type="string">
            <text:p>06-10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RAIYA BALDEV BABUBHAI</text:p>
          </table:table-cell>
          <table:table-cell office:value-type="string">
            <text:p>28-01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RAIYA JAYDEEP DEVRAAJBHAI</text:p>
          </table:table-cell>
          <table:table-cell office:value-type="string">
            <text:p>23-08-2001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RVIYA VIRAL VINUBHAI</text:p>
          </table:table-cell>
          <table:table-cell office:value-type="string">
            <text:p>05-05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RVIYA HARDIK PRAVEENSINH</text:p>
          </table:table-cell>
          <table:table-cell office:value-type="string">
            <text:p>10-12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RVIYA SIDDHRAAJ BHAGIRATHSINH</text:p>
          </table:table-cell>
          <table:table-cell office:value-type="string">
            <text:p>08-11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RVIYA RUSHIRAAJ SARDEVSINH</text:p>
          </table:table-cell>
          <table:table-cell office:value-type="string">
            <text:p>07-07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ONDALIYA AMIT HITESHBHAI</text:p>
          </table:table-cell>
          <table:table-cell office:value-type="string">
            <text:p>02-01-2002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HADUK PARESH BHARATBHAI</text:p>
          </table:table-cell>
          <table:table-cell office:value-type="string">
            <text:p>08-06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SAI BHARGAV SHAMBHUBHAI</text:p>
          </table:table-cell>
          <table:table-cell office:value-type="string">
            <text:p>06-02-2002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UJITRA SAHIL BHARATBHAI</text:p>
          </table:table-cell>
          <table:table-cell office:value-type="string">
            <text:p>08-06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MADIYA RAHA GOGHABHAI</text:p>
          </table:table-cell>
          <table:table-cell office:value-type="string">
            <text:p>06-02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MADIYA BHUPAT BOGHABHAI</text:p>
          </table:table-cell>
          <table:table-cell office:value-type="string">
            <text:p>11-01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MADIYA MAYUR RAGHAVBHAI</text:p>
          </table:table-cell>
          <table:table-cell office:value-type="string">
            <text:p>01-06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MADIYA VALURA ZALAATA</text:p>
          </table:table-cell>
          <table:table-cell office:value-type="string">
            <text:p>01-04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ONDALIYA KHUSHI BHARATBHAI</text:p>
          </table:table-cell>
          <table:table-cell office:value-type="string">
            <text:p>24-01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ONDALIYA MAMTA DEVSHIBHAI</text:p>
          </table:table-cell>
          <table:table-cell office:value-type="string">
            <text:p>18-03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VARAIYA DHARTI RAGHAVBHAI</text:p>
          </table:table-cell>
          <table:table-cell office:value-type="string">
            <text:p>24-09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SAI DEESHA GHANSHYAMBHAI</text:p>
          </table:table-cell>
          <table:table-cell office:value-type="string">
            <text:p>13-12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RVIYA MONICA BHIKHABHAI</text:p>
          </table:table-cell>
          <table:table-cell office:value-type="string">
            <text:p>15-08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RVIYA RADHIKA MUKESHBHAI</text:p>
          </table:table-cell>
          <table:table-cell office:value-type="string">
            <text:p>25-04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RVIYA JANKI MUKESHBHAI</text:p>
          </table:table-cell>
          <table:table-cell office:value-type="string">
            <text:p>26-04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RAIYA AKNKITA GORDHANBHAI</text:p>
          </table:table-cell>
          <table:table-cell office:value-type="string">
            <text:p>08-02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RAIYA RINKAL MANJIBHAI</text:p>
          </table:table-cell>
          <table:table-cell office:value-type="string">
            <text:p>12-06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RAIYA ANSUIYA LAXMANBHAI</text:p>
          </table:table-cell>
          <table:table-cell office:value-type="string">
            <text:p>01-06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RAIYA AMISHA MANSUKHBHAI</text:p>
          </table:table-cell>
          <table:table-cell office:value-type="string">
            <text:p>05-05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RVIYA SHRADDHA GALBHUBHAI</text:p>
          </table:table-cell>
          <table:table-cell office:value-type="string">
            <text:p>29-08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RVIYA AARTI NIRUBHA</text:p>
          </table:table-cell>
          <table:table-cell office:value-type="string">
            <text:p>25-07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RVIYA SHITAL KANUBHA</text:p>
          </table:table-cell>
          <table:table-cell office:value-type="string">
            <text:p>30-09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OTA BHAVU MAKABHAI</text:p>
          </table:table-cell>
          <table:table-cell office:value-type="string">
            <text:p>24-04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RAIYA SHAILESH DEVRAAJBHAI</text:p>
          </table:table-cell>
          <table:table-cell office:value-type="string">
            <text:p>02-03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RAIYA MEHUL HIMMATBHAI</text:p>
          </table:table-cell>
          <table:table-cell office:value-type="string">
            <text:p>18-03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RAIYA VIJAY OGHADBHAI</text:p>
          </table:table-cell>
          <table:table-cell office:value-type="string">
            <text:p>14-02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RAIYA JAYPAL RAMESHBHAI</text:p>
          </table:table-cell>
          <table:table-cell office:value-type="string">
            <text:p>14-01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RAIYA NIMESH BABUBHAI</text:p>
          </table:table-cell>
          <table:table-cell office:value-type="string">
            <text:p>17-03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RAIYA AKSHAY JADAVBHAI</text:p>
          </table:table-cell>
          <table:table-cell office:value-type="string">
            <text:p>01-06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RAIYA JAYDEEP LALJIBHAI</text:p>
          </table:table-cell>
          <table:table-cell office:value-type="string">
            <text:p>27-06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RAIYA BHAVDEEP BHOLABHAI</text:p>
          </table:table-cell>
          <table:table-cell office:value-type="string">
            <text:p>03-07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RAIYA SANTOSH BHARATBHAI</text:p>
          </table:table-cell>
          <table:table-cell office:value-type="string">
            <text:p>24-08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SHELA DARSHAN ARVINDBHAI</text:p>
          </table:table-cell>
          <table:table-cell office:value-type="string">
            <text:p>22-04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MBHANIYA RAAJDEEP RAMESHBHAI</text:p>
          </table:table-cell>
          <table:table-cell office:value-type="string">
            <text:p>02-12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YADAV BHAVESH MANJIBHAI</text:p>
          </table:table-cell>
          <table:table-cell office:value-type="string">
            <text:p>01-06-2001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VAGHELA HITEN BHIKHBHAI</text:p>
          </table:table-cell>
          <table:table-cell office:value-type="string">
            <text:p>26-11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ITHAPARA PINTOO ARVINDBHAI</text:p>
          </table:table-cell>
          <table:table-cell office:value-type="string">
            <text:p>31-03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ONDALIYA BHARGAV DALPATBHAI</text:p>
          </table:table-cell>
          <table:table-cell office:value-type="string">
            <text:p>08-11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UDHREJIYA VIJAY MANURAAMBHAI</text:p>
          </table:table-cell>
          <table:table-cell office:value-type="string">
            <text:p>20-11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ONDALIYA JAYPAAL BHARATBHAI</text:p>
          </table:table-cell>
          <table:table-cell office:value-type="string">
            <text:p>23-10-2001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VARAIYA SATISH HIMMATBHAI</text:p>
          </table:table-cell>
          <table:table-cell office:value-type="string">
            <text:p>25-02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TAKIYA HARSHAT NAGJIBHAI</text:p>
          </table:table-cell>
          <table:table-cell office:value-type="string">
            <text:p>12-10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MADIYA BHAGVAN MAVAATA</text:p>
          </table:table-cell>
          <table:table-cell office:value-type="string">
            <text:p>11-06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RVIYA VIKRAM DASHRATHSINH</text:p>
          </table:table-cell>
          <table:table-cell office:value-type="string">
            <text:p>25-04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RVIYA DIGVIJAY NATHUBHA</text:p>
          </table:table-cell>
          <table:table-cell office:value-type="string">
            <text:p>17-10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OSWAMI MANSI NAVNEETBHAI</text:p>
          </table:table-cell>
          <table:table-cell office:value-type="string">
            <text:p>12-09-2002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RAIYA FALGUNI MANSUKHBHAI</text:p>
          </table:table-cell>
          <table:table-cell office:value-type="string">
            <text:p>12-10-2002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RAIYA NAMRATA LALUBHAI</text:p>
          </table:table-cell>
          <table:table-cell office:value-type="string">
            <text:p>12-12-2002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VARIYA MINAL BHUPATBHAI</text:p>
          </table:table-cell>
          <table:table-cell office:value-type="string">
            <text:p>04-12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RVAIYA JALPA JAYUBHA</text:p>
          </table:table-cell>
          <table:table-cell office:value-type="string">
            <text:p>22-01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RVAIYA CHAYA NIRUBHA</text:p>
          </table:table-cell>
          <table:table-cell office:value-type="string">
            <text:p>15-05-2002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ONDALIYA JAYSHREE JAGDISHSINH</text:p>
          </table:table-cell>
          <table:table-cell office:value-type="string">
            <text:p>10-03-2002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MALIYA PUNAM KHODAATA</text:p>
          </table:table-cell>
          <table:table-cell office:value-type="string">
            <text:p>05-04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MALIYA NEHA KANAAATA</text:p>
          </table:table-cell>
          <table:table-cell office:value-type="string">
            <text:p>20-04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SAI AVNIKA SURESHBHAI</text:p>
          </table:table-cell>
          <table:table-cell office:value-type="string">
            <text:p>15-03-2002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SHELA KAJAL POPATBHAI</text:p>
          </table:table-cell>
          <table:table-cell office:value-type="string">
            <text:p>22-11-2004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SHELA HETAL POPATBHAI</text:p>
          </table:table-cell>
          <table:table-cell office:value-type="string">
            <text:p>22-12-2001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SHELA AMISHA VINUBHAI</text:p>
          </table:table-cell>
          <table:table-cell office:value-type="string">
            <text:p>24-06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SHELA RAKSHA MADHUBHAI</text:p>
          </table:table-cell>
          <table:table-cell office:value-type="string">
            <text:p>30-12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RAIYA JAGRUTI LAKSHMANBHAI</text:p>
          </table:table-cell>
          <table:table-cell office:value-type="string">
            <text:p>12-03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RAIYA REKHA GORDHANBHAI</text:p>
          </table:table-cell>
          <table:table-cell office:value-type="string">
            <text:p>24-02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YADAV AARTI MANJIBHAI</text:p>
          </table:table-cell>
          <table:table-cell office:value-type="string">
            <text:p>14-11-2001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HUDASMA RIDDHI BHARATBHAI</text:p>
          </table:table-cell>
          <table:table-cell office:value-type="string">
            <text:p>18-02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OTHARI NIKUNJ RAJUBHAI</text:p>
          </table:table-cell>
          <table:table-cell office:value-type="string">
            <text:p>20-01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SAI HARSHIT DINESHBHAI</text:p>
          </table:table-cell>
          <table:table-cell office:value-type="string">
            <text:p>18-05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RVAIYA KULDIP SAHDEVSINH</text:p>
          </table:table-cell>
          <table:table-cell office:value-type="string">
            <text:p>13-04-2000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NADIYA PRASHANT BHUPATBHAI</text:p>
          </table:table-cell>
          <table:table-cell office:value-type="string">
            <text:p>09-06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ITHAPARA SANJAY NARSINHBHAI</text:p>
          </table:table-cell>
          <table:table-cell office:value-type="string">
            <text:p>23-06-1999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ITHAPARA GAUTAM MUKESHBHAI</text:p>
          </table:table-cell>
          <table:table-cell office:value-type="string">
            <text:p>09-10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SELA RUTVIK KESAVBHAI</text:p>
          </table:table-cell>
          <table:table-cell office:value-type="string">
            <text:p>18-08-2000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SELA JAYDEEP BAVCHANDBHAI</text:p>
          </table:table-cell>
          <table:table-cell office:value-type="string">
            <text:p>25-05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SELA HARESH NAGJIBHAI</text:p>
          </table:table-cell>
          <table:table-cell office:value-type="string">
            <text:p>10-08-2000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RAIYA PIYUSH MANSUKHBHAI</text:p>
          </table:table-cell>
          <table:table-cell office:value-type="string">
            <text:p>02-03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RVAIYA NARESH PRAVINBHAI</text:p>
          </table:table-cell>
          <table:table-cell office:value-type="string">
            <text:p>14-01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RVAIYA RUTVIK BHIKHABHAI</text:p>
          </table:table-cell>
          <table:table-cell office:value-type="string">
            <text:p>21-02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ITHAPARA UTSAV SURESHBHAI</text:p>
          </table:table-cell>
          <table:table-cell office:value-type="string">
            <text:p>01-06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MALIYA BHARAT MADHUBHAI</text:p>
          </table:table-cell>
          <table:table-cell office:value-type="string">
            <text:p>15-04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OTA VAGHA CHOTHABHAI</text:p>
          </table:table-cell>
          <table:table-cell office:value-type="string">
            <text:p>23-05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OTA MAHESH GOBARBHAI</text:p>
          </table:table-cell>
          <table:table-cell office:value-type="string">
            <text:p>05-04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VARIYA SAGAR KALUBHAI</text:p>
          </table:table-cell>
          <table:table-cell office:value-type="string">
            <text:p>17-05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AGAR KISHOR HUKABHAI</text:p>
          </table:table-cell>
          <table:table-cell office:value-type="string">
            <text:p>13-06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RAIYA RUTVIK RAMESHBHAI</text:p>
          </table:table-cell>
          <table:table-cell office:value-type="string">
            <text:p>17-08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SAI KIRTI DALPATBHAI</text:p>
          </table:table-cell>
          <table:table-cell office:value-type="string">
            <text:p>25-01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SAI ANITA NANJIBHAI</text:p>
          </table:table-cell>
          <table:table-cell office:value-type="string">
            <text:p>01-12-2001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RVAIYA SARLA GALTUBHA</text:p>
          </table:table-cell>
          <table:table-cell office:value-type="string">
            <text:p>01-06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RVAIYA MENA HARDEVSINH</text:p>
          </table:table-cell>
          <table:table-cell office:value-type="string">
            <text:p>01-07-2001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ONDALIYA SANDHYA HASMUKHBHAI</text:p>
          </table:table-cell>
          <table:table-cell office:value-type="string">
            <text:p>27-12-2001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RAIYA VILAS MANJIBHAI</text:p>
          </table:table-cell>
          <table:table-cell office:value-type="string">
            <text:p>16-12-2001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RAIYA DENISA HAMIRBHAI</text:p>
          </table:table-cell>
          <table:table-cell office:value-type="string">
            <text:p>11-04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RAIYA ANKITA MANJIBHAI</text:p>
          </table:table-cell>
          <table:table-cell office:value-type="string">
            <text:p>08-06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HAUHAN VAISHALI BHUPATBHAI</text:p>
          </table:table-cell>
          <table:table-cell office:value-type="string">
            <text:p>16-03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SELA SHRADDHA BHARATBHAI</text:p>
          </table:table-cell>
          <table:table-cell office:value-type="string">
            <text:p>12-05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SELA KINJAL MANSUKHBHAI</text:p>
          </table:table-cell>
          <table:table-cell office:value-type="string">
            <text:p>01-03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HUDASMA NISHA BHARATBHAI</text:p>
          </table:table-cell>
          <table:table-cell office:value-type="string">
            <text:p>20-08-1999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OTA KAJAL MAKABHAI</text:p>
          </table:table-cell>
          <table:table-cell office:value-type="string">
            <text:p>01-06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AGAR REKHA BHIKHABHAI</text:p>
          </table:table-cell>
          <table:table-cell office:value-type="string">
            <text:p>22-12-2000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string">
            <text:p>SATIYA GOPAL NONDHABHAI</text:p>
          </table:table-cell>
          <table:table-cell table:style-name="ce13" office:value-type="string">
            <text:p>04-06-2009</text:p>
          </table:table-cell>
          <table:table-cell table:style-name="ce7" office:value-type="float" office:value="1">
            <text:p>1</text:p>
          </table:table-cell>
          <table:table-cell table:style-name="ce1" office:value-type="string">
            <text:p>MAL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AL AJVITABEN AHMEDBHAI</text:p>
          </table:table-cell>
          <table:table-cell table:style-name="ce14" office:value-type="string">
            <text:p>13-11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ATIYA MAYABEN RAJUBHAI</text:p>
          </table:table-cell>
          <table:table-cell table:style-name="ce14" office:value-type="string">
            <text:p>16-03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AL AFZALBHAI UMARBHAI</text:p>
          </table:table-cell>
          <table:table-cell table:style-name="ce14" office:value-type="string">
            <text:p>30-05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JADAV SATYAMBHAI RAMESHBHAI</text:p>
          </table:table-cell>
          <table:table-cell table:style-name="ce14" office:value-type="string">
            <text:p>30-06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ATIYA SANDIPBHAI DEVABHAI</text:p>
          </table:table-cell>
          <table:table-cell table:style-name="ce14" office:value-type="string">
            <text:p>01-07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AL SAYMABEN JANIBHAI</text:p>
          </table:table-cell>
          <table:table-cell table:style-name="ce14" office:value-type="string">
            <text:p>30-07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ATIYA KRISHNABEN REVABHAI</text:p>
          </table:table-cell>
          <table:table-cell table:style-name="ce14" office:value-type="string">
            <text:p>10-10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OHIL JANKIBEN GHANSHYAMBHAI</text:p>
          </table:table-cell>
          <table:table-cell table:style-name="ce14" office:value-type="string">
            <text:p>01-05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AL NAJIRBHAI IQBALBHAI</text:p>
          </table:table-cell>
          <table:table-cell table:style-name="ce14" office:value-type="string">
            <text:p>12-02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ATIYA JAYDEEPBHAI DEVABHAI</text:p>
          </table:table-cell>
          <table:table-cell table:style-name="ce14" office:value-type="string">
            <text:p>20-02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AL HINABEN SANGABHAI</text:p>
          </table:table-cell>
          <table:table-cell table:style-name="ce14" office:value-type="string">
            <text:p>23-02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AL ZARINABEN UMARBHAI</text:p>
          </table:table-cell>
          <table:table-cell table:style-name="ce14" office:value-type="string">
            <text:p>25-02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AL MUSKANBEN RAZAKBHAI</text:p>
          </table:table-cell>
          <table:table-cell table:style-name="ce14" office:value-type="string">
            <text:p>05-12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ATIYA NILAMBEN NONDHABHAI</text:p>
          </table:table-cell>
          <table:table-cell table:style-name="ce14" office:value-type="string">
            <text:p>05-05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OHIL MANISHABEN BHUPATBHAI</text:p>
          </table:table-cell>
          <table:table-cell table:style-name="ce14" office:value-type="string">
            <text:p>21-04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AL TAMANNABEN BHIKHUBHAI</text:p>
          </table:table-cell>
          <table:table-cell table:style-name="ce14" office:value-type="string">
            <text:p>27-11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AL ISMAILBHAI AHMEDBHAI</text:p>
          </table:table-cell>
          <table:table-cell table:style-name="ce14" office:value-type="string">
            <text:p>14-01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ATIYA GUGABHAI BECHARBHAI</text:p>
          </table:table-cell>
          <table:table-cell table:style-name="ce14" office:value-type="string">
            <text:p>30-11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ATIYA SHRADDHABEN REVABHAI</text:p>
          </table:table-cell>
          <table:table-cell table:style-name="ce14" office:value-type="string">
            <text:p>17-12-2005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JADAV JALPABEN RAMESHBHAI</text:p>
          </table:table-cell>
          <table:table-cell table:style-name="ce14" office:value-type="string">
            <text:p>21-08-2005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AL AAMIRBHAI SANGABHAI</text:p>
          </table:table-cell>
          <table:table-cell table:style-name="ce14" office:value-type="string">
            <text:p>24-02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AL TAMJITBHAI HEDUBHAI</text:p>
          </table:table-cell>
          <table:table-cell table:style-name="ce14" office:value-type="string">
            <text:p>09-07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ATIYA BHAVESHBHAI BHURABHAI</text:p>
          </table:table-cell>
          <table:table-cell table:style-name="ce14" office:value-type="string">
            <text:p>07-05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ATIYA PIYABEN NONDHABHAI</text:p>
          </table:table-cell>
          <table:table-cell table:style-name="ce14" office:value-type="string">
            <text:p>10-04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ATIYA PAYALBEN RAJUBHAI</text:p>
          </table:table-cell>
          <table:table-cell table:style-name="ce14" office:value-type="string">
            <text:p>08-09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ATIYA MAHESHKUMAR KANABHAI</text:p>
          </table:table-cell>
          <table:table-cell table:style-name="ce14" office:value-type="string">
            <text:p>18-05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OHIL SAGARBHAI BHUPATBHAI</text:p>
          </table:table-cell>
          <table:table-cell table:style-name="ce14" office:value-type="string">
            <text:p>25-05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AL TAPULBHAI HEDUBHAI</text:p>
          </table:table-cell>
          <table:table-cell table:style-name="ce14" office:value-type="string">
            <text:p>06-06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AL TANVIRBHAI NURMOHMADBHAI</text:p>
          </table:table-cell>
          <table:table-cell table:style-name="ce14" office:value-type="string">
            <text:p>06-06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ATIYA MANISHABEN BECHARBHAI</text:p>
          </table:table-cell>
          <table:table-cell table:style-name="ce14" office:value-type="string">
            <text:p>30-05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AL USMANBHAI SANGABHAI</text:p>
          </table:table-cell>
          <table:table-cell table:style-name="ce14" office:value-type="string">
            <text:p>21-04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ATIYA LALABHAI BECHARBHAI</text:p>
          </table:table-cell>
          <table:table-cell table:style-name="ce14" office:value-type="string">
            <text:p>25-04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JADAV VISHALBHAI RAMESHBHAI</text:p>
          </table:table-cell>
          <table:table-cell table:style-name="ce14" office:value-type="string">
            <text:p>19-05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ATIYA KAJALBEN KANABHAI</text:p>
          </table:table-cell>
          <table:table-cell table:style-name="ce14" office:value-type="string">
            <text:p>12-05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OHIL MADHVIBEN HIMMATBHAI</text:p>
          </table:table-cell>
          <table:table-cell table:style-name="ce14" office:value-type="string">
            <text:p>10-06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AL NAMEERABEN NURMOHAMADBHAI</text:p>
          </table:table-cell>
          <table:table-cell table:style-name="ce14" office:value-type="string">
            <text:p>12-06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string">
            <text:p>NAGANI JANU NILESHBHAI</text:p>
          </table:table-cell>
          <table:table-cell table:style-name="ce7" office:value-type="string">
            <text:p>11-09-2008</text:p>
          </table:table-cell>
          <table:table-cell table:style-name="ce7" office:value-type="float" office:value="1">
            <text:p>1</text:p>
          </table:table-cell>
          <table:table-cell table:style-name="ce1"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HAGAL PARMITA JITUBHAI</text:p>
          </table:table-cell>
          <table:table-cell office:value-type="string">
            <text:p>28-11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ATHOD NEHA DULABHAI</text:p>
          </table:table-cell>
          <table:table-cell office:value-type="string">
            <text:p>24-02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ZANZVADIYA DIVYA RAMJIBHAI</text:p>
          </table:table-cell>
          <table:table-cell office:value-type="string">
            <text:p>15-03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RINKAL MUKESHBHAI</text:p>
          </table:table-cell>
          <table:table-cell office:value-type="string">
            <text:p>15-03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ORI DHARMISHTHA MADHABHAI</text:p>
          </table:table-cell>
          <table:table-cell office:value-type="string">
            <text:p>26-01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DIVYA SURESHBHAI</text:p>
          </table:table-cell>
          <table:table-cell office:value-type="string">
            <text:p>26-08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ESANI DAYA PRABHUDASBHAI</text:p>
          </table:table-cell>
          <table:table-cell office:value-type="string">
            <text:p>26-11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GDA AAYUSHI RAJESHBHAI</text:p>
          </table:table-cell>
          <table:table-cell office:value-type="string">
            <text:p>16-10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HUVA PRIYANSHI KANUBHAI</text:p>
          </table:table-cell>
          <table:table-cell office:value-type="string">
            <text:p>22-11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HAGAL RAVISHA KALUBHAI</text:p>
          </table:table-cell>
          <table:table-cell office:value-type="string">
            <text:p>19-01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AGVADIYA AARTI JAYSUKHBHAI</text:p>
          </table:table-cell>
          <table:table-cell office:value-type="string">
            <text:p>03-09-2007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HASIYA SEJU ASHOKBHAI</text:p>
          </table:table-cell>
          <table:table-cell office:value-type="string">
            <text:p>24-12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ASHMITA GHANSHYAMBHAI</text:p>
          </table:table-cell>
          <table:table-cell office:value-type="string">
            <text:p>25-12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SHRADDHA SURESHBHAI</text:p>
          </table:table-cell>
          <table:table-cell office:value-type="string">
            <text:p>20-07-2007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SONU HAKUBHAI</text:p>
          </table:table-cell>
          <table:table-cell office:value-type="string">
            <text:p>16-10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HASIYA VAIBHAV NATHABHAI</text:p>
          </table:table-cell>
          <table:table-cell office:value-type="string">
            <text:p>25-08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RAIYA HITESH RAMJIBHAI</text:p>
          </table:table-cell>
          <table:table-cell office:value-type="string">
            <text:p>21-09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KVANA AJAY DINESHBHAI</text:p>
          </table:table-cell>
          <table:table-cell office:value-type="string">
            <text:p>13-06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OVADIYA AMIT RAJESHBHAI</text:p>
          </table:table-cell>
          <table:table-cell office:value-type="string">
            <text:p>30-03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HASIYA ROHIT BHARATBHAI</text:p>
          </table:table-cell>
          <table:table-cell office:value-type="string">
            <text:p>26-05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UMESH KIRITBHAI</text:p>
          </table:table-cell>
          <table:table-cell office:value-type="string">
            <text:p>03-02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HUVA PARTHIV KANUBHAI</text:p>
          </table:table-cell>
          <table:table-cell office:value-type="string">
            <text:p>22-11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ORI NATHA VIRABHAI</text:p>
          </table:table-cell>
          <table:table-cell office:value-type="string">
            <text:p>09-01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HASIYA VIJAY BHARATBHAI</text:p>
          </table:table-cell>
          <table:table-cell office:value-type="string">
            <text:p>10-02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RAIYA KANO JAGDISHBHAI</text:p>
          </table:table-cell>
          <table:table-cell office:value-type="string">
            <text:p>04-10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KVANA HEMAL MANSUKHBHAI</text:p>
          </table:table-cell>
          <table:table-cell office:value-type="string">
            <text:p>16-04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HAGAL RAVI JINABHAI</text:p>
          </table:table-cell>
          <table:table-cell office:value-type="string">
            <text:p>29-05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ILAKHIYA ALFAZ HABIBBHAI</text:p>
          </table:table-cell>
          <table:table-cell office:value-type="string">
            <text:p>15-09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AIYAD ARMAN TAKHUBHAI</text:p>
          </table:table-cell>
          <table:table-cell office:value-type="string">
            <text:p>08-11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GDA JAYDEEP BHARATBHAI</text:p>
          </table:table-cell>
          <table:table-cell office:value-type="string">
            <text:p>27-02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RAIYA RENUKA MANSUKHBHAI</text:p>
          </table:table-cell>
          <table:table-cell office:value-type="string">
            <text:p>20-05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ONDAGAR DAYA MAHESHBHAI</text:p>
          </table:table-cell>
          <table:table-cell office:value-type="string">
            <text:p>12-12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RMAR KINJAL HIMMATBHAI</text:p>
          </table:table-cell>
          <table:table-cell office:value-type="string">
            <text:p>11-12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VAISHALI VIJAYBHAI</text:p>
          </table:table-cell>
          <table:table-cell office:value-type="string">
            <text:p>12-03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RMAR ROSHNI RAMESHBHAI</text:p>
          </table:table-cell>
          <table:table-cell office:value-type="string">
            <text:p>16-09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HETAL VITTHALBHAI</text:p>
          </table:table-cell>
          <table:table-cell office:value-type="string">
            <text:p>12-04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ANSAGRA KINJAL BHARATBHAI</text:p>
          </table:table-cell>
          <table:table-cell office:value-type="string">
            <text:p>03-02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ABHI GOPI PARESHBHAI</text:p>
          </table:table-cell>
          <table:table-cell office:value-type="string">
            <text:p>09-08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KVANA PARISHA GORDHANBHAI</text:p>
          </table:table-cell>
          <table:table-cell office:value-type="string">
            <text:p>06-08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ATHOD CHANDNI KALUBHAI</text:p>
          </table:table-cell>
          <table:table-cell office:value-type="string">
            <text:p>02-03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OGANIYA NIDHI RAJESHBHAI</text:p>
          </table:table-cell>
          <table:table-cell office:value-type="string">
            <text:p>11-08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GDA TANVI HARESHBHAI</text:p>
          </table:table-cell>
          <table:table-cell office:value-type="string">
            <text:p>10-08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SAJAN BAVCHANDBHAI</text:p>
          </table:table-cell>
          <table:table-cell office:value-type="string">
            <text:p>26-02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ATHOD AJAY MANUBHAI</text:p>
          </table:table-cell>
          <table:table-cell office:value-type="string">
            <text:p>18-03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ABHI KENIL HARESHBHAI</text:p>
          </table:table-cell>
          <table:table-cell office:value-type="string">
            <text:p>27-11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ATHOD PRINCE SAILESHBHAI</text:p>
          </table:table-cell>
          <table:table-cell office:value-type="string">
            <text:p>22-03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KVANA KAUSHIK JAGDISHBHAI</text:p>
          </table:table-cell>
          <table:table-cell office:value-type="string">
            <text:p>04-06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TGIR DHARAM PRATAPBHAI</text:p>
          </table:table-cell>
          <table:table-cell office:value-type="string">
            <text:p>11-12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AGHELA DHARMIT ASHOKBHAI</text:p>
          </table:table-cell>
          <table:table-cell office:value-type="string">
            <text:p>11-12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RMAR SUBHAM MANSUKHBHAI</text:p>
          </table:table-cell>
          <table:table-cell office:value-type="string">
            <text:p>25-10-2006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JAYPAL PRAVINBHAI</text:p>
          </table:table-cell>
          <table:table-cell office:value-type="string">
            <text:p>18-04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HORASIYA RONAK DAMJIBHAI</text:p>
          </table:table-cell>
          <table:table-cell office:value-type="string">
            <text:p>13-07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ATHOD MAYUR BHARATBHAI</text:p>
          </table:table-cell>
          <table:table-cell office:value-type="string">
            <text:p>10-11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HASIYA SAHIL RAJESHBHAI</text:p>
          </table:table-cell>
          <table:table-cell office:value-type="string">
            <text:p>30-04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ANSAGRA PIYUSH PRAVINBHAI</text:p>
          </table:table-cell>
          <table:table-cell office:value-type="string">
            <text:p>23-02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HORASIYA SATISH DHIRUBHAI</text:p>
          </table:table-cell>
          <table:table-cell office:value-type="string">
            <text:p>09-07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ZANZVADIYA HARDIK RAMESHBHAI</text:p>
          </table:table-cell>
          <table:table-cell office:value-type="string">
            <text:p>06-10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IPALIYA KHUSHAL RAMESHBHAI</text:p>
          </table:table-cell>
          <table:table-cell office:value-type="string">
            <text:p>13-02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ZANZVADIYA MILAN RAMESHBHAI</text:p>
          </table:table-cell>
          <table:table-cell office:value-type="string">
            <text:p>14-05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HAGAL PRINCE DANABHAI</text:p>
          </table:table-cell>
          <table:table-cell office:value-type="string">
            <text:p>27-03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PRADIP DINESHBHAI</text:p>
          </table:table-cell>
          <table:table-cell office:value-type="string">
            <text:p>14-01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KVANA SHUBHAM SURESHBHAI</text:p>
          </table:table-cell>
          <table:table-cell office:value-type="string">
            <text:p>01-01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SUMIT MUKESHBHAI</text:p>
          </table:table-cell>
          <table:table-cell office:value-type="string">
            <text:p>23-03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OVADIYA CHIRAG JAYANTIBHAI</text:p>
          </table:table-cell>
          <table:table-cell office:value-type="string">
            <text:p>06-12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ZANZVADIYA PUNAM GORDHANBHAI</text:p>
          </table:table-cell>
          <table:table-cell office:value-type="string">
            <text:p>17-08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ZANZVADIYA HARSHA RAMJIBHAI</text:p>
          </table:table-cell>
          <table:table-cell office:value-type="string">
            <text:p>25-01-2004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HORASIYA POOJA DAMJIBHAI</text:p>
          </table:table-cell>
          <table:table-cell office:value-type="string">
            <text:p>15-10-2004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HUMAN MAYA AMRUBHAI</text:p>
          </table:table-cell>
          <table:table-cell office:value-type="string">
            <text:p>25-01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BHARTI HAKUBHAI</text:p>
          </table:table-cell>
          <table:table-cell office:value-type="string">
            <text:p>20-02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OLANKI KUMKUM DILIPBHAI</text:p>
          </table:table-cell>
          <table:table-cell office:value-type="string">
            <text:p>04-01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HASIYA RUCHITA ASHOKBHAI</text:p>
          </table:table-cell>
          <table:table-cell office:value-type="string">
            <text:p>07-09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OLANKI VISHRUTA MUKESHBHAI</text:p>
          </table:table-cell>
          <table:table-cell office:value-type="string">
            <text:p>02-01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HAGAL RAVISHA MADHUBHAI</text:p>
          </table:table-cell>
          <table:table-cell office:value-type="string">
            <text:p>20-08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ATHOD SUHANI LALJIBHAI</text:p>
          </table:table-cell>
          <table:table-cell office:value-type="string">
            <text:p>11-03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MINA SURESHBHAI</text:p>
          </table:table-cell>
          <table:table-cell office:value-type="string">
            <text:p>03-03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BHAVNA BHUPATBHAI</text:p>
          </table:table-cell>
          <table:table-cell office:value-type="string">
            <text:p>07-03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RAIYA AARTI MANSUKHBHAI</text:p>
          </table:table-cell>
          <table:table-cell office:value-type="string">
            <text:p>16-10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HADASIYA ISHANA JAYSUKHBHAI</text:p>
          </table:table-cell>
          <table:table-cell office:value-type="string">
            <text:p>04-12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AGVADIYA KOMAL VIPULBHAI</text:p>
          </table:table-cell>
          <table:table-cell office:value-type="string">
            <text:p>20-08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KAJAL VITTHALBHAI</text:p>
          </table:table-cell>
          <table:table-cell office:value-type="string">
            <text:p>03-06-2001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ANTARIYA ASHMITA SAVJIBHAI</text:p>
          </table:table-cell>
          <table:table-cell office:value-type="string">
            <text:p>30-03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OLADIYA CHINTAN ASHOKBHAI</text:p>
          </table:table-cell>
          <table:table-cell office:value-type="string">
            <text:p>20-02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HORASIYA ABHAY DHIRUBHAI</text:p>
          </table:table-cell>
          <table:table-cell office:value-type="string">
            <text:p>08-11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HAGAL PARAS VIRABHAI</text:p>
          </table:table-cell>
          <table:table-cell office:value-type="string">
            <text:p>10-01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OLANKI BHAVIN MUKESHBHAI</text:p>
          </table:table-cell>
          <table:table-cell office:value-type="string">
            <text:p>24-04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RAKESH VITTHALBHAI</text:p>
          </table:table-cell>
          <table:table-cell office:value-type="string">
            <text:p>22-02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HASIYA SIDDHARTH MUKESHBHAI</text:p>
          </table:table-cell>
          <table:table-cell office:value-type="string">
            <text:p>30-11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HADASIYA GOPAL GHANSHYAMBHAI</text:p>
          </table:table-cell>
          <table:table-cell office:value-type="string">
            <text:p>26-01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GDA ASHISH MANUBHAI</text:p>
          </table:table-cell>
          <table:table-cell office:value-type="string">
            <text:p>10-01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AGDA NIKUL DEVSIBHAI</text:p>
          </table:table-cell>
          <table:table-cell office:value-type="string">
            <text:p>11-02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RMAR RANJIT GORDHANBHAI</text:p>
          </table:table-cell>
          <table:table-cell office:value-type="string">
            <text:p>12-05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ABHI SAGAR LALJIBHAI</text:p>
          </table:table-cell>
          <table:table-cell office:value-type="string">
            <text:p>11-04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ATHOD RAVI HIMMATBHAI</text:p>
          </table:table-cell>
          <table:table-cell office:value-type="string">
            <text:p>04-03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HOLIYA ROHAN LALJIBHAI</text:p>
          </table:table-cell>
          <table:table-cell office:value-type="string">
            <text:p>17-01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DANIYA ROHIT RAMESHBHAI</text:p>
          </table:table-cell>
          <table:table-cell office:value-type="string">
            <text:p>13-11-2005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GDA NILESH LAKHABHAI</text:p>
          </table:table-cell>
          <table:table-cell office:value-type="string">
            <text:p>17-02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ASAYA SAMIR KARIMBHAI</text:p>
          </table:table-cell>
          <table:table-cell office:value-type="string">
            <text:p>28-02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ADADIYA DARSHIT ASHWINBHAI</text:p>
          </table:table-cell>
          <table:table-cell office:value-type="string">
            <text:p>15-10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HINGALA DAKSH BHARATBHAI</text:p>
          </table:table-cell>
          <table:table-cell office:value-type="string">
            <text:p>03-02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ORI PARTH PACHABHAI</text:p>
          </table:table-cell>
          <table:table-cell office:value-type="string">
            <text:p>10-02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ORI BHOUTIK MADHABHAI</text:p>
          </table:table-cell>
          <table:table-cell office:value-type="string">
            <text:p>10-08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HASIYA YOGESH NITESHBHAI</text:p>
          </table:table-cell>
          <table:table-cell office:value-type="string">
            <text:p>15-12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OVADIYA ASHOK BALABHAI</text:p>
          </table:table-cell>
          <table:table-cell office:value-type="string">
            <text:p>23-07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GDA DIPAK BHARATBHAI</text:p>
          </table:table-cell>
          <table:table-cell office:value-type="string">
            <text:p>27-12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ILAKHIYA JAVID HABIBBHAI</text:p>
          </table:table-cell>
          <table:table-cell office:value-type="string">
            <text:p>18-03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ATHOD SATISH DULABHAI</text:p>
          </table:table-cell>
          <table:table-cell office:value-type="string">
            <text:p>12-08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ATHOD RONAK VIPULBHAI</text:p>
          </table:table-cell>
          <table:table-cell office:value-type="string">
            <text:p>15-10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PRAKASH PRAFULBHAI</text:p>
          </table:table-cell>
          <table:table-cell office:value-type="string">
            <text:p>12-08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ATUL GHANSHYAMBHAI</text:p>
          </table:table-cell>
          <table:table-cell office:value-type="string">
            <text:p>08-05-2004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GDA ROHAN CHAGANBHAI</text:p>
          </table:table-cell>
          <table:table-cell office:value-type="string">
            <text:p>01-08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OSWAMI RUDRA DINESHGIRI</text:p>
          </table:table-cell>
          <table:table-cell office:value-type="string">
            <text:p>15-06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HAGAL ANKIT VIRABHAI</text:p>
          </table:table-cell>
          <table:table-cell office:value-type="string">
            <text:p>14-05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HATANA MILAN RUKHADBHAI</text:p>
          </table:table-cell>
          <table:table-cell office:value-type="string">
            <text:p>20-12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HASIYA VISHVAS RAJESHBHAI</text:p>
          </table:table-cell>
          <table:table-cell office:value-type="string">
            <text:p>27-05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ATHOD KANJI MANUBHAI</text:p>
          </table:table-cell>
          <table:table-cell office:value-type="string">
            <text:p>04-01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RAIYA ROHIT BHARATBHAI</text:p>
          </table:table-cell>
          <table:table-cell office:value-type="string">
            <text:p>24-06-2003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AGHELA VISHAL GORDHANBHAI</text:p>
          </table:table-cell>
          <table:table-cell office:value-type="string">
            <text:p>20-12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HIMANIYA RAMJI JITUBHAI</text:p>
          </table:table-cell>
          <table:table-cell office:value-type="string">
            <text:p>28-12-2004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HORASIYA MILAN MANSUKHBHAI</text:p>
          </table:table-cell>
          <table:table-cell office:value-type="string">
            <text:p>27-07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DAXIT SAVJIBHAI</text:p>
          </table:table-cell>
          <table:table-cell office:value-type="string">
            <text:p>20-09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MUKESH RASIKBHAI</text:p>
          </table:table-cell>
          <table:table-cell office:value-type="string">
            <text:p>09-06-2003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OHIL DEV NATUBHAI</text:p>
          </table:table-cell>
          <table:table-cell office:value-type="string">
            <text:p>12-11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RAIYA NARESH BHARATBHAI</text:p>
          </table:table-cell>
          <table:table-cell office:value-type="string">
            <text:p>03-11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KVANA HARSHAD JAGDISHBHAI</text:p>
          </table:table-cell>
          <table:table-cell office:value-type="string">
            <text:p>23-08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HAGAL CHIRAG KALUBHAI</text:p>
          </table:table-cell>
          <table:table-cell office:value-type="string">
            <text:p>05-05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AIYAD SHAHIL TAKHUBHAI</text:p>
          </table:table-cell>
          <table:table-cell office:value-type="string">
            <text:p>03-07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HAKECHA SURBHI GOVINDBHAI</text:p>
          </table:table-cell>
          <table:table-cell office:value-type="string">
            <text:p>15-10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RMAR AARTI JAYANTIBHAI</text:p>
          </table:table-cell>
          <table:table-cell office:value-type="string">
            <text:p>03-02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OVADIYA DAYA MAGANBHAI</text:p>
          </table:table-cell>
          <table:table-cell office:value-type="string">
            <text:p>10-02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OVADIYA SEJAL JAYSUKHBHAI</text:p>
          </table:table-cell>
          <table:table-cell office:value-type="string">
            <text:p>10-08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ABHI DENISHA HARESHBHAI</text:p>
          </table:table-cell>
          <table:table-cell office:value-type="string">
            <text:p>28-09-2005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HAGAL SHRADDHA JINABHAI</text:p>
          </table:table-cell>
          <table:table-cell office:value-type="string">
            <text:p>08-04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ESANI NIDHI PRABHUDASBHAI</text:p>
          </table:table-cell>
          <table:table-cell office:value-type="string">
            <text:p>19-12-2005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SHRADDHA DINESHBHAI</text:p>
          </table:table-cell>
          <table:table-cell office:value-type="string">
            <text:p>10-05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AUHAN JAGRUTI SAVJIBHAI</text:p>
          </table:table-cell>
          <table:table-cell office:value-type="string">
            <text:p>02-04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ANSAGRA AARTI BHARATBHAI</text:p>
          </table:table-cell>
          <table:table-cell office:value-type="string">
            <text:p>05-12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KAJAL NARESHBHAI</text:p>
          </table:table-cell>
          <table:table-cell office:value-type="string">
            <text:p>25-05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GDA URVISHA MANOJBHAI</text:p>
          </table:table-cell>
          <table:table-cell office:value-type="string">
            <text:p>11-05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AUHAN DAYA RAMESHBHAI</text:p>
          </table:table-cell>
          <table:table-cell office:value-type="string">
            <text:p>23-10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DANIYA KRISHNA GHANSHYAMBHAI</text:p>
          </table:table-cell>
          <table:table-cell office:value-type="string">
            <text:p>28-01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IPALIYA NAYNA RAMESHBHAI</text:p>
          </table:table-cell>
          <table:table-cell office:value-type="string">
            <text:p>17-01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HALESHA BANSI GHANSHYAMBHAI</text:p>
          </table:table-cell>
          <table:table-cell office:value-type="string">
            <text:p>13-05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ZANZVADIYA VANDNA RAMESHBHAI</text:p>
          </table:table-cell>
          <table:table-cell office:value-type="string">
            <text:p>21-07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OLANKI DHARTI NITINBHAI</text:p>
          </table:table-cell>
          <table:table-cell office:value-type="string">
            <text:p>02-04-2005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OHIL URMILA ASHOKBHAI</text:p>
          </table:table-cell>
          <table:table-cell office:value-type="string">
            <text:p>01-04-2005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RIDDHI NANJIBHAI</text:p>
          </table:table-cell>
          <table:table-cell office:value-type="string">
            <text:p>04-02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SONAL CHANDUBHAI</text:p>
          </table:table-cell>
          <table:table-cell office:value-type="string">
            <text:p>11-05-2004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ATHOD SONAL PRAVINBHAI</text:p>
          </table:table-cell>
          <table:table-cell office:value-type="string">
            <text:p>20-05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RAIYA RIDDHI JAYSUKHBHAI</text:p>
          </table:table-cell>
          <table:table-cell office:value-type="string">
            <text:p>24-06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HAGAL HIRAL GHANABHAI</text:p>
          </table:table-cell>
          <table:table-cell office:value-type="string">
            <text:p>21-07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HELNA HARSHITA DEVSIBHAI</text:p>
          </table:table-cell>
          <table:table-cell office:value-type="string">
            <text:p>30-12-2005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AGANI SHAHIL NILESHBHAI</text:p>
          </table:table-cell>
          <table:table-cell office:value-type="string">
            <text:p>29-04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ATHOD VISHAL PRAVINBHAI</text:p>
          </table:table-cell>
          <table:table-cell office:value-type="string">
            <text:p>15-01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ATHOD JIGNESH HIMMATBHAI</text:p>
          </table:table-cell>
          <table:table-cell office:value-type="string">
            <text:p>14-08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HAGAL KULDIP GHOHABHAI</text:p>
          </table:table-cell>
          <table:table-cell office:value-type="string">
            <text:p>22-01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HAGAL RASIK KHIMABHAI</text:p>
          </table:table-cell>
          <table:table-cell office:value-type="string">
            <text:p>18-06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HORASIYA KHUSAL MANSUKHBHAI</text:p>
          </table:table-cell>
          <table:table-cell office:value-type="string">
            <text:p>04-04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ZANZVADIYA CHIRAG RAMESHBHAI</text:p>
          </table:table-cell>
          <table:table-cell office:value-type="string">
            <text:p>06-05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ZANZVADIYA RAVI VINUBHAI</text:p>
          </table:table-cell>
          <table:table-cell office:value-type="string">
            <text:p>13-07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AGVADIYA JAYDEEP PANCHABHAI</text:p>
          </table:table-cell>
          <table:table-cell office:value-type="string">
            <text:p>20-06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HOLIYA SHUBHAM RAMESHBHAI</text:p>
          </table:table-cell>
          <table:table-cell office:value-type="string">
            <text:p>16-08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KVANA SUNIL SURESHBHAI</text:p>
          </table:table-cell>
          <table:table-cell office:value-type="string">
            <text:p>03-06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KISHAN DINESHBHAI</text:p>
          </table:table-cell>
          <table:table-cell office:value-type="string">
            <text:p>23-04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ATHALIYA AJAY HARESHBHAI</text:p>
          </table:table-cell>
          <table:table-cell office:value-type="string">
            <text:p>19-12-2002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GDA AMIT JERAMBHAI</text:p>
          </table:table-cell>
          <table:table-cell office:value-type="string">
            <text:p>18-08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GDA JIGNESH LAKHABHAI</text:p>
          </table:table-cell>
          <table:table-cell office:value-type="string">
            <text:p>07-03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HELADIYA ABHAY VIRJIBHAI</text:p>
          </table:table-cell>
          <table:table-cell office:value-type="string">
            <text:p>21-08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HADALIYA DEEP JAYSUKHBHAI</text:p>
          </table:table-cell>
          <table:table-cell office:value-type="string">
            <text:p>23-06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KVANA NIKUL RAMESHBHAI</text:p>
          </table:table-cell>
          <table:table-cell office:value-type="string">
            <text:p>07-05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ANSAGRA KANJI DHIRUBHAI</text:p>
          </table:table-cell>
          <table:table-cell office:value-type="string">
            <text:p>22-04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HOLIYA MILAN VINUBHAI</text:p>
          </table:table-cell>
          <table:table-cell office:value-type="string">
            <text:p>19-06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ODAGAR MANISH MANSUKHBHAI</text:p>
          </table:table-cell>
          <table:table-cell office:value-type="string">
            <text:p>29-01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HUMAN RAMKU BAVKUBHAI</text:p>
          </table:table-cell>
          <table:table-cell office:value-type="string">
            <text:p>30-05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HAGAL UDDESH MAMIYABHAI</text:p>
          </table:table-cell>
          <table:table-cell office:value-type="string">
            <text:p>27-07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AVAL UMANG RAMESHBHAI</text:p>
          </table:table-cell>
          <table:table-cell office:value-type="string">
            <text:p>24-01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ATHOD MANISH BHARATBHAI</text:p>
          </table:table-cell>
          <table:table-cell office:value-type="string">
            <text:p>21-04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HORASIYA AJAY DAMJIBHAI</text:p>
          </table:table-cell>
          <table:table-cell office:value-type="string">
            <text:p>13-04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AGVADIYA KEVAL VIPULBHAI</text:p>
          </table:table-cell>
          <table:table-cell office:value-type="string">
            <text:p>09-05-2003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RMAR ROHAN KISHORBHAI</text:p>
          </table:table-cell>
          <table:table-cell office:value-type="string">
            <text:p>08-08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GDA ANIL PRAVINBHAI</text:p>
          </table:table-cell>
          <table:table-cell office:value-type="string">
            <text:p>17-07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HINGALA DHRUVI SAILESHBHAI</text:p>
          </table:table-cell>
          <table:table-cell office:value-type="string">
            <text:p>18-08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OLANKI POOJA KANTIBHAI</text:p>
          </table:table-cell>
          <table:table-cell office:value-type="string">
            <text:p>13-01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string">
            <text:p>BARAIYA PAYAL MANSUKHBHAI</text:p>
          </table:table-cell>
          <table:table-cell table:style-name="ce12" office:value-type="string">
            <text:p>20-05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HASIYA KINJAL MUKESHBHAI</text:p>
          </table:table-cell>
          <table:table-cell office:value-type="string">
            <text:p>03-01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HAGAL KAJAL KALUBHAI</text:p>
          </table:table-cell>
          <table:table-cell office:value-type="string">
            <text:p>23-03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RMAR KAJAL HIMMATBHAI</text:p>
          </table:table-cell>
          <table:table-cell office:value-type="string">
            <text:p>23-07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ZANZVADIYA SUNITA RAMJIBHAI</text:p>
          </table:table-cell>
          <table:table-cell office:value-type="string">
            <text:p>25-01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HOLIYA KAVITA LALJIBHAI</text:p>
          </table:table-cell>
          <table:table-cell office:value-type="string">
            <text:p>04-01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ANSAGRA KONAL DHIRUBHAI</text:p>
          </table:table-cell>
          <table:table-cell office:value-type="string">
            <text:p>21-12-2003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VILASH SAVJIBHAI</text:p>
          </table:table-cell>
          <table:table-cell office:value-type="string">
            <text:p>18-08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ATHALIYA SONAL HARESHBHAI</text:p>
          </table:table-cell>
          <table:table-cell office:value-type="string">
            <text:p>18-07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OHIL HEENA RAMESHBHAI</text:p>
          </table:table-cell>
          <table:table-cell office:value-type="string">
            <text:p>29-11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ODAGAR JANVI MAHESHBHAI</text:p>
          </table:table-cell>
          <table:table-cell office:value-type="string">
            <text:p>06-12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HAKECHA DIVYA GOVINDBHAI</text:p>
          </table:table-cell>
          <table:table-cell office:value-type="string">
            <text:p>08-01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AGHELA KAJAL GORDHANBHAI</text:p>
          </table:table-cell>
          <table:table-cell office:value-type="string">
            <text:p>07-06-2001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OVADIYA RINKAL BALABHAI</text:p>
          </table:table-cell>
          <table:table-cell office:value-type="string">
            <text:p>23-04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HOLIYA JANVI KALUBHAI</text:p>
          </table:table-cell>
          <table:table-cell office:value-type="string">
            <text:p>26-08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HADALIYA KONAL GHANSHYAMBHAI</text:p>
          </table:table-cell>
          <table:table-cell office:value-type="string">
            <text:p>13-05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ORI NEHA VERABHAI</text:p>
          </table:table-cell>
          <table:table-cell office:value-type="string">
            <text:p>24-07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KIRAN MUKESHBHAI</text:p>
          </table:table-cell>
          <table:table-cell office:value-type="string">
            <text:p>13-10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RAIYA KADVI BHARATBHAI</text:p>
          </table:table-cell>
          <table:table-cell office:value-type="string">
            <text:p>01-06-2002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RMAR KRUSHNA MANSUKHBHAI</text:p>
          </table:table-cell>
          <table:table-cell office:value-type="string">
            <text:p>09-03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KVANA DAYA GORDHANBHAI</text:p>
          </table:table-cell>
          <table:table-cell office:value-type="string">
            <text:p>22-07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HADASIYA DAYA RAMESHBHAI</text:p>
          </table:table-cell>
          <table:table-cell office:value-type="string">
            <text:p>25-05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MAMTA GHANSHYAMBHAI</text:p>
          </table:table-cell>
          <table:table-cell office:value-type="string">
            <text:p>28-03-2003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KAJAL BHANUBHAI</text:p>
          </table:table-cell>
          <table:table-cell office:value-type="string">
            <text:p>04-05-2003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AMANI AKSHIT BHARATBHAI</text:p>
          </table:table-cell>
          <table:table-cell office:value-type="string">
            <text:p>04-03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RAIYA DARSHAN MUKESHBHAI</text:p>
          </table:table-cell>
          <table:table-cell office:value-type="string">
            <text:p>17-08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ABHI MILAN LALJIBHAI</text:p>
          </table:table-cell>
          <table:table-cell office:value-type="string">
            <text:p>18-08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HAGAL HITESH DANABHAI</text:p>
          </table:table-cell>
          <table:table-cell office:value-type="string">
            <text:p>06-02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HAGAL HITESH JINABHAI</text:p>
          </table:table-cell>
          <table:table-cell office:value-type="string">
            <text:p>22-05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HETA RAJU MANSUKHBHAI</text:p>
          </table:table-cell>
          <table:table-cell office:value-type="string">
            <text:p>28-11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URESHI SAHIL HANIFBHAI</text:p>
          </table:table-cell>
          <table:table-cell office:value-type="string">
            <text:p>20-12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OVADIYA GOPAL JAYSUKHBHAI</text:p>
          </table:table-cell>
          <table:table-cell office:value-type="string">
            <text:p>21-07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HADASIYA JAYDEEP MANSUKHBHAI</text:p>
          </table:table-cell>
          <table:table-cell office:value-type="string">
            <text:p>08-04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KEVAL DINESHBHAI</text:p>
          </table:table-cell>
          <table:table-cell office:value-type="string">
            <text:p>26-08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GDA ALPESH PRAVINBHAI</text:p>
          </table:table-cell>
          <table:table-cell office:value-type="string">
            <text:p>15-03-2002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RMAR GAUTAM KISHORBHAI</text:p>
          </table:table-cell>
          <table:table-cell office:value-type="string">
            <text:p>14-01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ANSAGRA LALJI BHARATBHAI</text:p>
          </table:table-cell>
          <table:table-cell office:value-type="string">
            <text:p>19-03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ZANZVADIYA NARESH VINUBHAI</text:p>
          </table:table-cell>
          <table:table-cell office:value-type="string">
            <text:p>20-12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HINGALA HARSHIL VINUBHAI</text:p>
          </table:table-cell>
          <table:table-cell office:value-type="string">
            <text:p>05-02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ALAVIYA VIKSHIT KHODABHAI</text:p>
          </table:table-cell>
          <table:table-cell office:value-type="string">
            <text:p>28-02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OLADIYA NAYAN ASHOKBHAI</text:p>
          </table:table-cell>
          <table:table-cell office:value-type="string">
            <text:p>29-09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HATANA BHARAT DEVASHIBHAI</text:p>
          </table:table-cell>
          <table:table-cell office:value-type="string">
            <text:p>13-07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HAGAL GAUTAM VIRABHAI</text:p>
          </table:table-cell>
          <table:table-cell office:value-type="string">
            <text:p>19-03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HUMAN RANJIT BAVKUBHAI</text:p>
          </table:table-cell>
          <table:table-cell office:value-type="string">
            <text:p>17-04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OVADIYA PARESH BALABHAI</text:p>
          </table:table-cell>
          <table:table-cell office:value-type="string">
            <text:p>28-03-2002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HARDIK BHARATBHAI</text:p>
          </table:table-cell>
          <table:table-cell office:value-type="string">
            <text:p>10-08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BHAVESH NARESHBHAI</text:p>
          </table:table-cell>
          <table:table-cell office:value-type="string">
            <text:p>24-04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MANOJ GHANSHYAMBHAI</text:p>
          </table:table-cell>
          <table:table-cell office:value-type="string">
            <text:p>28-02-2002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AAKASH GHANSHYAMBHAI</text:p>
          </table:table-cell>
          <table:table-cell office:value-type="string">
            <text:p>10-05-2002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HATANA HARDIK RUKHADBHAI</text:p>
          </table:table-cell>
          <table:table-cell office:value-type="string">
            <text:p>09-01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GDA HARSHAD JIVANBHAI</text:p>
          </table:table-cell>
          <table:table-cell office:value-type="string">
            <text:p>05-03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OHIL MAHIPAT NATUBHAI</text:p>
          </table:table-cell>
          <table:table-cell office:value-type="string">
            <text:p>03-04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RMAR JAYDEEP GIRDHARBHAI</text:p>
          </table:table-cell>
          <table:table-cell office:value-type="string">
            <text:p>31-07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GDA AJAY NARESHBHAI</text:p>
          </table:table-cell>
          <table:table-cell office:value-type="string">
            <text:p>28-06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HELADIYA PAYAL MAGANBHAI</text:p>
          </table:table-cell>
          <table:table-cell office:value-type="string">
            <text:p>17-02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RMAR KAJAL JAYANTIBHAI</text:p>
          </table:table-cell>
          <table:table-cell office:value-type="string">
            <text:p>07-10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AGVADIYA HETAL PACHABHAI</text:p>
          </table:table-cell>
          <table:table-cell office:value-type="string">
            <text:p>23-05-2001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DANIYA PARUL GHANSHYAMBHAI</text:p>
          </table:table-cell>
          <table:table-cell office:value-type="string">
            <text:p>26-11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HADASIYA HETAL GHANSHYAMBHAI</text:p>
          </table:table-cell>
          <table:table-cell office:value-type="string">
            <text:p>19-02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HOLIYA SNEHA RAMESHBHAI</text:p>
          </table:table-cell>
          <table:table-cell office:value-type="string">
            <text:p>02-04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ATHOD ROMIKA LALJIBHAI</text:p>
          </table:table-cell>
          <table:table-cell office:value-type="string">
            <text:p>21-02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OVADIYA KIRAN MAGANBHAI</text:p>
          </table:table-cell>
          <table:table-cell office:value-type="string">
            <text:p>30-07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DANIYA RADHIKA BALABHAI</text:p>
          </table:table-cell>
          <table:table-cell office:value-type="string">
            <text:p>26-10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ESANI PAYAL PRABHUDASBHAI</text:p>
          </table:table-cell>
          <table:table-cell office:value-type="string">
            <text:p>29-05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RASILA BHUPATBHAI</text:p>
          </table:table-cell>
          <table:table-cell office:value-type="string">
            <text:p>29-06-2000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VAISHALI HAKUBHAI</text:p>
          </table:table-cell>
          <table:table-cell office:value-type="string">
            <text:p>25-10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GDA KIRAN JERAMBHAI</text:p>
          </table:table-cell>
          <table:table-cell office:value-type="string">
            <text:p>09-01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AVAL DHARA RAMESHBHAI</text:p>
          </table:table-cell>
          <table:table-cell office:value-type="string">
            <text:p>29-03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HUVA AMISHA KANUBHAI</text:p>
          </table:table-cell>
          <table:table-cell office:value-type="string">
            <text:p>08-11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AVALIYA SHRUTI GHANSHYAMBHAI</text:p>
          </table:table-cell>
          <table:table-cell office:value-type="string">
            <text:p>27-12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ITRODA PAYAL SURESHBHAI</text:p>
          </table:table-cell>
          <table:table-cell office:value-type="string">
            <text:p>21-09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HUMAN UMA AMRUBHAI</text:p>
          </table:table-cell>
          <table:table-cell office:value-type="string">
            <text:p>09-08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ATHOD RINKAL PRAVINBHAI</text:p>
          </table:table-cell>
          <table:table-cell office:value-type="string">
            <text:p>17-01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ONDAGAR DAKSHA MANSUKHBHAI</text:p>
          </table:table-cell>
          <table:table-cell office:value-type="string">
            <text:p>11-08-2002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ATHOD SHRADDHA DULABHAI</text:p>
          </table:table-cell>
          <table:table-cell office:value-type="string">
            <text:p>28-09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VILASH CHANDUBHAI</text:p>
          </table:table-cell>
          <table:table-cell office:value-type="string">
            <text:p>24-04-2000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KINJAL NANJIBHAI</text:p>
          </table:table-cell>
          <table:table-cell office:value-type="string">
            <text:p>27-07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VIMLA HAKUBHAI</text:p>
          </table:table-cell>
          <table:table-cell office:value-type="string">
            <text:p>13-02-2002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GOPI BHUPATBHAI</text:p>
          </table:table-cell>
          <table:table-cell office:value-type="string">
            <text:p>08-05-2002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AUHAN MITTAL RAMESHBHAI</text:p>
          </table:table-cell>
          <table:table-cell office:value-type="string">
            <text:p>18-08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GDA RINKAL DEVSIBHAI</text:p>
          </table:table-cell>
          <table:table-cell office:value-type="string">
            <text:p>30-06-2002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string">
            <text:p>DHAKECHA KISHAN GOVINDBHAI</text:p>
          </table:table-cell>
          <table:table-cell office:value-type="string">
            <text:p>18-04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ZANZVADIYA NARESH MADHUBHAI</text:p>
          </table:table-cell>
          <table:table-cell office:value-type="string">
            <text:p>31-05-1999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HADASIYA BHAVESH GHANSHYAMBHAI</text:p>
          </table:table-cell>
          <table:table-cell office:value-type="string">
            <text:p>08-03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AMBHATAR JAGDISH SHANTIBHAI</text:p>
          </table:table-cell>
          <table:table-cell office:value-type="string">
            <text:p>26-07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KVANA VIRESH GORDHANBHAI</text:p>
          </table:table-cell>
          <table:table-cell office:value-type="string">
            <text:p>20-09-2001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OVADIYA MAHESH JAYSUKHBHAI</text:p>
          </table:table-cell>
          <table:table-cell office:value-type="string">
            <text:p>12-11-2001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IPALIYA RAHUL VINUBHAI</text:p>
          </table:table-cell>
          <table:table-cell office:value-type="string">
            <text:p>29-12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IPALIYA HARDIK RAMESHBHAI</text:p>
          </table:table-cell>
          <table:table-cell office:value-type="string">
            <text:p>27-08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AGVADIYA PARESH VIPULBHAI</text:p>
          </table:table-cell>
          <table:table-cell office:value-type="string">
            <text:p>30-12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AVAL BALDEV BABUBHAI</text:p>
          </table:table-cell>
          <table:table-cell office:value-type="string">
            <text:p>18-03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ITRODA KANJI ASHOKBHAI</text:p>
          </table:table-cell>
          <table:table-cell office:value-type="string">
            <text:p>04-11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GDA SUNIL CHHAGANBHAI</text:p>
          </table:table-cell>
          <table:table-cell office:value-type="string">
            <text:p>17-11-2001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GDA UMESH DEVSIBHAI</text:p>
          </table:table-cell>
          <table:table-cell office:value-type="string">
            <text:p>10-07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OGIYA UMESH VASHRAMBHAI</text:p>
          </table:table-cell>
          <table:table-cell office:value-type="string">
            <text:p>25-06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RMAR DHARMIK DINESHBHAI</text:p>
          </table:table-cell>
          <table:table-cell office:value-type="string">
            <text:p>26-03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GDA HARSHAD LAKHABHAI</text:p>
          </table:table-cell>
          <table:table-cell office:value-type="string">
            <text:p>27-05-2001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HOLIYA JATIN ASHOKBHAI</text:p>
          </table:table-cell>
          <table:table-cell office:value-type="string">
            <text:p>31-01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RMAR ANIL JAYANTIBHAI</text:p>
          </table:table-cell>
          <table:table-cell office:value-type="string">
            <text:p>12-01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HOLIYA JAYDEEP KALUBHAI</text:p>
          </table:table-cell>
          <table:table-cell office:value-type="string">
            <text:p>10-03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RAVI NARESHBHAI</text:p>
          </table:table-cell>
          <table:table-cell office:value-type="string">
            <text:p>07-11-2001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MAYUR BHARATBHAI</text:p>
          </table:table-cell>
          <table:table-cell office:value-type="string">
            <text:p>26-08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AJAY DINESHBHAI</text:p>
          </table:table-cell>
          <table:table-cell office:value-type="string">
            <text:p>15-06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BHAVESH DHIRUBHAI</text:p>
          </table:table-cell>
          <table:table-cell office:value-type="string">
            <text:p>01-06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RAIYA SAGAR MUKESHBHAI</text:p>
          </table:table-cell>
          <table:table-cell office:value-type="string">
            <text:p>15-08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KVANA VISHAL JAYSUKHBHAI</text:p>
          </table:table-cell>
          <table:table-cell office:value-type="string">
            <text:p>05-05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OLANKI BHAVESH KANTIBHAI</text:p>
          </table:table-cell>
          <table:table-cell office:value-type="string">
            <text:p>08-08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ZALA ROHIT NARESHBHAI</text:p>
          </table:table-cell>
          <table:table-cell office:value-type="string">
            <text:p>21-03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HAGAL BUDHA KHIMABHAI</text:p>
          </table:table-cell>
          <table:table-cell office:value-type="string">
            <text:p>09-08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ILAKHIYA ASLAM ALLARAKKHABHAI</text:p>
          </table:table-cell>
          <table:table-cell office:value-type="string">
            <text:p>23-03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HAGAL HIPA KAMABHAI</text:p>
          </table:table-cell>
          <table:table-cell office:value-type="string">
            <text:p>15-08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RAIYA RENUKA DEVCHANDBHAI</text:p>
          </table:table-cell>
          <table:table-cell office:value-type="string">
            <text:p>07-02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HASIYA ANKITA MUKESHBHAI</text:p>
          </table:table-cell>
          <table:table-cell office:value-type="string">
            <text:p>02-11-2001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HADASIYA RASILA RAMESHBHAI</text:p>
          </table:table-cell>
          <table:table-cell office:value-type="string">
            <text:p>26-04-2002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HIMANIYA KOMAL VITTHALBHAI</text:p>
          </table:table-cell>
          <table:table-cell office:value-type="string">
            <text:p>26-07-2002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HAGAL HIRAL GHOHABHAI</text:p>
          </table:table-cell>
          <table:table-cell office:value-type="string">
            <text:p>30-12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HOGHARI NEHA BABUBHAI</text:p>
          </table:table-cell>
          <table:table-cell office:value-type="string">
            <text:p>18-05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EVGANIYA MANSI GORDHANBHAI</text:p>
          </table:table-cell>
          <table:table-cell office:value-type="string">
            <text:p>05-06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ITRODA DAYA SURESHBHAI</text:p>
          </table:table-cell>
          <table:table-cell office:value-type="string">
            <text:p>18-05-2002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ANGANI BHAVIKA RAMESHBHAI</text:p>
          </table:table-cell>
          <table:table-cell office:value-type="string">
            <text:p>02-01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RMAR SEJAL MADHABHAI</text:p>
          </table:table-cell>
          <table:table-cell office:value-type="string">
            <text:p>12-04-2002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ATARIYA NEETA GOVINDBHAI</text:p>
          </table:table-cell>
          <table:table-cell office:value-type="string">
            <text:p>08-09-2002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GDA PAYAL MANOJBHAI</text:p>
          </table:table-cell>
          <table:table-cell office:value-type="string">
            <text:p>13-05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GDA SEJAL CHAGANBHAI</text:p>
          </table:table-cell>
          <table:table-cell office:value-type="string">
            <text:p>05-03-2002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GDA RENUKA DEVSHIBHAI</text:p>
          </table:table-cell>
          <table:table-cell office:value-type="string">
            <text:p>03-11-2002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ATHOD SEJAL DULABHAI</text:p>
          </table:table-cell>
          <table:table-cell office:value-type="string">
            <text:p>26-06-2002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RMAR BANSHARI MANSUKHBHAI</text:p>
          </table:table-cell>
          <table:table-cell office:value-type="string">
            <text:p>03-04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HOLIYA KOMAL VINUBHAI</text:p>
          </table:table-cell>
          <table:table-cell office:value-type="string">
            <text:p>23-11-2002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ZANZVADIYA DIVYA RAMESHBHAI</text:p>
          </table:table-cell>
          <table:table-cell office:value-type="string">
            <text:p>29-04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OSWAMI RIDDHI KAILASHGIRI</text:p>
          </table:table-cell>
          <table:table-cell office:value-type="string">
            <text:p>31-08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RMAR HIRAL GHANSHYAMBHAI</text:p>
          </table:table-cell>
          <table:table-cell office:value-type="string">
            <text:p>24-10-2002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HASIYA JAGRUTI MUKESHBHAI</text:p>
          </table:table-cell>
          <table:table-cell office:value-type="string">
            <text:p>29-04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RAIYA PARUL JAYSUKHBHAI</text:p>
          </table:table-cell>
          <table:table-cell office:value-type="string">
            <text:p>08-11-2002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ORI VANITA VIRABHAI</text:p>
          </table:table-cell>
          <table:table-cell office:value-type="string">
            <text:p>27-12-2001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GDA JIGNASHA BHARATBHAI</text:p>
          </table:table-cell>
          <table:table-cell office:value-type="string">
            <text:p>28-01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HAGAL KANU NARANBHAI</text:p>
          </table:table-cell>
          <table:table-cell office:value-type="string">
            <text:p>23-07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ORI VISHAL VIRABHAI</text:p>
          </table:table-cell>
          <table:table-cell office:value-type="string">
            <text:p>15-12-1999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AVALIYA PARTHIK GHANSHYAMBHAI</text:p>
          </table:table-cell>
          <table:table-cell office:value-type="string">
            <text:p>16-07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HELADIYA KALPESH MAGANBHAI</text:p>
          </table:table-cell>
          <table:table-cell office:value-type="string">
            <text:p>27-08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OLANKI JAYDEEP KANTIBHAI</text:p>
          </table:table-cell>
          <table:table-cell office:value-type="string">
            <text:p>01-06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AMBHATAR KARAN DULABHAI</text:p>
          </table:table-cell>
          <table:table-cell office:value-type="string">
            <text:p>04-04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GDA CHIRAG LAKHABHAI</text:p>
          </table:table-cell>
          <table:table-cell office:value-type="string">
            <text:p>20-01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OGIYA ROHIT BHAGVANBHAI</text:p>
          </table:table-cell>
          <table:table-cell office:value-type="string">
            <text:p>23-03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ARVIND VINUBHAI</text:p>
          </table:table-cell>
          <table:table-cell office:value-type="string">
            <text:p>13-08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NAVIN BHARATBHAI</text:p>
          </table:table-cell>
          <table:table-cell office:value-type="string">
            <text:p>04-02-2000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AJERA JAYANT VIPULBHAI</text:p>
          </table:table-cell>
          <table:table-cell office:value-type="string">
            <text:p>03-05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OLANKI VISHAL DINESHBHAI</text:p>
          </table:table-cell>
          <table:table-cell office:value-type="string">
            <text:p>27-04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ZALA KETAN NARESHBHAI</text:p>
          </table:table-cell>
          <table:table-cell office:value-type="string">
            <text:p>26-10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HATANA BHAVESH BHUPATBHAI</text:p>
          </table:table-cell>
          <table:table-cell office:value-type="string">
            <text:p>12-01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HOLIYA JAYRAJ DHIRUBHAI</text:p>
          </table:table-cell>
          <table:table-cell office:value-type="string">
            <text:p>20-11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UDASMA ROHIT DEVASHIBHAI</text:p>
          </table:table-cell>
          <table:table-cell office:value-type="string">
            <text:p>10-02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GDA VASHRAM NARESHBHAI</text:p>
          </table:table-cell>
          <table:table-cell office:value-type="string">
            <text:p>21-01-2000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GDA MAYUR CHAGANBHAI</text:p>
          </table:table-cell>
          <table:table-cell office:value-type="string">
            <text:p>12-08-2000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HATANA LALJI VIHABHAI</text:p>
          </table:table-cell>
          <table:table-cell office:value-type="string">
            <text:p>09-02-1999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RAIYA VAISHALI BHARATBHAI</text:p>
          </table:table-cell>
          <table:table-cell office:value-type="string">
            <text:p>15-11-2001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ABHI AARTI LALJIBHAI</text:p>
          </table:table-cell>
          <table:table-cell office:value-type="string">
            <text:p>16-02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RMAR VARSHA HIMMATBHAI</text:p>
          </table:table-cell>
          <table:table-cell office:value-type="string">
            <text:p>13-12-2000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RMAR HETAL JAYANTIBHAI</text:p>
          </table:table-cell>
          <table:table-cell office:value-type="string">
            <text:p>04-01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OVADIYA RANJAN MAGANBHAI</text:p>
          </table:table-cell>
          <table:table-cell office:value-type="string">
            <text:p>25-04-2001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ITRODA GOPI SURESHBHAI</text:p>
          </table:table-cell>
          <table:table-cell office:value-type="string">
            <text:p>26-05-2000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5" office:value-type="string">
            <text:p>DHAGAL KRUPA DANABHAI</text:p>
          </table:table-cell>
          <table:table-cell table:style-name="ce15" office:value-type="string">
            <text:p>30-08-2002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5" office:value-type="string">
            <text:p>KHATANA GEETA DEVASHIBHAI</text:p>
          </table:table-cell>
          <table:table-cell table:style-name="ce15" office:value-type="string">
            <text:p>14-09-2000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5" office:value-type="string">
            <text:p>MORI HIRAL MADHABHAI</text:p>
          </table:table-cell>
          <table:table-cell table:style-name="ce15" office:value-type="string">
            <text:p>16-06-2002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5" office:value-type="string">
            <text:p>PARMAR SEEMA MANSUKHBHAI</text:p>
          </table:table-cell>
          <table:table-cell table:style-name="ce15" office:value-type="string">
            <text:p>03-06-2002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5" office:value-type="string">
            <text:p>BAGDA HEENA JERAMBHAI</text:p>
          </table:table-cell>
          <table:table-cell table:style-name="ce15" office:value-type="string">
            <text:p>31-08-2002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5" office:value-type="string">
            <text:p>CHUDASMA SHETAL GHANSHYAMBHAI</text:p>
          </table:table-cell>
          <table:table-cell table:style-name="ce15" office:value-type="string">
            <text:p>01-06-2002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5" office:value-type="string">
            <text:p>CHUDASMA PRAVINA SAVJIBHAI</text:p>
          </table:table-cell>
          <table:table-cell table:style-name="ce15" office:value-type="string">
            <text:p>17-11-2001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5" office:value-type="string">
            <text:p>SOLANKI KHUSHALI DILIPBHAI</text:p>
          </table:table-cell>
          <table:table-cell table:style-name="ce15" office:value-type="string">
            <text:p>03-05-2002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5" office:value-type="string">
            <text:p>RATHOD RADHIKA MANUBHAI</text:p>
          </table:table-cell>
          <table:table-cell table:style-name="ce15" office:value-type="string">
            <text:p>23-12-2001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5" office:value-type="string">
            <text:p>MORI RINKAL MADHABHAI</text:p>
          </table:table-cell>
          <table:table-cell table:style-name="ce15" office:value-type="string">
            <text:p>17-08-2001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5" office:value-type="string">
            <text:p>SHELANA KAUSHIKA DEVASHIBHAI</text:p>
          </table:table-cell>
          <table:table-cell table:style-name="ce15" office:value-type="string">
            <text:p>09-08-2002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5" office:value-type="string">
            <text:p>DHAGAL GAYATRI VIRABHAI</text:p>
          </table:table-cell>
          <table:table-cell table:style-name="ce15" office:value-type="string">
            <text:p>21-05-2002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5" office:value-type="string">
            <text:p>SONDAGAR AMISHA MAHESHBHAI</text:p>
          </table:table-cell>
          <table:table-cell table:style-name="ce15" office:value-type="string">
            <text:p>14-04-2002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5" office:value-type="string">
            <text:p>KHUMAN ILA BAVKUBHAI</text:p>
          </table:table-cell>
          <table:table-cell table:style-name="ce15" office:value-type="string">
            <text:p>17-01-2001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5" office:value-type="string">
            <text:p>ZANZVADIYA SURBHI RAMESHBHAI</text:p>
          </table:table-cell>
          <table:table-cell table:style-name="ce15" office:value-type="string">
            <text:p>13-03-2001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5" office:value-type="string">
            <text:p>NAGVADIYA PAYAL PANCHABHAI</text:p>
          </table:table-cell>
          <table:table-cell table:style-name="ce15" office:value-type="string">
            <text:p>31-12-1999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5" office:value-type="string">
            <text:p>CHUDASMA SANGITA NANJIBHAI</text:p>
          </table:table-cell>
          <table:table-cell table:style-name="ce15" office:value-type="string">
            <text:p>16-05-2002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5" office:value-type="string">
            <text:p>CHUDASMA HETAL MUKESHBHAI</text:p>
          </table:table-cell>
          <table:table-cell table:style-name="ce15" office:value-type="string">
            <text:p>21-06-2002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5" office:value-type="string">
            <text:p>BAGDA PRITI PRAVINBHAI</text:p>
          </table:table-cell>
          <table:table-cell table:style-name="ce15" office:value-type="string">
            <text:p>21-11-2000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5" office:value-type="string">
            <text:p>BAGDA ASHA LAKHABHAI</text:p>
          </table:table-cell>
          <table:table-cell table:style-name="ce15" office:value-type="string">
            <text:p>15-04-2001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5" office:value-type="string">
            <text:p>GOSWAMI SHRUTI DINESHGIRI</text:p>
          </table:table-cell>
          <table:table-cell table:style-name="ce16" office:value-type="string">
            <text:p>23-08-2002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string">
            <text:p>SARVAIYAA BHAVDEEPSINH LALUBHA</text:p>
          </table:table-cell>
          <table:table-cell table:style-name="ce7" office:value-type="string">
            <text:p>25-04-2008</text:p>
          </table:table-cell>
          <table:table-cell table:style-name="ce7" office:value-type="float" office:value="1">
            <text:p>1</text:p>
          </table:table-cell>
          <table:table-cell table:style-name="ce1"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AA SATYARAJSINH VANRAJSINH</text:p>
          </table:table-cell>
          <table:table-cell office:value-type="string">
            <text:p>25-04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AA PUSPARAJSINH RAJENDRASINH</text:p>
          </table:table-cell>
          <table:table-cell office:value-type="string">
            <text:p>20-12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EGAD JAYDEEP DHANJIBHAI</text:p>
          </table:table-cell>
          <table:table-cell office:value-type="string">
            <text:p>18-04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OHIL VAIBHAVSINH PRANJIBHAI</text:p>
          </table:table-cell>
          <table:table-cell office:value-type="string">
            <text:p>31-03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HARSHIT RATANBHAI</text:p>
          </table:table-cell>
          <table:table-cell office:value-type="string">
            <text:p>08-02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ULVA JAIDEEPSINH GOBARBHAI</text:p>
          </table:table-cell>
          <table:table-cell office:value-type="string">
            <text:p>21-12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ONDALIYA VIVEK BALRAM</text:p>
          </table:table-cell>
          <table:table-cell office:value-type="string">
            <text:p>01-04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ONDALIYA DARSHANDAS SUNDARDAS</text:p>
          </table:table-cell>
          <table:table-cell office:value-type="string">
            <text:p>01-02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KWANA RAHUL HIMMATBHAI</text:p>
          </table:table-cell>
          <table:table-cell office:value-type="string">
            <text:p>15-06-2007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KWANA KETAN SAILESHBHAI</text:p>
          </table:table-cell>
          <table:table-cell office:value-type="string">
            <text:p>16-11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ANKIT DEVCHANDBHAI</text:p>
          </table:table-cell>
          <table:table-cell office:value-type="string">
            <text:p>27-03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AGHELA NIKUNJ JAISUKHBHAI</text:p>
          </table:table-cell>
          <table:table-cell office:value-type="string">
            <text:p>25-05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HAROLIYA ROHIT ASHOKBHAI</text:p>
          </table:table-cell>
          <table:table-cell office:value-type="string">
            <text:p>10-04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NGAL SAMEERSHAH MEHBUBSHAH</text:p>
          </table:table-cell>
          <table:table-cell office:value-type="string">
            <text:p>04-04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YA ANGLIBA VIRAMDEVSINH</text:p>
          </table:table-cell>
          <table:table-cell office:value-type="string">
            <text:p>12-11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YA NIRALIBA SADEVSINH</text:p>
          </table:table-cell>
          <table:table-cell office:value-type="string">
            <text:p>24-04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AA NIRALIBA JAGDISHSINH</text:p>
          </table:table-cell>
          <table:table-cell office:value-type="string">
            <text:p>23-04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YA JANVIBA HARDEVSINH</text:p>
          </table:table-cell>
          <table:table-cell office:value-type="string">
            <text:p>14-10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YA AKASHIBA BHAILUBHA</text:p>
          </table:table-cell>
          <table:table-cell office:value-type="string">
            <text:p>05-05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YA PRITIBA JAIPALSINH</text:p>
          </table:table-cell>
          <table:table-cell office:value-type="string">
            <text:p>09-04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KAPOPARA MANSUI JAYANTIBHAI</text:p>
          </table:table-cell>
          <table:table-cell office:value-type="string">
            <text:p>06-04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AROIYA GOPI VINUBHAI</text:p>
          </table:table-cell>
          <table:table-cell office:value-type="string">
            <text:p>01-04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OHIL BINALI BALUBHAI</text:p>
          </table:table-cell>
          <table:table-cell office:value-type="string">
            <text:p>25-05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YA AKSHITA BHARATBHAI</text:p>
          </table:table-cell>
          <table:table-cell office:value-type="string">
            <text:p>31-05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YA NISHA ARVINDBHAI</text:p>
          </table:table-cell>
          <table:table-cell office:value-type="string">
            <text:p>20-04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EGAD ARTI MADBHUBHAI</text:p>
          </table:table-cell>
          <table:table-cell office:value-type="string">
            <text:p>15-12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JHAPDA GITA DEVABHAI</text:p>
          </table:table-cell>
          <table:table-cell office:value-type="string">
            <text:p>24-04-2002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SEJAL BHALABHAI</text:p>
          </table:table-cell>
          <table:table-cell office:value-type="string">
            <text:p>17-09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NGAD SHIVANI VASHRAMBHAI</text:p>
          </table:table-cell>
          <table:table-cell office:value-type="string">
            <text:p>30-05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ULVA DHARTI JAGDISHBHAI</text:p>
          </table:table-cell>
          <table:table-cell office:value-type="string">
            <text:p>21-11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NGAD PAYAL MADHUBHAI</text:p>
          </table:table-cell>
          <table:table-cell office:value-type="string">
            <text:p>06-06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ILUKIYA MANISHA KANUBHAI</text:p>
          </table:table-cell>
          <table:table-cell office:value-type="string">
            <text:p>01-06-2007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HIPRA VIRAL MAGANBHAI</text:p>
          </table:table-cell>
          <table:table-cell office:value-type="string">
            <text:p>29-12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ONDALIYA NIRALIBEN JUGALDAS</text:p>
          </table:table-cell>
          <table:table-cell office:value-type="string">
            <text:p>20-05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AGHELA MANISHA GHANSHYAMBHAI</text:p>
          </table:table-cell>
          <table:table-cell office:value-type="string">
            <text:p>02-05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KWANA MITTAL DINESHBHAI</text:p>
          </table:table-cell>
          <table:table-cell office:value-type="string">
            <text:p>16-12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HIRAL MUKESHBHAI</text:p>
          </table:table-cell>
          <table:table-cell office:value-type="string">
            <text:p>15-02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PURVI MUKESHBHAI</text:p>
          </table:table-cell>
          <table:table-cell office:value-type="string">
            <text:p>05-04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PRIYA ARVINDBHAI</text:p>
          </table:table-cell>
          <table:table-cell office:value-type="string">
            <text:p>01-02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HAUHAN TULSI KANUBHAI</text:p>
          </table:table-cell>
          <table:table-cell office:value-type="string">
            <text:p>02-05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HAUHAN ARTI ATULBHAI</text:p>
          </table:table-cell>
          <table:table-cell office:value-type="string">
            <text:p>14-02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HAUHAN RADHIKA ARVINDBHAI</text:p>
          </table:table-cell>
          <table:table-cell office:value-type="string">
            <text:p>01-04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YA HARDIKSINH RANJITSINH</text:p>
          </table:table-cell>
          <table:table-cell office:value-type="string">
            <text:p>14-04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YA MITRAJ RAJENDRASINH</text:p>
          </table:table-cell>
          <table:table-cell office:value-type="string">
            <text:p>05-11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YA MAHIPALSINH MAHENDRASINH</text:p>
          </table:table-cell>
          <table:table-cell office:value-type="string">
            <text:p>7-12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YA KARMADEEPSINH JAYVANTSINH</text:p>
          </table:table-cell>
          <table:table-cell office:value-type="string">
            <text:p>09-01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YA PURVARAJ BHAILUBHA</text:p>
          </table:table-cell>
          <table:table-cell office:value-type="string">
            <text:p>01-01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OBARIYA DHVANIL DINESHBHAI</text:p>
          </table:table-cell>
          <table:table-cell office:value-type="string">
            <text:p>13-02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YAS PRAKASH BATUKBHAI</text:p>
          </table:table-cell>
          <table:table-cell office:value-type="string">
            <text:p>19-04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ULANI MAYUR HARSUKHBHAI</text:p>
          </table:table-cell>
          <table:table-cell office:value-type="string">
            <text:p>01-12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ULANI SUMIT DHIRUBHAI</text:p>
          </table:table-cell>
          <table:table-cell office:value-type="string">
            <text:p>06-06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JADAV SAILESH THAKKARSINH</text:p>
          </table:table-cell>
          <table:table-cell office:value-type="string">
            <text:p>19-08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KWANA PARIMAL SANJAYBHAI</text:p>
          </table:table-cell>
          <table:table-cell office:value-type="string">
            <text:p>15-11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HIPRA GOPAL MANSUKHVBHAI</text:p>
          </table:table-cell>
          <table:table-cell office:value-type="string">
            <text:p>17-06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JAYDEEP JAYSUKHBHAI</text:p>
          </table:table-cell>
          <table:table-cell office:value-type="string">
            <text:p>10-11-2005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ONDALIYA DHRUV JITENDRAKUMAR</text:p>
          </table:table-cell>
          <table:table-cell office:value-type="string">
            <text:p>06-01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ONDALIYA NIKUNJ JAGDISHPRASAD</text:p>
          </table:table-cell>
          <table:table-cell office:value-type="string">
            <text:p>10-04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OSWAMI SUJAL PRATAPGIRI</text:p>
          </table:table-cell>
          <table:table-cell office:value-type="string">
            <text:p>20-08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NILESH SURESHBHAI</text:p>
          </table:table-cell>
          <table:table-cell office:value-type="string">
            <text:p>10-1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JAIDEEPSINH BHARATBHAI</text:p>
          </table:table-cell>
          <table:table-cell office:value-type="string">
            <text:p>5-02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UDDESH GOBARBHAI</text:p>
          </table:table-cell>
          <table:table-cell office:value-type="string">
            <text:p>09-09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GAR DINESH BECHARBHAI</text:p>
          </table:table-cell>
          <table:table-cell office:value-type="string">
            <text:p>23-07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JHAPDA PARESH BHAGWANBHAI</text:p>
          </table:table-cell>
          <table:table-cell office:value-type="string">
            <text:p>16-02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KALPESH RANABHAI</text:p>
          </table:table-cell>
          <table:table-cell office:value-type="string">
            <text:p>15-08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ONGAL NIZAMSHAH MEHULBSHAH</text:p>
          </table:table-cell>
          <table:table-cell office:value-type="string">
            <text:p>19-07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ORISHA AMIT DENESHBHAI</text:p>
          </table:table-cell>
          <table:table-cell office:value-type="string">
            <text:p>24-07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HAUHAN PRUTHVI ARVINDBHAI</text:p>
          </table:table-cell>
          <table:table-cell office:value-type="string">
            <text:p>15-07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YA KRUPALI DINUBHA</text:p>
          </table:table-cell>
          <table:table-cell office:value-type="string">
            <text:p>10-11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YA PAYALBA BALDEVSINH</text:p>
          </table:table-cell>
          <table:table-cell office:value-type="string">
            <text:p>09-07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YA HETALBA KISHORESINH</text:p>
          </table:table-cell>
          <table:table-cell office:value-type="string">
            <text:p>15-06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ARAIYYA HINA PRAVINBHAI</text:p>
          </table:table-cell>
          <table:table-cell office:value-type="string">
            <text:p>21-1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ENDADIYA DRASHTI BHARATBHAI</text:p>
          </table:table-cell>
          <table:table-cell office:value-type="string">
            <text:p>17-08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HIYAD BHARTI JINABHAI</text:p>
          </table:table-cell>
          <table:table-cell office:value-type="string">
            <text:p>11-08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HIYAD SADHNA BHARATBHAI</text:p>
          </table:table-cell>
          <table:table-cell office:value-type="string">
            <text:p>15-04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ARAIYYA NIRALI VITTHALBHAI</text:p>
          </table:table-cell>
          <table:table-cell office:value-type="string">
            <text:p>15-07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KWANA RIDDHI RAJIVBHAI</text:p>
          </table:table-cell>
          <table:table-cell office:value-type="string">
            <text:p>03-04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HATARIYA ARUNA SAVJIBHAI</text:p>
          </table:table-cell>
          <table:table-cell office:value-type="string">
            <text:p>13-12-2006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HIPRA SUMITA BHUPATBHAI</text:p>
          </table:table-cell>
          <table:table-cell office:value-type="string">
            <text:p>1-7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HIPRA GOPI BHUPATBHAI</text:p>
          </table:table-cell>
          <table:table-cell office:value-type="string">
            <text:p>15-07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HETAL JAISUKHBHAI</text:p>
          </table:table-cell>
          <table:table-cell office:value-type="string">
            <text:p>27-5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IPADIYA DAKSHA PRAVINBHAI</text:p>
          </table:table-cell>
          <table:table-cell office:value-type="string">
            <text:p>26-3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PAYAL LAKSHMANBHAI</text:p>
          </table:table-cell>
          <table:table-cell office:value-type="string">
            <text:p>9-11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RIDDHI PACHABHAI</text:p>
          </table:table-cell>
          <table:table-cell office:value-type="string">
            <text:p>23-4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JHAPADA VAISHALI GOVINDBHAI</text:p>
          </table:table-cell>
          <table:table-cell office:value-type="string">
            <text:p>24-7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JHAPADA PARUL LAKHABHAI</text:p>
          </table:table-cell>
          <table:table-cell office:value-type="string">
            <text:p>20-8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GAR RIDDHI SHARDULBHAI</text:p>
          </table:table-cell>
          <table:table-cell office:value-type="string">
            <text:p>31-8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GAR NAINA GHANSHYAMBHAI</text:p>
          </table:table-cell>
          <table:table-cell office:value-type="string">
            <text:p>29-5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AMA GOPI JAYSUKHBHAI</text:p>
          </table:table-cell>
          <table:table-cell office:value-type="string">
            <text:p>15-11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AMA NANDANI ASHOKBHAI</text:p>
          </table:table-cell>
          <table:table-cell office:value-type="string">
            <text:p>21-10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TRISHA PRAVINBHAI</text:p>
          </table:table-cell>
          <table:table-cell office:value-type="string">
            <text:p>2-11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ONDALIYA MITTALI BALRAMBHAI</text:p>
          </table:table-cell>
          <table:table-cell office:value-type="string">
            <text:p>27-12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ONDALIYA URVISHA BAJRANGDAS</text:p>
          </table:table-cell>
          <table:table-cell office:value-type="string">
            <text:p>20-8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ONGAL HINA MEHBUBSHAH</text:p>
          </table:table-cell>
          <table:table-cell office:value-type="string">
            <text:p>20-04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HAUHAN KRISHNA DULABHAI</text:p>
          </table:table-cell>
          <table:table-cell office:value-type="string">
            <text:p>30-05-2006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KOLADIYA VIHAR BHAVESHBHAI</text:p>
          </table:table-cell>
          <table:table-cell office:value-type="string">
            <text:p>29-5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ARAIYYA VISHAL ASHOKBHAI</text:p>
          </table:table-cell>
          <table:table-cell office:value-type="string">
            <text:p>20-5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JADAV PIYUSH LALUBHAI</text:p>
          </table:table-cell>
          <table:table-cell office:value-type="string">
            <text:p>03-05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OHIL JAYDEEP JAISUKHBHAI</text:p>
          </table:table-cell>
          <table:table-cell office:value-type="string">
            <text:p>15-6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JHAPADA RAHUL BHAGWANBHAI</text:p>
          </table:table-cell>
          <table:table-cell office:value-type="string">
            <text:p>10-1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GAR KEVAL VASHRAMBHAI</text:p>
          </table:table-cell>
          <table:table-cell office:value-type="string">
            <text:p>18-05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ULVA VISHAL JAGDISHBHAI</text:p>
          </table:table-cell>
          <table:table-cell office:value-type="string">
            <text:p>30-05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GAR SANJAY VASHRAAMBHAI</text:p>
          </table:table-cell>
          <table:table-cell office:value-type="string">
            <text:p>18-05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GAR SAILESH PARBATBHAI</text:p>
          </table:table-cell>
          <table:table-cell office:value-type="string">
            <text:p>7-5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OSWAMI RAVI BIPINBHAI</text:p>
          </table:table-cell>
          <table:table-cell office:value-type="string">
            <text:p>15-7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HATI NILESH BHARATBHAI</text:p>
          </table:table-cell>
          <table:table-cell office:value-type="string">
            <text:p>14-4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HIPRA KHUSHAR RAJUBHAI</text:p>
          </table:table-cell>
          <table:table-cell office:value-type="string">
            <text:p>15-8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IPADIYA VIJAY PRAVINBHAI</text:p>
          </table:table-cell>
          <table:table-cell office:value-type="string">
            <text:p>1-4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RUTVIK ASHOKBHAI</text:p>
          </table:table-cell>
          <table:table-cell office:value-type="string">
            <text:p>8-2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VIKRAM RAMESHBHAI</text:p>
          </table:table-cell>
          <table:table-cell office:value-type="string">
            <text:p>15-10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HAUHAN GOPAL RAGHUBHAI</text:p>
          </table:table-cell>
          <table:table-cell office:value-type="string">
            <text:p>30-12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GAR KARAN MANSUKHBHAI</text:p>
          </table:table-cell>
          <table:table-cell office:value-type="string">
            <text:p>15-12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YA KIRTIBA PRADIPSINH</text:p>
          </table:table-cell>
          <table:table-cell office:value-type="string">
            <text:p>19-5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YA JANUBA JAYUBHA</text:p>
          </table:table-cell>
          <table:table-cell office:value-type="string">
            <text:p>22-12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HIYAD RAVINA JHINABHAI</text:p>
          </table:table-cell>
          <table:table-cell office:value-type="string">
            <text:p>19-4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EGAD VAISHALI JIVABHAI</text:p>
          </table:table-cell>
          <table:table-cell office:value-type="string">
            <text:p>1-1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GAD KINJAL BHALABHAI</text:p>
          </table:table-cell>
          <table:table-cell office:value-type="string">
            <text:p>12-3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YA JANUBA VANRAJSINH</text:p>
          </table:table-cell>
          <table:table-cell office:value-type="string">
            <text:p>22-12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ONDALIYA UMA TRIKAMDAS</text:p>
          </table:table-cell>
          <table:table-cell office:value-type="string">
            <text:p>3-3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KWANA KRISHNA MUKESHBHAI</text:p>
          </table:table-cell>
          <table:table-cell office:value-type="string">
            <text:p>7-6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KWANA ARTI KANUBHAI</text:p>
          </table:table-cell>
          <table:table-cell office:value-type="string">
            <text:p>2-6-2005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KWANA TINU KISHORBHAI</text:p>
          </table:table-cell>
          <table:table-cell office:value-type="string">
            <text:p>18-1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AGHELA PAYAL BHARATBHAI</text:p>
          </table:table-cell>
          <table:table-cell office:value-type="string">
            <text:p>17-2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SONAL BHARATBHAI</text:p>
          </table:table-cell>
          <table:table-cell office:value-type="string">
            <text:p>18-5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CHAKU GHUGHABHAI</text:p>
          </table:table-cell>
          <table:table-cell office:value-type="string">
            <text:p>25-12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KAJAL RAMESHBHAI</text:p>
          </table:table-cell>
          <table:table-cell office:value-type="string">
            <text:p>11-5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POOJA RAMESHBHAI</text:p>
          </table:table-cell>
          <table:table-cell office:value-type="string">
            <text:p>30-11-2005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YA CHETANSINH GHANSHYAMSINH</text:p>
          </table:table-cell>
          <table:table-cell office:value-type="string">
            <text:p>19-02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YA AKSHAY JAIVANTSINH</text:p>
          </table:table-cell>
          <table:table-cell office:value-type="string">
            <text:p>30-09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YA YOGIRAJ SAHDEVSINH</text:p>
          </table:table-cell>
          <table:table-cell office:value-type="string">
            <text:p>27-5-2005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ULANI KIRAN DINESHBHAI</text:p>
          </table:table-cell>
          <table:table-cell office:value-type="string">
            <text:p>16-11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JADAV VINOD BHOLABHAI</text:p>
          </table:table-cell>
          <table:table-cell office:value-type="string">
            <text:p>12-06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ATHOD MANSUKH DINESHBHAI</text:p>
          </table:table-cell>
          <table:table-cell office:value-type="string">
            <text:p>20-04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SATISHBHAI KIRANBHAI</text:p>
          </table:table-cell>
          <table:table-cell office:value-type="string">
            <text:p>31-12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GAD JAIDEEP PARVATBHAI</text:p>
          </table:table-cell>
          <table:table-cell office:value-type="string">
            <text:p>12-02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GAD KRUNAL BATUKBHAI</text:p>
          </table:table-cell>
          <table:table-cell office:value-type="string">
            <text:p>03-10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GAR AJAY SHARDULBHAI</text:p>
          </table:table-cell>
          <table:table-cell office:value-type="string">
            <text:p>18-05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OSWAMI MAYUR KISHOREBHARTHI</text:p>
          </table:table-cell>
          <table:table-cell office:value-type="string">
            <text:p>25-12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ONDALIYA ABHAY SUNDARDAS</text:p>
          </table:table-cell>
          <table:table-cell office:value-type="string">
            <text:p>29-12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HAVDA VIPUL RAMESHBHAI</text:p>
          </table:table-cell>
          <table:table-cell office:value-type="string">
            <text:p>10-06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HIPRA BABUL RAJUBHAI</text:p>
          </table:table-cell>
          <table:table-cell office:value-type="string">
            <text:p>26-06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AGHELA KEVAL JAYANTIBHAI</text:p>
          </table:table-cell>
          <table:table-cell office:value-type="string">
            <text:p>03-10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AGHELA ASHISH JAYSUKHBHAI</text:p>
          </table:table-cell>
          <table:table-cell office:value-type="string">
            <text:p>01-01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HAUHAN BHAVESH ATULBHAI</text:p>
          </table:table-cell>
          <table:table-cell office:value-type="string">
            <text:p>27-11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HAUHAN TAKDIR HIMATBHAI</text:p>
          </table:table-cell>
          <table:table-cell office:value-type="string">
            <text:p>20-10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PRADIPKUMAR RAMESHBHAI</text:p>
          </table:table-cell>
          <table:table-cell office:value-type="string">
            <text:p>18-12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YA KOMALBA BALDEVSINH</text:p>
          </table:table-cell>
          <table:table-cell office:value-type="string">
            <text:p>17-04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YA HETALBA HARDEVSINH</text:p>
          </table:table-cell>
          <table:table-cell office:value-type="string">
            <text:p>18-09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OHIL ANITA JAYSUKHBHAI</text:p>
          </table:table-cell>
          <table:table-cell office:value-type="string">
            <text:p>25-12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ARAIYYA RINA BHUPATBHAI</text:p>
          </table:table-cell>
          <table:table-cell office:value-type="string">
            <text:p>19-10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GAD JALDIPA BHAYABHAI</text:p>
          </table:table-cell>
          <table:table-cell office:value-type="string">
            <text:p>19-06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ASHMITA RANABHAI</text:p>
          </table:table-cell>
          <table:table-cell office:value-type="string">
            <text:p>11-06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KWANA KHUSHI SAILESHBHAI</text:p>
          </table:table-cell>
          <table:table-cell office:value-type="string">
            <text:p>15-12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KWANA KINJAL KANUBHAI</text:p>
          </table:table-cell>
          <table:table-cell office:value-type="string">
            <text:p>26-12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AGHELA ARTI BHARATBHAI</text:p>
          </table:table-cell>
          <table:table-cell office:value-type="string">
            <text:p>10-06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AGHELA SONAL BHARATBHAI</text:p>
          </table:table-cell>
          <table:table-cell office:value-type="string">
            <text:p>17-02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NIRJARA MUKESHBHAI</text:p>
          </table:table-cell>
          <table:table-cell office:value-type="string">
            <text:p>04-07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TJI JAISHREE BHRAMNATH</text:p>
          </table:table-cell>
          <table:table-cell office:value-type="string">
            <text:p>29-10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UMESH RAMESHBHAI</text:p>
          </table:table-cell>
          <table:table-cell office:value-type="string">
            <text:p>17-02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YA LAKIRAJ HARDEVBHAI</text:p>
          </table:table-cell>
          <table:table-cell office:value-type="string">
            <text:p>11-04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A PRUTHVIRAJ JAGDISHBHAI</text:p>
          </table:table-cell>
          <table:table-cell office:value-type="string">
            <text:p>10-05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A ABHIRAJ BHUPATSINH</text:p>
          </table:table-cell>
          <table:table-cell office:value-type="string">
            <text:p>24-12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OBARIYA NAYAN BHUPATSINH</text:p>
          </table:table-cell>
          <table:table-cell office:value-type="string">
            <text:p>30-08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ARAIYA HARDIK PRAVINSINH</text:p>
          </table:table-cell>
          <table:table-cell office:value-type="string">
            <text:p>27-06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EGAD JAYSUKH DHANJIBHAI</text:p>
          </table:table-cell>
          <table:table-cell office:value-type="string">
            <text:p>13-07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EGAD PIYUSH RAMESHBHAI</text:p>
          </table:table-cell>
          <table:table-cell office:value-type="string">
            <text:p>15-08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OHIL LALU DEVCHADBHAI</text:p>
          </table:table-cell>
          <table:table-cell office:value-type="string">
            <text:p>04-03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ULANI KEVAL BABUBHAI</text:p>
          </table:table-cell>
          <table:table-cell office:value-type="string">
            <text:p>25-10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EGAD KISHAN ZAVERBHAI</text:p>
          </table:table-cell>
          <table:table-cell office:value-type="string">
            <text:p>02-05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EGAD GAUTAM MADHUBHAI</text:p>
          </table:table-cell>
          <table:table-cell office:value-type="string">
            <text:p>19-03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KVANA RUTVIK ASHOKBHAI</text:p>
          </table:table-cell>
          <table:table-cell office:value-type="string">
            <text:p>18-01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ONDALIYA RAJU DHIRUBHAI</text:p>
          </table:table-cell>
          <table:table-cell office:value-type="string">
            <text:p>14-10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HIPARA SANJAY RAMESHBHAI</text:p>
          </table:table-cell>
          <table:table-cell office:value-type="string">
            <text:p>16-06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KVANA HARESH ASHOKBHAI</text:p>
          </table:table-cell>
          <table:table-cell office:value-type="string">
            <text:p>17-11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ONDALIYA ABHISEK BAJRANGDAS</text:p>
          </table:table-cell>
          <table:table-cell office:value-type="string">
            <text:p>28-10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ONDALIYA MITRAM BALRAM</text:p>
          </table:table-cell>
          <table:table-cell office:value-type="string">
            <text:p>15-02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MEHUL RANABHAI</text:p>
          </table:table-cell>
          <table:table-cell office:value-type="string">
            <text:p>15-06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MANISH BHOLABHAI</text:p>
          </table:table-cell>
          <table:table-cell office:value-type="string">
            <text:p>11-08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GOPAL SODABHAI</text:p>
          </table:table-cell>
          <table:table-cell office:value-type="string">
            <text:p>26-10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NGAH ARVIND MALSURBHAI</text:p>
          </table:table-cell>
          <table:table-cell office:value-type="string">
            <text:p>20-07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OHIL KUNJKUMAR MUKESHBHAI</text:p>
          </table:table-cell>
          <table:table-cell office:value-type="string">
            <text:p>11-08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OSVAMI KENIL BIPINBHAI</text:p>
          </table:table-cell>
          <table:table-cell office:value-type="string">
            <text:p>23-10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AGHELA VIKRAM BHARATBHAI</text:p>
          </table:table-cell>
          <table:table-cell office:value-type="string">
            <text:p>11-08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AGHELA SANJAY BHARATBHAI</text:p>
          </table:table-cell>
          <table:table-cell office:value-type="string">
            <text:p>13-07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AGHELA RAHUL RAVJIBHAI</text:p>
          </table:table-cell>
          <table:table-cell office:value-type="string">
            <text:p>02-05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RAHUL LAKHABHAI</text:p>
          </table:table-cell>
          <table:table-cell office:value-type="string">
            <text:p>02-07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AGHELA AJAY JAYANTIBHAI</text:p>
          </table:table-cell>
          <table:table-cell office:value-type="string">
            <text:p>17-11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AGHELA RAHUL ARVINDBHAI</text:p>
          </table:table-cell>
          <table:table-cell office:value-type="string">
            <text:p>15-02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HAUHAN SUJAL RAGHUBHAI</text:p>
          </table:table-cell>
          <table:table-cell office:value-type="string">
            <text:p>25-08-2004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A URVISHABA MAHENDRASINH</text:p>
          </table:table-cell>
          <table:table-cell office:value-type="string">
            <text:p>09-02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A RADHIKABA RANJITSINH</text:p>
          </table:table-cell>
          <table:table-cell office:value-type="string">
            <text:p>21-04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A PRAKASHBA LALUBHA</text:p>
          </table:table-cell>
          <table:table-cell office:value-type="string">
            <text:p>08-04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A RAJESHVARIBA KISHORSINH</text:p>
          </table:table-cell>
          <table:table-cell office:value-type="string">
            <text:p>19-02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ATHOD SHRDDHA DINESHBHAI</text:p>
          </table:table-cell>
          <table:table-cell office:value-type="string">
            <text:p>21-04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OHIL JYOTI BAVCHANDBHAI</text:p>
          </table:table-cell>
          <table:table-cell office:value-type="string">
            <text:p>31-01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ARAIYA PAYAL VITTHALBHAI</text:p>
          </table:table-cell>
          <table:table-cell office:value-type="string">
            <text:p>02-07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HIPARA SHETAL RAJUBHAI</text:p>
          </table:table-cell>
          <table:table-cell office:value-type="string">
            <text:p>01-06-2004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HIPARA RINKAL RAMESHBHAI</text:p>
          </table:table-cell>
          <table:table-cell office:value-type="string">
            <text:p>20-11-2004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KVANA AARTI RAMESHBHAI</text:p>
          </table:table-cell>
          <table:table-cell office:value-type="string">
            <text:p>13-07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HIPRA KIRAN RAJUBHAI</text:p>
          </table:table-cell>
          <table:table-cell office:value-type="string">
            <text:p>13-02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KVANA MITTAL SANJAYBHAI</text:p>
          </table:table-cell>
          <table:table-cell office:value-type="string">
            <text:p>22-10-2005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HIPRA KIRAN DHIRUBHAI</text:p>
          </table:table-cell>
          <table:table-cell office:value-type="string">
            <text:p>28-04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JAPDA KOMAL GOVINDBHAI</text:p>
          </table:table-cell>
          <table:table-cell office:value-type="string">
            <text:p>15-03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JAPDA AASHA LAKHABHAI</text:p>
          </table:table-cell>
          <table:table-cell office:value-type="string">
            <text:p>19-08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JAPDA BHAVANA DEVABHAI</text:p>
          </table:table-cell>
          <table:table-cell office:value-type="string">
            <text:p>15-08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KUKAD KIRAN BAGHABHAI</text:p>
          </table:table-cell>
          <table:table-cell office:value-type="string">
            <text:p>30-08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GAH PINAL MALSURBHAI</text:p>
          </table:table-cell>
          <table:table-cell office:value-type="string">
            <text:p>22-07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KHAMBHLYA KRUAPALI PUNABHAI</text:p>
          </table:table-cell>
          <table:table-cell office:value-type="string">
            <text:p>06-06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RINKAL KARANBHAI</text:p>
          </table:table-cell>
          <table:table-cell office:value-type="string">
            <text:p>06-10-2005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KHAMBHLYA NAINA PUNABHAI</text:p>
          </table:table-cell>
          <table:table-cell office:value-type="string">
            <text:p>27-05-2004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VAISHALI ASHOKBHAI</text:p>
          </table:table-cell>
          <table:table-cell office:value-type="string">
            <text:p>04-03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AGHELA DAKSHA DOLABHAI</text:p>
          </table:table-cell>
          <table:table-cell office:value-type="string">
            <text:p>14-06-2003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GAR RAMILA BHIMJIBHAI</text:p>
          </table:table-cell>
          <table:table-cell office:value-type="string">
            <text:p>29-01-2004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GAR JAYSHREE RAMESHBHAI</text:p>
          </table:table-cell>
          <table:table-cell office:value-type="string">
            <text:p>17-04-2005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GAR RADHA VALJIBHAI</text:p>
          </table:table-cell>
          <table:table-cell office:value-type="string">
            <text:p>05-04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ATHOD AJAY KALUBHAI</text:p>
          </table:table-cell>
          <table:table-cell office:value-type="string">
            <text:p>31-08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ARAIYA VIVEK VINUBHAI</text:p>
          </table:table-cell>
          <table:table-cell office:value-type="string">
            <text:p>01-06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ARAIYYA SUMIT ASHOKBHAI</text:p>
          </table:table-cell>
          <table:table-cell office:value-type="string">
            <text:p>17-12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ULANI TUSHAR MANSUKHBHAI</text:p>
          </table:table-cell>
          <table:table-cell office:value-type="string">
            <text:p>20-05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HAYYA VIKAS SAVJIBHAI</text:p>
          </table:table-cell>
          <table:table-cell office:value-type="string">
            <text:p>04-01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ULANI NITIN DHIRUBHAI</text:p>
          </table:table-cell>
          <table:table-cell office:value-type="string">
            <text:p>18-07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GAD MAHESH PARBATBHAI</text:p>
          </table:table-cell>
          <table:table-cell office:value-type="string">
            <text:p>23-07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GAD NONGHABHAI BECHARBHAI</text:p>
          </table:table-cell>
          <table:table-cell office:value-type="string">
            <text:p>31-08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OSWAMI CHETAN PARTAPGIRI</text:p>
          </table:table-cell>
          <table:table-cell office:value-type="string">
            <text:p>04-01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KALPESH LALJIBHAI</text:p>
          </table:table-cell>
          <table:table-cell office:value-type="string">
            <text:p>01-06-2003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AMIT CHANDUBHAI</text:p>
          </table:table-cell>
          <table:table-cell office:value-type="string">
            <text:p>19-01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RAVI ASHOKBHAI</text:p>
          </table:table-cell>
          <table:table-cell office:value-type="string">
            <text:p>04-12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MOHIT JAYSUKHBHAI</text:p>
          </table:table-cell>
          <table:table-cell office:value-type="string">
            <text:p>06-07-2003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GAR MANISH RAMESHBHAI</text:p>
          </table:table-cell>
          <table:table-cell office:value-type="string">
            <text:p>21-07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AVTUKA NARESH NANABHAI</text:p>
          </table:table-cell>
          <table:table-cell office:value-type="string">
            <text:p>20-12-2003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JAGDISH SUKHABHAI</text:p>
          </table:table-cell>
          <table:table-cell office:value-type="string">
            <text:p>28-11-2003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YA PRIYABA GHANSHYAMSINH</text:p>
          </table:table-cell>
          <table:table-cell office:value-type="string">
            <text:p>02-02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YA SHRADDHABA YUVRAJSINH</text:p>
          </table:table-cell>
          <table:table-cell office:value-type="string">
            <text:p>17-02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YA URVASHIBA YUVRAJSINH</text:p>
          </table:table-cell>
          <table:table-cell office:value-type="string">
            <text:p>15-08-2003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DAYA MUKESHBHAI</text:p>
          </table:table-cell>
          <table:table-cell office:value-type="string">
            <text:p>04-08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ULANI KHUSHALI HASMUKHBHAI</text:p>
          </table:table-cell>
          <table:table-cell office:value-type="string">
            <text:p>26-05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GAD PAYAL BHALABHAI</text:p>
          </table:table-cell>
          <table:table-cell office:value-type="string">
            <text:p>26-04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GAD VANITA VASHRAMBHAI</text:p>
          </table:table-cell>
          <table:table-cell office:value-type="string">
            <text:p>21-07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GAD KRUPALI PARBATBHAI</text:p>
          </table:table-cell>
          <table:table-cell office:value-type="string">
            <text:p>21-05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GAR SHOBHANA GHANSHYAMBHAI</text:p>
          </table:table-cell>
          <table:table-cell office:value-type="string">
            <text:p>25-12-2003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JHAPDA KOMAL SUKHABHAI</text:p>
          </table:table-cell>
          <table:table-cell office:value-type="string">
            <text:p>06-05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HARI JALPA BHARATBHAI</text:p>
          </table:table-cell>
          <table:table-cell office:value-type="string">
            <text:p>04-04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ARTI ASHOKBHAI</text:p>
          </table:table-cell>
          <table:table-cell office:value-type="string">
            <text:p>25-12-2002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AGHELA HETAL BHARATBHAI</text:p>
          </table:table-cell>
          <table:table-cell office:value-type="string">
            <text:p>05-09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OLANKI SHRADDHA JAYSUKHBHAI</text:p>
          </table:table-cell>
          <table:table-cell office:value-type="string">
            <text:p>13-04-2002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HAUHAN KOMAL DULABHAI</text:p>
          </table:table-cell>
          <table:table-cell office:value-type="string">
            <text:p>21-04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HAUHAN SHARDA THAKORSINHBHAI</text:p>
          </table:table-cell>
          <table:table-cell office:value-type="string">
            <text:p>18-07-2002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HAUHAN DAKSHA KANUBHAI</text:p>
          </table:table-cell>
          <table:table-cell office:value-type="string">
            <text:p>05-03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YA VAISHALI MAHENDRASINH</text:p>
          </table:table-cell>
          <table:table-cell office:value-type="string">
            <text:p>29-10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AVADIYA ITISHA GHANSHYAMBHAI</text:p>
          </table:table-cell>
          <table:table-cell office:value-type="string">
            <text:p>15-04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ARAIYYA KOMAL BALABHAI</text:p>
          </table:table-cell>
          <table:table-cell office:value-type="string">
            <text:p>08-06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ULANI HETAL KATUBHAI</text:p>
          </table:table-cell>
          <table:table-cell office:value-type="string">
            <text:p>20-06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YA ARCHANA ARVINDBHAI</text:p>
          </table:table-cell>
          <table:table-cell office:value-type="string">
            <text:p>30-07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GAD SUMI BECHARBHAI</text:p>
          </table:table-cell>
          <table:table-cell office:value-type="string">
            <text:p>06-05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GAD DAKSHA VASHRAMBHAI</text:p>
          </table:table-cell>
          <table:table-cell office:value-type="string">
            <text:p>10-08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BHAVNA BHODABHAI</text:p>
          </table:table-cell>
          <table:table-cell office:value-type="string">
            <text:p>08-03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OSAWAMI RINKAL PRAHLADBHAI</text:p>
          </table:table-cell>
          <table:table-cell office:value-type="string">
            <text:p>22-05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ONDALIYA JANVI MAHESHBHAI</text:p>
          </table:table-cell>
          <table:table-cell office:value-type="string">
            <text:p>16-12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ONDALIYA KRUPALI SUNDARDAS</text:p>
          </table:table-cell>
          <table:table-cell office:value-type="string">
            <text:p>31-03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ARAIYYA ISHA BHUPATBHAI</text:p>
          </table:table-cell>
          <table:table-cell office:value-type="string">
            <text:p>28-07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KWANA SEJAL AMUBHAI</text:p>
          </table:table-cell>
          <table:table-cell office:value-type="string">
            <text:p>20-08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OILANKI HETAL JAYSUKHBHAI</text:p>
          </table:table-cell>
          <table:table-cell office:value-type="string">
            <text:p>05-03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GAR KIRAN BHIMJIBHAI</text:p>
          </table:table-cell>
          <table:table-cell office:value-type="string">
            <text:p>07-01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GAR MONIKA MANSUKHBHAI</text:p>
          </table:table-cell>
          <table:table-cell office:value-type="string">
            <text:p>27-02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HAUHAN SHRADDHA HIMMATBHAI</text:p>
          </table:table-cell>
          <table:table-cell office:value-type="string">
            <text:p>09-04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HAUHAN HINA HITESHBHAI</text:p>
          </table:table-cell>
          <table:table-cell office:value-type="string">
            <text:p>24-11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YA SIDHRAJSINH SAKTISINH</text:p>
          </table:table-cell>
          <table:table-cell office:value-type="string">
            <text:p>10-04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YA ARJUNSINH YUVRAJSINH</text:p>
          </table:table-cell>
          <table:table-cell office:value-type="string">
            <text:p>07-05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YA DIGPALSINH JAYVANTSINH</text:p>
          </table:table-cell>
          <table:table-cell office:value-type="string">
            <text:p>06-05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ADADIYA MAULIK BHARATBHAI</text:p>
          </table:table-cell>
          <table:table-cell office:value-type="string">
            <text:p>24-04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GAD PARESH SHARDULBHAI</text:p>
          </table:table-cell>
          <table:table-cell office:value-type="string">
            <text:p>05-05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GAD KISHOR BHAGUBHAI</text:p>
          </table:table-cell>
          <table:table-cell office:value-type="string">
            <text:p>10-09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GAR AJAY GABRUBHAI</text:p>
          </table:table-cell>
          <table:table-cell office:value-type="string">
            <text:p>17-01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N KAUSHIK BABUBHAI</text:p>
          </table:table-cell>
          <table:table-cell office:value-type="string">
            <text:p>10-06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ONDALIYA DEEP JITENDRABHAI</text:p>
          </table:table-cell>
          <table:table-cell office:value-type="string">
            <text:p>27-07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ONDALIYA NIKUNJ SHARADBHAI</text:p>
          </table:table-cell>
          <table:table-cell office:value-type="string">
            <text:p>27-07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OSWAMI KALPESHBHAI KISHORBHAI</text:p>
          </table:table-cell>
          <table:table-cell office:value-type="string">
            <text:p>19-02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ONDALIYA JAYDEEP JAGDISHBHAI</text:p>
          </table:table-cell>
          <table:table-cell office:value-type="string">
            <text:p>23-06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AMIT ASHOKBHAI</text:p>
          </table:table-cell>
          <table:table-cell office:value-type="string">
            <text:p>19-10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HAUHAB VISHAL VINUBHAI</text:p>
          </table:table-cell>
          <table:table-cell office:value-type="string">
            <text:p>28-01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BHAVESH BHARATBHAI</text:p>
          </table:table-cell>
          <table:table-cell office:value-type="string">
            <text:p>29-10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GAR PIYUSH PALABHAI</text:p>
          </table:table-cell>
          <table:table-cell office:value-type="string">
            <text:p>20-06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KULDEEP MUKESHBHAI</text:p>
          </table:table-cell>
          <table:table-cell office:value-type="string">
            <text:p>13-09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A VIBHUTIBA D.</text:p>
          </table:table-cell>
          <table:table-cell office:value-type="string">
            <text:p>16-06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A KAJALBA S.</text:p>
          </table:table-cell>
          <table:table-cell office:value-type="string">
            <text:p>30-07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A PARTIKSHABA S.</text:p>
          </table:table-cell>
          <table:table-cell office:value-type="string">
            <text:p>18-07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A ARTIBA B.</text:p>
          </table:table-cell>
          <table:table-cell office:value-type="string">
            <text:p>27-11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A PUJABA J.</text:p>
          </table:table-cell>
          <table:table-cell office:value-type="string">
            <text:p>07-07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KOLADIYA SIDDHI B.</text:p>
          </table:table-cell>
          <table:table-cell office:value-type="string">
            <text:p>31-08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OHIL PRITI M.</text:p>
          </table:table-cell>
          <table:table-cell office:value-type="string">
            <text:p>09-08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KVANA MITAL S.</text:p>
          </table:table-cell>
          <table:table-cell office:value-type="string">
            <text:p>05-06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GITA B.</text:p>
          </table:table-cell>
          <table:table-cell office:value-type="string">
            <text:p>03-08-2002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KINJAL B.</text:p>
          </table:table-cell>
          <table:table-cell office:value-type="string">
            <text:p>01-12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KOMAL S.</text:p>
          </table:table-cell>
          <table:table-cell office:value-type="string">
            <text:p>26-12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GAH JAHU M.</text:p>
          </table:table-cell>
          <table:table-cell office:value-type="string">
            <text:p>27-05-2002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GAH MANISHA G.</text:p>
          </table:table-cell>
          <table:table-cell office:value-type="string">
            <text:p>17-03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GAH TEJU M.</text:p>
          </table:table-cell>
          <table:table-cell office:value-type="string">
            <text:p>26-03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KVANA VILASH J.</text:p>
          </table:table-cell>
          <table:table-cell office:value-type="string">
            <text:p>31-08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ARAIYA PINAL V.</text:p>
          </table:table-cell>
          <table:table-cell office:value-type="string">
            <text:p>12-09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ARAIYA DHARA B.</text:p>
          </table:table-cell>
          <table:table-cell office:value-type="string">
            <text:p>21-04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ARAIYA HIRAL V.</text:p>
          </table:table-cell>
          <table:table-cell office:value-type="string">
            <text:p>07-06-2002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ARAIYA DIPIKA B.</text:p>
          </table:table-cell>
          <table:table-cell office:value-type="string">
            <text:p>15-03-2002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JADAV DAYA B.</text:p>
          </table:table-cell>
          <table:table-cell office:value-type="string">
            <text:p>05-04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JADAV SONAL K.</text:p>
          </table:table-cell>
          <table:table-cell office:value-type="string">
            <text:p>22-08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ATHOD RINKAL D.</text:p>
          </table:table-cell>
          <table:table-cell office:value-type="string">
            <text:p>22-07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EGAD PAYAL Z.</text:p>
          </table:table-cell>
          <table:table-cell office:value-type="string">
            <text:p>21-05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IPALIYA KOMAL P.</text:p>
          </table:table-cell>
          <table:table-cell office:value-type="string">
            <text:p>18-04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GAR ASHA R.</text:p>
          </table:table-cell>
          <table:table-cell office:value-type="string">
            <text:p>15-01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PARUL L.</text:p>
          </table:table-cell>
          <table:table-cell office:value-type="string">
            <text:p>28-05-2002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KIRAN L.</text:p>
          </table:table-cell>
          <table:table-cell office:value-type="string">
            <text:p>05-03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HAUHAN PUJA K.</text:p>
          </table:table-cell>
          <table:table-cell office:value-type="string">
            <text:p>12-02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KVANA RANJAN R.</text:p>
          </table:table-cell>
          <table:table-cell office:value-type="string">
            <text:p>06-01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A ARDIPSINH S.</text:p>
          </table:table-cell>
          <table:table-cell office:value-type="string">
            <text:p>12-12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A SURDEEPSINH K.</text:p>
          </table:table-cell>
          <table:table-cell office:value-type="string">
            <text:p>24--01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A VASUDEV B.</text:p>
          </table:table-cell>
          <table:table-cell office:value-type="string">
            <text:p>19-10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A DHRUVRAJ S.</text:p>
          </table:table-cell>
          <table:table-cell office:value-type="string">
            <text:p>12-02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A KULDEEP M.</text:p>
          </table:table-cell>
          <table:table-cell office:value-type="string">
            <text:p>08-01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KOLADIYA NEVIL B.</text:p>
          </table:table-cell>
          <table:table-cell office:value-type="string">
            <text:p>27-7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JANI HITESH S.</text:p>
          </table:table-cell>
          <table:table-cell office:value-type="string">
            <text:p>04-03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ONDALIYA KAUSHIK J.</text:p>
          </table:table-cell>
          <table:table-cell office:value-type="string">
            <text:p>10-11-2002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ONDALIYA KEVAL J.</text:p>
          </table:table-cell>
          <table:table-cell office:value-type="string">
            <text:p>13-03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ZAPDA SANJAY B.</text:p>
          </table:table-cell>
          <table:table-cell office:value-type="string">
            <text:p>31-12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ZAPDA GOPAL G.</text:p>
          </table:table-cell>
          <table:table-cell office:value-type="string">
            <text:p>19-02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GAH GAUTAM B.</text:p>
          </table:table-cell>
          <table:table-cell office:value-type="string">
            <text:p>20-04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GAH DEEPAK P.</text:p>
          </table:table-cell>
          <table:table-cell office:value-type="string">
            <text:p>01-08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KVANA RAHUL B.</text:p>
          </table:table-cell>
          <table:table-cell office:value-type="string">
            <text:p>16-05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ULANI AJAY K.</text:p>
          </table:table-cell>
          <table:table-cell office:value-type="string">
            <text:p>05-03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ULANI HIREN A.</text:p>
          </table:table-cell>
          <table:table-cell office:value-type="string">
            <text:p>01-01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ULANI RAHUL B.</text:p>
          </table:table-cell>
          <table:table-cell office:value-type="string">
            <text:p>05-05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ULANI KAUSHIK M.</text:p>
          </table:table-cell>
          <table:table-cell office:value-type="string">
            <text:p>20-06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OHIL SHAILESH D.</text:p>
          </table:table-cell>
          <table:table-cell office:value-type="string">
            <text:p>21-08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KVANA VIPUL V.</text:p>
          </table:table-cell>
          <table:table-cell office:value-type="string">
            <text:p>09-10-2001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ARAIYA JAYDEEP V.</text:p>
          </table:table-cell>
          <table:table-cell office:value-type="string">
            <text:p>01-08-2001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ARAIYA KEVAL V.</text:p>
          </table:table-cell>
          <table:table-cell office:value-type="string">
            <text:p>02-08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KVANA SANJAY K.</text:p>
          </table:table-cell>
          <table:table-cell office:value-type="string">
            <text:p>21-03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KVANA PARESH K.</text:p>
          </table:table-cell>
          <table:table-cell office:value-type="string">
            <text:p>13-05-2001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HAUHAN AJAY V.</text:p>
          </table:table-cell>
          <table:table-cell office:value-type="string">
            <text:p>03-05-2001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ASHVIN R.</text:p>
          </table:table-cell>
          <table:table-cell office:value-type="string">
            <text:p>30-06-2001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MAR HARESH G.</text:p>
          </table:table-cell>
          <table:table-cell office:value-type="string">
            <text:p>15-06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A RAVIRAJSINH J.</text:p>
          </table:table-cell>
          <table:table-cell office:value-type="string">
            <text:p>16-06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VAIYA SANDIPSINH I.</text:p>
          </table:table-cell>
          <table:table-cell office:value-type="string">
            <text:p>06-12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IVAIYA YASHPALSINH BALDEVSINH</text:p>
          </table:table-cell>
          <table:table-cell office:value-type="string">
            <text:p>02-09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KOLADIYA RAVIKUMAR V.</text:p>
          </table:table-cell>
          <table:table-cell office:value-type="string">
            <text:p>04-08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OHIL SANDIPKUMAR B.</text:p>
          </table:table-cell>
          <table:table-cell office:value-type="string">
            <text:p>15-11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ULANI RAHULBHAI D.</text:p>
          </table:table-cell>
          <table:table-cell office:value-type="string">
            <text:p>11-01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ARAIYA VISHAL B.</text:p>
          </table:table-cell>
          <table:table-cell office:value-type="string">
            <text:p>18-12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string">
            <text:p>NAGAH VIPULBHAI B.</text:p>
          </table:table-cell>
          <table:table-cell table:style-name="ce17" office:value-type="string">
            <text:p>01-01-2003</text:p>
          </table:table-cell>
          <table:table-cell table:style-name="ce17" office:value-type="float" office:value="7">
            <text:p>7</text:p>
          </table:table-cell>
          <table:table-cell table:style-name="ce6"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NAGAH AJAY S.</text:p>
          </table:table-cell>
          <table:table-cell table:style-name="ce15" office:value-type="string">
            <text:p>17-12-2002</text:p>
          </table:table-cell>
          <table:table-cell table:style-name="ce15" office:value-type="float" office:value="7">
            <text:p>7</text:p>
          </table:table-cell>
          <table:table-cell table:style-name="ce5"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GONDALIYA KULDIP M.</text:p>
          </table:table-cell>
          <table:table-cell table:style-name="ce15" office:value-type="string">
            <text:p>24-11-2002</text:p>
          </table:table-cell>
          <table:table-cell table:style-name="ce15" office:value-type="float" office:value="7">
            <text:p>7</text:p>
          </table:table-cell>
          <table:table-cell table:style-name="ce5"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GONDALIYA JATINDAS D.</text:p>
          </table:table-cell>
          <table:table-cell table:style-name="ce15" office:value-type="string">
            <text:p>01-06-2003</text:p>
          </table:table-cell>
          <table:table-cell table:style-name="ce15" office:value-type="float" office:value="7">
            <text:p>7</text:p>
          </table:table-cell>
          <table:table-cell table:style-name="ce5"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GONDALIYA RAJENDRAPRASAD J.</text:p>
          </table:table-cell>
          <table:table-cell table:style-name="ce15" office:value-type="string">
            <text:p>16-05-2003</text:p>
          </table:table-cell>
          <table:table-cell table:style-name="ce15" office:value-type="float" office:value="7">
            <text:p>7</text:p>
          </table:table-cell>
          <table:table-cell table:style-name="ce5"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PARMAR VIJAY B.</text:p>
          </table:table-cell>
          <table:table-cell table:style-name="ce15" office:value-type="string">
            <text:p>18-07-2001</text:p>
          </table:table-cell>
          <table:table-cell table:style-name="ce15" office:value-type="float" office:value="7">
            <text:p>7</text:p>
          </table:table-cell>
          <table:table-cell table:style-name="ce5"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VAGHELA RANJIT D.</text:p>
          </table:table-cell>
          <table:table-cell table:style-name="ce15" office:value-type="string">
            <text:p>06-02-2001</text:p>
          </table:table-cell>
          <table:table-cell table:style-name="ce15" office:value-type="float" office:value="7">
            <text:p>7</text:p>
          </table:table-cell>
          <table:table-cell table:style-name="ce5"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PARMAR ALPESH L.</text:p>
          </table:table-cell>
          <table:table-cell table:style-name="ce15" office:value-type="string">
            <text:p>20-03-2001</text:p>
          </table:table-cell>
          <table:table-cell table:style-name="ce15" office:value-type="float" office:value="7">
            <text:p>7</text:p>
          </table:table-cell>
          <table:table-cell table:style-name="ce5"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PARMAR BRIJESH P.</text:p>
          </table:table-cell>
          <table:table-cell table:style-name="ce15" office:value-type="string">
            <text:p>10-07-2003</text:p>
          </table:table-cell>
          <table:table-cell table:style-name="ce15" office:value-type="float" office:value="7">
            <text:p>7</text:p>
          </table:table-cell>
          <table:table-cell table:style-name="ce5"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NAGAR KARTIKBHAI R.</text:p>
          </table:table-cell>
          <table:table-cell table:style-name="ce15" office:value-type="string">
            <text:p>17-03-2003</text:p>
          </table:table-cell>
          <table:table-cell table:style-name="ce15" office:value-type="float" office:value="7">
            <text:p>7</text:p>
          </table:table-cell>
          <table:table-cell table:style-name="ce5"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SARVAIYA JALPA Y.</text:p>
          </table:table-cell>
          <table:table-cell table:style-name="ce15" office:value-type="string">
            <text:p>07-02-2001</text:p>
          </table:table-cell>
          <table:table-cell table:style-name="ce15" office:value-type="float" office:value="7">
            <text:p>7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SARVAIYA JITUBA J.</text:p>
          </table:table-cell>
          <table:table-cell table:style-name="ce15" office:value-type="string">
            <text:p>26-05-2002</text:p>
          </table:table-cell>
          <table:table-cell table:style-name="ce15" office:value-type="float" office:value="7">
            <text:p>7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SARVAIYA KOSHIKABA G.</text:p>
          </table:table-cell>
          <table:table-cell table:style-name="ce15" office:value-type="string">
            <text:p>14-12-2002</text:p>
          </table:table-cell>
          <table:table-cell table:style-name="ce15" office:value-type="float" office:value="7">
            <text:p>7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SARVAIYA DIVYABA G.</text:p>
          </table:table-cell>
          <table:table-cell table:style-name="ce15" office:value-type="string">
            <text:p>05-02-2003</text:p>
          </table:table-cell>
          <table:table-cell table:style-name="ce15" office:value-type="float" office:value="7">
            <text:p>7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SARVAIYA JIGNASHA R.</text:p>
          </table:table-cell>
          <table:table-cell table:style-name="ce15" office:value-type="string">
            <text:p>29-07-2003</text:p>
          </table:table-cell>
          <table:table-cell table:style-name="ce15" office:value-type="float" office:value="7">
            <text:p>7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SARVAIYA RIDDHIBA B.</text:p>
          </table:table-cell>
          <table:table-cell table:style-name="ce15" office:value-type="string">
            <text:p>03-03-2003</text:p>
          </table:table-cell>
          <table:table-cell table:style-name="ce15" office:value-type="float" office:value="7">
            <text:p>7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SARVAIYA URVASHIBA A.</text:p>
          </table:table-cell>
          <table:table-cell table:style-name="ce15" office:value-type="string">
            <text:p>31-08-2003</text:p>
          </table:table-cell>
          <table:table-cell table:style-name="ce15" office:value-type="float" office:value="7">
            <text:p>7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JINI KAVITABEN N.</text:p>
          </table:table-cell>
          <table:table-cell table:style-name="ce15" office:value-type="string">
            <text:p>07-08-2002</text:p>
          </table:table-cell>
          <table:table-cell table:style-name="ce15" office:value-type="float" office:value="7">
            <text:p>7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GOHIL BALIBEN D.</text:p>
          </table:table-cell>
          <table:table-cell table:style-name="ce15" office:value-type="string">
            <text:p>25-12-2001</text:p>
          </table:table-cell>
          <table:table-cell table:style-name="ce15" office:value-type="float" office:value="7">
            <text:p>7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GOHIL MANISHABEN D.</text:p>
          </table:table-cell>
          <table:table-cell table:style-name="ce15" office:value-type="string">
            <text:p>22-07-2000</text:p>
          </table:table-cell>
          <table:table-cell table:style-name="ce15" office:value-type="float" office:value="7">
            <text:p>7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RATHOD SONALBEN K.</text:p>
          </table:table-cell>
          <table:table-cell table:style-name="ce15" office:value-type="string">
            <text:p>01-06-2003</text:p>
          </table:table-cell>
          <table:table-cell table:style-name="ce15" office:value-type="float" office:value="7">
            <text:p>7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BARAIYA AARTIBEN A.</text:p>
          </table:table-cell>
          <table:table-cell table:style-name="ce15" office:value-type="string">
            <text:p>08-04-2003</text:p>
          </table:table-cell>
          <table:table-cell table:style-name="ce15" office:value-type="float" office:value="7">
            <text:p>7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BARAIYA SUMITABEN P.</text:p>
          </table:table-cell>
          <table:table-cell table:style-name="ce15" office:value-type="string">
            <text:p>07-08-2003</text:p>
          </table:table-cell>
          <table:table-cell table:style-name="ce15" office:value-type="float" office:value="7">
            <text:p>7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BARAIYA VANITABEN V.</text:p>
          </table:table-cell>
          <table:table-cell table:style-name="ce15" office:value-type="string">
            <text:p>14-01-2003</text:p>
          </table:table-cell>
          <table:table-cell table:style-name="ce15" office:value-type="float" office:value="7">
            <text:p>7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VEGAD LATABEN Z.</text:p>
          </table:table-cell>
          <table:table-cell table:style-name="ce15" office:value-type="string">
            <text:p>24-06-2003</text:p>
          </table:table-cell>
          <table:table-cell table:style-name="ce15" office:value-type="float" office:value="7">
            <text:p>7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NAGAH NAYNABEN H.</text:p>
          </table:table-cell>
          <table:table-cell table:style-name="ce15" office:value-type="string">
            <text:p>06-03-2001</text:p>
          </table:table-cell>
          <table:table-cell table:style-name="ce15" office:value-type="float" office:value="7">
            <text:p>7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NAGAH ALYABEN V.</text:p>
          </table:table-cell>
          <table:table-cell table:style-name="ce15" office:value-type="string">
            <text:p>30-07-2002</text:p>
          </table:table-cell>
          <table:table-cell table:style-name="ce15" office:value-type="float" office:value="7">
            <text:p>7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BHATI RIDDHIBEN B.</text:p>
          </table:table-cell>
          <table:table-cell table:style-name="ce15" office:value-type="string">
            <text:p>02-06-2003</text:p>
          </table:table-cell>
          <table:table-cell table:style-name="ce15" office:value-type="float" office:value="7">
            <text:p>7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GONDALIYA BHUMIBEN S.</text:p>
          </table:table-cell>
          <table:table-cell table:style-name="ce15" office:value-type="string">
            <text:p>10-04-2003</text:p>
          </table:table-cell>
          <table:table-cell table:style-name="ce15" office:value-type="float" office:value="7">
            <text:p>7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PARMAR MANISHA A.</text:p>
          </table:table-cell>
          <table:table-cell table:style-name="ce15" office:value-type="string">
            <text:p>28-09-2002</text:p>
          </table:table-cell>
          <table:table-cell table:style-name="ce15" office:value-type="float" office:value="7">
            <text:p>7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PARMAR HETALBEN B.</text:p>
          </table:table-cell>
          <table:table-cell table:style-name="ce15" office:value-type="string">
            <text:p>05-11-2002</text:p>
          </table:table-cell>
          <table:table-cell table:style-name="ce15" office:value-type="float" office:value="7">
            <text:p>7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MAKVANA AASTIBEN A.</text:p>
          </table:table-cell>
          <table:table-cell table:style-name="ce15" office:value-type="string">
            <text:p>08-03-2003</text:p>
          </table:table-cell>
          <table:table-cell table:style-name="ce15" office:value-type="float" office:value="7">
            <text:p>7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SARVAIYA JALPABEN PRAVINSINH</text:p>
          </table:table-cell>
          <table:table-cell table:style-name="ce15" office:value-type="string">
            <text:p>20-06-2002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SARVAIYA RAJESHWARIBA KANAKSINH</text:p>
          </table:table-cell>
          <table:table-cell table:style-name="ce15" office:value-type="string">
            <text:p>04-03-2002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DOBARIYA DHARA GHANSHYAMBHAI</text:p>
          </table:table-cell>
          <table:table-cell table:style-name="ce15" office:value-type="string">
            <text:p>15-10-2001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MULANI PAYAL MANSUKHBHAI</text:p>
          </table:table-cell>
          <table:table-cell table:style-name="ce15" office:value-type="string">
            <text:p>15-07-2001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MAKVANA TULSI SANJAYBHAI</text:p>
          </table:table-cell>
          <table:table-cell table:style-name="ce15" office:value-type="string">
            <text:p>03-02-2002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CHAUHAN KINJALBEN KANUBHAI</text:p>
          </table:table-cell>
          <table:table-cell table:style-name="ce15" office:value-type="string">
            <text:p>03-12-2000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CHAUHAN USHABEN HIMMATBHAI</text:p>
          </table:table-cell>
          <table:table-cell table:style-name="ce15" office:value-type="string">
            <text:p>13-08-2002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DOBARIYA RUSHITA JAYSUKHBHAI</text:p>
          </table:table-cell>
          <table:table-cell table:style-name="ce15" office:value-type="string">
            <text:p>27-08-2001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PATEL PRASHANT KANUBHAI</text:p>
          </table:table-cell>
          <table:table-cell table:style-name="ce15" office:value-type="string">
            <text:p>12-08-2002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SARVAIYA YOGRAJ SHANTUBHA</text:p>
          </table:table-cell>
          <table:table-cell table:style-name="ce15" office:value-type="string">
            <text:p>23-06-2002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SARVAIYA DHRUVRAJ HARDEVSINH</text:p>
          </table:table-cell>
          <table:table-cell table:style-name="ce15" office:value-type="string">
            <text:p>21-10-2001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BARAIYA SUBHASH BALABHAI</text:p>
          </table:table-cell>
          <table:table-cell table:style-name="ce15" office:value-type="string">
            <text:p>01-03-2001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JADAV AJAY DHIRUBHAI</text:p>
          </table:table-cell>
          <table:table-cell table:style-name="ce15" office:value-type="string">
            <text:p>30-07-2001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PARMAR AJAY DEVCHANDBHAI</text:p>
          </table:table-cell>
          <table:table-cell table:style-name="ce15" office:value-type="string">
            <text:p>11-03-2000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PARMAR MAHESH ASHOKBHAI</text:p>
          </table:table-cell>
          <table:table-cell table:style-name="ce15" office:value-type="string">
            <text:p>01-06-2000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VAGHELA JAYRASH JAYNTIBHAI</text:p>
          </table:table-cell>
          <table:table-cell table:style-name="ce15" office:value-type="string">
            <text:p>30-05-2002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ZAPDA BHAVESH SUKHABHAI</text:p>
          </table:table-cell>
          <table:table-cell table:style-name="ce15" office:value-type="string">
            <text:p>01-06-2002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PARMAR GOPAL GOBARBHAI</text:p>
          </table:table-cell>
          <table:table-cell table:style-name="ce15" office:value-type="string">
            <text:p>27-01-2001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PARMAR LALJI SUKHABHAI</text:p>
          </table:table-cell>
          <table:table-cell table:style-name="ce15" office:value-type="string">
            <text:p>24-12-2001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CHAUHAN GOPAL THAKARBHAI</text:p>
          </table:table-cell>
          <table:table-cell table:style-name="ce15" office:value-type="string">
            <text:p>05-08-2000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NAGAR DILIP PREMJIBHAI</text:p>
          </table:table-cell>
          <table:table-cell table:style-name="ce15" office:value-type="string">
            <text:p>15-09-2000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JADEJA JOGITABA D.</text:p>
          </table:table-cell>
          <table:table-cell table:style-name="ce15" office:value-type="string">
            <text:p>24-02-2002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SARVAIYA TRUPTIBA R.</text:p>
          </table:table-cell>
          <table:table-cell table:style-name="ce15" office:value-type="string">
            <text:p>10-04-2001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SARVAIYA NISHABA M.</text:p>
          </table:table-cell>
          <table:table-cell table:style-name="ce15" office:value-type="string">
            <text:p>30-07-2001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SARVIYA ANKITABA S.</text:p>
          </table:table-cell>
          <table:table-cell table:style-name="ce15" office:value-type="string">
            <text:p>10-11-2000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SARVAIYA RINKALBA U.</text:p>
          </table:table-cell>
          <table:table-cell table:style-name="ce15" office:value-type="string">
            <text:p>15-07-2002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SARVAIYA RINABA S.</text:p>
          </table:table-cell>
          <table:table-cell table:style-name="ce15" office:value-type="string">
            <text:p>18-06-2002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SARVAIYA ARUNABA B.</text:p>
          </table:table-cell>
          <table:table-cell table:style-name="ce15" office:value-type="string">
            <text:p>20-03-2002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SARVAIYA PUJABA A.</text:p>
          </table:table-cell>
          <table:table-cell table:style-name="ce15" office:value-type="string">
            <text:p>22-02-2000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SARVAIYA NIDHESVARIBA A.</text:p>
          </table:table-cell>
          <table:table-cell table:style-name="ce15" office:value-type="string">
            <text:p>02-07-2001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RATHOD ASHMITABEN K.</text:p>
          </table:table-cell>
          <table:table-cell table:style-name="ce15" office:value-type="string">
            <text:p>08-12-2000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JADAV SHILPABEN B.</text:p>
          </table:table-cell>
          <table:table-cell table:style-name="ce15" office:value-type="string">
            <text:p>29-05-2001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BARAIYA PAYALBEN B.</text:p>
          </table:table-cell>
          <table:table-cell table:style-name="ce15" office:value-type="string">
            <text:p>05-10-1999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GOHIL TULSHIBEN M.</text:p>
          </table:table-cell>
          <table:table-cell table:style-name="ce15" office:value-type="string">
            <text:p>21-06-2002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NAGAH SHRDHDHABEN V.</text:p>
          </table:table-cell>
          <table:table-cell table:style-name="ce15" office:value-type="string">
            <text:p>15-01-2001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PARMAR BHARTIBEN A.</text:p>
          </table:table-cell>
          <table:table-cell table:style-name="ce15" office:value-type="string">
            <text:p>26-05-2002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PARMAR RINKAL J.</text:p>
          </table:table-cell>
          <table:table-cell table:style-name="ce15" office:value-type="string">
            <text:p>10-05-1999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GOSHVAMI MANSHI K.</text:p>
          </table:table-cell>
          <table:table-cell table:style-name="ce15" office:value-type="string">
            <text:p>20-08-2002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NAGAR MANISHA P.</text:p>
          </table:table-cell>
          <table:table-cell table:style-name="ce15" office:value-type="string">
            <text:p>05-02-2002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FE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SARVAIYA RAJDEEPSINH S.</text:p>
          </table:table-cell>
          <table:table-cell table:style-name="ce15" office:value-type="string">
            <text:p>14-082002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SARVAIYA PRATAPSINH A.</text:p>
          </table:table-cell>
          <table:table-cell table:style-name="ce15" office:value-type="string">
            <text:p>08-04-2001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SARVAIYA SAKTISINH A.</text:p>
          </table:table-cell>
          <table:table-cell table:style-name="ce15" office:value-type="string">
            <text:p>20-04-2001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BARAIYA UDESHBHAI L.</text:p>
          </table:table-cell>
          <table:table-cell table:style-name="ce15" office:value-type="string">
            <text:p>07-08-2002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JADAV PRAKASH R.</text:p>
          </table:table-cell>
          <table:table-cell table:style-name="ce15" office:value-type="string">
            <text:p>06-06-2001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GONDALIYA HITESH S.</text:p>
          </table:table-cell>
          <table:table-cell table:style-name="ce15" office:value-type="string">
            <text:p>20-07-2002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MAL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NAGAR ASHVINKUMAR V.</text:p>
          </table:table-cell>
          <table:table-cell table:style-name="ce15" office:value-type="string">
            <text:p>28-07-2001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MALE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string">
            <text:p>BAMBA PIYUSH HIRABHAI</text:p>
          </table:table-cell>
          <table:table-cell table:style-name="ce7" office:value-type="string">
            <text:p>27-10-2008</text:p>
          </table:table-cell>
          <table:table-cell table:style-name="ce7" office:value-type="float" office:value="1">
            <text:p>1</text:p>
          </table:table-cell>
          <table:table-cell table:style-name="ce1"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MBA HARSUR NATHABHAI</text:p>
          </table:table-cell>
          <table:table-cell office:value-type="string">
            <text:p>08-11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MBA DHARMESH PATABHAI</text:p>
          </table:table-cell>
          <table:table-cell office:value-type="string">
            <text:p>01-12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MBA BHUPAT RAGHAVBHAI</text:p>
          </table:table-cell>
          <table:table-cell office:value-type="string">
            <text:p>06-05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AVDA PARESH GOGABHAI</text:p>
          </table:table-cell>
          <table:table-cell office:value-type="string">
            <text:p>07-05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OLIYA DISHAN MANGABHAI</text:p>
          </table:table-cell>
          <table:table-cell office:value-type="string">
            <text:p>10-01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HUMAN MANAV RAVJIBHAI</text:p>
          </table:table-cell>
          <table:table-cell office:value-type="string">
            <text:p>04-05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HUMAN ARYAN HIMMATBHAI</text:p>
          </table:table-cell>
          <table:table-cell office:value-type="string">
            <text:p>12-05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NIKUL RAJUBHAI</text:p>
          </table:table-cell>
          <table:table-cell office:value-type="string">
            <text:p>21-08-2007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APAVADIYA NILESH ASHOKBHAI</text:p>
          </table:table-cell>
          <table:table-cell office:value-type="string">
            <text:p>06-01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KVANA HARDIK CHANDUBHAI</text:p>
          </table:table-cell>
          <table:table-cell office:value-type="string">
            <text:p>02-03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MAYA RANABHAI</text:p>
          </table:table-cell>
          <table:table-cell office:value-type="string">
            <text:p>28-02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KIRAN AAPABHAI</text:p>
          </table:table-cell>
          <table:table-cell office:value-type="string">
            <text:p>15-05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PUJA PATABHAI</text:p>
          </table:table-cell>
          <table:table-cell office:value-type="string">
            <text:p>14-02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MBA KUNJAL KANABHAI</text:p>
          </table:table-cell>
          <table:table-cell office:value-type="string">
            <text:p>26-02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OLANKI SANGITA BHARATBHAI</text:p>
          </table:table-cell>
          <table:table-cell office:value-type="string">
            <text:p>20-04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APAVADIYA KAJAL DULABHAI</text:p>
          </table:table-cell>
          <table:table-cell office:value-type="string">
            <text:p>03-10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HUMAN SHITAL JAYANTIBHAI</text:p>
          </table:table-cell>
          <table:table-cell office:value-type="string">
            <text:p>18-05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ARVAIYA BHARTI JETHABHAI</text:p>
          </table:table-cell>
          <table:table-cell office:value-type="string">
            <text:p>09-01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HUMAN <text:s/>RIDDHI JIVABHAI</text:p>
          </table:table-cell>
          <table:table-cell office:value-type="string">
            <text:p>09-01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KVANA AMISHA KANUBHAI</text:p>
          </table:table-cell>
          <table:table-cell office:value-type="string">
            <text:p>22-11-2007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SANGITA MADHUBHAI</text:p>
          </table:table-cell>
          <table:table-cell office:value-type="string">
            <text:p>13-09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RAVI GOKULBHAI</text:p>
          </table:table-cell>
          <table:table-cell office:value-type="string">
            <text:p>14-06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MBA BHARAT AMRABHAI</text:p>
          </table:table-cell>
          <table:table-cell office:value-type="string">
            <text:p>14-06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MBA PARESH RADHABHAI</text:p>
          </table:table-cell>
          <table:table-cell office:value-type="string">
            <text:p>06-11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MBA HITESH NAGABHAI</text:p>
          </table:table-cell>
          <table:table-cell office:value-type="string">
            <text:p>01-08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ALGOTAR MAHENDRA VALABHAI</text:p>
          </table:table-cell>
          <table:table-cell office:value-type="string">
            <text:p>13-05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MBA NARESH VASRAMBHAI</text:p>
          </table:table-cell>
          <table:table-cell office:value-type="string">
            <text:p>24-04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SANJAY RANABHAI</text:p>
          </table:table-cell>
          <table:table-cell office:value-type="string">
            <text:p>12-04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MAYUR RAJUBHAI</text:p>
          </table:table-cell>
          <table:table-cell office:value-type="string">
            <text:p>31-08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KVANA ANKIT RAMESHBHAI</text:p>
          </table:table-cell>
          <table:table-cell office:value-type="string">
            <text:p>06-05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ENGADIYA JAYDIP MUKESHBHAI</text:p>
          </table:table-cell>
          <table:table-cell office:value-type="string">
            <text:p>19-04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ENGADIYA BHAVESH PRAVINBHAI</text:p>
          </table:table-cell>
          <table:table-cell office:value-type="string">
            <text:p>17-10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HANDHELA ANKIT ANILBHAI</text:p>
          </table:table-cell>
          <table:table-cell office:value-type="string">
            <text:p>10-12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KVANA VIJAY GHANSHYAMBHAI</text:p>
          </table:table-cell>
          <table:table-cell office:value-type="string">
            <text:p>11-07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MBA VAISHALI KANABHAI</text:p>
          </table:table-cell>
          <table:table-cell office:value-type="string">
            <text:p>06-05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ENGADIYA BHUMI DHIRUBHAI</text:p>
          </table:table-cell>
          <table:table-cell office:value-type="string">
            <text:p>20-04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ABHI JAGRUTI JAGDISHBHAI</text:p>
          </table:table-cell>
          <table:table-cell office:value-type="string">
            <text:p>03-09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VALIYA KHUSHI ARVINDBHAI</text:p>
          </table:table-cell>
          <table:table-cell office:value-type="string">
            <text:p>09-12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OLANKI SHRADDHA PANKAJBHAI</text:p>
          </table:table-cell>
          <table:table-cell office:value-type="string">
            <text:p>17-07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KVANA VANITA GHANSHYAMBHAI</text:p>
          </table:table-cell>
          <table:table-cell office:value-type="string">
            <text:p>07-03-2006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ONDALIYA MIRA CHABILDAS</text:p>
          </table:table-cell>
          <table:table-cell office:value-type="string">
            <text:p>31-08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MEHUL BHOLABHAI</text:p>
          </table:table-cell>
          <table:table-cell office:value-type="string">
            <text:p>22-05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ALPESH RAJUBHAI</text:p>
          </table:table-cell>
          <table:table-cell office:value-type="string">
            <text:p>08-07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VIPUL RAJUBHAI</text:p>
          </table:table-cell>
          <table:table-cell office:value-type="string">
            <text:p>07-02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HITESH HARSURBHAI</text:p>
          </table:table-cell>
          <table:table-cell office:value-type="string">
            <text:p>27-07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KETAN KANUBHAI</text:p>
          </table:table-cell>
          <table:table-cell office:value-type="string">
            <text:p>13-07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KVANA HARESH CHANDUBHAI</text:p>
          </table:table-cell>
          <table:table-cell office:value-type="string">
            <text:p>11-11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APVADIYA TUSHAR HIMMATBHAI</text:p>
          </table:table-cell>
          <table:table-cell office:value-type="string">
            <text:p>28-10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HANDHELA HRUTVIK RUKHADBHAI</text:p>
          </table:table-cell>
          <table:table-cell office:value-type="string">
            <text:p>09-08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GDA SAILESH DHANJIBHAI</text:p>
          </table:table-cell>
          <table:table-cell office:value-type="string">
            <text:p>25-05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HUMAN SAHIL NARESHBHAI</text:p>
          </table:table-cell>
          <table:table-cell office:value-type="string">
            <text:p>07-07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HUMAN SUJAL JAYANTIBHAI</text:p>
          </table:table-cell>
          <table:table-cell office:value-type="string">
            <text:p>06-06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ARMAR LAKSHMAN HAJABHAI</text:p>
          </table:table-cell>
          <table:table-cell office:value-type="string">
            <text:p>22-03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JADAV BHAVESH VIRABHAI</text:p>
          </table:table-cell>
          <table:table-cell office:value-type="string">
            <text:p>26-10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AVDA KOMAL RAJABHAI</text:p>
          </table:table-cell>
          <table:table-cell office:value-type="string">
            <text:p>29-05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AVDA KINJAL AMRABHAI</text:p>
          </table:table-cell>
          <table:table-cell office:value-type="string">
            <text:p>09-08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AVDA SONAL RATNABHAI</text:p>
          </table:table-cell>
          <table:table-cell office:value-type="string">
            <text:p>18-10-2005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AVDA KAJAL GOGABHAI</text:p>
          </table:table-cell>
          <table:table-cell office:value-type="string">
            <text:p>05-08-2005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SEJAL BHABHLUBHAI</text:p>
          </table:table-cell>
          <table:table-cell office:value-type="string">
            <text:p>22-03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NEHA AAPABHAI</text:p>
          </table:table-cell>
          <table:table-cell office:value-type="string">
            <text:p>04-05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PASU BACHUBHAI</text:p>
          </table:table-cell>
          <table:table-cell office:value-type="string">
            <text:p>05-07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VAISHALI KAMABHAI</text:p>
          </table:table-cell>
          <table:table-cell office:value-type="string">
            <text:p>04-08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ALGOTAR MAYA RAJABHAI</text:p>
          </table:table-cell>
          <table:table-cell office:value-type="string">
            <text:p>12-08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ABHI BHAVANA BALABHAI</text:p>
          </table:table-cell>
          <table:table-cell office:value-type="string">
            <text:p>28-04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HUMAN VEDIKA RAMJIBHAI</text:p>
          </table:table-cell>
          <table:table-cell office:value-type="string">
            <text:p>29-01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HUMAN KRISHNA ARVINDBHAI</text:p>
          </table:table-cell>
          <table:table-cell office:value-type="string">
            <text:p>17-06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MBA RIDDHI HIRABHAI</text:p>
          </table:table-cell>
          <table:table-cell office:value-type="string">
            <text:p>19-05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ASLA VIJAY SAMATBHAI</text:p>
          </table:table-cell>
          <table:table-cell office:value-type="string">
            <text:p>10-02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BHUPAT BACHUBHAI</text:p>
          </table:table-cell>
          <table:table-cell office:value-type="string">
            <text:p>21-09-2004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AJAY GOKULBHAI</text:p>
          </table:table-cell>
          <table:table-cell office:value-type="string">
            <text:p>25-05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DIPAK KANUBHAI</text:p>
          </table:table-cell>
          <table:table-cell office:value-type="string">
            <text:p>12-11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ROHIT RANABHAI</text:p>
          </table:table-cell>
          <table:table-cell office:value-type="string">
            <text:p>03-11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ALGOTAR KAUSHIK RAJABHAI</text:p>
          </table:table-cell>
          <table:table-cell office:value-type="string">
            <text:p>03-05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MBA HARESH KANABHAI</text:p>
          </table:table-cell>
          <table:table-cell office:value-type="string">
            <text:p>22-11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ENGADIYA SANDIP MUKESHBHAI</text:p>
          </table:table-cell>
          <table:table-cell office:value-type="string">
            <text:p>29-03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ENGADIYA PARTH MANSUKHBHAI</text:p>
          </table:table-cell>
          <table:table-cell office:value-type="string">
            <text:p>06-06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RIYA MANISH MADHUBHAI</text:p>
          </table:table-cell>
          <table:table-cell office:value-type="string">
            <text:p>04-11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APAVADIYA CHIRAG GHANSHYAMBHAI</text:p>
          </table:table-cell>
          <table:table-cell office:value-type="string">
            <text:p>21-07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ARVAIYA BIPIN JESINGBHAI</text:p>
          </table:table-cell>
          <table:table-cell office:value-type="string">
            <text:p>31-03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GDA ROHIT BHIKHABHAI</text:p>
          </table:table-cell>
          <table:table-cell office:value-type="string">
            <text:p>05-07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PAYAL KAMABHAI</text:p>
          </table:table-cell>
          <table:table-cell office:value-type="string">
            <text:p>11-12-2005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HETAL HARSURBHAI</text:p>
          </table:table-cell>
          <table:table-cell office:value-type="string">
            <text:p>14-07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GITA BHABHLUBHAI</text:p>
          </table:table-cell>
          <table:table-cell office:value-type="string">
            <text:p>11-12-2005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SONAL RAJUBHAI</text:p>
          </table:table-cell>
          <table:table-cell office:value-type="string">
            <text:p>15-09-2005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MBA KAJAL NAGABHAI</text:p>
          </table:table-cell>
          <table:table-cell office:value-type="string">
            <text:p>30-01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MBA KINJAL AMRABHAI</text:p>
          </table:table-cell>
          <table:table-cell office:value-type="string">
            <text:p>19-02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OLANKI AMISHA BHARATBHAI</text:p>
          </table:table-cell>
          <table:table-cell office:value-type="string">
            <text:p>23-01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HANDHELA SUJAL MANSUKHBHAI</text:p>
          </table:table-cell>
          <table:table-cell office:value-type="string">
            <text:p>09-05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HUMAN MAYA GOBARBHAI</text:p>
          </table:table-cell>
          <table:table-cell office:value-type="string">
            <text:p>13-01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GDA MITAL JADAVBHAI</text:p>
          </table:table-cell>
          <table:table-cell office:value-type="string">
            <text:p>06-04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ONDARVA GITA MUKESHBHAI</text:p>
          </table:table-cell>
          <table:table-cell office:value-type="string">
            <text:p>28-07-2005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ONDALIYA SIMA CHABILDAS</text:p>
          </table:table-cell>
          <table:table-cell office:value-type="string">
            <text:p>14-07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ARMAR DAYA HAJABHAI</text:p>
          </table:table-cell>
          <table:table-cell office:value-type="string">
            <text:p>09-01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APAVADIYA MANISHA DULABHAI</text:p>
          </table:table-cell>
          <table:table-cell office:value-type="string">
            <text:p>09-05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KVANA JALPA RAMESHBHAI</text:p>
          </table:table-cell>
          <table:table-cell office:value-type="string">
            <text:p>25-03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BHARAT MADHUBHAI</text:p>
          </table:table-cell>
          <table:table-cell office:value-type="string">
            <text:p>27-05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MBA AJAY GOVINDBHAI</text:p>
          </table:table-cell>
          <table:table-cell office:value-type="string">
            <text:p>22-09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ALGOTAR RAVIRAJ RAJABHAI</text:p>
          </table:table-cell>
          <table:table-cell office:value-type="string">
            <text:p>10-12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AVDA NIKUL RAJABHAI</text:p>
          </table:table-cell>
          <table:table-cell office:value-type="string">
            <text:p>12-03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OLANKI SANNY MAGANBHAI</text:p>
          </table:table-cell>
          <table:table-cell office:value-type="string">
            <text:p>10-08-2001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JADAV MEHUR VIRABHAI</text:p>
          </table:table-cell>
          <table:table-cell office:value-type="string">
            <text:p>24-04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RIYA NITIN GHANSHYAMBHAI</text:p>
          </table:table-cell>
          <table:table-cell office:value-type="string">
            <text:p>31-12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APAVADIYA AAKASH VINUBHAI</text:p>
          </table:table-cell>
          <table:table-cell office:value-type="string">
            <text:p>12-02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ARMAR HARDIK DHIRUBHAI</text:p>
          </table:table-cell>
          <table:table-cell office:value-type="string">
            <text:p>01-09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GDA RAHUL DHANJIBHAI</text:p>
          </table:table-cell>
          <table:table-cell office:value-type="string">
            <text:p>22-02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ASLA GOPAL CHITHARBHAI</text:p>
          </table:table-cell>
          <table:table-cell office:value-type="string">
            <text:p>05-07-2003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APAVADIYA ASHOK DULABHAI</text:p>
          </table:table-cell>
          <table:table-cell office:value-type="string">
            <text:p>18-08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DHAD GAUTAM HIMMATBHAI</text:p>
          </table:table-cell>
          <table:table-cell office:value-type="string">
            <text:p>08-02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HUMAN VISHAL HARESHBHAI</text:p>
          </table:table-cell>
          <table:table-cell office:value-type="string">
            <text:p>28-01-2002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PINJAL KANUBHAI</text:p>
          </table:table-cell>
          <table:table-cell office:value-type="string">
            <text:p>27-04-2001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MANISHA HARSURBHAI</text:p>
          </table:table-cell>
          <table:table-cell office:value-type="string">
            <text:p>08-04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VAISHALI AAPABHAI</text:p>
          </table:table-cell>
          <table:table-cell office:value-type="string">
            <text:p>06-06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MBA SEJAL NAGABHAI</text:p>
          </table:table-cell>
          <table:table-cell office:value-type="string">
            <text:p>25-10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RAJU BHOLABHAI</text:p>
          </table:table-cell>
          <table:table-cell office:value-type="string">
            <text:p>28-08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MBA MAYA VASHRAMBHAI</text:p>
          </table:table-cell>
          <table:table-cell office:value-type="string">
            <text:p>25-12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VARSHA GOBARBHAI</text:p>
          </table:table-cell>
          <table:table-cell office:value-type="string">
            <text:p>30-06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TEJAL RANABHAI</text:p>
          </table:table-cell>
          <table:table-cell office:value-type="string">
            <text:p>28-05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ENGADIYA MUNNI HIMMATBHAI</text:p>
          </table:table-cell>
          <table:table-cell office:value-type="string">
            <text:p>20-03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ENGADIYA KINJAL RAVJIBHAI</text:p>
          </table:table-cell>
          <table:table-cell office:value-type="string">
            <text:p>06-02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ENGADIYA MUNNI DHIRUBHAI</text:p>
          </table:table-cell>
          <table:table-cell office:value-type="string">
            <text:p>18-02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ABHI PRABHA BALABHAI</text:p>
          </table:table-cell>
          <table:table-cell office:value-type="string">
            <text:p>30-03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ENGADIYA TORAL CHANDUBHAI</text:p>
          </table:table-cell>
          <table:table-cell office:value-type="string">
            <text:p>03-06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HUMAN DHARA ARVINDBHAI</text:p>
          </table:table-cell>
          <table:table-cell office:value-type="string">
            <text:p>20-04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HANDHEL SHRADDHA MANSUKHBHAI</text:p>
          </table:table-cell>
          <table:table-cell office:value-type="string">
            <text:p>15-02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ANSLA LALA SAMATBHAI</text:p>
          </table:table-cell>
          <table:table-cell office:value-type="string">
            <text:p>07-01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MBA REVA GOBARBHAI</text:p>
          </table:table-cell>
          <table:table-cell office:value-type="string">
            <text:p>02-10-2002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AVDA SAJAN AMRABHAI</text:p>
          </table:table-cell>
          <table:table-cell office:value-type="string">
            <text:p>21-09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NARESH POPATBHAI</text:p>
          </table:table-cell>
          <table:table-cell office:value-type="string">
            <text:p>02-06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RAHUL GHELABHAI</text:p>
          </table:table-cell>
          <table:table-cell office:value-type="string">
            <text:p>09-06-2002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MEHUL GHELABHAI</text:p>
          </table:table-cell>
          <table:table-cell office:value-type="string">
            <text:p>07-04-2002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ALGOTAR JAYRAJ VALABHAI</text:p>
          </table:table-cell>
          <table:table-cell office:value-type="string">
            <text:p>26-01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ALGOTAR KANU NATHABHAI</text:p>
          </table:table-cell>
          <table:table-cell office:value-type="string">
            <text:p>03-03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KVANA JAYDIP MANSUKHBHAI</text:p>
          </table:table-cell>
          <table:table-cell office:value-type="string">
            <text:p>30-05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ENGADIYA JANAK CHANDUBHAI</text:p>
          </table:table-cell>
          <table:table-cell office:value-type="string">
            <text:p>12-12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ARMAR UMESH MANGABHAI</text:p>
          </table:table-cell>
          <table:table-cell office:value-type="string">
            <text:p>25-12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APVADIYA ALPESH GHANSHYAMBHAI</text:p>
          </table:table-cell>
          <table:table-cell office:value-type="string">
            <text:p>18-05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HADHELA SANJAY GABHRUBHAI</text:p>
          </table:table-cell>
          <table:table-cell office:value-type="string">
            <text:p>19-08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GDA DIPAK SAMATBHAI</text:p>
          </table:table-cell>
          <table:table-cell office:value-type="string">
            <text:p>17-05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PRAVIN BHABHLUBHAI</text:p>
          </table:table-cell>
          <table:table-cell office:value-type="string">
            <text:p>02-05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MBA JIGNESH BHURABHAI</text:p>
          </table:table-cell>
          <table:table-cell office:value-type="string">
            <text:p>01-08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ARMAR VIJU HAJABHAI</text:p>
          </table:table-cell>
          <table:table-cell office:value-type="string">
            <text:p>14-09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DAYA BACHUBHAI</text:p>
          </table:table-cell>
          <table:table-cell office:value-type="string">
            <text:p>12-05-2002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KAJAL BACHUBHAI</text:p>
          </table:table-cell>
          <table:table-cell office:value-type="string">
            <text:p>23-09-1999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HIRAL RANABHAI</text:p>
          </table:table-cell>
          <table:table-cell office:value-type="string">
            <text:p>13-08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AVDA PASU RATNABHAI</text:p>
          </table:table-cell>
          <table:table-cell office:value-type="string">
            <text:p>12-03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OLANKI RIDDHI MAGANBHAI</text:p>
          </table:table-cell>
          <table:table-cell office:value-type="string">
            <text:p>26-11-2002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KVANA RINKAL CHANDUBHAI</text:p>
          </table:table-cell>
          <table:table-cell office:value-type="string">
            <text:p>23-05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ABHI GITA BALABHAI</text:p>
          </table:table-cell>
          <table:table-cell office:value-type="string">
            <text:p>12-10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RIYA SONAL MADHUBHAI</text:p>
          </table:table-cell>
          <table:table-cell office:value-type="string">
            <text:p>02-11-2002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EGADIYA KRISHNA MUKESHBHAI</text:p>
          </table:table-cell>
          <table:table-cell office:value-type="string">
            <text:p>28-03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APAVADIYA SEJAL GHANSHYAMBHAI</text:p>
          </table:table-cell>
          <table:table-cell office:value-type="string">
            <text:p>03-01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ARMAR ILA RAMESHBHAI</text:p>
          </table:table-cell>
          <table:table-cell office:value-type="string">
            <text:p>07-03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GDA NIRALI BHIKHABHAI</text:p>
          </table:table-cell>
          <table:table-cell office:value-type="string">
            <text:p>28-10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GDA KIRAN MANGABHAI</text:p>
          </table:table-cell>
          <table:table-cell office:value-type="string">
            <text:p>22-07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ARVAIYA VAISHALI JESINGBHAI</text:p>
          </table:table-cell>
          <table:table-cell office:value-type="string">
            <text:p>01-01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KINJAL HARSURBHAI</text:p>
          </table:table-cell>
          <table:table-cell office:value-type="string">
            <text:p>24-07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MITAL RAJUBHAI</text:p>
          </table:table-cell>
          <table:table-cell office:value-type="string">
            <text:p>17-03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MBA HETAL HIRABHAI</text:p>
          </table:table-cell>
          <table:table-cell office:value-type="string">
            <text:p>16-12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AUHAN SEJAL KADVABHAI</text:p>
          </table:table-cell>
          <table:table-cell office:value-type="string">
            <text:p>14-07-2002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OLANKI PAYAL BHARATBHAI</text:p>
          </table:table-cell>
          <table:table-cell office:value-type="string">
            <text:p>31-03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ALGOTAR BHAVESH AMRABHAI</text:p>
          </table:table-cell>
          <table:table-cell office:value-type="string">
            <text:p>16-04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SURESH BHOLABHAI</text:p>
          </table:table-cell>
          <table:table-cell office:value-type="string">
            <text:p>11-07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MBA VIPUL NAGABHAI</text:p>
          </table:table-cell>
          <table:table-cell office:value-type="string">
            <text:p>31-05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AVDA BIJAL GOGABHAI</text:p>
          </table:table-cell>
          <table:table-cell office:value-type="string">
            <text:p>17-03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MAHESH HARSURBHAI</text:p>
          </table:table-cell>
          <table:table-cell office:value-type="string">
            <text:p>08-03-2001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RAIYA NILESH GHANSHYAMBHAI</text:p>
          </table:table-cell>
          <table:table-cell office:value-type="string">
            <text:p>30-07-2001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APAVADIYA VANRAJ VINUBHAI</text:p>
          </table:table-cell>
          <table:table-cell office:value-type="string">
            <text:p>28-12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ARMAR VISHAL BAVCHANDBHAI</text:p>
          </table:table-cell>
          <table:table-cell office:value-type="string">
            <text:p>01-03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HUMAN DISHANT RAMJIBHAI</text:p>
          </table:table-cell>
          <table:table-cell office:value-type="string">
            <text:p>16-04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GDA AMIT AALABHAI</text:p>
          </table:table-cell>
          <table:table-cell office:value-type="string">
            <text:p>26-06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ENGADIYA SUMIT MANSUKHBHAI</text:p>
          </table:table-cell>
          <table:table-cell office:value-type="string">
            <text:p>14-08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HANDHELA AJAY LAKHABHAI</text:p>
          </table:table-cell>
          <table:table-cell office:value-type="string">
            <text:p>07-07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HANDHELA PRAVIN VITTHALBHAI</text:p>
          </table:table-cell>
          <table:table-cell office:value-type="string">
            <text:p>12-04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MBA MANISHA VASHRAMBHAI</text:p>
          </table:table-cell>
          <table:table-cell office:value-type="string">
            <text:p>12-10-2002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ENGADIYA KOMAL DHIRUBHAI</text:p>
          </table:table-cell>
          <table:table-cell office:value-type="string">
            <text:p>21-06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APAVADIYA PAYAL HIMMATBHAI</text:p>
          </table:table-cell>
          <table:table-cell office:value-type="string">
            <text:p>10-03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MBA JAYU BHURABHAI</text:p>
          </table:table-cell>
          <table:table-cell office:value-type="string">
            <text:p>12-06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ASLA KOMAL SAMATBHAI</text:p>
          </table:table-cell>
          <table:table-cell office:value-type="string">
            <text:p>21-02-2002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SEJAL RANABHAI</text:p>
          </table:table-cell>
          <table:table-cell office:value-type="string">
            <text:p>11-08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VIJU GELABHAI</text:p>
          </table:table-cell>
          <table:table-cell office:value-type="string">
            <text:p>05-11-2000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RAIYA SEJAL GHANSHYAMBHAI</text:p>
          </table:table-cell>
          <table:table-cell office:value-type="string">
            <text:p>25-01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MBA HAMIR KAMABHAI</text:p>
          </table:table-cell>
          <table:table-cell office:value-type="string">
            <text:p>04-05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MBA VIJAY GOVINDBHAI</text:p>
          </table:table-cell>
          <table:table-cell office:value-type="string">
            <text:p>28-10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ARMAR BHAVESH HAJABHAI</text:p>
          </table:table-cell>
          <table:table-cell office:value-type="string">
            <text:p>15-11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ENGADIYA CHIRAG ASHOKBHAI</text:p>
          </table:table-cell>
          <table:table-cell office:value-type="string">
            <text:p>14-01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RATHOD KIRAN ANAKBHAI</text:p>
          </table:table-cell>
          <table:table-cell office:value-type="string">
            <text:p>08-06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GDA VIKRAM SAMATBHAI</text:p>
          </table:table-cell>
          <table:table-cell office:value-type="string">
            <text:p>08-05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APAVADIYA JAYESH DULABHAI</text:p>
          </table:table-cell>
          <table:table-cell office:value-type="string">
            <text:p>23-08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HUMAN RAVI HARESHBHAI</text:p>
          </table:table-cell>
          <table:table-cell office:value-type="string">
            <text:p>27-07-1998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DAYA GOBARBHAI</text:p>
          </table:table-cell>
          <table:table-cell office:value-type="string">
            <text:p>11-05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GDA TEJAL MADHABHAI</text:p>
          </table:table-cell>
          <table:table-cell office:value-type="string">
            <text:p>18-05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OTIYA DAYA POPATBHAI</text:p>
          </table:table-cell>
          <table:table-cell office:value-type="string">
            <text:p>18-05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MBA BHAVNA DUDABHAI</text:p>
          </table:table-cell>
          <table:table-cell office:value-type="string">
            <text:p>15-02-2000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MBA BAV VASHRAMBHAI</text:p>
          </table:table-cell>
          <table:table-cell office:value-type="string">
            <text:p>10-05-2000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ALGOTAR DAYA NATHABHAI</text:p>
          </table:table-cell>
          <table:table-cell office:value-type="string">
            <text:p>20-11-2001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AVDA VARSHA RATNABHAI</text:p>
          </table:table-cell>
          <table:table-cell office:value-type="string">
            <text:p>02-04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ENGADIYA HETAL HIMMATBHAI</text:p>
          </table:table-cell>
          <table:table-cell office:value-type="string">
            <text:p>12-05-2001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OTADIYA MANISHA HIMMATBHAI</text:p>
          </table:table-cell>
          <table:table-cell office:value-type="string">
            <text:p>01-06-2001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OLANKI SANGITA BHAGVANBHAI</text:p>
          </table:table-cell>
          <table:table-cell office:value-type="string">
            <text:p>12-04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AUHAN BHAVU KADVABHAI</text:p>
          </table:table-cell>
          <table:table-cell office:value-type="string">
            <text:p>07-03-2000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AUHAN PRABHA KADVABHAI</text:p>
          </table:table-cell>
          <table:table-cell office:value-type="string">
            <text:p>23-01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JINJUVADIYA KINJAL MAGANBHAI</text:p>
          </table:table-cell>
          <table:table-cell office:value-type="string">
            <text:p>05-09-2001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string">
            <text:p>KASOTIYA MANISHA RAJUBHAI</text:p>
          </table:table-cell>
          <table:table-cell table:style-name="ce7" office:value-type="string">
            <text:p>04-05-2009</text:p>
          </table:table-cell>
          <table:table-cell table:style-name="ce7" office:value-type="float" office:value="1">
            <text:p>1</text:p>
          </table:table-cell>
          <table:table-cell table:style-name="ce1" office:value-type="string">
            <text:p>FEMAL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ATEVADIYA MANISHA NARESHBHAI</text:p>
          </table:table-cell>
          <table:table-cell office:value-type="string">
            <text:p>20-03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ATEVADIYA VAISHALI LALJIBHAI</text:p>
          </table:table-cell>
          <table:table-cell office:value-type="string">
            <text:p>20-09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BAGDA MITTAL BABUBHAI</text:p>
          </table:table-cell>
          <table:table-cell office:value-type="string">
            <text:p>21-04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ATEVADIYA PARITA VINUBHAI</text:p>
          </table:table-cell>
          <table:table-cell office:value-type="string">
            <text:p>20-09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ZALAWADIYA AARYAN NITINBHAI</text:p>
          </table:table-cell>
          <table:table-cell office:value-type="string">
            <text:p>13-02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BARAIYA BHAVESH JAYSUKHBHAI</text:p>
          </table:table-cell>
          <table:table-cell office:value-type="string">
            <text:p>19-06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ATEVADIYA NAYAN PRAVINBHAI</text:p>
          </table:table-cell>
          <table:table-cell office:value-type="string">
            <text:p>10-08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BAGDA JAYDEEP RAEMSHBHAI</text:p>
          </table:table-cell>
          <table:table-cell office:value-type="string">
            <text:p>21-06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BAGDA JALPA SAMJIBHAI</text:p>
          </table:table-cell>
          <table:table-cell office:value-type="string">
            <text:p>29-04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BAGDA HRUTVIK HIRALAL</text:p>
          </table:table-cell>
          <table:table-cell office:value-type="string">
            <text:p>04-05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ATEVADIYA MITAL NARESHBHAI</text:p>
          </table:table-cell>
          <table:table-cell office:value-type="string">
            <text:p>03-02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AKRANI KRISHA RAMESHBHAI</text:p>
          </table:table-cell>
          <table:table-cell office:value-type="string">
            <text:p>12-08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ATEVADIYA BHAUTK NARESHBHAI</text:p>
          </table:table-cell>
          <table:table-cell office:value-type="string">
            <text:p>04-09-2007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ATEVADIYA PARESH VINUBHAI</text:p>
          </table:table-cell>
          <table:table-cell office:value-type="string">
            <text:p>05-09-2007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BAGDA NAYNA HIRALAL</text:p>
          </table:table-cell>
          <table:table-cell office:value-type="string">
            <text:p>03-03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BAGDA MANSHI BABUBHAI</text:p>
          </table:table-cell>
          <table:table-cell office:value-type="string">
            <text:p>24-08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BAGDA ASWIN HIRALAL</text:p>
          </table:table-cell>
          <table:table-cell office:value-type="string">
            <text:p>04-12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ZALAWADIYA KEVAL NARESHBHAI</text:p>
          </table:table-cell>
          <table:table-cell office:value-type="string">
            <text:p>24-08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BAGDA RENUKA BABUBHAI</text:p>
          </table:table-cell>
          <table:table-cell office:value-type="string">
            <text:p>08-04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ATEVADIYA MANISHA BHARATBHAI</text:p>
          </table:table-cell>
          <table:table-cell office:value-type="string">
            <text:p>03-12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AKRANI PALKAN RAMESHBHAI</text:p>
          </table:table-cell>
          <table:table-cell office:value-type="string">
            <text:p>18-12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ASOYA DAKSHA CHANDUBHAI</text:p>
          </table:table-cell>
          <table:table-cell office:value-type="string">
            <text:p>16-12-2002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string">
            <text:p>RATHOD JAYDEEP GUNVANTBHAI</text:p>
          </table:table-cell>
          <table:table-cell table:style-name="ce7" office:value-type="string">
            <text:p>26-01-2009</text:p>
          </table:table-cell>
          <table:table-cell table:style-name="ce7" office:value-type="float" office:value="1">
            <text:p>1</text:p>
          </table:table-cell>
          <table:table-cell table:style-name="ce1"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ABHI JATIN KANTIBHAI</text:p>
          </table:table-cell>
          <table:table-cell office:value-type="string">
            <text:p>27-11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ATHOD SAGAR MANOJBHAI</text:p>
          </table:table-cell>
          <table:table-cell office:value-type="string">
            <text:p>29-01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ANURA JATIN ASHOKBHAI</text:p>
          </table:table-cell>
          <table:table-cell office:value-type="string">
            <text:p>28-01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UNJPARA HIREN MUKESHBHAI</text:p>
          </table:table-cell>
          <table:table-cell office:value-type="string">
            <text:p>07-03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ANTEVADIYA JAYESH RAMESHBHAI</text:p>
          </table:table-cell>
          <table:table-cell office:value-type="string">
            <text:p>20-01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JADAV PRINCE RAJESHBHAI</text:p>
          </table:table-cell>
          <table:table-cell office:value-type="string">
            <text:p>13-02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ER HARDIK JAYSUKHBHAI</text:p>
          </table:table-cell>
          <table:table-cell office:value-type="string">
            <text:p>16-12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OSWAMI VIREN BHAVISHGIRI</text:p>
          </table:table-cell>
          <table:table-cell office:value-type="string">
            <text:p>01-04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OLANKI CHETAN HARESHBHAI</text:p>
          </table:table-cell>
          <table:table-cell office:value-type="string">
            <text:p>16-08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OLANKI SUMIT RAMESHBHAI</text:p>
          </table:table-cell>
          <table:table-cell office:value-type="string">
            <text:p>18-05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OLANKI RAVI PUNABHAI</text:p>
          </table:table-cell>
          <table:table-cell office:value-type="string">
            <text:p>13-07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ARMORA HARDIK RAMESHBHAI</text:p>
          </table:table-cell>
          <table:table-cell office:value-type="string">
            <text:p>23-05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OHIL NILESH DHIRUBHAI</text:p>
          </table:table-cell>
          <table:table-cell office:value-type="string">
            <text:p>24-07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ARMORA NAITIK MAHESHBHAI</text:p>
          </table:table-cell>
          <table:table-cell office:value-type="string">
            <text:p>13-07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ANURA DARSHITA MAHESHBHAI</text:p>
          </table:table-cell>
          <table:table-cell office:value-type="string">
            <text:p>20-05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HAUHAN NIRALI NILESHBHAI</text:p>
          </table:table-cell>
          <table:table-cell office:value-type="string">
            <text:p>04-06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JADAV VAISHALI SATISHBHAI</text:p>
          </table:table-cell>
          <table:table-cell office:value-type="string">
            <text:p>20-05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KHASIYA RAJVI SAILESHBHAI</text:p>
          </table:table-cell>
          <table:table-cell office:value-type="string">
            <text:p>11-12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AL GOPI NANKABHAI</text:p>
          </table:table-cell>
          <table:table-cell office:value-type="string">
            <text:p>01-02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UKHARI AARZUFATEMA AKBARALI</text:p>
          </table:table-cell>
          <table:table-cell office:value-type="string">
            <text:p>03-03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THAN SUHANA RUSTAMBHAI</text:p>
          </table:table-cell>
          <table:table-cell office:value-type="string">
            <text:p>06-05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THAN AAHISTA SALIMBHAI</text:p>
          </table:table-cell>
          <table:table-cell office:value-type="string">
            <text:p>05-06-2007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THAN RESHMA SALIMBHAI</text:p>
          </table:table-cell>
          <table:table-cell office:value-type="string">
            <text:p>12-05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OLANKI KIRAN RAMESHBHAI</text:p>
          </table:table-cell>
          <table:table-cell office:value-type="string">
            <text:p>10-01-2005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OLANKI KASHISH BHARATBHAI</text:p>
          </table:table-cell>
          <table:table-cell office:value-type="string">
            <text:p>15-11-2007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TRIVEDI ISHA SAILESHBHAI</text:p>
          </table:table-cell>
          <table:table-cell office:value-type="string">
            <text:p>24-05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UDANI RINKAL DINESHBHAI</text:p>
          </table:table-cell>
          <table:table-cell office:value-type="string">
            <text:p>05-06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ARMORA HANSHA BHAGWANBHAI</text:p>
          </table:table-cell>
          <table:table-cell office:value-type="string">
            <text:p>18-03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ATHOD PRATAP BHARATBHAI</text:p>
          </table:table-cell>
          <table:table-cell office:value-type="string">
            <text:p>02-03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HAUHAN TRUPAN BHUPATBHAI</text:p>
          </table:table-cell>
          <table:table-cell office:value-type="string">
            <text:p>06-06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HAUHAN DHARMIK JAYSUKHBHAI</text:p>
          </table:table-cell>
          <table:table-cell office:value-type="string">
            <text:p>01-06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OVADIYA VIJAY NARSHINH BHAI</text:p>
          </table:table-cell>
          <table:table-cell office:value-type="string">
            <text:p>26-04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JOLIYA JAYDEEP JAYSUKHBHAI</text:p>
          </table:table-cell>
          <table:table-cell office:value-type="string">
            <text:p>06-07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KWANA JAYSUKH MUKESHBHAI</text:p>
          </table:table-cell>
          <table:table-cell office:value-type="string">
            <text:p>12-04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ARAIYA ROHIT HIMMATBHAI</text:p>
          </table:table-cell>
          <table:table-cell office:value-type="string">
            <text:p>03-06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KHASIYA DHARMIK SANJAYBHAI</text:p>
          </table:table-cell>
          <table:table-cell office:value-type="string">
            <text:p>03-03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YAVADIYA KISHAN <text:s/>BHARATBHAI</text:p>
          </table:table-cell>
          <table:table-cell office:value-type="string">
            <text:p>31-10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ARMORA GAURAV MAHESHBHAI</text:p>
          </table:table-cell>
          <table:table-cell office:value-type="string">
            <text:p>25-05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HAROLIYA KARAN ASKHOKBHAI</text:p>
          </table:table-cell>
          <table:table-cell office:value-type="string">
            <text:p>28-07-2006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HAROLIYA RAHUL ASHOKBHAI</text:p>
          </table:table-cell>
          <table:table-cell office:value-type="string">
            <text:p>15-06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UKHARI ALIMAHENDI A.</text:p>
          </table:table-cell>
          <table:table-cell office:value-type="string">
            <text:p>26-08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ILKHIYA AYAN HUSENBHAI</text:p>
          </table:table-cell>
          <table:table-cell office:value-type="string">
            <text:p>19-08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ILKHIYA ALFAZ RAFIKBHAI</text:p>
          </table:table-cell>
          <table:table-cell office:value-type="string">
            <text:p>01-10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OGDA REHAN RAZAKBHAI</text:p>
          </table:table-cell>
          <table:table-cell office:value-type="string">
            <text:p>07-10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ARAN HETAL MANDANBHAI</text:p>
          </table:table-cell>
          <table:table-cell office:value-type="string">
            <text:p>20-07-2006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ATHOD DAYA SARADBHAI</text:p>
          </table:table-cell>
          <table:table-cell office:value-type="string">
            <text:p>19-07-2006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ATHOD VANITA BHRATBHAI</text:p>
          </table:table-cell>
          <table:table-cell office:value-type="string">
            <text:p>16-07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ANURA NIRALI SAILESHBHAI</text:p>
          </table:table-cell>
          <table:table-cell office:value-type="string">
            <text:p>27-01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ANURA KINJAL HARESHBHAI</text:p>
          </table:table-cell>
          <table:table-cell office:value-type="string">
            <text:p>29-05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KHAKHDIYA HETAL MUKESHBHAI</text:p>
          </table:table-cell>
          <table:table-cell office:value-type="string">
            <text:p>29-08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KHAKHDIYA AASHA MUKESHBHAI</text:p>
          </table:table-cell>
          <table:table-cell office:value-type="string">
            <text:p>27-08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HAUHAN DIVYA BHRATBHAI</text:p>
          </table:table-cell>
          <table:table-cell office:value-type="string">
            <text:p>08-01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OVADIYA SONAL NARSINHBHAI</text:p>
          </table:table-cell>
          <table:table-cell office:value-type="string">
            <text:p>30-12-2004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OVADIYA KANCHAN NARSINHBHAI</text:p>
          </table:table-cell>
          <table:table-cell office:value-type="string">
            <text:p>12-07-2006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HAVDA MAMTA BHABHUBHAI</text:p>
          </table:table-cell>
          <table:table-cell office:value-type="string">
            <text:p>26-05-2006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RMAR SHRADDHA SABHUBHAI</text:p>
          </table:table-cell>
          <table:table-cell office:value-type="string">
            <text:p>18-07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AGHELA GUDDI KALUBHAI</text:p>
          </table:table-cell>
          <table:table-cell office:value-type="string">
            <text:p>12-04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ER PINTU SAMBHUBHAI</text:p>
          </table:table-cell>
          <table:table-cell office:value-type="string">
            <text:p>01-01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ARMORA VASUNDHRA MAHESHBHAI</text:p>
          </table:table-cell>
          <table:table-cell office:value-type="string">
            <text:p>07-02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HUDHAL ANITA BHUPATBHAI</text:p>
          </table:table-cell>
          <table:table-cell office:value-type="string">
            <text:p>19-09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OLANKI KARINA HARESHBHAI</text:p>
          </table:table-cell>
          <table:table-cell office:value-type="string">
            <text:p>04-08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OLANKI NEHA RAMESHBHAI</text:p>
          </table:table-cell>
          <table:table-cell office:value-type="string">
            <text:p>13-06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OLANKI KARINA KAMLESHBHAI</text:p>
          </table:table-cell>
          <table:table-cell office:value-type="string">
            <text:p>20-05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ERADIYA BANSI DEEPAKBHAI</text:p>
          </table:table-cell>
          <table:table-cell office:value-type="string">
            <text:p>29-09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UKHARI AJMEJAINAB A.</text:p>
          </table:table-cell>
          <table:table-cell office:value-type="string">
            <text:p>02-08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ILAKHIYA SEEMA AARIFBHAI</text:p>
          </table:table-cell>
          <table:table-cell office:value-type="string">
            <text:p>26-06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ILAKHIYA SUHANA FIROJBHAI</text:p>
          </table:table-cell>
          <table:table-cell office:value-type="string">
            <text:p>07-07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ILAKHIYA NAFISA FIROJBHAI</text:p>
          </table:table-cell>
          <table:table-cell office:value-type="string">
            <text:p>05-03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THAN SAIKNA RUSTAMBHAI</text:p>
          </table:table-cell>
          <table:table-cell office:value-type="string">
            <text:p>04-04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ARMORA KARAN BHAGWANBHAI</text:p>
          </table:table-cell>
          <table:table-cell office:value-type="string">
            <text:p>27-09-2006</text:p>
          </table:table-cell>
          <table:table-cell table:style-name="ce18"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JAJVADIYA RAHUL VIRJIBHAI</text:p>
          </table:table-cell>
          <table:table-cell office:value-type="string">
            <text:p>17-02-2006</text:p>
          </table:table-cell>
          <table:table-cell table:style-name="ce18"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ATEVADIYA BHAVESH JERAMBHAI</text:p>
          </table:table-cell>
          <table:table-cell office:value-type="string">
            <text:p>15-02-2007</text:p>
          </table:table-cell>
          <table:table-cell table:style-name="ce18"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ANURA SUNIL MANOJBHAI</text:p>
          </table:table-cell>
          <table:table-cell office:value-type="string">
            <text:p>08-06-2007</text:p>
          </table:table-cell>
          <table:table-cell table:style-name="ce18"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AGHELA SANIP PUNABHAI</text:p>
          </table:table-cell>
          <table:table-cell office:value-type="string">
            <text:p>10-04-2007</text:p>
          </table:table-cell>
          <table:table-cell table:style-name="ce18"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KWANA AJAY GHANSYAMBHAI</text:p>
          </table:table-cell>
          <table:table-cell office:value-type="string">
            <text:p>09-11-2006</text:p>
          </table:table-cell>
          <table:table-cell table:style-name="ce18"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ILAKHIYA ARMAN HUSENBHAI</text:p>
          </table:table-cell>
          <table:table-cell office:value-type="string">
            <text:p>11-10-2006</text:p>
          </table:table-cell>
          <table:table-cell table:style-name="ce18"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ILAKHIYA SUFIYAN MUNABHAI</text:p>
          </table:table-cell>
          <table:table-cell office:value-type="string">
            <text:p>29-07-2007</text:p>
          </table:table-cell>
          <table:table-cell table:style-name="ce18"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IRMAN SAMAD DADUBHAI</text:p>
          </table:table-cell>
          <table:table-cell office:value-type="string">
            <text:p>15-05-2007</text:p>
          </table:table-cell>
          <table:table-cell table:style-name="ce18"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OLANKI AMIT JAYSUKHBHAI</text:p>
          </table:table-cell>
          <table:table-cell office:value-type="string">
            <text:p>05-03-2007</text:p>
          </table:table-cell>
          <table:table-cell table:style-name="ce18"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UKHARI M.RAHIL M.JABIR</text:p>
          </table:table-cell>
          <table:table-cell office:value-type="string">
            <text:p>09-11-2007</text:p>
          </table:table-cell>
          <table:table-cell table:style-name="ce18"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AVE AARYAN SURESHBHAI</text:p>
          </table:table-cell>
          <table:table-cell office:value-type="string">
            <text:p>22-03-2007</text:p>
          </table:table-cell>
          <table:table-cell table:style-name="ce18"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HUDHAL ANJALI HAMIRBHAI</text:p>
          </table:table-cell>
          <table:table-cell office:value-type="string">
            <text:p>12-08-2007</text:p>
          </table:table-cell>
          <table:table-cell table:style-name="ce18"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ATHOD NIRALI GUNVANTBHAI</text:p>
          </table:table-cell>
          <table:table-cell office:value-type="string">
            <text:p>11-02-2007</text:p>
          </table:table-cell>
          <table:table-cell table:style-name="ce18"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ANURA POOJA RAMESHBHAI</text:p>
          </table:table-cell>
          <table:table-cell office:value-type="string">
            <text:p>10-08-2007</text:p>
          </table:table-cell>
          <table:table-cell table:style-name="ce18"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string">
            <text:p>SANURA MITTAL PRAVINBHAI</text:p>
          </table:table-cell>
          <table:table-cell office:value-type="string">
            <text:p>09-04-2007</text:p>
          </table:table-cell>
          <table:table-cell table:style-name="ce18"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ARAIYA TRUPTI DINESHBHAI</text:p>
          </table:table-cell>
          <table:table-cell office:value-type="string">
            <text:p>31-12-2006</text:p>
          </table:table-cell>
          <table:table-cell table:style-name="ce18"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KHASIYA DAKSHA KALUBHAI</text:p>
          </table:table-cell>
          <table:table-cell office:value-type="string">
            <text:p>06-03-2007</text:p>
          </table:table-cell>
          <table:table-cell table:style-name="ce18"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AGHELA HRUSHITA VINUBHAI</text:p>
          </table:table-cell>
          <table:table-cell office:value-type="string">
            <text:p>16-06-2007</text:p>
          </table:table-cell>
          <table:table-cell table:style-name="ce18"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string">
            <text:p>HARAN REENA HAMIRBHAI</text:p>
          </table:table-cell>
          <table:table-cell office:value-type="string">
            <text:p>13-03-2007</text:p>
          </table:table-cell>
          <table:table-cell table:style-name="ce18"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ONALKI LAKSHMI PUNABHAI</text:p>
          </table:table-cell>
          <table:table-cell office:value-type="string">
            <text:p>16-12-2006</text:p>
          </table:table-cell>
          <table:table-cell table:style-name="ce18"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UKHARI MEDAHATFATEMA BRADARALI</text:p>
          </table:table-cell>
          <table:table-cell office:value-type="string">
            <text:p>17-05-2007</text:p>
          </table:table-cell>
          <table:table-cell table:style-name="ce18"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ILAKHIYA AAMIN AARIFBHAI</text:p>
          </table:table-cell>
          <table:table-cell office:value-type="string">
            <text:p>19-06-2006</text:p>
          </table:table-cell>
          <table:table-cell table:style-name="ce18"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OGAD SAMEER SATARBHAI</text:p>
          </table:table-cell>
          <table:table-cell office:value-type="string">
            <text:p>13-11-2005</text:p>
          </table:table-cell>
          <table:table-cell table:style-name="ce18"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OGAD IMRAN ALARAKH BHAI</text:p>
          </table:table-cell>
          <table:table-cell office:value-type="string">
            <text:p>13-07-2005</text:p>
          </table:table-cell>
          <table:table-cell table:style-name="ce18"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UNJPARA SANJAY GORDHANBHAI</text:p>
          </table:table-cell>
          <table:table-cell office:value-type="string">
            <text:p>06-04-2006</text:p>
          </table:table-cell>
          <table:table-cell table:style-name="ce18"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JOLIYA JAYRAJ JAYSUKHBHAI</text:p>
          </table:table-cell>
          <table:table-cell office:value-type="string">
            <text:p>25-02-2006</text:p>
          </table:table-cell>
          <table:table-cell table:style-name="ce18"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RMAR SHYAM SAMBHUBHAI</text:p>
          </table:table-cell>
          <table:table-cell office:value-type="string">
            <text:p>27-05-2005</text:p>
          </table:table-cell>
          <table:table-cell table:style-name="ce18"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string">
            <text:p>VAGHELA VISHAL LALJIBHAI</text:p>
          </table:table-cell>
          <table:table-cell office:value-type="string">
            <text:p>29-04-2006</text:p>
          </table:table-cell>
          <table:table-cell table:style-name="ce18"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string">
            <text:p>MER KISHAN SAMBHUBHAI</text:p>
          </table:table-cell>
          <table:table-cell office:value-type="string">
            <text:p>24-07-2006</text:p>
          </table:table-cell>
          <table:table-cell table:style-name="ce18"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KHERALA VIJAY KALUBHAI</text:p>
          </table:table-cell>
          <table:table-cell office:value-type="string">
            <text:p>15-08-2006</text:p>
          </table:table-cell>
          <table:table-cell table:style-name="ce18"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OLANKI MANOJ BHRATBHAI</text:p>
          </table:table-cell>
          <table:table-cell office:value-type="string">
            <text:p>20-09-2005</text:p>
          </table:table-cell>
          <table:table-cell table:style-name="ce18"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UDANI ABHISHEK DINESHBHAI</text:p>
          </table:table-cell>
          <table:table-cell office:value-type="string">
            <text:p>13-01-2006</text:p>
          </table:table-cell>
          <table:table-cell table:style-name="ce18"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KWANA KAMLESH RAMESHBHAI</text:p>
          </table:table-cell>
          <table:table-cell office:value-type="string">
            <text:p>20-01-2006</text:p>
          </table:table-cell>
          <table:table-cell table:style-name="ce18"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UKHARI KA. AMAHAMADI GULAMALI</text:p>
          </table:table-cell>
          <table:table-cell office:value-type="string">
            <text:p>27-02-2006</text:p>
          </table:table-cell>
          <table:table-cell table:style-name="ce18"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UKHARI NAJRANAMEHANDI ABDULLAHAIDAR</text:p>
          </table:table-cell>
          <table:table-cell office:value-type="string">
            <text:p>30-11-2003</text:p>
          </table:table-cell>
          <table:table-cell table:style-name="ce18"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UKHARI UMEABIHA AKBARALI</text:p>
          </table:table-cell>
          <table:table-cell office:value-type="string">
            <text:p>25-10-2005</text:p>
          </table:table-cell>
          <table:table-cell table:style-name="ce18"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UKHARI SANIYEJENAB ABBAS</text:p>
          </table:table-cell>
          <table:table-cell office:value-type="string">
            <text:p>03-06-2006</text:p>
          </table:table-cell>
          <table:table-cell table:style-name="ce18"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ATEVADIYA SHRADDHA JERAMBHAI</text:p>
          </table:table-cell>
          <table:table-cell office:value-type="string">
            <text:p>26-01-2006</text:p>
          </table:table-cell>
          <table:table-cell table:style-name="ce18"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AGHELA DAYA SURESHBHAI</text:p>
          </table:table-cell>
          <table:table-cell office:value-type="string">
            <text:p>01-04-2003</text:p>
          </table:table-cell>
          <table:table-cell table:style-name="ce18"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AGHELA KINJAL SURESHBHAI</text:p>
          </table:table-cell>
          <table:table-cell office:value-type="string">
            <text:p>25-09-2006</text:p>
          </table:table-cell>
          <table:table-cell table:style-name="ce18"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ATHOD JAYSHREE HARESHBHAI</text:p>
          </table:table-cell>
          <table:table-cell office:value-type="string">
            <text:p>18-05-2006</text:p>
          </table:table-cell>
          <table:table-cell table:style-name="ce18"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ANURA PRATIKSHA MAHESHBHAI</text:p>
          </table:table-cell>
          <table:table-cell office:value-type="string">
            <text:p>13-09-2006</text:p>
          </table:table-cell>
          <table:table-cell table:style-name="ce18"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ATHOD BHUMIKA GHANSHYAMBHAI</text:p>
          </table:table-cell>
          <table:table-cell office:value-type="string">
            <text:p>22-08-2006</text:p>
          </table:table-cell>
          <table:table-cell table:style-name="ce18"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AGHELA MINAKSHI KALUBHAI</text:p>
          </table:table-cell>
          <table:table-cell office:value-type="string">
            <text:p>03-12-2005</text:p>
          </table:table-cell>
          <table:table-cell table:style-name="ce18"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ARAIYA POOJA VALLABHBHAI</text:p>
          </table:table-cell>
          <table:table-cell office:value-type="string">
            <text:p>02-06-2007</text:p>
          </table:table-cell>
          <table:table-cell table:style-name="ce18"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RMAR HETAL DHIRUBHAI</text:p>
          </table:table-cell>
          <table:table-cell office:value-type="string">
            <text:p>29-03-2006</text:p>
          </table:table-cell>
          <table:table-cell table:style-name="ce18"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TAN MAHEK MAHEBUBSHA</text:p>
          </table:table-cell>
          <table:table-cell office:value-type="string">
            <text:p>14-01-2006</text:p>
          </table:table-cell>
          <table:table-cell table:style-name="ce18"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ARAN HETAL RANABHAI</text:p>
          </table:table-cell>
          <table:table-cell office:value-type="string">
            <text:p>04-08-2006</text:p>
          </table:table-cell>
          <table:table-cell table:style-name="ce18"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ARAN HIRAL SODABHAI</text:p>
          </table:table-cell>
          <table:table-cell office:value-type="string">
            <text:p>03-09-2006</text:p>
          </table:table-cell>
          <table:table-cell table:style-name="ce18"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ARAN VILASH MANDANBHAI</text:p>
          </table:table-cell>
          <table:table-cell office:value-type="string">
            <text:p>01-06-2006</text:p>
          </table:table-cell>
          <table:table-cell table:style-name="ce18"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ONLANKI KOMAL HARESHBHAI</text:p>
          </table:table-cell>
          <table:table-cell office:value-type="string">
            <text:p>14-06-2006</text:p>
          </table:table-cell>
          <table:table-cell table:style-name="ce18"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ATHOD GAURANGH BHUPATBHAI</text:p>
          </table:table-cell>
          <table:table-cell office:value-type="string">
            <text:p>24-07-2005</text:p>
          </table:table-cell>
          <table:table-cell table:style-name="ce18"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ATHOD JITESH PRAVINBHAI</text:p>
          </table:table-cell>
          <table:table-cell office:value-type="string">
            <text:p>23-11-2004</text:p>
          </table:table-cell>
          <table:table-cell table:style-name="ce18"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ATHOD SANJAY GHANSHYAMBHAI</text:p>
          </table:table-cell>
          <table:table-cell office:value-type="string">
            <text:p>25-07-2005</text:p>
          </table:table-cell>
          <table:table-cell table:style-name="ce18"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HAUHAN NAVAL JAYANTIBHAI</text:p>
          </table:table-cell>
          <table:table-cell office:value-type="string">
            <text:p>06-12-2004</text:p>
          </table:table-cell>
          <table:table-cell table:style-name="ce18"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HAUHAN RAHUL RAMESHBHAI</text:p>
          </table:table-cell>
          <table:table-cell office:value-type="string">
            <text:p>05-05-2004</text:p>
          </table:table-cell>
          <table:table-cell table:style-name="ce18"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HAUHAN ASHWIN BHARATBHAI</text:p>
          </table:table-cell>
          <table:table-cell office:value-type="string">
            <text:p>03-06-2005</text:p>
          </table:table-cell>
          <table:table-cell table:style-name="ce18"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ANURA DASHRATH HARESHBHAI</text:p>
          </table:table-cell>
          <table:table-cell office:value-type="string">
            <text:p>12-06-2005</text:p>
          </table:table-cell>
          <table:table-cell table:style-name="ce18"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ANURA DAMAN DINESHBHAI</text:p>
          </table:table-cell>
          <table:table-cell office:value-type="string">
            <text:p>05-08-2005</text:p>
          </table:table-cell>
          <table:table-cell table:style-name="ce18"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HAVADA KHUSAL BHUPATBHAI</text:p>
          </table:table-cell>
          <table:table-cell office:value-type="string">
            <text:p>17-05-2005</text:p>
          </table:table-cell>
          <table:table-cell table:style-name="ce18"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HAVADA DINESH SOMABHAI</text:p>
          </table:table-cell>
          <table:table-cell office:value-type="string">
            <text:p>11-12-2004</text:p>
          </table:table-cell>
          <table:table-cell table:style-name="ce18"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AGHELA PRADIP JAYSUKHBHAI</text:p>
          </table:table-cell>
          <table:table-cell office:value-type="string">
            <text:p>06-04-2005</text:p>
          </table:table-cell>
          <table:table-cell table:style-name="ce18"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ABHI PRADIP DULABHAI</text:p>
          </table:table-cell>
          <table:table-cell office:value-type="string">
            <text:p>02-11-2004</text:p>
          </table:table-cell>
          <table:table-cell table:style-name="ce18"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ARAIYA ASWIN DINESHBAI</text:p>
          </table:table-cell>
          <table:table-cell office:value-type="string">
            <text:p>12-11-2004</text:p>
          </table:table-cell>
          <table:table-cell table:style-name="ce18"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KHERALA VISHAL MUKESHBHAI</text:p>
          </table:table-cell>
          <table:table-cell office:value-type="string">
            <text:p>11-08-2004</text:p>
          </table:table-cell>
          <table:table-cell table:style-name="ce18"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KWANA SAHIL SURESHBHAI</text:p>
          </table:table-cell>
          <table:table-cell office:value-type="string">
            <text:p>21-04-2005</text:p>
          </table:table-cell>
          <table:table-cell table:style-name="ce18"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HAUHAN GOPAL JADAVBHAI</text:p>
          </table:table-cell>
          <table:table-cell office:value-type="string">
            <text:p>05-05-2004</text:p>
          </table:table-cell>
          <table:table-cell table:style-name="ce18"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AGHELA VIJAY VINUBHAI</text:p>
          </table:table-cell>
          <table:table-cell office:value-type="string">
            <text:p>14-12-2000</text:p>
          </table:table-cell>
          <table:table-cell table:style-name="ce18"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OLANKI ALPESH MUKESHBHAI</text:p>
          </table:table-cell>
          <table:table-cell office:value-type="string">
            <text:p>07-11-2004</text:p>
          </table:table-cell>
          <table:table-cell table:style-name="ce18"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OLANKI KIRAN CHIMANBHAI</text:p>
          </table:table-cell>
          <table:table-cell office:value-type="string">
            <text:p>24-09-2003</text:p>
          </table:table-cell>
          <table:table-cell table:style-name="ce18"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OLANKI ASWIN JAYSUKHBHAI</text:p>
          </table:table-cell>
          <table:table-cell office:value-type="string">
            <text:p>22-10-2004</text:p>
          </table:table-cell>
          <table:table-cell table:style-name="ce18"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HUDHAL KHUSAL BHUPATBHAI</text:p>
          </table:table-cell>
          <table:table-cell office:value-type="string">
            <text:p>09-02-2005</text:p>
          </table:table-cell>
          <table:table-cell table:style-name="ce18"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ERADIYA PRADIP DIPAKBHAI</text:p>
          </table:table-cell>
          <table:table-cell office:value-type="string">
            <text:p>30-03-2005</text:p>
          </table:table-cell>
          <table:table-cell table:style-name="ce18"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THAN SAHIL SALIMBHAI</text:p>
          </table:table-cell>
          <table:table-cell office:value-type="string">
            <text:p>01-06-2005</text:p>
          </table:table-cell>
          <table:table-cell table:style-name="ce18"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ARAN BHARAT MANDANBHAI</text:p>
          </table:table-cell>
          <table:table-cell office:value-type="string">
            <text:p>15-08-2002</text:p>
          </table:table-cell>
          <table:table-cell table:style-name="ce18"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UKHARI SAGUFUTAZEHRA B.</text:p>
          </table:table-cell>
          <table:table-cell office:value-type="string">
            <text:p>29-12-2004</text:p>
          </table:table-cell>
          <table:table-cell table:style-name="ce18"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THAVADIYA KRISHNA BHRATBHAI</text:p>
          </table:table-cell>
          <table:table-cell office:value-type="string">
            <text:p>11-05-2005</text:p>
          </table:table-cell>
          <table:table-cell table:style-name="ce18"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ATHOD SHITAL RAMESHBHAI</text:p>
          </table:table-cell>
          <table:table-cell office:value-type="string">
            <text:p>05-12-2003</text:p>
          </table:table-cell>
          <table:table-cell table:style-name="ce18"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ATHOD AARTI SARADBHAI</text:p>
          </table:table-cell>
          <table:table-cell office:value-type="string">
            <text:p>18-03-2005</text:p>
          </table:table-cell>
          <table:table-cell table:style-name="ce18"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HAVADA HIREAL BHUPATBHAI</text:p>
          </table:table-cell>
          <table:table-cell office:value-type="string">
            <text:p>01-01-2003</text:p>
          </table:table-cell>
          <table:table-cell table:style-name="ce18"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ABHI VAISHALI KANTIBHAI</text:p>
          </table:table-cell>
          <table:table-cell office:value-type="string">
            <text:p>25-10-2005</text:p>
          </table:table-cell>
          <table:table-cell table:style-name="ce18"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AGHELA KAJAL PUNABHAI</text:p>
          </table:table-cell>
          <table:table-cell office:value-type="string">
            <text:p>26-07-2005</text:p>
          </table:table-cell>
          <table:table-cell table:style-name="ce18"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AGHELA BHAVNA VINUBHAI</text:p>
          </table:table-cell>
          <table:table-cell office:value-type="string">
            <text:p>29-01-2003</text:p>
          </table:table-cell>
          <table:table-cell table:style-name="ce18"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ANURA RINKAL MUKESHBHAI</text:p>
          </table:table-cell>
          <table:table-cell office:value-type="string">
            <text:p>01-08-2005</text:p>
          </table:table-cell>
          <table:table-cell table:style-name="ce18"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ER RINKAL SAMBHUBHAI</text:p>
          </table:table-cell>
          <table:table-cell office:value-type="string">
            <text:p>16-11-2004</text:p>
          </table:table-cell>
          <table:table-cell table:style-name="ce18"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KWANA SOBHNA BHARATBHAI</text:p>
          </table:table-cell>
          <table:table-cell office:value-type="string">
            <text:p>08-01-2003</text:p>
          </table:table-cell>
          <table:table-cell table:style-name="ce18"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HAUHAN SHRADDHA JAYSUKHBHAI</text:p>
          </table:table-cell>
          <table:table-cell office:value-type="string">
            <text:p>24-07-2005</text:p>
          </table:table-cell>
          <table:table-cell table:style-name="ce18"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KHERALA JALPA KALUBHAI</text:p>
          </table:table-cell>
          <table:table-cell office:value-type="string">
            <text:p>14-06-2004</text:p>
          </table:table-cell>
          <table:table-cell table:style-name="ce18"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ARAIYA KAJAL BABUBHAI</text:p>
          </table:table-cell>
          <table:table-cell office:value-type="string">
            <text:p>09-06-2005</text:p>
          </table:table-cell>
          <table:table-cell table:style-name="ce18"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ARRAN RINKAL MANDALBHAI</text:p>
          </table:table-cell>
          <table:table-cell office:value-type="string">
            <text:p>23-11-2004</text:p>
          </table:table-cell>
          <table:table-cell table:style-name="ce18"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AL RIDDHI NANKABHAI</text:p>
          </table:table-cell>
          <table:table-cell office:value-type="string">
            <text:p>01-07-2005</text:p>
          </table:table-cell>
          <table:table-cell table:style-name="ce18"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THAN NAMORA AMANBHAI</text:p>
          </table:table-cell>
          <table:table-cell office:value-type="string">
            <text:p>15-08-2005</text:p>
          </table:table-cell>
          <table:table-cell table:style-name="ce18"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string">
            <text:p>SOLANKI PAYAL BHARATBHAI</text:p>
          </table:table-cell>
          <table:table-cell office:value-type="string">
            <text:p>17-11-2003</text:p>
          </table:table-cell>
          <table:table-cell table:style-name="ce18"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OLANKI RESHMA JAYSUKHBHAI</text:p>
          </table:table-cell>
          <table:table-cell office:value-type="string">
            <text:p>25-06-2003</text:p>
          </table:table-cell>
          <table:table-cell table:style-name="ce18"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OLANKI RENUKA CHIMANBHAI</text:p>
          </table:table-cell>
          <table:table-cell office:value-type="string">
            <text:p>07-06-2005</text:p>
          </table:table-cell>
          <table:table-cell table:style-name="ce18"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HOLAKIYA AASHA JINABHAI</text:p>
          </table:table-cell>
          <table:table-cell office:value-type="string">
            <text:p>08-11-2002</text:p>
          </table:table-cell>
          <table:table-cell table:style-name="ce18"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HOLAKIYA SANGITA JINABHAI</text:p>
          </table:table-cell>
          <table:table-cell office:value-type="string">
            <text:p>25-01-2005</text:p>
          </table:table-cell>
          <table:table-cell table:style-name="ce18"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LAKHANI VISHAL SURESHBHAI</text:p>
          </table:table-cell>
          <table:table-cell office:value-type="string">
            <text:p>26-08-2003</text:p>
          </table:table-cell>
          <table:table-cell table:style-name="ce18"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RMAR HASMUKH DHIRUBHAI</text:p>
          </table:table-cell>
          <table:table-cell office:value-type="string">
            <text:p>01-06-2004</text:p>
          </table:table-cell>
          <table:table-cell table:style-name="ce18"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ARAN BHAVESH RANABHAI</text:p>
          </table:table-cell>
          <table:table-cell office:value-type="string">
            <text:p>02-08-2004</text:p>
          </table:table-cell>
          <table:table-cell table:style-name="ce18"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ARAN JAYDIP JETHABHAI</text:p>
          </table:table-cell>
          <table:table-cell office:value-type="string">
            <text:p>11-02-2003</text:p>
          </table:table-cell>
          <table:table-cell table:style-name="ce18"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THAVADIYA NAVDIP BHARATBHAI</text:p>
          </table:table-cell>
          <table:table-cell office:value-type="string">
            <text:p>10-02-2004</text:p>
          </table:table-cell>
          <table:table-cell table:style-name="ce18"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FATEVADIYA RAGHUVIR JERAMBHAI</text:p>
          </table:table-cell>
          <table:table-cell office:value-type="string">
            <text:p>09-06-2004</text:p>
          </table:table-cell>
          <table:table-cell table:style-name="ce18"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ABHI ALPESH ASHOKBHAI</text:p>
          </table:table-cell>
          <table:table-cell office:value-type="string">
            <text:p>01-06-2004</text:p>
          </table:table-cell>
          <table:table-cell table:style-name="ce18"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ZINZUVADIYA VISHAL VIRJIBHAI</text:p>
          </table:table-cell>
          <table:table-cell office:value-type="string">
            <text:p>11-01-2004</text:p>
          </table:table-cell>
          <table:table-cell table:style-name="ce18"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HAVDA LALJI BHACHUBHAI</text:p>
          </table:table-cell>
          <table:table-cell office:value-type="string">
            <text:p>06-05-2004</text:p>
          </table:table-cell>
          <table:table-cell table:style-name="ce18"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HAVDA BHARAT SEBHABHAI</text:p>
          </table:table-cell>
          <table:table-cell office:value-type="string">
            <text:p>03-07-2001</text:p>
          </table:table-cell>
          <table:table-cell table:style-name="ce18"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ATEVADIYA ANKESH GOVINDBHAI</text:p>
          </table:table-cell>
          <table:table-cell office:value-type="string">
            <text:p>12-04-2001</text:p>
          </table:table-cell>
          <table:table-cell table:style-name="ce18"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OGAHA NURA SATARBHAI</text:p>
          </table:table-cell>
          <table:table-cell office:value-type="string">
            <text:p>24-07-2003</text:p>
          </table:table-cell>
          <table:table-cell table:style-name="ce18"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UKHARI OVESHARNI MAHEMUDABBAS</text:p>
          </table:table-cell>
          <table:table-cell office:value-type="string">
            <text:p>24-06-2003</text:p>
          </table:table-cell>
          <table:table-cell table:style-name="ce18"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UKHARI MISANABBAS MAHAMADZAKVI</text:p>
          </table:table-cell>
          <table:table-cell office:value-type="string">
            <text:p>02-02-2002</text:p>
          </table:table-cell>
          <table:table-cell table:style-name="ce18"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ARAIYA JALPA VALLABHBHAI</text:p>
          </table:table-cell>
          <table:table-cell office:value-type="string">
            <text:p>10-05-2001</text:p>
          </table:table-cell>
          <table:table-cell table:style-name="ce18"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AGHELA VANITA PUNABHAI</text:p>
          </table:table-cell>
          <table:table-cell office:value-type="string">
            <text:p>27-07-2001</text:p>
          </table:table-cell>
          <table:table-cell table:style-name="ce18"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string">
            <text:p>BARAIYA JAYSHREE BABUBHAI</text:p>
          </table:table-cell>
          <table:table-cell office:value-type="string">
            <text:p>17-12-2002</text:p>
          </table:table-cell>
          <table:table-cell table:style-name="ce18"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KWANA NIKITA KARSANBHAI</text:p>
          </table:table-cell>
          <table:table-cell office:value-type="string">
            <text:p>11-03-2004</text:p>
          </table:table-cell>
          <table:table-cell table:style-name="ce18"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RMAR MANISHA SAMBHUBHAI</text:p>
          </table:table-cell>
          <table:table-cell office:value-type="string">
            <text:p>18-04-2003</text:p>
          </table:table-cell>
          <table:table-cell table:style-name="ce18"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JOLIYA GOPI JAYSUKHBHAI</text:p>
          </table:table-cell>
          <table:table-cell office:value-type="string">
            <text:p>02-07-2004</text:p>
          </table:table-cell>
          <table:table-cell table:style-name="ce18"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KVANA SEJAL MUKESHBHAI</text:p>
          </table:table-cell>
          <table:table-cell office:value-type="string">
            <text:p>11-06-2000</text:p>
          </table:table-cell>
          <table:table-cell table:style-name="ce18"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KWANA AASHA RAMESHBHAI</text:p>
          </table:table-cell>
          <table:table-cell office:value-type="string">
            <text:p>23-02-2003</text:p>
          </table:table-cell>
          <table:table-cell table:style-name="ce18"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ARAN JALPA SONDABHAI</text:p>
          </table:table-cell>
          <table:table-cell office:value-type="string">
            <text:p>07-12-2003</text:p>
          </table:table-cell>
          <table:table-cell table:style-name="ce18"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ARAN SARASVATI HAMIRBHAI</text:p>
          </table:table-cell>
          <table:table-cell office:value-type="string">
            <text:p>01-06-2004</text:p>
          </table:table-cell>
          <table:table-cell table:style-name="ce18"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ABHI SANGITA SAVJIBHAI</text:p>
          </table:table-cell>
          <table:table-cell office:value-type="string">
            <text:p>04-07-2003</text:p>
          </table:table-cell>
          <table:table-cell table:style-name="ce18"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ATHOD MANISA GUNVANTBHAI</text:p>
          </table:table-cell>
          <table:table-cell office:value-type="string">
            <text:p>29-04-2004</text:p>
          </table:table-cell>
          <table:table-cell table:style-name="ce18"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ATHOD DIPALI GHANSHYABHAI</text:p>
          </table:table-cell>
          <table:table-cell office:value-type="string">
            <text:p>01-11-2003</text:p>
          </table:table-cell>
          <table:table-cell table:style-name="ce18"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ANURA KRISNA HARESHBHAI</text:p>
          </table:table-cell>
          <table:table-cell office:value-type="string">
            <text:p>03-11-2003</text:p>
          </table:table-cell>
          <table:table-cell table:style-name="ce18"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KHAKHDIYA GEETA MUKESHBHAI</text:p>
          </table:table-cell>
          <table:table-cell office:value-type="string">
            <text:p>05-10-2002</text:p>
          </table:table-cell>
          <table:table-cell table:style-name="ce18"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HAUHAN NAYNA BHARATBHAI</text:p>
          </table:table-cell>
          <table:table-cell office:value-type="string">
            <text:p>11-08-2002</text:p>
          </table:table-cell>
          <table:table-cell table:style-name="ce18"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AGHELA KHUSALI VINUBHAI</text:p>
          </table:table-cell>
          <table:table-cell office:value-type="string">
            <text:p>25-01-2003</text:p>
          </table:table-cell>
          <table:table-cell table:style-name="ce18"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OLANKI RANJAN MUKESHBHAI</text:p>
          </table:table-cell>
          <table:table-cell office:value-type="string">
            <text:p>13-12-2001</text:p>
          </table:table-cell>
          <table:table-cell table:style-name="ce18"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OLANKI KOMAL BHIMJIBHAI</text:p>
          </table:table-cell>
          <table:table-cell office:value-type="string">
            <text:p>15-08-2003</text:p>
          </table:table-cell>
          <table:table-cell table:style-name="ce18"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ILAKHIYA HINA AARIFBHAI</text:p>
          </table:table-cell>
          <table:table-cell office:value-type="string">
            <text:p>15-07-2004</text:p>
          </table:table-cell>
          <table:table-cell table:style-name="ce18"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THAN AFSANA SALIMBHAI</text:p>
          </table:table-cell>
          <table:table-cell office:value-type="string">
            <text:p>24-07-2003</text:p>
          </table:table-cell>
          <table:table-cell table:style-name="ce18"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UKHARI TAHEJIBFATEMA SUNIRABBAS</text:p>
          </table:table-cell>
          <table:table-cell office:value-type="string">
            <text:p>08-01-2004</text:p>
          </table:table-cell>
          <table:table-cell table:style-name="ce18"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UKHARI KANIJESAKINA AKBARALI</text:p>
          </table:table-cell>
          <table:table-cell office:value-type="string">
            <text:p>19-11-2003</text:p>
          </table:table-cell>
          <table:table-cell table:style-name="ce18"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AIYAD MASNADFATEMA MAHEDIHASAN</text:p>
          </table:table-cell>
          <table:table-cell office:value-type="string">
            <text:p>20-11-2001</text:p>
          </table:table-cell>
          <table:table-cell table:style-name="ce18"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UKHARI NUJARATZAHERA GULAMALI</text:p>
          </table:table-cell>
          <table:table-cell office:value-type="string">
            <text:p>08-02-2004</text:p>
          </table:table-cell>
          <table:table-cell table:style-name="ce18"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ARMORA SUNITA BHAGWANBHAI</text:p>
          </table:table-cell>
          <table:table-cell office:value-type="string">
            <text:p>20-06-2004</text:p>
          </table:table-cell>
          <table:table-cell table:style-name="ce18"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ARAN VANRAJ KHIMJIBHAI</text:p>
          </table:table-cell>
          <table:table-cell office:value-type="string">
            <text:p>31-03-2001</text:p>
          </table:table-cell>
          <table:table-cell table:style-name="ce18"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KHERALA HARDIK MUKESHBHAI</text:p>
          </table:table-cell>
          <table:table-cell office:value-type="string">
            <text:p>02-10-2002</text:p>
          </table:table-cell>
          <table:table-cell table:style-name="ce18"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AGHELA RAHUL KALUBHAI</text:p>
          </table:table-cell>
          <table:table-cell office:value-type="string">
            <text:p>25-01-2003</text:p>
          </table:table-cell>
          <table:table-cell table:style-name="ce18"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JIKADRA UMESH MADHUBHAI</text:p>
          </table:table-cell>
          <table:table-cell office:value-type="string">
            <text:p>24-10-2002</text:p>
          </table:table-cell>
          <table:table-cell table:style-name="ce18"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ATHOD MAYUR DINESHBHAI</text:p>
          </table:table-cell>
          <table:table-cell office:value-type="string">
            <text:p>27-08-2003</text:p>
          </table:table-cell>
          <table:table-cell table:style-name="ce18"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ATHOD KISHOR HARESHBHAI</text:p>
          </table:table-cell>
          <table:table-cell office:value-type="string">
            <text:p>24-08-2003</text:p>
          </table:table-cell>
          <table:table-cell table:style-name="ce18"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ANURA RAVI MANSUKHBHAI</text:p>
          </table:table-cell>
          <table:table-cell office:value-type="string">
            <text:p>29-08-2003</text:p>
          </table:table-cell>
          <table:table-cell table:style-name="ce18"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ANURA SATISH MANSUKHBHAI</text:p>
          </table:table-cell>
          <table:table-cell office:value-type="string">
            <text:p>23-08-2001</text:p>
          </table:table-cell>
          <table:table-cell table:style-name="ce18"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ANURA AMIT HARESHBHAI</text:p>
          </table:table-cell>
          <table:table-cell office:value-type="string">
            <text:p>04-07-2003</text:p>
          </table:table-cell>
          <table:table-cell table:style-name="ce18"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string">
            <text:p>SANURA PANKAJ MUKESHBHAI</text:p>
          </table:table-cell>
          <table:table-cell office:value-type="string">
            <text:p>10-06-2006</text:p>
          </table:table-cell>
          <table:table-cell table:style-name="ce18"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ANURA GAUTAM PRAVINBHAI</text:p>
          </table:table-cell>
          <table:table-cell office:value-type="string">
            <text:p>20-06-2003</text:p>
          </table:table-cell>
          <table:table-cell table:style-name="ce18"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ABHI ANKIT KANTIBHAI</text:p>
          </table:table-cell>
          <table:table-cell office:value-type="string">
            <text:p>28-07-2003</text:p>
          </table:table-cell>
          <table:table-cell table:style-name="ce18"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ABHI KARAN DULABHAI</text:p>
          </table:table-cell>
          <table:table-cell office:value-type="string">
            <text:p>16-11-2002</text:p>
          </table:table-cell>
          <table:table-cell table:style-name="ce18"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HAUHAN SANDIP RAMESHBHAI</text:p>
          </table:table-cell>
          <table:table-cell office:value-type="string">
            <text:p>26-05-2002</text:p>
          </table:table-cell>
          <table:table-cell table:style-name="ce18"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HAUHAN NIKUL KANUBHAI</text:p>
          </table:table-cell>
          <table:table-cell office:value-type="string">
            <text:p>18-12-2001</text:p>
          </table:table-cell>
          <table:table-cell table:style-name="ce18"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HAUHAN BHAVESH JAYSUKHBHAI</text:p>
          </table:table-cell>
          <table:table-cell office:value-type="string">
            <text:p>10-03-2003</text:p>
          </table:table-cell>
          <table:table-cell table:style-name="ce18"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RMAR VISHAL DHIRUBHAI</text:p>
          </table:table-cell>
          <table:table-cell office:value-type="string">
            <text:p>26-09-2002</text:p>
          </table:table-cell>
          <table:table-cell table:style-name="ce18"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OLANKI HITEN HARESHBHAI</text:p>
          </table:table-cell>
          <table:table-cell office:value-type="string">
            <text:p>04-12-2002</text:p>
          </table:table-cell>
          <table:table-cell table:style-name="ce18"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ARMORA NARENDRA LALJIBHAI</text:p>
          </table:table-cell>
          <table:table-cell office:value-type="string">
            <text:p>26-11-2001</text:p>
          </table:table-cell>
          <table:table-cell table:style-name="ce18"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KWANA KOMAL MUKESHBHAI</text:p>
          </table:table-cell>
          <table:table-cell office:value-type="string">
            <text:p>01-07-2001</text:p>
          </table:table-cell>
          <table:table-cell table:style-name="ce18"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KWANA NAYNA RAMESHBHAI</text:p>
          </table:table-cell>
          <table:table-cell office:value-type="string">
            <text:p>05-02-2000</text:p>
          </table:table-cell>
          <table:table-cell table:style-name="ce18"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AGHELA MANISHA PUNABHAI</text:p>
          </table:table-cell>
          <table:table-cell office:value-type="string">
            <text:p>05-07-2002</text:p>
          </table:table-cell>
          <table:table-cell table:style-name="ce18"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AGHELA ASMITA PUNABHAI</text:p>
          </table:table-cell>
          <table:table-cell office:value-type="string">
            <text:p>20-11-2000</text:p>
          </table:table-cell>
          <table:table-cell table:style-name="ce18"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JOLIYA KOMAL JAYSUKHBHAI</text:p>
          </table:table-cell>
          <table:table-cell office:value-type="string">
            <text:p>15-10-2002</text:p>
          </table:table-cell>
          <table:table-cell table:style-name="ce18"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ATHOD KRUPALI BHUPATBHAI</text:p>
          </table:table-cell>
          <table:table-cell office:value-type="string">
            <text:p>07-03-2003</text:p>
          </table:table-cell>
          <table:table-cell table:style-name="ce18"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OGADA SIMRAN ALARAKHBHAI</text:p>
          </table:table-cell>
          <table:table-cell office:value-type="string">
            <text:p>10-11-2002</text:p>
          </table:table-cell>
          <table:table-cell table:style-name="ce18"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ILAKHIYA ANISHA KADARBHAI</text:p>
          </table:table-cell>
          <table:table-cell office:value-type="string">
            <text:p>26-08-2003</text:p>
          </table:table-cell>
          <table:table-cell table:style-name="ce18"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ERADIYA ANITA DIPAKBHAI</text:p>
          </table:table-cell>
          <table:table-cell office:value-type="string">
            <text:p>18-03-2003</text:p>
          </table:table-cell>
          <table:table-cell table:style-name="ce18"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TRIVEDI DEEP BAKULBHAI</text:p>
          </table:table-cell>
          <table:table-cell office:value-type="string">
            <text:p>07-08-2002</text:p>
          </table:table-cell>
          <table:table-cell table:style-name="ce18"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OSWAMI MEHUL DINESHBHAI</text:p>
          </table:table-cell>
          <table:table-cell office:value-type="string">
            <text:p>18-08-2001</text:p>
          </table:table-cell>
          <table:table-cell table:style-name="ce18"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ATEVADIYA RAHUL MANSUKHBHAI</text:p>
          </table:table-cell>
          <table:table-cell office:value-type="string">
            <text:p>30-04-2001</text:p>
          </table:table-cell>
          <table:table-cell table:style-name="ce18"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HAVDA SAILESH LABHUBHAI</text:p>
          </table:table-cell>
          <table:table-cell office:value-type="string">
            <text:p>03-05-2001</text:p>
          </table:table-cell>
          <table:table-cell table:style-name="ce18"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HAVDA DINESH CHAGANBHAI</text:p>
          </table:table-cell>
          <table:table-cell office:value-type="string">
            <text:p>01-05-2000</text:p>
          </table:table-cell>
          <table:table-cell table:style-name="ce18"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ABHI VIJAY SAVJIBHAI</text:p>
          </table:table-cell>
          <table:table-cell office:value-type="string">
            <text:p>06-02-2001</text:p>
          </table:table-cell>
          <table:table-cell table:style-name="ce18"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ABHI HITESH ASHOKBHAI</text:p>
          </table:table-cell>
          <table:table-cell office:value-type="string">
            <text:p>15-12-2001</text:p>
          </table:table-cell>
          <table:table-cell table:style-name="ce18"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HAUHAN HARDIK BHANUBHAI</text:p>
          </table:table-cell>
          <table:table-cell office:value-type="string">
            <text:p>15-07-2002</text:p>
          </table:table-cell>
          <table:table-cell table:style-name="ce18"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KWANA DINESH LAKHMANBHAI</text:p>
          </table:table-cell>
          <table:table-cell office:value-type="string">
            <text:p>21-07-2000</text:p>
          </table:table-cell>
          <table:table-cell table:style-name="ce18"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RMAR SAILESH DHIRUBHAI</text:p>
          </table:table-cell>
          <table:table-cell office:value-type="string">
            <text:p>12-02-2002</text:p>
          </table:table-cell>
          <table:table-cell table:style-name="ce18"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ARAIYA GHANSHYAM HIMMATBHAI</text:p>
          </table:table-cell>
          <table:table-cell office:value-type="string">
            <text:p>25-12-2000</text:p>
          </table:table-cell>
          <table:table-cell table:style-name="ce18"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ARAN PARESH HAMIRBHAI</text:p>
          </table:table-cell>
          <table:table-cell office:value-type="string">
            <text:p>28-03-2002</text:p>
          </table:table-cell>
          <table:table-cell table:style-name="ce18"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ARMORA DEVENDRA BHAGWANBHAI</text:p>
          </table:table-cell>
          <table:table-cell office:value-type="string">
            <text:p>04-08-2001</text:p>
          </table:table-cell>
          <table:table-cell table:style-name="ce18"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ILAKHIYA ALTAF KADARBHAI</text:p>
          </table:table-cell>
          <table:table-cell office:value-type="string">
            <text:p>08-10-2001</text:p>
          </table:table-cell>
          <table:table-cell table:style-name="ce18"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KWANA JAYDEEP RAMESHBHAI</text:p>
          </table:table-cell>
          <table:table-cell office:value-type="string">
            <text:p>N/A</text:p>
          </table:table-cell>
          <table:table-cell table:style-name="ce18"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KWANA SANJAY BHARATBHAI</text:p>
          </table:table-cell>
          <table:table-cell office:value-type="string">
            <text:p>10-02-2001</text:p>
          </table:table-cell>
          <table:table-cell table:style-name="ce18"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KBARI MONIKA KISHORBHAI</text:p>
          </table:table-cell>
          <table:table-cell office:value-type="string">
            <text:p>03-01-2002</text:p>
          </table:table-cell>
          <table:table-cell table:style-name="ce18"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ATEVADIYA RINKAL MANSUKHBHAI</text:p>
          </table:table-cell>
          <table:table-cell office:value-type="string">
            <text:p>01-07-2002</text:p>
          </table:table-cell>
          <table:table-cell table:style-name="ce18"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ZINZUVADIYA HETAL VIRJIBHAI</text:p>
          </table:table-cell>
          <table:table-cell office:value-type="string">
            <text:p>28-06-2002</text:p>
          </table:table-cell>
          <table:table-cell table:style-name="ce18"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ATHOD KAILASH GHANSHYAMBHAI</text:p>
          </table:table-cell>
          <table:table-cell office:value-type="string">
            <text:p>18-02-2002</text:p>
          </table:table-cell>
          <table:table-cell table:style-name="ce18"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HAUHAN SUMITA BHARATBHAI</text:p>
          </table:table-cell>
          <table:table-cell office:value-type="string">
            <text:p>02-05-2000</text:p>
          </table:table-cell>
          <table:table-cell table:style-name="ce18"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HAUHAN KAILASH RAMESHBHAI</text:p>
          </table:table-cell>
          <table:table-cell office:value-type="string">
            <text:p>16-05-1999</text:p>
          </table:table-cell>
          <table:table-cell table:style-name="ce18"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HAVDA RITA LABHUBHAI</text:p>
          </table:table-cell>
          <table:table-cell office:value-type="string">
            <text:p>01-09-1999</text:p>
          </table:table-cell>
          <table:table-cell table:style-name="ce18"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KHERALA KOMAL KALUBHAI</text:p>
          </table:table-cell>
          <table:table-cell office:value-type="string">
            <text:p>28-05-2002</text:p>
          </table:table-cell>
          <table:table-cell table:style-name="ce18"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ILAKHIYA ROZINA MAHAMMADBHAI</text:p>
          </table:table-cell>
          <table:table-cell office:value-type="string">
            <text:p>22-03-2002</text:p>
          </table:table-cell>
          <table:table-cell table:style-name="ce18"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ARAIYA DAKSHA BABUBHAI</text:p>
          </table:table-cell>
          <table:table-cell office:value-type="string">
            <text:p>31-05-1999</text:p>
          </table:table-cell>
          <table:table-cell table:style-name="ce18"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RMAR HETAL MANSUKHBHAI</text:p>
          </table:table-cell>
          <table:table-cell office:value-type="string">
            <text:p>09-04-2002</text:p>
          </table:table-cell>
          <table:table-cell table:style-name="ce18"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ARAN KAJAL TEJABHAI</text:p>
          </table:table-cell>
          <table:table-cell office:value-type="string">
            <text:p>14-03-2002</text:p>
          </table:table-cell>
          <table:table-cell table:style-name="ce18"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ARAN DAYA TEJABHAI</text:p>
          </table:table-cell>
          <table:table-cell office:value-type="string">
            <text:p>27-03-2001</text:p>
          </table:table-cell>
          <table:table-cell table:style-name="ce18"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ARAN DHARA JETHABHAI</text:p>
          </table:table-cell>
          <table:table-cell office:value-type="string">
            <text:p>14-06-2000</text:p>
          </table:table-cell>
          <table:table-cell table:style-name="ce18"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ATHOD SANGITA BABUBHAI</text:p>
          </table:table-cell>
          <table:table-cell office:value-type="string">
            <text:p>05-01-1998</text:p>
          </table:table-cell>
          <table:table-cell table:style-name="ce18"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ARAN LEELI KHIMABHAI</text:p>
          </table:table-cell>
          <table:table-cell office:value-type="string">
            <text:p>18-06-1998</text:p>
          </table:table-cell>
          <table:table-cell table:style-name="ce18"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ANURA KOMAL DHIRUBHAI</text:p>
          </table:table-cell>
          <table:table-cell office:value-type="string">
            <text:p>16-10-2001</text:p>
          </table:table-cell>
          <table:table-cell table:style-name="ce18"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string">
            <text:p>KHUNT DHARMIK MUKESHBHAI</text:p>
          </table:table-cell>
          <table:table-cell table:style-name="ce7" office:value-type="string">
            <text:p>07-05-2009</text:p>
          </table:table-cell>
          <table:table-cell table:style-name="ce7" office:value-type="float" office:value="1">
            <text:p>1</text:p>
          </table:table-cell>
          <table:table-cell table:style-name="ce1"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HOLARIYA UTSAV AMITBHAI</text:p>
          </table:table-cell>
          <table:table-cell office:value-type="string">
            <text:p>17-10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ZALAWADIYA KUNTAL JAYSUKHBHAI</text:p>
          </table:table-cell>
          <table:table-cell office:value-type="string">
            <text:p>30-04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AJERA TIRTH MANSUKHBHAI</text:p>
          </table:table-cell>
          <table:table-cell office:value-type="string">
            <text:p>15-03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RMAR MILAN BHUPATBHAI</text:p>
          </table:table-cell>
          <table:table-cell office:value-type="string">
            <text:p>24-05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OHIL SAHIL SHANTIBHAI</text:p>
          </table:table-cell>
          <table:table-cell office:value-type="string">
            <text:p>12-11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VEGAD CHIRAG SANJAYBHAI</text:p>
          </table:table-cell>
          <table:table-cell office:value-type="string">
            <text:p>29-12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OLANKI KAUSHIK BABUBHAI</text:p>
          </table:table-cell>
          <table:table-cell office:value-type="string">
            <text:p>14-12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ABHI ASHVIN RAMESHBHAI</text:p>
          </table:table-cell>
          <table:table-cell office:value-type="string">
            <text:p>22-05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VEGAD ROHIT RAJESHBHAI</text:p>
          </table:table-cell>
          <table:table-cell office:value-type="string">
            <text:p>16-01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RMAR BHAUTIK BHUPATBHAI</text:p>
          </table:table-cell>
          <table:table-cell office:value-type="string">
            <text:p>13-05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OLANKI ROHIT ARVINDBHAI</text:p>
          </table:table-cell>
          <table:table-cell office:value-type="string">
            <text:p>14-05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ALGOTAR RAHUL KARSHANBHAI</text:p>
          </table:table-cell>
          <table:table-cell office:value-type="string">
            <text:p>20-01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ALGOTAR GARDIK RAJABHAI</text:p>
          </table:table-cell>
          <table:table-cell office:value-type="string">
            <text:p>15-12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HUMAN PRIYANGRAJ HARESHBHAI</text:p>
          </table:table-cell>
          <table:table-cell office:value-type="string">
            <text:p>09-04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HUMAN SIDDHRAJ JITUBHAI</text:p>
          </table:table-cell>
          <table:table-cell office:value-type="string">
            <text:p>02-01-2009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ETHWA KETAN RAJESHBHAI</text:p>
          </table:table-cell>
          <table:table-cell office:value-type="string">
            <text:p>17-11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VADA JAYDEEP HARESHBHAI</text:p>
          </table:table-cell>
          <table:table-cell office:value-type="string">
            <text:p>06-11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HOLARIYA ANERI ASHOKBHAI</text:p>
          </table:table-cell>
          <table:table-cell office:value-type="string">
            <text:p>09-12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OHIL DHARTI SANJAYBHAI</text:p>
          </table:table-cell>
          <table:table-cell office:value-type="string">
            <text:p>02-04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ADAV NEMISHA BHAVESHBHAI</text:p>
          </table:table-cell>
          <table:table-cell office:value-type="string">
            <text:p>24-11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ADAV POOJA DINESHBHAI</text:p>
          </table:table-cell>
          <table:table-cell office:value-type="string">
            <text:p>03-09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OLANKI SANJIV SURESHBHAI</text:p>
          </table:table-cell>
          <table:table-cell office:value-type="string">
            <text:p>05-01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KWANA PAYAL BABUBHAI</text:p>
          </table:table-cell>
          <table:table-cell office:value-type="string">
            <text:p>02-03-2007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WICHIA DEVANGI JAYRAJBHAI</text:p>
          </table:table-cell>
          <table:table-cell office:value-type="string">
            <text:p>08-12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ALANIYA MANSI HIMMATBHAI</text:p>
          </table:table-cell>
          <table:table-cell office:value-type="string">
            <text:p>03-05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ALANIYA SHILPA BALABHAI</text:p>
          </table:table-cell>
          <table:table-cell office:value-type="string">
            <text:p>22-04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RMAR MANISHA RAMESHBHAI</text:p>
          </table:table-cell>
          <table:table-cell office:value-type="string">
            <text:p>15-05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THAN SAIDA VALIBHAI</text:p>
          </table:table-cell>
          <table:table-cell office:value-type="string">
            <text:p>22-04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HALANI DARSHIL BABUBHAI</text:p>
          </table:table-cell>
          <table:table-cell office:value-type="string">
            <text:p>22-11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HINGADA JAYKUMAR ASHVINBHAI</text:p>
          </table:table-cell>
          <table:table-cell office:value-type="string">
            <text:p>31-08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HALANI MEET RAMESHBHAI</text:p>
          </table:table-cell>
          <table:table-cell office:value-type="string">
            <text:p>01-12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VASANI HARSH MUKESHBHAI</text:p>
          </table:table-cell>
          <table:table-cell office:value-type="string">
            <text:p>19-03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TRIVEDI PARTH HITESHBHAI</text:p>
          </table:table-cell>
          <table:table-cell office:value-type="string">
            <text:p>06-11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OLAMKI NIMESH DINESHBHAI</text:p>
          </table:table-cell>
          <table:table-cell office:value-type="string">
            <text:p>01-02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KWANA SHAILESH PARSHOTTAMBHAI</text:p>
          </table:table-cell>
          <table:table-cell office:value-type="string">
            <text:p>23-06-2006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ADAVSHUBHAM GHANSHYAMBHAI</text:p>
          </table:table-cell>
          <table:table-cell office:value-type="string">
            <text:p>10-05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ARAIYA TUHIL KARSHANBHAI</text:p>
          </table:table-cell>
          <table:table-cell office:value-type="string">
            <text:p>23-03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ADAV ROHIT RAJUBHAI</text:p>
          </table:table-cell>
          <table:table-cell office:value-type="string">
            <text:p>06-12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ALGOTAR VISHVAS HAMIRBHAI</text:p>
          </table:table-cell>
          <table:table-cell office:value-type="string">
            <text:p>24-02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AASLA NILESH MANGABHAI</text:p>
          </table:table-cell>
          <table:table-cell office:value-type="string">
            <text:p>26-07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HUMAN MAHIPAAL ASHOKBHAI</text:p>
          </table:table-cell>
          <table:table-cell office:value-type="string">
            <text:p>24-08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VINCHIYA VIRAJ ASHOKBHAI</text:p>
          </table:table-cell>
          <table:table-cell office:value-type="string">
            <text:p>03-06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ALANIYA ANIL MAGANBHAI</text:p>
          </table:table-cell>
          <table:table-cell office:value-type="string">
            <text:p>21-04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ALANIYA DHARMIK MUKESHBHAI</text:p>
          </table:table-cell>
          <table:table-cell office:value-type="string">
            <text:p>02-02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THAN ANISH HANIFBHAI</text:p>
          </table:table-cell>
          <table:table-cell office:value-type="string">
            <text:p>13-08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AGAR NITIN SURESHBHAI</text:p>
          </table:table-cell>
          <table:table-cell office:value-type="string">
            <text:p>06-04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AGAR AKSHAY MUKESHBHAI</text:p>
          </table:table-cell>
          <table:table-cell office:value-type="string">
            <text:p>11-08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ADAV ASHISH VIPULBHAI</text:p>
          </table:table-cell>
          <table:table-cell office:value-type="string">
            <text:p>17-01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ERDIYA PIYUSH KALYANBHAI</text:p>
          </table:table-cell>
          <table:table-cell office:value-type="string">
            <text:p>23-03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ORAD JENISHA RAMJIBHAI</text:p>
          </table:table-cell>
          <table:table-cell office:value-type="string">
            <text:p>26-05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KBARI MESHVA JITUBHAI</text:p>
          </table:table-cell>
          <table:table-cell office:value-type="string">
            <text:p>08-06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ACHADIYA KINAL SURESHBHAI</text:p>
          </table:table-cell>
          <table:table-cell office:value-type="string">
            <text:p>03-07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HOLARIYA TEJASHVI MUKESHBHAI</text:p>
          </table:table-cell>
          <table:table-cell office:value-type="string">
            <text:p>05-12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ARAIYA BANSI VIJAYKUMAR</text:p>
          </table:table-cell>
          <table:table-cell office:value-type="string">
            <text:p>03-06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RMAR AARTI BHUPATBHAI</text:p>
          </table:table-cell>
          <table:table-cell office:value-type="string">
            <text:p>15-04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ARAIYA KRISHNA BALAJIBHAI</text:p>
          </table:table-cell>
          <table:table-cell office:value-type="string">
            <text:p>29-10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VEGAD SNEHA MUKESHBHAI</text:p>
          </table:table-cell>
          <table:table-cell office:value-type="string">
            <text:p>16-01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KWANA MANSI KALUBHAI</text:p>
          </table:table-cell>
          <table:table-cell office:value-type="string">
            <text:p>13-06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ARVAIYA DHRUVI ARVINDBHAI</text:p>
          </table:table-cell>
          <table:table-cell office:value-type="string">
            <text:p>10-07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VEGAD KUNDAN DINESHBHAI</text:p>
          </table:table-cell>
          <table:table-cell office:value-type="string">
            <text:p>16-11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KWANA RADHA PARSHOTTAMBHAI</text:p>
          </table:table-cell>
          <table:table-cell office:value-type="string">
            <text:p>01-06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OLANKI SHRUSHTI RAMESHBHAI</text:p>
          </table:table-cell>
          <table:table-cell office:value-type="string">
            <text:p>15-02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ADAV GOPI PARESHBHAI</text:p>
          </table:table-cell>
          <table:table-cell office:value-type="string">
            <text:p>13-09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HAKHADA GAYATRI HAKUBHAI</text:p>
          </table:table-cell>
          <table:table-cell office:value-type="string">
            <text:p>23-08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ATHVA ESHA VIJAYBHAI</text:p>
          </table:table-cell>
          <table:table-cell office:value-type="string">
            <text:p>07-05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HATI PAYAL HIMMATBHAI</text:p>
          </table:table-cell>
          <table:table-cell office:value-type="string">
            <text:p>25-09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ALANIYA RIDDHI HIMMATBHAI</text:p>
          </table:table-cell>
          <table:table-cell office:value-type="string">
            <text:p>12-01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THAN NARGISH HUSSAINBHAI</text:p>
          </table:table-cell>
          <table:table-cell office:value-type="string">
            <text:p>08-08-2008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VADA RINKAL HARESHBHAI</text:p>
          </table:table-cell>
          <table:table-cell office:value-type="string">
            <text:p>07-10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HALANI VRAJ DINESHBHAI</text:p>
          </table:table-cell>
          <table:table-cell office:value-type="string">
            <text:p>01-06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ARAIYA JATIN KANTIBHAI</text:p>
          </table:table-cell>
          <table:table-cell office:value-type="string">
            <text:p>12-05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OLANKI KISHAN BABUBHAI</text:p>
          </table:table-cell>
          <table:table-cell office:value-type="string">
            <text:p>05-03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OLANKI VIPUL MANSUKHBHAI</text:p>
          </table:table-cell>
          <table:table-cell office:value-type="string">
            <text:p>15-05-2004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KWANA VIJAY BATUKBHAI</text:p>
          </table:table-cell>
          <table:table-cell office:value-type="string">
            <text:p>26-05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KWANA BHARAT BABUBHAI</text:p>
          </table:table-cell>
          <table:table-cell office:value-type="string">
            <text:p>19-08-2004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KWANA MUNNO SHAMBHUBHAI</text:p>
          </table:table-cell>
          <table:table-cell office:value-type="string">
            <text:p>06-08-2005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TALAR RUTURAJ RAJENDRASINGH</text:p>
          </table:table-cell>
          <table:table-cell office:value-type="string">
            <text:p>15-09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ALGOTAR JAYDEEP RAJABHAI</text:p>
          </table:table-cell>
          <table:table-cell office:value-type="string">
            <text:p>01-12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AASLA BHARAT GOBARBHAI</text:p>
          </table:table-cell>
          <table:table-cell office:value-type="string">
            <text:p>02-02-2002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ALANIYA KANO HANUBHAI</text:p>
          </table:table-cell>
          <table:table-cell office:value-type="string">
            <text:p>17-08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RMAR GOPAL DEVABHAI</text:p>
          </table:table-cell>
          <table:table-cell office:value-type="string">
            <text:p>12-05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RMAR SANJAY DEVABHAI</text:p>
          </table:table-cell>
          <table:table-cell office:value-type="string">
            <text:p>20-02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RMAR RAJESH RAMESHBHAI</text:p>
          </table:table-cell>
          <table:table-cell office:value-type="string">
            <text:p>01-06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THAN SADDAM HUSAINBHAI</text:p>
          </table:table-cell>
          <table:table-cell office:value-type="string">
            <text:p>25-06-200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AIYAD ARMAAN FIROJSHA</text:p>
          </table:table-cell>
          <table:table-cell office:value-type="string">
            <text:p>22-07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ACHADIYA PRIYANSHI GORDHANBHAI</text:p>
          </table:table-cell>
          <table:table-cell office:value-type="string">
            <text:p>03-04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OBARIYA YUKTI SANJAYBHAI</text:p>
          </table:table-cell>
          <table:table-cell office:value-type="string">
            <text:p>10-02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AVALIYA TRUSHTI MAHESHBHAI</text:p>
          </table:table-cell>
          <table:table-cell office:value-type="string">
            <text:p>13-04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HUNT HEMANSHI MUKESHBHAI</text:p>
          </table:table-cell>
          <table:table-cell office:value-type="string">
            <text:p>15-05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ABHI PRAGATI JAYSHUKHBHAI</text:p>
          </table:table-cell>
          <table:table-cell office:value-type="string">
            <text:p>08-10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VEGAD GAURI GOVINDBHAI</text:p>
          </table:table-cell>
          <table:table-cell office:value-type="string">
            <text:p>23-10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OHIL CHETNA VELJIBHAI</text:p>
          </table:table-cell>
          <table:table-cell office:value-type="string">
            <text:p>10-06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OLANKI KRISHNA RAMESHBHAI</text:p>
          </table:table-cell>
          <table:table-cell office:value-type="string">
            <text:p>02-06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ALGOTAR DAYA GOBARBHAI</text:p>
          </table:table-cell>
          <table:table-cell office:value-type="string">
            <text:p>31-12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UDALA KIRAN PANCHABHAI</text:p>
          </table:table-cell>
          <table:table-cell office:value-type="string">
            <text:p>31-08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HUMAN HEMALI NARESHBHAI</text:p>
          </table:table-cell>
          <table:table-cell office:value-type="string">
            <text:p>19-06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RABAT KAVERI KALUBHAI</text:p>
          </table:table-cell>
          <table:table-cell office:value-type="string">
            <text:p>20-05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ARYANI KHYATI OMKAARDAS</text:p>
          </table:table-cell>
          <table:table-cell office:value-type="string">
            <text:p>29-07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KBARI SATYAM HIMMATBHAI</text:p>
          </table:table-cell>
          <table:table-cell office:value-type="string">
            <text:p>29-11-2004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OGHRA HET BHIKHABHAI</text:p>
          </table:table-cell>
          <table:table-cell office:value-type="string">
            <text:p>15-10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IPADIYA YASH BHAVESHBHAI</text:p>
          </table:table-cell>
          <table:table-cell office:value-type="string">
            <text:p>25-01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ARAIYA BHAUTIK KARSHANBHAI</text:p>
          </table:table-cell>
          <table:table-cell office:value-type="string">
            <text:p>09-07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ABHI SHYAMAL SURESHBHAI</text:p>
          </table:table-cell>
          <table:table-cell office:value-type="string">
            <text:p>28-11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ABHI HARSHAT RAMESHBHAI</text:p>
          </table:table-cell>
          <table:table-cell office:value-type="string">
            <text:p>18-09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KWANA GAUTAM KALUBHAI</text:p>
          </table:table-cell>
          <table:table-cell office:value-type="string">
            <text:p>25-07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VEGAD PARAS MUKESHBHAI</text:p>
          </table:table-cell>
          <table:table-cell office:value-type="string">
            <text:p>17-04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HAUHAN MOHIT GHANSHYAMBHAI</text:p>
          </table:table-cell>
          <table:table-cell office:value-type="string">
            <text:p>04-06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OLANKI MILAN SURESHBHAI</text:p>
          </table:table-cell>
          <table:table-cell office:value-type="string">
            <text:p>28-06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OLANKI MOHIT ARVINDBHAI</text:p>
          </table:table-cell>
          <table:table-cell office:value-type="string">
            <text:p>09-10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ARAIYA DARSHAN BHARATBHAI</text:p>
          </table:table-cell>
          <table:table-cell office:value-type="string">
            <text:p>31-12-2003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AASLA MAYPAT MANGABHAI</text:p>
          </table:table-cell>
          <table:table-cell office:value-type="string">
            <text:p>04-12-2004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ALGOTAR SHAILESH HAMIRBHAI</text:p>
          </table:table-cell>
          <table:table-cell office:value-type="string">
            <text:p>12-12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AASLA JAYSHUKH MANGABHAI</text:p>
          </table:table-cell>
          <table:table-cell office:value-type="string">
            <text:p>26-03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ATHOD MANISH OGADBHAI</text:p>
          </table:table-cell>
          <table:table-cell office:value-type="string">
            <text:p>21-03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HUMAN AJAY ANIRUDHBHAI</text:p>
          </table:table-cell>
          <table:table-cell office:value-type="string">
            <text:p>15-07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LUNSAR PRUTHVIRAJ TAKHUBHAI</text:p>
          </table:table-cell>
          <table:table-cell office:value-type="string">
            <text:p>15-01-2007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OSWAMI SMITH MAHESHBHAI</text:p>
          </table:table-cell>
          <table:table-cell office:value-type="string">
            <text:p>31-10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RMAR MUNNO BHARATBHAI</text:p>
          </table:table-cell>
          <table:table-cell office:value-type="string">
            <text:p>05-06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RMAR DINESH KANTIBHAI</text:p>
          </table:table-cell>
          <table:table-cell office:value-type="string">
            <text:p>02-03-2004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RMAR NAGRAAJ KANTIBHAI</text:p>
          </table:table-cell>
          <table:table-cell office:value-type="string">
            <text:p>17-05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RMAR KISHORE VALLABHBHAI</text:p>
          </table:table-cell>
          <table:table-cell office:value-type="string">
            <text:p>25-01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VAGHELA MAHESH GOBARBHAI</text:p>
          </table:table-cell>
          <table:table-cell office:value-type="string">
            <text:p>05-04-2003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VAGHELA JAYSUKH GOBARBHAI</text:p>
          </table:table-cell>
          <table:table-cell office:value-type="string">
            <text:p>04-05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ALANIYA JENU JAYANTIBHAI</text:p>
          </table:table-cell>
          <table:table-cell office:value-type="string">
            <text:p>24-08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ALANIYA PIYUSH HIMMATBHAI</text:p>
          </table:table-cell>
          <table:table-cell office:value-type="string">
            <text:p>26-08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THAN AKEEL HANIFBHAI</text:p>
          </table:table-cell>
          <table:table-cell office:value-type="string">
            <text:p>14-01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INDHI ISMAILKHA HANIFKHA</text:p>
          </table:table-cell>
          <table:table-cell office:value-type="string">
            <text:p>15-09-2001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AGDA HARDIK BABUBHAI</text:p>
          </table:table-cell>
          <table:table-cell office:value-type="string">
            <text:p>21-11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ERDIYA MAULIK UKABHAI</text:p>
          </table:table-cell>
          <table:table-cell office:value-type="string">
            <text:p>12-07-200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OHIL VASHITA BHARATBHAI</text:p>
          </table:table-cell>
          <table:table-cell office:value-type="string">
            <text:p>11-10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ARVAIYA POONAM ARVINDBHAI</text:p>
          </table:table-cell>
          <table:table-cell office:value-type="string">
            <text:p>18-08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VEGAD VISHRUTI GORDHANBHAI</text:p>
          </table:table-cell>
          <table:table-cell office:value-type="string">
            <text:p>27-06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OHIL RUTIKA MUKESHBHAI</text:p>
          </table:table-cell>
          <table:table-cell office:value-type="string">
            <text:p>07-11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VEGAD AARTI DINESHBHAI</text:p>
          </table:table-cell>
          <table:table-cell office:value-type="string">
            <text:p>10-11-2004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KWANA DAYA BABUBHAI</text:p>
          </table:table-cell>
          <table:table-cell office:value-type="string">
            <text:p>17-08-2002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HAKHADA SHRADDHA HAKUBHAI</text:p>
          </table:table-cell>
          <table:table-cell office:value-type="string">
            <text:p>20-10-2004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HUMAN POOJA JITUBHAI</text:p>
          </table:table-cell>
          <table:table-cell office:value-type="string">
            <text:p>19-11-2005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HAKHADA KRISHNA HAKUBHAI</text:p>
          </table:table-cell>
          <table:table-cell office:value-type="string">
            <text:p>23-09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ATHOD KHUSHI SHASHIKANTBHAI</text:p>
          </table:table-cell>
          <table:table-cell office:value-type="string">
            <text:p>25-02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ATHOD SEJAL OGHADBHAI</text:p>
          </table:table-cell>
          <table:table-cell office:value-type="string">
            <text:p>25-03-2004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AGDA HINA PRAVEENBHAI</text:p>
          </table:table-cell>
          <table:table-cell office:value-type="string">
            <text:p>21-08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ADAV RIDDHI VIPULBHAI</text:p>
          </table:table-cell>
          <table:table-cell office:value-type="string">
            <text:p>13-05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AGAR LALITA SURESHBHAI</text:p>
          </table:table-cell>
          <table:table-cell office:value-type="string">
            <text:p>04-11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HAUHAN RDDHI DEEPAKBHAI</text:p>
          </table:table-cell>
          <table:table-cell office:value-type="string">
            <text:p>15-07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HUNT NAYAN JAYSUKHBHAI</text:p>
          </table:table-cell>
          <table:table-cell office:value-type="string">
            <text:p>07-10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INGADA HENIL ARVINDBHAI</text:p>
          </table:table-cell>
          <table:table-cell office:value-type="string">
            <text:p>06-08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OGHRA ISHAN PRAVEENBHAI</text:p>
          </table:table-cell>
          <table:table-cell office:value-type="string">
            <text:p>19-01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KBARI BHAVDEEP PRAVEENBHAI</text:p>
          </table:table-cell>
          <table:table-cell office:value-type="string">
            <text:p>21-07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ACHADIYA RUSHIT SURESHBHAI</text:p>
          </table:table-cell>
          <table:table-cell office:value-type="string">
            <text:p>27-11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ARAIYA DHARMESH BHARATBHAI</text:p>
          </table:table-cell>
          <table:table-cell office:value-type="string">
            <text:p>26-09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ALANIYA JAYDEEP JAYANTIBHAI</text:p>
          </table:table-cell>
          <table:table-cell office:value-type="string">
            <text:p>20-12-2003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ABHI MITESH HASMUKHBHAI</text:p>
          </table:table-cell>
          <table:table-cell office:value-type="string">
            <text:p>25-06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VEGAD GOPAL RAMESHBHAI</text:p>
          </table:table-cell>
          <table:table-cell office:value-type="string">
            <text:p>01-03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RMAAR KANO AMRUTBHAI</text:p>
          </table:table-cell>
          <table:table-cell office:value-type="string">
            <text:p>18-03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AASLA BHUPAT MANGABHAI</text:p>
          </table:table-cell>
          <table:table-cell office:value-type="string">
            <text:p>06-11-2002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ALGOTAR MAHESH SAJANBHAI</text:p>
          </table:table-cell>
          <table:table-cell office:value-type="string">
            <text:p>01-10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ALGOTAR NARESH RAJABHAI</text:p>
          </table:table-cell>
          <table:table-cell office:value-type="string">
            <text:p>04-02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ALGOTAR RANCHOR GOBARBHAI</text:p>
          </table:table-cell>
          <table:table-cell office:value-type="string">
            <text:p>20-07-2003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UDALA VISHAL POPATBHAI</text:p>
          </table:table-cell>
          <table:table-cell office:value-type="string">
            <text:p>16-06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ETHVA SUKHLAAL POPATBHAI</text:p>
          </table:table-cell>
          <table:table-cell office:value-type="string">
            <text:p>03-09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HUMAN BALRAAJ ASHOKBHAI</text:p>
          </table:table-cell>
          <table:table-cell office:value-type="string">
            <text:p>09-12-2003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HUMAN BHAILU DOHABHAI</text:p>
          </table:table-cell>
          <table:table-cell office:value-type="string">
            <text:p>23-10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ALANIYA DEEPAK JAYSUKHBHAI</text:p>
          </table:table-cell>
          <table:table-cell office:value-type="string">
            <text:p>26-08-2001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KWANA SUKHDEV BHIKHUBHAI</text:p>
          </table:table-cell>
          <table:table-cell office:value-type="string">
            <text:p>15-10-2003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RMAR NAYAN GUNVANTBHAI</text:p>
          </table:table-cell>
          <table:table-cell office:value-type="string">
            <text:p>14-08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THAN NIZAM HABIBBHAI</text:p>
          </table:table-cell>
          <table:table-cell office:value-type="string">
            <text:p>09-02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AGDA TUSHAR PRAVEENBHAI</text:p>
          </table:table-cell>
          <table:table-cell office:value-type="string">
            <text:p>27-03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AGAR RAVI SURESHBHAI</text:p>
          </table:table-cell>
          <table:table-cell office:value-type="string">
            <text:p>18-07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ERADIYA JIGAR SHAMBHUBHAI</text:p>
          </table:table-cell>
          <table:table-cell office:value-type="string">
            <text:p>15-07-2003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TRIVEDI DRASHTI HITESHBHAI</text:p>
          </table:table-cell>
          <table:table-cell office:value-type="string">
            <text:p>01-06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AVADIYA SHRUSHTI GHANSHYAMBHAI</text:p>
          </table:table-cell>
          <table:table-cell office:value-type="string">
            <text:p>16-05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HALANI SHRUSHTI BABUBHAI</text:p>
          </table:table-cell>
          <table:table-cell office:value-type="string">
            <text:p>13-10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ADADIYA RITU SURESHBHAI</text:p>
          </table:table-cell>
          <table:table-cell office:value-type="string">
            <text:p>15-07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TEL HETAL KANUBHAI</text:p>
          </table:table-cell>
          <table:table-cell office:value-type="string">
            <text:p>22-11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ADAV AMISHA GHANSHYAMBHAI</text:p>
          </table:table-cell>
          <table:table-cell office:value-type="string">
            <text:p>17-12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ADAV NISHA DINESHBHAI</text:p>
          </table:table-cell>
          <table:table-cell office:value-type="string">
            <text:p>20-02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OLANKI NISHA BABUBHAI</text:p>
          </table:table-cell>
          <table:table-cell office:value-type="string">
            <text:p>15-05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ABHI PRATIKSHA HARESHBHAI</text:p>
          </table:table-cell>
          <table:table-cell office:value-type="string">
            <text:p>04-10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ABHI HIRAL SURESHBHAI</text:p>
          </table:table-cell>
          <table:table-cell office:value-type="string">
            <text:p>22-07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VEGAD POONAM GOVINDBHAI</text:p>
          </table:table-cell>
          <table:table-cell office:value-type="string">
            <text:p>14-09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OHIL KIRAN VELJIBHAI</text:p>
          </table:table-cell>
          <table:table-cell office:value-type="string">
            <text:p>13-05-2002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OHIL AARTI PRAVEENBHAI</text:p>
          </table:table-cell>
          <table:table-cell office:value-type="string">
            <text:p>15-11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RMAR POOJA BHUPATBHAI</text:p>
          </table:table-cell>
          <table:table-cell office:value-type="string">
            <text:p>20-11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ADAV DONIKA PARESHBHAI</text:p>
          </table:table-cell>
          <table:table-cell office:value-type="string">
            <text:p>13-06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ALGOLTAR DAYA HARIBHAI</text:p>
          </table:table-cell>
          <table:table-cell office:value-type="string">
            <text:p>08-10-2002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ETHVA PRIYANKA RAJUBHAI</text:p>
          </table:table-cell>
          <table:table-cell office:value-type="string">
            <text:p>19-05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VAGHELA DAYA GOBARBHAI</text:p>
          </table:table-cell>
          <table:table-cell office:value-type="string">
            <text:p>23-06-2006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ALANIYA ASHMITA MAGANBHAI</text:p>
          </table:table-cell>
          <table:table-cell office:value-type="string">
            <text:p>09-05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ALANIYA RINKAL HIMMATBHAI</text:p>
          </table:table-cell>
          <table:table-cell office:value-type="string">
            <text:p>15-06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KWANA POOJA MANSUKHBHAI</text:p>
          </table:table-cell>
          <table:table-cell office:value-type="string">
            <text:p>19-03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ADAV SONAL RAMJIBHAI</text:p>
          </table:table-cell>
          <table:table-cell office:value-type="string">
            <text:p>20-08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VIRANI DHRUV DILIPBHAI</text:p>
          </table:table-cell>
          <table:table-cell office:value-type="string">
            <text:p>14-03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HALANI HEMANG HARESHBHAI</text:p>
          </table:table-cell>
          <table:table-cell office:value-type="string">
            <text:p>22-06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KBARI DIVYESH DAYABHAI</text:p>
          </table:table-cell>
          <table:table-cell office:value-type="string">
            <text:p>14-05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OGHRA MAULIK MANSUKHBHAI</text:p>
          </table:table-cell>
          <table:table-cell office:value-type="string">
            <text:p>07-09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ADADIYA PRATIK SURESHBHAI</text:p>
          </table:table-cell>
          <table:table-cell office:value-type="string">
            <text:p>07-09-2002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HUNT YASH MUKESHBHAI</text:p>
          </table:table-cell>
          <table:table-cell office:value-type="string">
            <text:p>01-10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TEL HARSH KANUBHAI</text:p>
          </table:table-cell>
          <table:table-cell office:value-type="string">
            <text:p>01-04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TEL NILESH RAMESHBHAI</text:p>
          </table:table-cell>
          <table:table-cell office:value-type="string">
            <text:p>10-06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EHTA JAY NATHABHAI</text:p>
          </table:table-cell>
          <table:table-cell office:value-type="string">
            <text:p>23-01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VEGAD GAUTAM GORDHANBHAI</text:p>
          </table:table-cell>
          <table:table-cell office:value-type="string">
            <text:p>27-07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ABHI TUSHAR HARESHBHAI</text:p>
          </table:table-cell>
          <table:table-cell office:value-type="string">
            <text:p>11-02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OHIL ANIL VELJIBHAI</text:p>
          </table:table-cell>
          <table:table-cell office:value-type="string">
            <text:p>14-07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ABHI KIRAN JAYSUKHBHAI</text:p>
          </table:table-cell>
          <table:table-cell office:value-type="string">
            <text:p>15-12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ADAV MILAN NARESHBHAI</text:p>
          </table:table-cell>
          <table:table-cell office:value-type="string">
            <text:p>20-09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ADAV BHAUSUKH DINESHBHAI</text:p>
          </table:table-cell>
          <table:table-cell office:value-type="string">
            <text:p>24-03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ADAV JAYDEEP BHARATBHAI</text:p>
          </table:table-cell>
          <table:table-cell office:value-type="string">
            <text:p>11-08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OHIL JATIN PRAVEENBHAI</text:p>
          </table:table-cell>
          <table:table-cell office:value-type="string">
            <text:p>26-08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ARAIYA NIKUL KANTIBHAI</text:p>
          </table:table-cell>
          <table:table-cell office:value-type="string">
            <text:p>23-08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RMAR JATIN BHUPATBHAI</text:p>
          </table:table-cell>
          <table:table-cell office:value-type="string">
            <text:p>20-05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UDANA JAHIN PANCHABHAI</text:p>
          </table:table-cell>
          <table:table-cell office:value-type="string">
            <text:p>24-12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ALGOLTAR SURESH HARIBHAI</text:p>
          </table:table-cell>
          <table:table-cell office:value-type="string">
            <text:p>02-01-2002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RMAAR HARESH JAYRAAMBHAI</text:p>
          </table:table-cell>
          <table:table-cell office:value-type="string">
            <text:p>10-05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OLANKI GOPAL VALLABHBHAI</text:p>
          </table:table-cell>
          <table:table-cell office:value-type="string">
            <text:p>12-08-2002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ALANIYA BHADRESH MUKESHBHAI</text:p>
          </table:table-cell>
          <table:table-cell office:value-type="string">
            <text:p>20-01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AIYAD JAHIDSHA FIROZSHA</text:p>
          </table:table-cell>
          <table:table-cell office:value-type="string">
            <text:p>31-01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ERADIYA HITEN UKABHAI</text:p>
          </table:table-cell>
          <table:table-cell office:value-type="string">
            <text:p>12-03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KWANA TUSHAR JAGDISHBHAI</text:p>
          </table:table-cell>
          <table:table-cell office:value-type="string">
            <text:p>04-03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AVALIYA KRISHNA SURESHBHAI</text:p>
          </table:table-cell>
          <table:table-cell office:value-type="string">
            <text:p>12-09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HALANI RADHA RAMESHBHAI</text:p>
          </table:table-cell>
          <table:table-cell office:value-type="string">
            <text:p>12-02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HOLARIYA SIDDHI ASHOKBHAI</text:p>
          </table:table-cell>
          <table:table-cell office:value-type="string">
            <text:p>24-10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KBARI HARSHITA ASHOKBHAI</text:p>
          </table:table-cell>
          <table:table-cell office:value-type="string">
            <text:p>01-12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OBARIYA SHRUSHTI SANJAYBHAI</text:p>
          </table:table-cell>
          <table:table-cell office:value-type="string">
            <text:p>29-12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HALANI RIDDHI MANSUKHBHAI</text:p>
          </table:table-cell>
          <table:table-cell office:value-type="string">
            <text:p>01-06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VEGAD NAYNA GORDHANBHAI</text:p>
          </table:table-cell>
          <table:table-cell office:value-type="string">
            <text:p>29-09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ABHI HETAL PRAVEENBHAI</text:p>
          </table:table-cell>
          <table:table-cell office:value-type="string">
            <text:p>23-07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ARVIYA KIRAN LALJIBHAI</text:p>
          </table:table-cell>
          <table:table-cell office:value-type="string">
            <text:p>01-03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KWANA DAYA KALUBHAI</text:p>
          </table:table-cell>
          <table:table-cell office:value-type="string">
            <text:p>01-10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OHIL KOMAL VELJIBHAI</text:p>
          </table:table-cell>
          <table:table-cell office:value-type="string">
            <text:p>28-07-1999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HAUHAN DRUSHTI GHANSHYAMBHAI</text:p>
          </table:table-cell>
          <table:table-cell office:value-type="string">
            <text:p>06-08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OHIL KRISHNA BHARATBHAI</text:p>
          </table:table-cell>
          <table:table-cell office:value-type="string">
            <text:p>27-11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ADAV KAJAL GHANSHYAMBHAI</text:p>
          </table:table-cell>
          <table:table-cell office:value-type="string">
            <text:p>10-06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ARVIYA RAVEENA ARVINDBHAI</text:p>
          </table:table-cell>
          <table:table-cell office:value-type="string">
            <text:p>13-04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HUMAN SUMITRA BHARATBHAI</text:p>
          </table:table-cell>
          <table:table-cell office:value-type="string">
            <text:p>18-02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ETHVA NIRALI JAGDISHBHAI</text:p>
          </table:table-cell>
          <table:table-cell office:value-type="string">
            <text:p>01-01-2002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THAN MINAZ HUSSAINBHAI</text:p>
          </table:table-cell>
          <table:table-cell office:value-type="string">
            <text:p>25-10-2001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VERADIYA RENUKA UKABHAI</text:p>
          </table:table-cell>
          <table:table-cell office:value-type="string">
            <text:p>22-05-2001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HAUHAN RUSHITA DEEPAKBHAI</text:p>
          </table:table-cell>
          <table:table-cell office:value-type="string">
            <text:p>05-05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HOLARIYA DHRUV BHARATBHAI</text:p>
          </table:table-cell>
          <table:table-cell office:value-type="string">
            <text:p>02-05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HOLARIYA MEET GIRISHBHAI</text:p>
          </table:table-cell>
          <table:table-cell office:value-type="string">
            <text:p>13-07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AGASARIYA ANURAAG VASHRAAMBHAI</text:p>
          </table:table-cell>
          <table:table-cell office:value-type="string">
            <text:p>03-04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HALANI MITESH JAYSUKHBHAI</text:p>
          </table:table-cell>
          <table:table-cell office:value-type="string">
            <text:p>18-02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ACHADIYA AKSHAY DINESHBHAI</text:p>
          </table:table-cell>
          <table:table-cell office:value-type="string">
            <text:p>17-01-2001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ALANIYA RASIK BHUPATBHAI</text:p>
          </table:table-cell>
          <table:table-cell office:value-type="string">
            <text:p>11-09-2001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OHIL SUKHO DHIRUBHAI</text:p>
          </table:table-cell>
          <table:table-cell office:value-type="string">
            <text:p>11-07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VEGAD SANTOSH JAYSUKHBHAI</text:p>
          </table:table-cell>
          <table:table-cell office:value-type="string">
            <text:p>01-02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ABHI ALPESH BHUPATBHAI</text:p>
          </table:table-cell>
          <table:table-cell office:value-type="string">
            <text:p>23-12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OLANKI RONIK MANSUKHBHAI</text:p>
          </table:table-cell>
          <table:table-cell office:value-type="string">
            <text:p>08-12-2000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KWANA DARSHAN ARVINDBHAI</text:p>
          </table:table-cell>
          <table:table-cell office:value-type="string">
            <text:p>25-08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ABHI AAKASH PRAVEENBHAI</text:p>
          </table:table-cell>
          <table:table-cell office:value-type="string">
            <text:p>18-11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YSURIYA DARSHAN JAYANTIBHAI</text:p>
          </table:table-cell>
          <table:table-cell office:value-type="string">
            <text:p>14-02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ATHOD SARTHAK SHASHIKAANTBHAI</text:p>
          </table:table-cell>
          <table:table-cell office:value-type="string">
            <text:p>23-05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UDADA MEHUL PANCHABHAI</text:p>
          </table:table-cell>
          <table:table-cell office:value-type="string">
            <text:p>26-08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ZALA NIKHIL PRABHATBHAI</text:p>
          </table:table-cell>
          <table:table-cell office:value-type="string">
            <text:p>12-02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IKATRA PINTOO JAYANTIBHAI</text:p>
          </table:table-cell>
          <table:table-cell office:value-type="string">
            <text:p>15-08-2001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ARYANI VIVEK OMKAARDAAS</text:p>
          </table:table-cell>
          <table:table-cell office:value-type="string">
            <text:p>05-05-2003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KWANA NIKUNJ RAMESHBHAI</text:p>
          </table:table-cell>
          <table:table-cell office:value-type="string">
            <text:p>05-03-2001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KBARI MANISHA HIMMATBHAI</text:p>
          </table:table-cell>
          <table:table-cell office:value-type="string">
            <text:p>01-06-2002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ORAD NISHA RAMJIBHAI</text:p>
          </table:table-cell>
          <table:table-cell office:value-type="string">
            <text:p>17-10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ORAD KHUSHALI SURESHBHAI</text:p>
          </table:table-cell>
          <table:table-cell office:value-type="string">
            <text:p>31-12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INGADA DHRUVI ASVINBHAI</text:p>
          </table:table-cell>
          <table:table-cell office:value-type="string">
            <text:p>09-08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HALANI JIGNESHA LAXMANBHAI</text:p>
          </table:table-cell>
          <table:table-cell office:value-type="string">
            <text:p>10-07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OGHRA PARITA SURESHBHAI</text:p>
          </table:table-cell>
          <table:table-cell office:value-type="string">
            <text:p>08-05-2004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ABHI AKSHITA RAMESHBHAI</text:p>
          </table:table-cell>
          <table:table-cell office:value-type="string">
            <text:p>09-05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ABHI RAVEENA HASHMUKHBHAI</text:p>
          </table:table-cell>
          <table:table-cell office:value-type="string">
            <text:p>23-09-2001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KWANA KIRAN BATUKBHAI</text:p>
          </table:table-cell>
          <table:table-cell office:value-type="string">
            <text:p>18-11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YADAV ISHITA BHUPATBHAI</text:p>
          </table:table-cell>
          <table:table-cell office:value-type="string">
            <text:p>12-09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RMAR KOMAL AMRUTBHAI</text:p>
          </table:table-cell>
          <table:table-cell office:value-type="string">
            <text:p>24-12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VEGAD AASHA GOVINDBHAI</text:p>
          </table:table-cell>
          <table:table-cell office:value-type="string">
            <text:p>10-08-2002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OLANKI RUTTA MANSUKHBHAI</text:p>
          </table:table-cell>
          <table:table-cell office:value-type="string">
            <text:p>13-12-2002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OHIL RINKAL BHODABHAI</text:p>
          </table:table-cell>
          <table:table-cell office:value-type="string">
            <text:p>03-11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ALGOTAR RUPAY HARIBHAI</text:p>
          </table:table-cell>
          <table:table-cell office:value-type="string">
            <text:p>08-06-1999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ALGOTAR PAYAL SAJANBHAI</text:p>
          </table:table-cell>
          <table:table-cell office:value-type="string">
            <text:p>13-10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UDADA KAJAL POPATBHAI</text:p>
          </table:table-cell>
          <table:table-cell office:value-type="string">
            <text:p>14-02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HUMAN MADHVI ANIRUDDHBHAI</text:p>
          </table:table-cell>
          <table:table-cell office:value-type="string">
            <text:p>11-01-2004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RBAT SANJANA MAHESHBHAI</text:p>
          </table:table-cell>
          <table:table-cell office:value-type="string">
            <text:p>08-08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TALAR HIRAL RAJENDARSINH</text:p>
          </table:table-cell>
          <table:table-cell office:value-type="string">
            <text:p>21-09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THAN SONAL HUSSAINBHAI</text:p>
          </table:table-cell>
          <table:table-cell office:value-type="string">
            <text:p>16-12-2002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JMERI ASMA KALUBHAI</text:p>
          </table:table-cell>
          <table:table-cell office:value-type="string">
            <text:p>14-02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ALANIYA MANISHA MAGANBHAI</text:p>
          </table:table-cell>
          <table:table-cell office:value-type="string">
            <text:p>17-06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ALANIYA PAYAL MUKESHBHAI</text:p>
          </table:table-cell>
          <table:table-cell office:value-type="string">
            <text:p>26-06-2002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KWANA HIRAL MANSUKHBHAI</text:p>
          </table:table-cell>
          <table:table-cell office:value-type="string">
            <text:p>08-04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AGDA DAKSHA PRAVEENBHAI</text:p>
          </table:table-cell>
          <table:table-cell office:value-type="string">
            <text:p>31-12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KBARI TRUPTI JITUBHAI</text:p>
          </table:table-cell>
          <table:table-cell office:value-type="string">
            <text:p>17-01-2004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VIRANI DIXIT DILIPBHAI</text:p>
          </table:table-cell>
          <table:table-cell office:value-type="string">
            <text:p>27-11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KBARI VISHAL HIMMATBHAI</text:p>
          </table:table-cell>
          <table:table-cell office:value-type="string">
            <text:p>18-07-1988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OGHRA KRUPAL MANSUKHBHAI</text:p>
          </table:table-cell>
          <table:table-cell office:value-type="string">
            <text:p>13-06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HALANI BHAUTIK RAMESHBHAI</text:p>
          </table:table-cell>
          <table:table-cell office:value-type="string">
            <text:p>30-05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ADAV SATYAM BHARATBHAI</text:p>
          </table:table-cell>
          <table:table-cell office:value-type="string">
            <text:p>23-11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ADAV KALU PARESHBHAI</text:p>
          </table:table-cell>
          <table:table-cell office:value-type="string">
            <text:p>28-08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OHIL DHAVAL PRAVEEN BHAI</text:p>
          </table:table-cell>
          <table:table-cell office:value-type="string">
            <text:p>01-08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ALANIYA VIKRAM SHAMBHUBHAI</text:p>
          </table:table-cell>
          <table:table-cell office:value-type="string">
            <text:p>04-05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VEGAD SAGAR RAMESHBHAI</text:p>
          </table:table-cell>
          <table:table-cell office:value-type="string">
            <text:p>21-01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RMAR GOPAL SAVJIBHAI</text:p>
          </table:table-cell>
          <table:table-cell office:value-type="string">
            <text:p>01-02-2000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ALANIYA AJAY PARSHOTTAMBHAI</text:p>
          </table:table-cell>
          <table:table-cell office:value-type="string">
            <text:p>24-02-1999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ATHOD JAGDISH SARTHABHAI</text:p>
          </table:table-cell>
          <table:table-cell office:value-type="string">
            <text:p>01-04-1999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ALGOTAR JASMAT HARIBHAI</text:p>
          </table:table-cell>
          <table:table-cell office:value-type="string">
            <text:p>08-07-2000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HUMAN VISHVAJIT SHIVRAJBHAI</text:p>
          </table:table-cell>
          <table:table-cell office:value-type="string">
            <text:p>20-03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HUMAN JAYVEER RAVATBHAI</text:p>
          </table:table-cell>
          <table:table-cell office:value-type="string">
            <text:p>07-05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AL NAVAZ ANWARBHAI</text:p>
          </table:table-cell>
          <table:table-cell office:value-type="string">
            <text:p>24-08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KWANA SAHDEV BHIKHBHAI</text:p>
          </table:table-cell>
          <table:table-cell office:value-type="string">
            <text:p>23-08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RMAR HITEN GUNABHAI</text:p>
          </table:table-cell>
          <table:table-cell office:value-type="string">
            <text:p>01-09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OGHRA PRATEEK PRAVEENBHAI</text:p>
          </table:table-cell>
          <table:table-cell office:value-type="string">
            <text:p>31-08-2000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APOPARA JENISH BHUPATBHAI</text:p>
          </table:table-cell>
          <table:table-cell office:value-type="string">
            <text:p>17-12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HALANI TUSHAR ARVINDBHAI</text:p>
          </table:table-cell>
          <table:table-cell office:value-type="string">
            <text:p>13-03-2000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OGHRA DHAVAL BABUBHAI</text:p>
          </table:table-cell>
          <table:table-cell office:value-type="string">
            <text:p>18-11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ADAV RUTVIK NARESHBHAI</text:p>
          </table:table-cell>
          <table:table-cell office:value-type="string">
            <text:p>28-04-2003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VEGHAD MAHESH MAGANBHAI</text:p>
          </table:table-cell>
          <table:table-cell office:value-type="string">
            <text:p>05-08-2000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VEGHAD BIPIN HIMMATBHAI</text:p>
          </table:table-cell>
          <table:table-cell office:value-type="string">
            <text:p>21-06-2000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VEGHAD BHAVDEEP DINESHBHAI</text:p>
          </table:table-cell>
          <table:table-cell office:value-type="string">
            <text:p>19-11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OHIL SANJAY BHODABHAI</text:p>
          </table:table-cell>
          <table:table-cell office:value-type="string">
            <text:p>15-09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ALANIYA ANIL BHUPATBHAI</text:p>
          </table:table-cell>
          <table:table-cell office:value-type="string">
            <text:p>11-02-2000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RMAR VIJAY BHODABHAI</text:p>
          </table:table-cell>
          <table:table-cell office:value-type="string">
            <text:p>18-12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KWANA AJIT BATUKBHAI</text:p>
          </table:table-cell>
          <table:table-cell office:value-type="string">
            <text:p>16-10-1999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HAUHAN JAYDEEP BHUPATBHAI</text:p>
          </table:table-cell>
          <table:table-cell office:value-type="string">
            <text:p>10-02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ALGOTAR MAHESH BHODABHAI</text:p>
          </table:table-cell>
          <table:table-cell office:value-type="string">
            <text:p>07-09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HUMAN BHAGIRATH BHARATBHAI</text:p>
          </table:table-cell>
          <table:table-cell office:value-type="string">
            <text:p>26-01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THAN SAMIR NAKABHAI</text:p>
          </table:table-cell>
          <table:table-cell office:value-type="string">
            <text:p>01-12-2000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AL SHAHID ANWARBHAI</text:p>
          </table:table-cell>
          <table:table-cell office:value-type="string">
            <text:p>25-02-1999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KWANA PRAKASH JAGDISHBHAI</text:p>
          </table:table-cell>
          <table:table-cell office:value-type="string">
            <text:p>04-04-2002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VADORIYA DHRUVI ARVINDBHAI</text:p>
          </table:table-cell>
          <table:table-cell office:value-type="string">
            <text:p>20-06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AVADIYA TRUPALI GHANSHYAMBHAI</text:p>
          </table:table-cell>
          <table:table-cell office:value-type="string">
            <text:p>25-11-1999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ATHVA PREETI VIJAYBHAI</text:p>
          </table:table-cell>
          <table:table-cell office:value-type="string">
            <text:p>01-06-2001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OHIL ASHMITA VELJIBHAI</text:p>
          </table:table-cell>
          <table:table-cell office:value-type="string">
            <text:p>12-10-1997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ARVIYA VAISHALI LALJIBHAI</text:p>
          </table:table-cell>
          <table:table-cell office:value-type="string">
            <text:p>05-08-2001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KWANA VANITA BATUKBHAI</text:p>
          </table:table-cell>
          <table:table-cell office:value-type="string">
            <text:p>12-09-2001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HAUHAN DIVYA BHARATBHAI</text:p>
          </table:table-cell>
          <table:table-cell office:value-type="string">
            <text:p>15-01-2001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IDADA PAYAL POPATBHAI</text:p>
          </table:table-cell>
          <table:table-cell office:value-type="string">
            <text:p>26-10-2001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ALGOTAR SONAL GORAKHBHAI</text:p>
          </table:table-cell>
          <table:table-cell office:value-type="string">
            <text:p>29-10-2001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HOMAN SURYA ASHOKBHAI</text:p>
          </table:table-cell>
          <table:table-cell office:value-type="string">
            <text:p>13-03-2001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HUMAN PRIYA GHOHABHAI</text:p>
          </table:table-cell>
          <table:table-cell office:value-type="string">
            <text:p>02-07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ACHADIYA DRASHTI RAMESHBHAI</text:p>
          </table:table-cell>
          <table:table-cell office:value-type="string">
            <text:p>11-03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APOPARA KRISHNA JAYSUKHBHAI</text:p>
          </table:table-cell>
          <table:table-cell office:value-type="string">
            <text:p>05-05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HALANI KRUPALI HARJIBHAI</text:p>
          </table:table-cell>
          <table:table-cell office:value-type="string">
            <text:p>19-09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VEGHAD KAILASH DINESHBHAI</text:p>
          </table:table-cell>
          <table:table-cell office:value-type="string">
            <text:p>20-05-1999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ARAIYA VIRAL KANTIBHAI</text:p>
          </table:table-cell>
          <table:table-cell office:value-type="string">
            <text:p>19-02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RMAR DAKSHA BHUPATBHAI</text:p>
          </table:table-cell>
          <table:table-cell office:value-type="string">
            <text:p>05-05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ABHI PAYAL BHUPATBHAI</text:p>
          </table:table-cell>
          <table:table-cell office:value-type="string">
            <text:p>16-06-2000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YADAV SUVIDHA BHUPATBHAI</text:p>
          </table:table-cell>
          <table:table-cell office:value-type="string">
            <text:p>15-01-2001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OHIL KRUPALI PRAVEENBHAI</text:p>
          </table:table-cell>
          <table:table-cell office:value-type="string">
            <text:p>10-01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ABHI PARUL JAYSUKHBHAI</text:p>
          </table:table-cell>
          <table:table-cell office:value-type="string">
            <text:p>15-12-2000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ERADIYA NAYANA UKABHAI</text:p>
          </table:table-cell>
          <table:table-cell office:value-type="string">
            <text:p>13-04-1999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string">
            <text:p>MAKWANA JATIN PARSHOTAMBHAI</text:p>
          </table:table-cell>
          <table:table-cell table:style-name="ce7" office:value-type="string">
            <text:p>14-01-2008</text:p>
          </table:table-cell>
          <table:table-cell table:style-name="ce7" office:value-type="float" office:value="1">
            <text:p>1</text:p>
          </table:table-cell>
          <table:table-cell table:style-name="ce1"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TTHAR RAVI JITUBHAI</text:p>
          </table:table-cell>
          <table:table-cell office:value-type="string">
            <text:p>15-08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EKH FEZAN MANUBHAI</text:p>
          </table:table-cell>
          <table:table-cell office:value-type="string">
            <text:p>25-12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RMAR VISHAL KANTIBHAI</text:p>
          </table:table-cell>
          <table:table-cell office:value-type="string">
            <text:p>12-04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LORA JAHVEER USMANBHAI</text:p>
          </table:table-cell>
          <table:table-cell office:value-type="string">
            <text:p>01-04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ONDALIYA KANO ATMARAM</text:p>
          </table:table-cell>
          <table:table-cell office:value-type="string">
            <text:p>01-03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OSWAMI AJAY CHANDUBHAI</text:p>
          </table:table-cell>
          <table:table-cell office:value-type="string">
            <text:p>15-01-200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RMAR TEJAL MANJIBHAI</text:p>
          </table:table-cell>
          <table:table-cell office:value-type="string">
            <text:p>20-03-2009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RMAR RASILA MAJIBHAI</text:p>
          </table:table-cell>
          <table:table-cell office:value-type="string">
            <text:p>11-08-2007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RMAR SONAL BHARATBHAI</text:p>
          </table:table-cell>
          <table:table-cell office:value-type="string">
            <text:p>21-09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RMAR SONAL MUKESHBHAI</text:p>
          </table:table-cell>
          <table:table-cell office:value-type="string">
            <text:p>30-05-2007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RMAR BABI RAMESHBHAI</text:p>
          </table:table-cell>
          <table:table-cell office:value-type="string">
            <text:p>01-04-2007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YORA DIVYA ALPESHBHAI</text:p>
          </table:table-cell>
          <table:table-cell office:value-type="string">
            <text:p>31-01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TTHAR NIKITA KHODABHAI</text:p>
          </table:table-cell>
          <table:table-cell office:value-type="string">
            <text:p>01-05-200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KWANA DAKSHIT GOVINDBHAI</text:p>
          </table:table-cell>
          <table:table-cell office:value-type="string">
            <text:p>14-01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KAVAD SANDIP DANABHAI</text:p>
          </table:table-cell>
          <table:table-cell office:value-type="string">
            <text:p>11-12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KHANDHELA VIPUL SANABHAI</text:p>
          </table:table-cell>
          <table:table-cell office:value-type="string">
            <text:p>15-08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KWANA JAYDEEP MAGANBHAI</text:p>
          </table:table-cell>
          <table:table-cell office:value-type="string">
            <text:p>01-06-200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KWANA SAILESH RAGHAVBHAI</text:p>
          </table:table-cell>
          <table:table-cell office:value-type="string">
            <text:p>22-07-2008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OSWAMI ANISHA MUKESHBHAI</text:p>
          </table:table-cell>
          <table:table-cell office:value-type="string">
            <text:p>01-10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TTHAR SIVANI JITUBHAI</text:p>
          </table:table-cell>
          <table:table-cell office:value-type="string">
            <text:p>31-12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EKH MUNISH MANUBHAI</text:p>
          </table:table-cell>
          <table:table-cell office:value-type="string">
            <text:p>15-09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HAVDA BALIBEN KALUBHAI</text:p>
          </table:table-cell>
          <table:table-cell office:value-type="string">
            <text:p>18-02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AGHELA KAJAL GOBARBHAI</text:p>
          </table:table-cell>
          <table:table-cell office:value-type="string">
            <text:p>20-06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OHARIYA HETAL UKABHAI</text:p>
          </table:table-cell>
          <table:table-cell office:value-type="string">
            <text:p>25-12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HAUHAN CHETNA SADULBHAI</text:p>
          </table:table-cell>
          <table:table-cell office:value-type="string">
            <text:p>01-05-200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RMAR KISHAN VINUBHAI</text:p>
          </table:table-cell>
          <table:table-cell office:value-type="string">
            <text:p>14-01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LORA ARMAAR USMANBHAI</text:p>
          </table:table-cell>
          <table:table-cell office:value-type="string">
            <text:p>03-03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YORA MILAN NARANBHAI</text:p>
          </table:table-cell>
          <table:table-cell office:value-type="string">
            <text:p>13-08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RMAR UJAT MAJIBHAI</text:p>
          </table:table-cell>
          <table:table-cell office:value-type="string">
            <text:p>21-08-2005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KWANA HEET BHARATBHAI</text:p>
          </table:table-cell>
          <table:table-cell office:value-type="string">
            <text:p>05-01-2007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LORA AASMIN RASULBHAI</text:p>
          </table:table-cell>
          <table:table-cell office:value-type="string">
            <text:p>01-06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LORA JASMINE RASULBHAI</text:p>
          </table:table-cell>
          <table:table-cell office:value-type="string">
            <text:p>01-06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RMAR SONAL BHARATBHAI</text:p>
          </table:table-cell>
          <table:table-cell office:value-type="string">
            <text:p>05-04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RMAR VARSHA MUKESHBHAI</text:p>
          </table:table-cell>
          <table:table-cell office:value-type="string">
            <text:p>01-03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RMAR KAJAL MANJIBHAI</text:p>
          </table:table-cell>
          <table:table-cell office:value-type="string">
            <text:p>01-04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RMAR HETAL MANJIBHAI</text:p>
          </table:table-cell>
          <table:table-cell office:value-type="string">
            <text:p>01-03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RMAR KINJAL DEVABHAI</text:p>
          </table:table-cell>
          <table:table-cell office:value-type="string">
            <text:p>01-02-2007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AFUSA KOMAL ARVINDBHAI</text:p>
          </table:table-cell>
          <table:table-cell office:value-type="string">
            <text:p>10-11-2004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KWANA VAISHALI RAGHAVBHAI</text:p>
          </table:table-cell>
          <table:table-cell office:value-type="string">
            <text:p>14-09-200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AHANI OJAS PRAGJIBHAI</text:p>
          </table:table-cell>
          <table:table-cell office:value-type="string">
            <text:p>06-03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RMAR AJIT HADABHAI</text:p>
          </table:table-cell>
          <table:table-cell office:value-type="string">
            <text:p>15-08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RMAR ANIL KANUBHAI</text:p>
          </table:table-cell>
          <table:table-cell office:value-type="string">
            <text:p>10-07-2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ARAIYA JAYSUKH ARJANBHAI</text:p>
          </table:table-cell>
          <table:table-cell office:value-type="string">
            <text:p>05-06-2004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ARAIYA ASWIN ARJANBHAI</text:p>
          </table:table-cell>
          <table:table-cell office:value-type="string">
            <text:p>10-06-2004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ONSARA JAYDEEP BHUPATBHAI</text:p>
          </table:table-cell>
          <table:table-cell office:value-type="string">
            <text:p>15-05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HAVDA TUSHAR GORDHANBHAI</text:p>
          </table:table-cell>
          <table:table-cell office:value-type="string">
            <text:p>05-09-2004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OHARIYA MUNABHAI UKABHAI</text:p>
          </table:table-cell>
          <table:table-cell office:value-type="string">
            <text:p>15-06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ONDALIYA BHAUTIK SITARAMBHAI</text:p>
          </table:table-cell>
          <table:table-cell office:value-type="string">
            <text:p>23-02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KAKLOTAR NIKUNJ DHIRUBHAI</text:p>
          </table:table-cell>
          <table:table-cell office:value-type="string">
            <text:p>05-08-2006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ATHOD KHUSALI RAMESHBHAI</text:p>
          </table:table-cell>
          <table:table-cell office:value-type="string">
            <text:p>15-08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RMAR SEJAL DADABHAI</text:p>
          </table:table-cell>
          <table:table-cell office:value-type="string">
            <text:p>06-05-2005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OHIL SANGITA ASHOKBHAI</text:p>
          </table:table-cell>
          <table:table-cell office:value-type="string">
            <text:p>29-11-2001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RMAR KIRAN KANTIBHAI</text:p>
          </table:table-cell>
          <table:table-cell office:value-type="string">
            <text:p>02-06-2006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RMAR MANOJBHAI VINUBHAI</text:p>
          </table:table-cell>
          <table:table-cell office:value-type="string">
            <text:p>14-07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AGDA HIREN BHIKHUBHAI</text:p>
          </table:table-cell>
          <table:table-cell office:value-type="string">
            <text:p>20-08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ORI BHARAT BHAGWANBHAI</text:p>
          </table:table-cell>
          <table:table-cell office:value-type="string">
            <text:p>25-09-200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AGHELA VIPUL HANUBHAI</text:p>
          </table:table-cell>
          <table:table-cell office:value-type="string">
            <text:p>01-06-2000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TADIYA BUDHABHAI RAVJIBHAI</text:p>
          </table:table-cell>
          <table:table-cell office:value-type="string">
            <text:p>29-12-2000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TADIYA ANIL RAVJIBHAI</text:p>
          </table:table-cell>
          <table:table-cell office:value-type="string">
            <text:p>06-04-2005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OSWAMI ILA MUKESHBAHI</text:p>
          </table:table-cell>
          <table:table-cell office:value-type="string">
            <text:p>01-10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ONDALIYA KRISHNA MAGANBHAI</text:p>
          </table:table-cell>
          <table:table-cell office:value-type="string">
            <text:p>05-05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KWANA KAJAL GOVINDBHAI</text:p>
          </table:table-cell>
          <table:table-cell office:value-type="string">
            <text:p>02-03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HAUHAN URMILA KANTIBHAI</text:p>
          </table:table-cell>
          <table:table-cell office:value-type="string">
            <text:p>22-08-200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NSURIYA JANKI DINESHBHAI</text:p>
          </table:table-cell>
          <table:table-cell office:value-type="string">
            <text:p>06-02-2005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YORA MEHUL NARANBHAI</text:p>
          </table:table-cell>
          <table:table-cell office:value-type="string">
            <text:p>06-08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YORA VISHAL MANUBHAI</text:p>
          </table:table-cell>
          <table:table-cell office:value-type="string">
            <text:p>28-05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KEVADIYA KISHAN HARESHBHAI</text:p>
          </table:table-cell>
          <table:table-cell office:value-type="string">
            <text:p>14-11-200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RMAR YUVRAJ BHANABHAI</text:p>
          </table:table-cell>
          <table:table-cell office:value-type="string">
            <text:p>18-04-2002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HAUHAN KUVARJI KANTIBHAI</text:p>
          </table:table-cell>
          <table:table-cell office:value-type="string">
            <text:p>12-05-2002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OLANKI GOPAL VALLABHBHAI</text:p>
          </table:table-cell>
          <table:table-cell office:value-type="string">
            <text:p>12-08-2002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ABGONAR KANUBHAI NATHABHAI</text:p>
          </table:table-cell>
          <table:table-cell office:value-type="string">
            <text:p>08-03-2004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YORA VIBHA NARANBHAI</text:p>
          </table:table-cell>
          <table:table-cell office:value-type="string">
            <text:p>07-12-200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YORA URVISHA BHARATBHAI</text:p>
          </table:table-cell>
          <table:table-cell office:value-type="string">
            <text:p>31-10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LORA MADINA SULTANBHAI</text:p>
          </table:table-cell>
          <table:table-cell office:value-type="string">
            <text:p>20-05-2001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OGANI RUSHITA HARESHBHAI</text:p>
          </table:table-cell>
          <table:table-cell office:value-type="string">
            <text:p>05-03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KAVAD KINJALBEN DANABHAI</text:p>
          </table:table-cell>
          <table:table-cell office:value-type="string">
            <text:p>12-01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NSURIYA DAKSHA DHIRUBHAI</text:p>
          </table:table-cell>
          <table:table-cell office:value-type="string">
            <text:p>01-06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KWANA KOMAL DINESHBHAI</text:p>
          </table:table-cell>
          <table:table-cell office:value-type="string">
            <text:p>21-02-1998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KOTILA NILESHREE KANUBHAI</text:p>
          </table:table-cell>
          <table:table-cell office:value-type="string">
            <text:p>28-07-2004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ALOTIYA RAKESH PRABHUDAS</text:p>
          </table:table-cell>
          <table:table-cell office:value-type="string">
            <text:p>20-12-2004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ALOTIYA DINESH PRABHUDAS</text:p>
          </table:table-cell>
          <table:table-cell office:value-type="string">
            <text:p>28-12-2004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KWANA SAANTI ASHOKBHAI</text:p>
          </table:table-cell>
          <table:table-cell office:value-type="string">
            <text:p>28-07-200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ONDALIYA VIJAY ATMARAM</text:p>
          </table:table-cell>
          <table:table-cell office:value-type="string">
            <text:p>10-11-2001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AGHELA BHAVESH BHANUBHAI</text:p>
          </table:table-cell>
          <table:table-cell office:value-type="string">
            <text:p>01-06-1999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KARENA VAISHALI ARUNBHAI</text:p>
          </table:table-cell>
          <table:table-cell office:value-type="string">
            <text:p>01-11-2003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KWANA AARTI GOVINDBHAI</text:p>
          </table:table-cell>
          <table:table-cell office:value-type="string">
            <text:p>18-08-2001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ATHOD KOMAL NANJIBHAI</text:p>
          </table:table-cell>
          <table:table-cell office:value-type="string">
            <text:p>15-09-2004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LORA NAFISA USMANBHAI</text:p>
          </table:table-cell>
          <table:table-cell office:value-type="string">
            <text:p>20-08-2002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AGDA KAJAL JERAMBHAI</text:p>
          </table:table-cell>
          <table:table-cell office:value-type="string">
            <text:p>30-05-2004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EKH AAHISTA ALLARAKHA</text:p>
          </table:table-cell>
          <table:table-cell office:value-type="string">
            <text:p>11-04-2004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ABHI PAYAL DEVABHAI</text:p>
          </table:table-cell>
          <table:table-cell office:value-type="string">
            <text:p>01-06-2001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ZINZWADIYA GEETA HIMMATBHAI</text:p>
          </table:table-cell>
          <table:table-cell office:value-type="string">
            <text:p>01-06-2001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AHANI MIHIR MUKESHBHAI</text:p>
          </table:table-cell>
          <table:table-cell office:value-type="string">
            <text:p>07-12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INCHIYA HARSHRAJBHAI SHIVRAJBHAI</text:p>
          </table:table-cell>
          <table:table-cell office:value-type="string">
            <text:p>17-11-200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KWANA KALPESH LALJIBHAI</text:p>
          </table:table-cell>
          <table:table-cell office:value-type="string">
            <text:p>27-05-1996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UNSAR BHAGIRATH JAGUBHAI</text:p>
          </table:table-cell>
          <table:table-cell office:value-type="string">
            <text:p>30-05-2000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ABHI ASWIN DHIRUBHAI</text:p>
          </table:table-cell>
          <table:table-cell office:value-type="string">
            <text:p>01-06-1999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HAUHAN NILESH BHOLABHAI</text:p>
          </table:table-cell>
          <table:table-cell office:value-type="string">
            <text:p>27-03-2000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KWANA JAYNTI LILJIBHAI</text:p>
          </table:table-cell>
          <table:table-cell office:value-type="string">
            <text:p>04-06-1999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HAVDA RADHI BHAGWANBHAI</text:p>
          </table:table-cell>
          <table:table-cell office:value-type="string">
            <text:p>24-04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TTHAR BHAVNA BHUPATBHAI</text:p>
          </table:table-cell>
          <table:table-cell office:value-type="string">
            <text:p>24-06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RMAR MEENA VIRABHAI</text:p>
          </table:table-cell>
          <table:table-cell office:value-type="string">
            <text:p>19-09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KWANA AASHA GOVINDBHAI</text:p>
          </table:table-cell>
          <table:table-cell office:value-type="string">
            <text:p>21-06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AGDA AARTI BHIKHABHAI</text:p>
          </table:table-cell>
          <table:table-cell office:value-type="string">
            <text:p>10-07-2001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HAVDA BHAVNA AMRABHAI</text:p>
          </table:table-cell>
          <table:table-cell office:value-type="string">
            <text:p>01-09-2002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pitch="variable"/>
    <style:font-face style:name="Verdana" svg:font-family="Verdana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date-style style:name="N116">
      <number:month number:style="long"/>
      <number:text>-</number:text>
      <number:day number:style="long"/>
      <number:text>-</number:text>
      <number:year number:style="long"/>
    </number:dat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3">12/23/2014</text:date>, <text:time>14:5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dip jiyani</meta:initial-creator>
    <meta:creation-date>2014-12-23T14:24:20</meta:creation-date>
    <dc:date>2014-12-23T14:50:54</dc:date>
    <dc:creator>pradip jiyani</dc:creator>
    <meta:editing-duration>PT25M42S</meta:editing-duration>
    <meta:editing-cycles>11</meta:editing-cycles>
    <meta:generator>OpenOffice/4.1.0$Unix OpenOffice.org_project/410m18$Build-9764</meta:generator>
    <meta:document-statistic meta:table-count="3" meta:cell-count="13555" meta:object-count="0"/>
  </office:meta>
</office:document-meta>
</file>